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1" svg:font-family="'Standard Symbols L'" style:font-charset="x-symbol"/>
    <style:font-face style:name="Standard Symbols L2" svg:font-family="'Standard Symbols L'" style:font-adornments="Regular" style:font-charset="x-symbol"/>
    <style:font-face style:name="Liberation Sans4" svg:font-family="'Liberation Sans'" style:font-pitch="variable" style:font-charset="x-symbol"/>
    <style:font-face style:name="Lohit Devanagari3" svg:font-family="'Lohit Devanagari'" style:font-pitch="variable" style:font-charset="x-symbol"/>
    <style:font-face style:name="OpenSymbol" svg:font-family="OpenSymbol" style:font-pitch="variable" style:font-charset="x-symbol"/>
    <style:font-face style:name="Standard Symbols L" svg:font-family="'Standard Symbols L'" style:font-pitch="variable" style:font-charset="x-symbol"/>
    <style:font-face style:name="WenQuanYi Zen Hei3" svg:font-family="'WenQuanYi Zen Hei'" style:font-pitch="variable" style:font-charset="x-symbol"/>
    <style:font-face style:name="Liberation Sans3" svg:font-family="'Liberation Sans'" style:font-family-generic="roman" style:font-pitch="variable" style:font-charset="x-symbol"/>
    <style:font-face style:name="Lohit Devanagari2" svg:font-family="'Lohit Devanagari'" style:font-family-generic="system" style:font-pitch="variable" style:font-charset="x-symbol"/>
    <style:font-face style:name="WenQuanYi Zen Hei2" svg:font-family="'WenQuanYi Zen Hei'" style:font-family-generic="system" style:font-pitch="variable" style:font-charset="x-symbol"/>
    <style:font-face style:name="Bitstream Vera Sans2" svg:font-family="'Bitstream Vera Sans', Arial" style:font-family-generic="swiss"/>
    <style:font-face style:name="Bookman URW" svg:font-family="'Bookman URW'" style:font-pitch="variable"/>
    <style:font-face style:name="Cantarell" svg:font-family="Cantarell" style:font-pitch="variable"/>
    <style:font-face style:name="HG Mincho Light J1" svg:font-family="'HG Mincho Light J', msmincho" style:font-pitch="variable"/>
    <style:font-face style:name="Liberation Sans1" svg:font-family="'Liberation Sans'" style:font-pitch="variable"/>
    <style:font-face style:name="PakType Naqsh" svg:font-family="'PakType Naqsh'" style:font-pitch="variable"/>
    <style:font-face style:name="TeXGyreAdventor" svg:font-family="TeXGyreAdventor" style:font-pitch="variable"/>
    <style:font-face style:name="Albany" svg:font-family="Albany, Arial" style:font-family-generic="roman" style:font-pitch="variable"/>
    <style:font-face style:name="Bitstream Vera Sans" svg:font-family="'Bitstream Vera Sans', Arial"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lbany1" svg:font-family="Albany, Arial" style:font-family-generic="swiss" style:font-pitch="variable"/>
    <style:font-face style:name="Bitstream Vera Sans1" svg:font-family="'Bitstream Vera Sans', Arial"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WenQuanYi Zen Hei1" svg:font-family="'WenQuanYi Zen Hei'" style:font-family-generic="swiss" style:font-pitch="variable"/>
    <style:font-face style:name="Albany2" svg:font-family="Albany, Arial" style:font-family-generic="system" style:font-pitch="variable"/>
    <style:font-face style:name="Bitstream Vera Sans3" svg:font-family="'Bitstream Vera Sans', Arial"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HG Mincho Light J" svg:font-family="'HG Mincho Light J', msmincho"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3.803cm" fo:min-width="0.141cm"/>
    </style:style>
    <style:style style:name="gr2" style:family="graphic" style:parent-style-name="standard">
      <style:graphic-properties draw:stroke="none" draw:fill-color="#ffffff" draw:textarea-horizontal-align="justify" draw:textarea-vertical-align="middle" draw:auto-grow-height="false" fo:min-height="2.45cm" fo:min-width="4.7cm"/>
    </style:style>
    <style:style style:name="gr3"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style:style>
    <style:style style:name="gr4" style:family="graphic" style:parent-style-name="standard">
      <style:graphic-properties draw:stroke="none" svg:stroke-width="0.082cm" draw:stroke-linejoin="round" draw:fill="none"/>
    </style:style>
    <style:style style:name="gr5" style:family="graphic" style:parent-style-name="standard">
      <style:graphic-properties draw:stroke="none" svg:stroke-width="0.082cm" draw:stroke-linejoin="round" draw:fill="solid" draw:fill-color="#b2b2b2"/>
    </style:style>
    <style:style style:name="gr6" style:family="graphic" style:parent-style-name="standard">
      <style:graphic-properties draw:stroke="none" svg:stroke-width="0.082cm" draw:stroke-linejoin="round" draw:fill="solid" draw:fill-color="#ffffff"/>
    </style:style>
    <style:style style:name="gr7" style:family="graphic" style:parent-style-name="standard">
      <style:graphic-properties draw:stroke="none" svg:stroke-width="0.082cm" draw:stroke-linejoin="round" draw:fill="solid" draw:fill-color="#000000"/>
    </style:style>
    <style:style style:name="gr8" style:family="graphic" style:parent-style-name="standard">
      <style:graphic-properties draw:stroke="none" svg:stroke-width="0.082cm" draw:stroke-linejoin="round" draw:fill="solid" draw:fill-color="#808080"/>
    </style:style>
    <style:style style:name="gr9" style:family="graphic" style:parent-style-name="standard">
      <style:graphic-properties draw:stroke="solid" svg:stroke-width="0.05cm" svg:stroke-color="#000000" draw:marker-start-width="0.131cm" draw:marker-end-width="0.131cm" draw:stroke-linejoin="round" draw:fill="none" fo:padding-top="0.15cm" fo:padding-bottom="0.15cm" fo:padding-left="0.275cm" fo:padding-right="0.275cm"/>
    </style:style>
    <style:style style:name="gr10" style:family="graphic" style:parent-style-name="standard">
      <style:graphic-properties draw:stroke="none" svg:stroke-width="0.082cm" draw:stroke-linejoin="round" draw:fill="solid" draw:fill-color="#000000" draw:textarea-horizontal-align="center" draw:textarea-vertical-align="middle"/>
    </style:style>
    <style:style style:name="gr11" style:family="graphic" style:parent-style-name="standard">
      <style:graphic-properties draw:stroke="none" draw:fill="solid" draw:fill-color="#333333" draw:textarea-horizontal-align="center" draw:textarea-vertical-align="middle"/>
    </style:style>
    <style:style style:name="gr12" style:family="graphic" style:parent-style-name="standard">
      <style:graphic-properties draw:stroke="solid" svg:stroke-width="0.035cm" svg:stroke-color="#0000ff" draw:stroke-linejoin="miter" draw:fill="none" fo:padding-top="0.142cm" fo:padding-bottom="0.142cm" fo:padding-left="0.267cm" fo:padding-right="0.267cm"/>
    </style:style>
    <style:style style:name="gr13" style:family="graphic" style:parent-style-name="standard">
      <style:graphic-properties draw:stroke="solid" svg:stroke-width="0.035cm" svg:stroke-color="#ffff00" draw:stroke-linejoin="miter" draw:fill="none" fo:padding-top="0.142cm" fo:padding-bottom="0.142cm" fo:padding-left="0.267cm" fo:padding-right="0.267cm"/>
    </style:style>
    <style:style style:name="gr14" style:family="graphic" style:parent-style-name="standard">
      <style:graphic-properties draw:stroke="solid" svg:stroke-width="0.035cm" svg:stroke-color="#00ff00" draw:stroke-linejoin="miter" draw:fill="none" fo:padding-top="0.142cm" fo:padding-bottom="0.142cm" fo:padding-left="0.267cm" fo:padding-right="0.267cm"/>
    </style:style>
    <style:style style:name="gr15" style:family="graphic" style:parent-style-name="standard">
      <style:graphic-properties draw:stroke="solid" svg:stroke-width="0.035cm" svg:stroke-color="#000000" draw:stroke-linejoin="miter" draw:fill="none" fo:padding-top="0.142cm" fo:padding-bottom="0.142cm" fo:padding-left="0.267cm" fo:padding-right="0.267cm"/>
    </style:style>
    <style:style style:name="gr16" style:family="graphic" style:parent-style-name="standard">
      <style:graphic-properties draw:stroke="none" draw:fill="solid" draw:fill-color="#996633" draw:opacity="75%" draw:textarea-horizontal-align="center" draw:textarea-vertical-align="middle" draw:shadow-opacity="75%"/>
    </style:style>
    <style:style style:name="gr17" style:family="graphic" style:parent-style-name="standard">
      <style:graphic-properties draw:fill="solid" draw:fill-color="#ffcc99" draw:textarea-horizontal-align="center" draw:textarea-vertical-align="middle"/>
    </style:style>
    <style:style style:name="gr18" style:family="graphic" style:parent-style-name="standard">
      <style:graphic-properties draw:textarea-horizontal-align="center" draw:textarea-vertical-align="middle"/>
    </style:style>
    <style:style style:name="gr19" style:family="graphic" style:parent-style-name="standard">
      <style:graphic-properties svg:stroke-color="#000000" draw:fill="solid" draw:fill-color="#cc6633" draw:opacity="50%" draw:textarea-horizontal-align="center" draw:textarea-vertical-align="middle" draw:shadow-opacity="50%"/>
    </style:style>
    <style:style style:name="gr20" style:family="graphic" style:parent-style-name="standard">
      <style:graphic-properties draw:fill="solid" draw:fill-color="#996633" draw:opacity="80%" draw:textarea-horizontal-align="center" draw:textarea-vertical-align="middle" draw:shadow-opacity="80%"/>
    </style:style>
    <style:style style:name="gr21" style:family="graphic" style:parent-style-name="standard">
      <style:graphic-properties draw:fill="solid" draw:fill-color="#ffcc99" draw:opacity="50%" draw:textarea-horizontal-align="center" draw:textarea-vertical-align="middle" draw:shadow-opacity="50%"/>
    </style:style>
    <style:style style:name="gr22" style:family="graphic" style:parent-style-name="standard">
      <style:graphic-properties draw:stroke="none" svg:stroke-color="#000000" draw:fill="none" draw:fill-color="#ffffff" draw:textarea-horizontal-align="left" draw:auto-grow-height="true" draw:auto-grow-width="false" fo:min-height="2.082cm" fo:min-width="0.141cm"/>
    </style:style>
    <style:style style:name="gr23" style:family="graphic" style:parent-style-name="standard">
      <style:graphic-properties draw:stroke="none" svg:stroke-width="0.035cm" svg:stroke-color="#808080" draw:fill="solid" draw:fill-color="#cccccc" draw:textarea-horizontal-align="center" draw:textarea-vertical-align="middle" fo:padding-top="0.142cm" fo:padding-bottom="0.142cm" fo:padding-left="0.267cm" fo:padding-right="0.267cm"/>
    </style:style>
    <style:style style:name="gr24" style:family="graphic" style:parent-style-name="standard">
      <style:graphic-properties svg:stroke-width="0.035cm" svg:stroke-color="#808080" draw:marker-start-width="0.252cm" draw:marker-end="Arrow" draw:marker-end-width="0.352cm" draw:textarea-horizontal-align="center" draw:textarea-vertical-align="middle" fo:padding-top="0.142cm" fo:padding-bottom="0.142cm" fo:padding-left="0.267cm" fo:padding-right="0.267cm"/>
    </style:style>
    <style:style style:name="gr25" style:family="graphic" style:parent-style-name="standard">
      <style:graphic-properties draw:stroke="none" draw:fill="solid" draw:fill-color="#ffffff" draw:textarea-horizontal-align="center"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false" fo:min-height="2.287cm" fo:min-width="0.141cm"/>
    </style:style>
    <style:style style:name="gr27" style:family="graphic" style:parent-style-name="standard">
      <style:graphic-properties svg:stroke-width="0.035cm" svg:stroke-color="#666666" draw:marker-start-width="0.252cm" draw:marker-end="Arrow" draw:marker-end-width="0.352cm" draw:fill="solid" draw:fill-color="#4c4c4c" draw:textarea-horizontal-align="center" draw:textarea-vertical-align="middle" fo:padding-top="0.142cm" fo:padding-bottom="0.142cm" fo:padding-left="0.267cm" fo:padding-right="0.267cm"/>
    </style:style>
    <style:style style:name="gr28" style:family="graphic" style:parent-style-name="standard">
      <style:graphic-properties draw:stroke="none" svg:stroke-width="0.035cm" svg:stroke-color="#808080" draw:fill="none" draw:fill-color="#eb613d" fo:min-height="3.43cm" fo:padding-top="0.142cm" fo:padding-bottom="0.142cm" fo:padding-left="0.267cm" fo:padding-right="0.267cm"/>
    </style:style>
    <style:style style:name="gr29" style:family="graphic" style:parent-style-name="standard">
      <style:graphic-properties draw:stroke="none" draw:fill="none" fo:min-height="2.283cm"/>
    </style:style>
    <style:style style:name="gr30" style:family="graphic" style:parent-style-name="standard">
      <style:graphic-properties draw:stroke="none" svg:stroke-color="#000000" draw:fill="none" draw:fill-color="#ffffff" draw:textarea-horizontal-align="left" draw:auto-grow-height="true" draw:auto-grow-width="false" fo:min-height="4.42cm" fo:min-width="0.141cm"/>
    </style:style>
    <style:style style:name="gr31" style:family="graphic" style:parent-style-name="standard">
      <style:graphic-properties draw:stroke="none" svg:stroke-color="#000000" draw:fill="none" draw:fill-color="#ffffff" draw:textarea-horizontal-align="left" draw:auto-grow-height="true" draw:auto-grow-width="false" fo:min-height="2.283cm" fo:min-width="0.141cm"/>
    </style:style>
    <style:style style:name="gr32" style:family="graphic" style:parent-style-name="standard">
      <style:graphic-properties draw:stroke="none" draw:fill="solid" draw:fill-color="#ff6633" draw:textarea-horizontal-align="center" draw:textarea-vertical-align="middle"/>
    </style:style>
    <style:style style:name="gr33" style:family="graphic" style:parent-style-name="objectwithoutfill">
      <style:graphic-properties draw:fill="none" draw:textarea-horizontal-align="center" draw:textarea-vertical-align="middle"/>
    </style:style>
    <style:style style:name="gr34" style:family="graphic" style:parent-style-name="standard">
      <style:graphic-properties svg:stroke-width="0.03cm" svg:stroke-color="#666666" draw:marker-start-width="0.245cm" draw:marker-end="Arrow" draw:marker-end-width="0.345cm" draw:fill="solid" draw:fill-color="#4c4c4c" draw:textarea-horizontal-align="center" draw:textarea-vertical-align="middle" fo:padding-top="0.14cm" fo:padding-bottom="0.14cm" fo:padding-left="0.265cm" fo:padding-right="0.265cm"/>
    </style:style>
    <style:style style:name="gr35" style:family="graphic" style:parent-style-name="standard">
      <style:graphic-properties draw:stroke="none" draw:fill="none" fo:min-height="1.903cm"/>
    </style:style>
    <style:style style:name="gr36" style:family="graphic" style:parent-style-name="Standard_5f_3_5f_1_5f_1_5f_1_5f_1_5f_1">
      <style:graphic-properties draw:stroke="solid" svg:stroke-width="0.035cm" svg:stroke-color="#000000" draw:stroke-linejoin="miter" draw:fill="none" fo:padding-top="0.142cm" fo:padding-bottom="0.142cm" fo:padding-left="0.267cm" fo:padding-right="0.267cm"/>
    </style:style>
    <style:style style:name="gr37" style:family="graphic" style:parent-style-name="Standard_5f_3_5f_1_5f_1_5f_1_5f_1_5f_1">
      <style:graphic-properties draw:stroke="none" draw:fill="none" draw:textarea-horizontal-align="left" draw:auto-grow-width="true" fo:min-height="0.987cm" fo:min-width="0.002cm" fo:padding-top="0cm" fo:padding-bottom="0cm" fo:padding-left="0cm" fo:padding-right="0cm"/>
    </style:style>
    <style:style style:name="gr38" style:family="graphic" style:parent-style-name="Standard_5f_4">
      <style:graphic-properties svg:stroke-width="0.05cm" svg:stroke-color="#ff0000" draw:marker-start-width="0.275cm" draw:marker-end-width="0.275cm" svg:stroke-linecap="round" draw:textarea-horizontal-align="center" draw:textarea-vertical-align="middle" fo:padding-top="0.15cm" fo:padding-bottom="0.15cm" fo:padding-left="0.275cm" fo:padding-right="0.275cm"/>
    </style:style>
    <style:style style:name="gr39" style:family="graphic" style:parent-style-name="Standard_5f_3_5f_1_5f_1_5f_1_5f_1_5f_2">
      <style:graphic-properties draw:stroke="solid" svg:stroke-width="0.035cm" svg:stroke-color="#000000" draw:stroke-linejoin="miter" draw:fill="none" fo:padding-top="0.142cm" fo:padding-bottom="0.142cm" fo:padding-left="0.267cm" fo:padding-right="0.267cm"/>
    </style:style>
    <style:style style:name="gr40" style:family="graphic" style:parent-style-name="Standard_5f_3_5f_1_5f_1_5f_1_5f_1_5f_2">
      <style:graphic-properties draw:stroke="none" draw:fill="none" draw:textarea-horizontal-align="left" draw:auto-grow-width="true" fo:min-height="0.987cm" fo:min-width="0.002cm" fo:padding-top="0cm" fo:padding-bottom="0cm" fo:padding-left="0cm" fo:padding-right="0cm"/>
    </style:style>
    <style:style style:name="gr41" style:family="graphic" style:parent-style-name="Standard_5f_6">
      <style:graphic-properties svg:stroke-width="0.05cm" svg:stroke-color="#ff0000" draw:marker-start-width="0.275cm" draw:marker-end-width="0.275cm" svg:stroke-linecap="round" draw:textarea-horizontal-align="center" draw:textarea-vertical-align="middle" fo:padding-top="0.15cm" fo:padding-bottom="0.15cm" fo:padding-left="0.275cm" fo:padding-right="0.275cm"/>
    </style:style>
    <style:style style:name="gr42" style:family="graphic" style:parent-style-name="Standard_5f_6">
      <style:graphic-properties draw:stroke="none" draw:fill="none" fo:min-height="2.148cm"/>
    </style:style>
    <style:style style:name="gr43" style:family="graphic" style:parent-style-name="Standard_5f_6">
      <style:graphic-properties svg:stroke-width="0.05cm" draw:marker-start-width="0.375cm" draw:marker-end-width="0.375cm" draw:fill="none" draw:textarea-horizontal-align="justify" draw:textarea-vertical-align="middle" draw:auto-grow-height="false" fo:padding-top="0.15cm" fo:padding-bottom="0.15cm" fo:padding-left="0.275cm" fo:padding-right="0.275cm" draw:shadow="hidden"/>
    </style:style>
    <style:style style:name="gr44" style:family="graphic" style:parent-style-name="Standard_5f_3_5f_1_5f_1_5f_1_5f_1_5f_4_5f_1_5f_1_5f_1">
      <style:graphic-properties draw:stroke="solid" svg:stroke-width="0.035cm" svg:stroke-color="#000000" draw:stroke-linejoin="miter" draw:fill="none" fo:padding-top="0.142cm" fo:padding-bottom="0.142cm" fo:padding-left="0.267cm" fo:padding-right="0.267cm"/>
    </style:style>
    <style:style style:name="gr45" style:family="graphic" style:parent-style-name="Standard_5f_3_5f_1_5f_1_5f_1_5f_1_5f_4_5f_1_5f_1_5f_1">
      <style:graphic-properties draw:stroke="none" draw:fill="none" draw:textarea-horizontal-align="left" draw:auto-grow-width="true" fo:min-height="0.987cm" fo:min-width="0.002cm" fo:padding-top="0cm" fo:padding-bottom="0cm" fo:padding-left="0cm" fo:padding-right="0cm"/>
    </style:style>
    <style:style style:name="gr46" style:family="graphic" style:parent-style-name="Standard_5f_7_5f_1_5f_1_5f_1">
      <style:graphic-properties svg:stroke-width="0.05cm" svg:stroke-color="#ff0000" draw:marker-start-width="0.275cm" draw:marker-end-width="0.275cm" svg:stroke-linecap="round" draw:textarea-horizontal-align="center" draw:textarea-vertical-align="middle" fo:padding-top="0.15cm" fo:padding-bottom="0.15cm" fo:padding-left="0.275cm" fo:padding-right="0.275cm"/>
    </style:style>
    <style:style style:name="gr47" style:family="graphic" style:parent-style-name="Standard_5f_3_5f_1_5f_1_5f_1_5f_1">
      <style:graphic-properties draw:stroke="solid" svg:stroke-width="0.035cm" svg:stroke-color="#000000" draw:stroke-linejoin="miter" draw:fill="none" fo:padding-top="0.142cm" fo:padding-bottom="0.142cm" fo:padding-left="0.267cm" fo:padding-right="0.267cm"/>
    </style:style>
    <style:style style:name="gr48" style:family="graphic" style:parent-style-name="Standard_5f_3_5f_1_5f_1_5f_1_5f_1">
      <style:graphic-properties draw:stroke="none" draw:fill="none" draw:textarea-horizontal-align="left" draw:auto-grow-width="true" fo:min-height="0.987cm" fo:min-width="0.002cm" fo:padding-top="0cm" fo:padding-bottom="0cm" fo:padding-left="0cm" fo:padding-right="0cm"/>
    </style:style>
    <style:style style:name="gr49" style:family="graphic" style:parent-style-name="standard">
      <style:graphic-properties svg:stroke-width="0.05cm" svg:stroke-color="#ff0000" draw:marker-start-width="0.275cm" draw:marker-end-width="0.275cm" svg:stroke-linecap="round" draw:textarea-horizontal-align="center" draw:textarea-vertical-align="middle" fo:padding-top="0.15cm" fo:padding-bottom="0.15cm" fo:padding-left="0.275cm" fo:padding-right="0.275cm"/>
    </style:style>
    <style:style style:name="gr50" style:family="graphic" style:parent-style-name="Standard_5f_3_5f_1_5f_1_5f_1_5f_1_5f_8">
      <style:graphic-properties draw:stroke="solid" svg:stroke-width="0.035cm" svg:stroke-color="#000000" draw:stroke-linejoin="miter" draw:fill="none" fo:padding-top="0.142cm" fo:padding-bottom="0.142cm" fo:padding-left="0.267cm" fo:padding-right="0.267cm"/>
    </style:style>
    <style:style style:name="gr51" style:family="graphic" style:parent-style-name="Standard_5f_3_5f_1_5f_1_5f_1_5f_1_5f_8">
      <style:graphic-properties draw:stroke="none" draw:fill="none" draw:textarea-horizontal-align="left" draw:auto-grow-width="true" fo:min-height="0.987cm" fo:min-width="0.002cm" fo:padding-top="0cm" fo:padding-bottom="0cm" fo:padding-left="0cm" fo:padding-right="0cm"/>
    </style:style>
    <style:style style:name="gr52" style:family="graphic" style:parent-style-name="Standard_5f_8">
      <style:graphic-properties draw:stroke="solid" svg:stroke-width="0.07cm" svg:stroke-color="#ff0000" draw:marker-start-width="0.253cm" draw:marker-end-width="0.253cm" draw:stroke-linejoin="miter" draw:fill="none" fo:padding-top="0.16cm" fo:padding-bottom="0.16cm" fo:padding-left="0.285cm" fo:padding-right="0.285cm"/>
    </style:style>
    <style:style style:name="gr53" style:family="graphic" style:parent-style-name="Standard_5f_8">
      <style:graphic-properties draw:stroke="none" svg:stroke-color="#000000" draw:fill="none" draw:fill-color="#ffffff" draw:textarea-horizontal-align="left" draw:auto-grow-height="true" draw:auto-grow-width="false" fo:min-height="1.902cm" fo:min-width="0.141cm"/>
    </style:style>
    <style:style style:name="gr5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5" style:family="graphic" style:parent-style-name="Standard_5f_3_5f_1_5f_1_5f_1_5f_1_5f_7">
      <style:graphic-properties draw:stroke="solid" svg:stroke-width="0.035cm" svg:stroke-color="#000000" draw:stroke-linejoin="miter" draw:fill="none" fo:padding-top="0.142cm" fo:padding-bottom="0.142cm" fo:padding-left="0.267cm" fo:padding-right="0.267cm"/>
    </style:style>
    <style:style style:name="gr56" style:family="graphic" style:parent-style-name="Standard_5f_3_5f_1_5f_1_5f_1_5f_1_5f_7">
      <style:graphic-properties draw:stroke="none" draw:fill="none" draw:textarea-horizontal-align="left" draw:auto-grow-width="true" fo:min-height="0.987cm" fo:min-width="0.002cm" fo:padding-top="0cm" fo:padding-bottom="0cm" fo:padding-left="0cm" fo:padding-right="0cm"/>
    </style:style>
    <style:style style:name="gr57" style:family="graphic" style:parent-style-name="standard">
      <style:graphic-properties draw:stroke="none" draw:fill="none" fo:min-height="2.604cm"/>
    </style:style>
    <style:style style:name="gr58" style:family="graphic" style:parent-style-name="standard">
      <style:graphic-properties svg:stroke-width="0.05cm" draw:marker-start-width="0.275cm" draw:marker-end-width="0.275cm" draw:fill="none" draw:textarea-vertical-align="middle" draw:auto-grow-height="false" fo:min-height="5.852cm" fo:min-width="0.607cm" fo:padding-top="0.15cm" fo:padding-bottom="0.15cm" fo:padding-left="0.275cm" fo:padding-right="0.275cm"/>
    </style:style>
    <style:style style:name="gr59" style:family="graphic" style:parent-style-name="standard">
      <style:graphic-properties draw:stroke="none" svg:stroke-color="#000000" draw:fill="none" draw:fill-color="#ffffff" draw:textarea-horizontal-align="left" draw:auto-grow-height="true" draw:auto-grow-width="false" fo:min-height="4.573cm" fo:min-width="0.141cm"/>
    </style:style>
    <style:style style:name="gr60" style:family="graphic" style:parent-style-name="standard">
      <style:graphic-properties svg:stroke-width="0.05cm" draw:marker-start-width="0.375cm" draw:marker-end-width="0.375cm" draw:fill="none" draw:textarea-horizontal-align="justify" draw:textarea-vertical-align="middle" draw:auto-grow-height="false" fo:padding-top="0.15cm" fo:padding-bottom="0.15cm" fo:padding-left="0.275cm" fo:padding-right="0.275cm" draw:shadow="hidden"/>
    </style:style>
    <style:style style:name="gr61" style:family="graphic" style:parent-style-name="objectwithoutfill">
      <style:graphic-properties svg:stroke-width="0.05cm" draw:marker-start-width="0.455cm" draw:marker-end-width="0.455cm" draw:fill="none" draw:textarea-horizontal-align="center" draw:textarea-vertical-align="middle" fo:padding-top="0.15cm" fo:padding-bottom="0.15cm" fo:padding-left="0.275cm" fo:padding-right="0.275cm"/>
    </style:style>
    <style:style style:name="gr62" style:family="graphic" style:parent-style-name="Standard_5f_3_5f_1_5f_1_5f_1_5f_1">
      <style:graphic-properties draw:stroke="solid" svg:stroke-width="0.1cm" svg:stroke-color="#0000ff" draw:marker-start-width="0.497cm" draw:marker-end-width="0.497cm" draw:stroke-linejoin="miter" draw:fill="none" fo:padding-top="0.174cm" fo:padding-bottom="0.174cm" fo:padding-left="0.299cm" fo:padding-right="0.299cm"/>
    </style:style>
    <style:style style:name="gr63" style:family="graphic" style:parent-style-name="Standard_5f_3_5f_1_5f_1_5f_3">
      <style:graphic-properties draw:stroke="solid" svg:stroke-width="0.035cm" svg:stroke-color="#000000" draw:stroke-linejoin="miter" draw:fill="none" fo:padding-top="0.142cm" fo:padding-bottom="0.142cm" fo:padding-left="0.267cm" fo:padding-right="0.267cm"/>
    </style:style>
    <style:style style:name="gr64" style:family="graphic" style:parent-style-name="Standard_5f_3_5f_1_5f_1_5f_3">
      <style:graphic-properties draw:stroke="none" draw:fill="none" draw:textarea-horizontal-align="left" draw:auto-grow-width="true" fo:min-height="0.987cm" fo:min-width="0.002cm" fo:padding-top="0cm" fo:padding-bottom="0cm" fo:padding-left="0cm" fo:padding-right="0cm"/>
    </style:style>
    <style:style style:name="gr65" style:family="graphic" style:parent-style-name="Standard_5f_3_5f_1_5f_1_5f_1_5f_1_5f_6">
      <style:graphic-properties draw:stroke="solid" svg:stroke-width="0.1cm" svg:stroke-color="#0000ff" draw:marker-start-width="0.497cm" draw:marker-end-width="0.497cm" draw:stroke-linejoin="miter" svg:stroke-linecap="round" draw:fill="none" fo:padding-top="0.174cm" fo:padding-bottom="0.174cm" fo:padding-left="0.299cm" fo:padding-right="0.299cm"/>
    </style:style>
    <style:style style:name="gr66" style:family="graphic" style:parent-style-name="Standard_5f_3_5f_1_5f_3">
      <style:graphic-properties draw:stroke="solid" svg:stroke-width="0.035cm" svg:stroke-color="#000000" draw:stroke-linejoin="miter" draw:fill="none" fo:padding-top="0.142cm" fo:padding-bottom="0.142cm" fo:padding-left="0.267cm" fo:padding-right="0.267cm"/>
    </style:style>
    <style:style style:name="gr67" style:family="graphic" style:parent-style-name="Standard_5f_3_5f_1_5f_1_5f_2">
      <style:graphic-properties draw:stroke="solid" svg:stroke-width="0.035cm" svg:stroke-color="#000000" draw:stroke-linejoin="miter" draw:fill="none" fo:padding-top="0.142cm" fo:padding-bottom="0.142cm" fo:padding-left="0.267cm" fo:padding-right="0.267cm"/>
    </style:style>
    <style:style style:name="gr68" style:family="graphic" style:parent-style-name="Standard_5f_3_5f_1_5f_3">
      <style:graphic-properties draw:stroke="solid" svg:stroke-width="0.1cm" svg:stroke-color="#0000ff" draw:marker-start-width="0.497cm" draw:marker-end-width="0.497cm" draw:stroke-linejoin="miter" draw:fill="none" fo:padding-top="0.174cm" fo:padding-bottom="0.174cm" fo:padding-left="0.299cm" fo:padding-right="0.299cm"/>
    </style:style>
    <style:style style:name="gr69" style:family="graphic" style:parent-style-name="Standard_5f_3_5f_1_5f_3">
      <style:graphic-properties draw:stroke="none" draw:fill="none" draw:textarea-horizontal-align="left" draw:auto-grow-width="true" fo:min-height="0.987cm" fo:min-width="0.002cm" fo:padding-top="0cm" fo:padding-bottom="0cm" fo:padding-left="0cm" fo:padding-right="0cm"/>
    </style:style>
    <style:style style:name="gr70" style:family="graphic" style:parent-style-name="Standard_5f_3_5f_1_5f_1_5f_1_5f_1_5f_5">
      <style:graphic-properties draw:stroke="solid" svg:stroke-width="0.1cm" svg:stroke-color="#0000ff" draw:marker-start-width="0.497cm" draw:marker-end-width="0.497cm" draw:stroke-linejoin="miter" svg:stroke-linecap="round" draw:fill="none" fo:padding-top="0.174cm" fo:padding-bottom="0.174cm" fo:padding-left="0.299cm" fo:padding-right="0.299cm"/>
    </style:style>
    <style:style style:name="gr71" style:family="graphic" style:parent-style-name="standard">
      <style:graphic-properties draw:stroke="none" svg:stroke-color="#000000" draw:fill="none" draw:fill-color="#ffffff" draw:textarea-horizontal-align="left" draw:auto-grow-height="true" draw:auto-grow-width="false" fo:min-height="0.849cm" fo:min-width="0cm"/>
    </style:style>
    <style:style style:name="gr72" style:family="graphic" style:parent-style-name="standard">
      <style:graphic-properties draw:stroke="none" draw:fill-color="#ffffff" draw:textarea-horizontal-align="justify" draw:textarea-vertical-align="middle" draw:auto-grow-height="false" fo:min-height="0.332cm" fo:min-width="0.082cm"/>
    </style:style>
    <style:style style:name="gr73" style:family="graphic" style:parent-style-name="standard">
      <style:graphic-properties draw:stroke="solid" draw:stroke-dash="Ultrafine_20_Dashed" svg:stroke-width="0.05cm" draw:marker-start-width="0.455cm" draw:marker-end-width="0.455cm" draw:stroke-linejoin="none" draw:fill="none" draw:textarea-horizontal-align="justify" draw:textarea-vertical-align="middle" draw:auto-grow-height="false" fo:min-height="0cm" fo:min-width="0cm" fo:padding-top="0.15cm" fo:padding-bottom="0.15cm" fo:padding-left="0.275cm" fo:padding-right="0.275cm" draw:shadow="hidden"/>
    </style:style>
    <style:style style:name="gr74" style:family="graphic" style:parent-style-name="Standard_5f_3_5f_3_5f_1">
      <style:graphic-properties draw:stroke="solid" svg:stroke-width="0.035cm" svg:stroke-color="#000000" draw:stroke-linejoin="miter" draw:fill="none" fo:padding-top="0.142cm" fo:padding-bottom="0.142cm" fo:padding-left="0.267cm" fo:padding-right="0.267cm"/>
    </style:style>
    <style:style style:name="gr75" style:family="graphic" style:parent-style-name="Standard_5f_3_5f_3_5f_1">
      <style:graphic-properties draw:stroke="none" draw:fill="none" draw:textarea-horizontal-align="left" draw:auto-grow-width="true" fo:min-height="0.987cm" fo:min-width="0.002cm" fo:padding-top="0cm" fo:padding-bottom="0cm" fo:padding-left="0cm" fo:padding-right="0cm"/>
    </style:style>
    <style:style style:name="gr76" style:family="graphic" style:parent-style-name="Standard_5f_3_5f_1_5f_2_5f_1">
      <style:graphic-properties draw:stroke="solid" svg:stroke-width="0.1cm" svg:stroke-color="#0000ff" draw:marker-start-width="0.497cm" draw:marker-end-width="0.497cm" draw:stroke-linejoin="miter" draw:fill="none" fo:padding-top="0.174cm" fo:padding-bottom="0.174cm" fo:padding-left="0.299cm" fo:padding-right="0.299cm"/>
    </style:style>
    <style:style style:name="gr77" style:family="graphic" style:parent-style-name="Standard_5f_3_5f_1_5f_1_5f_1_5f_1_5f_3_5f_1">
      <style:graphic-properties draw:stroke="solid" svg:stroke-width="0.1cm" svg:stroke-color="#0000ff" draw:marker-start-width="0.497cm" draw:marker-end-width="0.497cm" draw:stroke-linejoin="miter" svg:stroke-linecap="round" draw:fill="none" fo:padding-top="0.174cm" fo:padding-bottom="0.174cm" fo:padding-left="0.299cm" fo:padding-right="0.299cm"/>
    </style:style>
    <style:style style:name="gr78" style:family="graphic" style:parent-style-name="Standard_5f_3_5f_3_5f_1">
      <style:graphic-properties draw:stroke="solid" svg:stroke-width="0.06cm" svg:stroke-color="#ff0000" draw:marker-start-width="0.377cm" draw:marker-end-width="0.377cm" draw:stroke-linejoin="miter" draw:fill="none" fo:padding-top="0.154cm" fo:padding-bottom="0.154cm" fo:padding-left="0.279cm" fo:padding-right="0.279cm"/>
    </style:style>
    <style:style style:name="gr79" style:family="graphic" style:parent-style-name="Standard_5f_5">
      <style:graphic-properties draw:stroke="solid" svg:stroke-width="0.035cm" svg:stroke-color="#000000" draw:stroke-linejoin="miter" draw:fill="none" fo:padding-top="0.142cm" fo:padding-bottom="0.142cm" fo:padding-left="0.267cm" fo:padding-right="0.267cm"/>
    </style:style>
    <style:style style:name="gr80" style:family="graphic" style:parent-style-name="Standard_5f_5">
      <style:graphic-properties draw:stroke="none" draw:fill="none" draw:textarea-horizontal-align="left" draw:auto-grow-width="true" fo:min-height="0.987cm" fo:min-width="0.002cm" fo:padding-top="0cm" fo:padding-bottom="0cm" fo:padding-left="0cm" fo:padding-right="0cm"/>
    </style:style>
    <style:style style:name="gr81" style:family="graphic" style:parent-style-name="Standard_5f_3_5f_2">
      <style:graphic-properties draw:stroke="solid" svg:stroke-width="0.06cm" svg:stroke-color="#ff0000" draw:marker-start-width="0.377cm" draw:marker-end-width="0.377cm" draw:stroke-linejoin="miter" draw:fill="none" fo:padding-top="0.154cm" fo:padding-bottom="0.154cm" fo:padding-left="0.279cm" fo:padding-right="0.279cm"/>
    </style:style>
    <style:style style:name="gr82" style:family="graphic" style:parent-style-name="standard">
      <style:graphic-properties draw:stroke="solid" svg:stroke-width="0.1cm" svg:stroke-color="#00ff00" draw:marker-start-width="0.497cm" draw:marker-end-width="0.497cm" draw:stroke-linejoin="miter" svg:stroke-linecap="round" draw:fill="none" fo:padding-top="0.174cm" fo:padding-bottom="0.174cm" fo:padding-left="0.299cm" fo:padding-right="0.299cm"/>
    </style:style>
    <style:style style:name="gr83" style:family="graphic" style:parent-style-name="standard">
      <style:graphic-properties draw:stroke="none" draw:fill="none" draw:textarea-horizontal-align="left" draw:auto-grow-width="true" fo:min-height="0.987cm" fo:min-width="0.002cm" fo:padding-top="0cm" fo:padding-bottom="0cm" fo:padding-left="0cm" fo:padding-right="0cm"/>
    </style:style>
    <style:style style:name="gr84" style:family="graphic" style:parent-style-name="standard">
      <style:graphic-properties draw:stroke="none" svg:stroke-color="#000000" draw:fill="none" draw:fill-color="#ffffff" draw:textarea-horizontal-align="left" draw:auto-grow-height="true" draw:auto-grow-width="false" fo:min-height="10.726cm" fo:min-width="0.141cm"/>
    </style:style>
    <style:style style:name="gr85" style:family="graphic" style:parent-style-name="standard">
      <style:graphic-properties draw:stroke="none" draw:fill="none" fo:min-height="5.006cm"/>
    </style:style>
    <style:style style:name="gr86" style:family="graphic" style:parent-style-name="standard">
      <style:graphic-properties draw:stroke="none" draw:fill="none" fo:min-height="1.478cm"/>
    </style:style>
    <style:style style:name="gr87" style:family="graphic" style:parent-style-name="Standard_5f_3">
      <style:graphic-properties draw:stroke="solid" svg:stroke-width="0.06cm" svg:stroke-color="#ff0000" draw:marker-start-width="0.377cm" draw:marker-end-width="0.377cm" draw:stroke-linejoin="miter" draw:fill="none" fo:padding-top="0.154cm" fo:padding-bottom="0.154cm" fo:padding-left="0.279cm" fo:padding-right="0.279cm"/>
    </style:style>
    <style:style style:name="P1" style:family="paragraph">
      <loext:graphic-properties draw:fill="none" draw:fill-color="#ffffff"/>
      <style:text-properties style:font-name="Cantarell" fo:font-size="40pt" fo:font-weight="normal" style:font-size-asian="40pt" style:font-weight-asian="normal" style:font-size-complex="40pt" style:font-weight-complex="normal"/>
    </style:style>
    <style:style style:name="P2" style:family="paragraph">
      <loext:graphic-properties draw:fill-color="#ffffff"/>
      <style:paragraph-properties fo:text-align="center"/>
    </style:style>
    <style:style style:name="P3" style:family="paragraph">
      <loext:graphic-properties draw:fill="solid" draw:fill-color="#000000"/>
      <style:paragraph-properties fo:text-align="center"/>
      <style:text-properties style:font-name="DejaVu Sans1"/>
    </style:style>
    <style:style style:name="P4" style:family="paragraph">
      <loext:graphic-properties draw:fill="none"/>
    </style:style>
    <style:style style:name="P5" style:family="paragraph">
      <loext:graphic-properties draw:fill="solid" draw:fill-color="#b2b2b2"/>
    </style:style>
    <style:style style:name="P6" style:family="paragraph">
      <loext:graphic-properties draw:fill="solid" draw:fill-color="#ffffff"/>
    </style:style>
    <style:style style:name="P7" style:family="paragraph">
      <loext:graphic-properties draw:fill="solid" draw:fill-color="#000000"/>
    </style:style>
    <style:style style:name="P8" style:family="paragraph">
      <loext:graphic-properties draw:fill="solid" draw:fill-color="#808080"/>
    </style:style>
    <style:style style:name="P9" style:family="paragraph">
      <loext:graphic-properties draw:fill="solid" draw:fill-color="#000000"/>
      <style:paragraph-properties fo:text-align="center"/>
    </style:style>
    <style:style style:name="P10" style:family="paragraph">
      <loext:graphic-properties draw:fill="solid" draw:fill-color="#333333"/>
      <style:paragraph-properties fo:text-align="center"/>
    </style:style>
    <style:style style:name="P11" style:family="paragraph">
      <loext:graphic-properties draw:fill="solid" draw:fill-color="#996633" draw:opacity="75%"/>
      <style:paragraph-properties fo:text-align="center"/>
    </style:style>
    <style:style style:name="P12" style:family="paragraph">
      <loext:graphic-properties draw:fill="solid" draw:fill-color="#ffcc99"/>
      <style:paragraph-properties fo:text-align="center"/>
    </style:style>
    <style:style style:name="P13" style:family="paragraph">
      <style:paragraph-properties fo:text-align="center"/>
    </style:style>
    <style:style style:name="P14" style:family="paragraph">
      <loext:graphic-properties draw:fill="solid" draw:fill-color="#cc6633" draw:opacity="50%"/>
      <style:paragraph-properties fo:text-align="center"/>
    </style:style>
    <style:style style:name="P15" style:family="paragraph">
      <loext:graphic-properties draw:fill="solid" draw:fill-color="#996633" draw:opacity="80%"/>
      <style:paragraph-properties fo:text-align="center"/>
    </style:style>
    <style:style style:name="P16" style:family="paragraph">
      <loext:graphic-properties draw:fill="solid" draw:fill-color="#ffcc99" draw:opacity="50%"/>
      <style:paragraph-properties fo:text-align="center"/>
    </style:style>
    <style:style style:name="P17" style:family="paragraph">
      <loext:graphic-properties draw:fill="none" draw:fill-color="#ffffff"/>
      <style:text-properties style:font-name="Cantarell" fo:font-size="8pt" fo:font-weight="normal" style:font-size-asian="8pt" style:font-weight-asian="normal" style:font-size-complex="8pt" style:font-weight-complex="normal"/>
    </style:style>
    <style:style style:name="P18" style:family="paragraph">
      <loext:graphic-properties draw:fill="solid" draw:fill-color="#cccccc"/>
      <style:paragraph-properties fo:text-align="center"/>
    </style:style>
    <style:style style:name="P19" style:family="paragraph">
      <loext:graphic-properties draw:fill="solid" draw:fill-color="#ffffff"/>
      <style:paragraph-properties fo:text-align="center"/>
    </style:style>
    <style:style style:name="P20" style:family="paragraph">
      <loext:graphic-properties draw:fill="none" draw:fill-color="#ffffff"/>
      <style:text-properties style:font-name="Liberation Sans2" fo:font-size="19pt" fo:font-weight="normal" style:font-size-asian="40pt" style:font-weight-asian="normal" style:font-size-complex="40pt" style:font-weight-complex="normal"/>
    </style:style>
    <style:style style:name="P21" style:family="paragraph">
      <loext:graphic-properties draw:fill="solid" draw:fill-color="#4c4c4c"/>
      <style:paragraph-properties fo:text-align="center"/>
      <style:text-properties style:font-name="OpenSymbol"/>
    </style:style>
    <style:style style:name="P22" style:family="paragraph">
      <loext:graphic-properties draw:fill="none" draw:fill-color="#eb613d"/>
      <style:text-properties style:font-name="Cantarell" fo:font-size="24pt" fo:font-weight="normal" style:font-size-asian="24pt" style:font-weight-asian="normal" style:font-size-complex="24pt" style:font-weight-complex="normal"/>
    </style:style>
    <style:style style:name="P23" style:family="paragraph">
      <loext:graphic-properties draw:fill="none"/>
      <style:text-properties style:font-name="Cantarell" fo:font-size="48pt" fo:font-weight="normal" style:font-size-asian="48pt" style:font-weight-asian="normal" style:font-size-complex="48pt" style:font-weight-complex="normal"/>
    </style:style>
    <style:style style:name="P24" style:family="paragraph">
      <loext:graphic-properties draw:fill="none" draw:fill-color="#ffffff"/>
      <style:text-properties style:font-name="Cantarell" fo:font-size="54pt" fo:font-weight="normal" style:font-size-asian="54pt" style:font-weight-asian="normal" style:font-size-complex="54pt" style:font-weight-complex="normal"/>
    </style:style>
    <style:style style:name="P25" style:family="paragraph">
      <loext:graphic-properties draw:fill="none" draw:fill-color="#ffffff"/>
      <style:text-properties style:font-name="Cantarell" fo:font-size="48pt" fo:font-weight="normal" style:font-size-asian="48pt" style:font-weight-asian="normal" style:font-size-complex="48pt" style:font-weight-complex="normal"/>
    </style:style>
    <style:style style:name="P26" style:family="paragraph">
      <loext:graphic-properties draw:fill="none" draw:fill-color="#ffffff"/>
      <style:text-properties style:font-name="PakType Naqsh" fo:font-size="54pt" fo:font-weight="normal" style:font-size-asian="54pt" style:font-weight-asian="normal" style:font-size-complex="54pt" style:font-weight-complex="normal"/>
    </style:style>
    <style:style style:name="P27" style:family="paragraph">
      <loext:graphic-properties draw:fill="solid" draw:fill-color="#ff6633"/>
      <style:paragraph-properties fo:text-align="center"/>
    </style:style>
    <style:style style:name="P28" style:family="paragraph">
      <loext:graphic-properties draw:fill="none"/>
      <style:paragraph-properties fo:text-align="center"/>
    </style:style>
    <style:style style:name="P29" style:family="paragraph">
      <style:text-properties fo:font-size="18pt"/>
    </style:style>
    <style:style style:name="P30" style:family="paragraph">
      <loext:graphic-properties draw:fill="none"/>
      <style:text-properties fo:font-size="18pt"/>
    </style:style>
    <style:style style:name="P31" style:family="paragraph">
      <style:text-properties fo:font-size="48pt"/>
    </style:style>
    <style:style style:name="P32" style:family="paragraph">
      <loext:graphic-properties draw:fill="none"/>
      <style:text-properties style:font-name="TeXGyreAdventor" fo:font-size="48pt" fo:font-weight="normal" style:font-size-asian="48pt" style:font-weight-asian="normal" style:font-size-complex="48pt" style:font-weight-complex="normal"/>
    </style:style>
    <style:style style:name="P33" style:family="paragraph">
      <style:text-properties fo:font-size="19pt"/>
    </style:style>
    <style:style style:name="P34" style:family="paragraph">
      <loext:graphic-properties draw:fill="none" draw:fill-color="#ffffff"/>
      <style:text-properties style:font-name="Cantarell" fo:font-size="19pt" fo:font-weight="normal" style:font-size-asian="40pt" style:font-weight-asian="normal" style:font-size-complex="40pt" style:font-weight-complex="normal"/>
    </style:style>
    <style:style style:name="P35" style:family="paragraph">
      <style:text-properties fo:color="#ff0000" style:font-name="Bookman URW" fo:font-weight="bold" style:font-weight-asian="bold" style:font-weight-complex="bold"/>
    </style:style>
    <style:style style:name="P36" style:family="paragraph">
      <loext:graphic-properties draw:fill="none" draw:fill-color="#ffffff"/>
      <style:text-properties fo:color="#ff0000" style:font-name="Bookman URW" fo:font-weight="bold" style:font-weight-asian="bold" style:font-weight-complex="bold"/>
    </style:style>
    <style:style style:name="P37" style:family="paragraph">
      <style:text-properties style:font-name="Cantarell" fo:font-size="54pt"/>
    </style:style>
    <style:style style:name="P38" style:family="paragraph">
      <loext:graphic-properties draw:fill="none"/>
      <style:text-properties style:font-name="Cantarell" fo:font-size="54pt" fo:font-weight="normal" style:font-size-asian="54pt" style:font-weight-asian="normal" style:font-size-complex="54pt" style:font-weight-complex="normal"/>
    </style:style>
    <style:style style:name="P39" style:family="paragraph">
      <style:text-properties fo:font-size="24pt"/>
    </style:style>
    <style:style style:name="P40" style:family="paragraph">
      <loext:graphic-properties draw:fill="none" draw:fill-color="#ffffff"/>
      <style:text-properties style:font-name="Cantarell" fo:font-size="24pt" fo:font-weight="normal" style:font-size-asian="24pt" style:font-weight-asian="normal" style:font-size-complex="24pt" style:font-weight-complex="normal"/>
    </style:style>
    <style:style style:name="P41" style:family="paragraph">
      <style:text-properties fo:color="#0000cc" style:font-name="Bookman URW" fo:font-weight="bold" style:font-weight-asian="bold" style:font-weight-complex="bold"/>
    </style:style>
    <style:style style:name="P42" style:family="paragraph">
      <loext:graphic-properties draw:fill="none" draw:fill-color="#ffffff"/>
      <style:text-properties fo:color="#0000cc" style:font-name="Bookman URW" fo:font-weight="bold" style:font-weight-asian="bold" style:font-weight-complex="bold"/>
    </style:style>
    <style:style style:name="P43" style:family="paragraph">
      <style:text-properties fo:font-size="15pt"/>
    </style:style>
    <style:style style:name="P44" style:family="paragraph">
      <loext:graphic-properties draw:fill="none" draw:fill-color="#ffffff"/>
      <style:text-properties style:font-name="Cantarell" fo:font-size="15pt" fo:font-weight="normal" style:font-size-asian="15pt" style:font-weight-asian="normal" style:font-size-complex="15pt" style:font-weight-complex="normal"/>
    </style:style>
    <style:style style:name="P45" style:family="paragraph">
      <loext:graphic-properties draw:fill="none"/>
      <style:text-properties style:font-name="Cantarell" fo:font-size="18pt"/>
    </style:style>
    <style:style style:name="P46" style:family="paragraph">
      <style:text-properties fo:font-size="32pt"/>
    </style:style>
    <style:style style:name="P47" style:family="paragraph">
      <loext:graphic-properties draw:fill="none"/>
      <style:text-properties fo:font-size="32pt" style:font-size-asian="32pt" style:font-size-complex="32pt"/>
    </style:style>
    <style:style style:name="T1" style:family="text">
      <style:text-properties style:font-name="Cantarell" fo:font-size="40pt" fo:font-weight="normal" style:font-size-asian="40pt" style:font-weight-asian="normal" style:font-size-complex="40pt" style:font-weight-complex="normal"/>
    </style:style>
    <style:style style:name="T2" style:family="text">
      <style:text-properties style:font-name="Cantarell" fo:font-size="8pt" fo:font-weight="normal" style:font-size-asian="8pt" style:font-weight-asian="normal" style:font-size-complex="8pt" style:font-weight-complex="normal"/>
    </style:style>
    <style:style style:name="T3" style:family="text">
      <style:text-properties style:font-name="Cantarell" fo:font-size="8pt" fo:language="en" fo:country="US" fo:font-weight="normal" style:font-name-asian="Bitstream Vera Sans2" style:font-size-asian="8pt" style:language-asian="en" style:country-asian="US" style:font-weight-asian="normal" style:font-name-complex="Bitstream Vera Sans2" style:font-size-complex="8pt" style:font-weight-complex="normal"/>
    </style:style>
    <style:style style:name="T4" style:family="text">
      <style:text-properties style:font-name="Cantarell" fo:font-size="24pt" fo:font-weight="normal" style:font-size-asian="24pt" style:font-weight-asian="normal" style:font-size-complex="24pt" style:font-weight-complex="normal"/>
    </style:style>
    <style:style style:name="T5" style:family="text">
      <style:text-properties style:font-name="Liberation Sans2" fo:font-size="24pt" fo:font-weight="normal" style:font-size-asian="24pt" style:font-weight-asian="normal" style:font-size-complex="24pt" style:font-weight-complex="normal"/>
    </style:style>
    <style:style style:name="T6" style:family="text">
      <style:text-properties style:font-name="Cantarell" fo:font-size="48pt" fo:font-weight="normal" style:font-size-asian="48pt" style:font-weight-asian="normal" style:font-size-complex="48pt" style:font-weight-complex="normal"/>
    </style:style>
    <style:style style:name="T7" style:family="text">
      <style:text-properties style:font-name="Standard Symbols L2" fo:font-size="54pt" fo:font-weight="normal" style:font-name-asian="Standard Symbols L2" style:font-size-asian="54pt" style:font-weight-asian="normal" style:font-name-complex="Standard Symbols L2" style:font-size-complex="54pt" style:font-weight-complex="normal"/>
    </style:style>
    <style:style style:name="T8" style:family="text">
      <style:text-properties style:font-name="TeXGyreAdventor" fo:font-size="48pt" fo:font-weight="normal" style:font-size-asian="48pt" style:font-weight-asian="normal" style:font-size-complex="48pt" style:font-weight-complex="normal"/>
    </style:style>
    <style:style style:name="T9" style:family="text">
      <style:text-properties fo:color="#ff0000" style:font-name="Bookman URW" fo:font-weight="bold" style:font-weight-asian="bold" style:font-weight-complex="bold"/>
    </style:style>
    <style:style style:name="T10" style:family="text">
      <style:text-properties style:font-name="Cantarell" fo:font-size="54pt" fo:font-weight="normal" style:font-size-asian="54pt" style:font-weight-asian="normal" style:font-size-complex="54pt" style:font-weight-complex="normal"/>
    </style:style>
    <style:style style:name="T11" style:family="text">
      <style:text-properties fo:color="#0000cc" style:font-name="Bookman URW" fo:font-weight="bold" style:font-weight-asian="bold" style:font-weight-complex="bold"/>
    </style:style>
    <style:style style:name="T12" style:family="text">
      <style:text-properties style:font-name="Cantarell" fo:font-size="15pt" fo:font-weight="normal" style:font-size-asian="15pt" style:font-weight-asian="normal" style:font-size-complex="15pt" style:font-weight-complex="normal"/>
    </style:style>
    <style:style style:name="T13" style:family="text">
      <style:text-properties style:font-name="Standard Symbols L2" fo:font-size="32pt" fo:font-weight="normal" style:font-name-asian="Standard Symbols L2" style:font-size-asian="32pt" style:font-weight-asian="normal" style:font-name-complex="Standard Symbols L2" style:font-size-complex="3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9.115cm" svg:height="4.053cm" svg:x="2.152cm" svg:y="4.892cm">
          <draw:text-box>
            <text:p><text:span text:style-name="T1">Gerade Pyramide mit quadratischer Grundfläche</text:span></text:p>
          </draw:text-box>
        </draw:frame>
        <draw:custom-shape draw:style-name="gr2" draw:text-style-name="P2" draw:layer="layout" svg:width="5.2cm" svg:height="2.7cm" svg:x="0.765cm" svg:y="0.638cm">
          <text:p/>
          <draw:enhanced-geometry svg:viewBox="0 0 21600 21600" draw:mirror-horizontal="false" draw:mirror-vertical="false" draw:type="rectangle" draw:enhanced-path="M 0 0 L 21600 0 21600 21600 0 21600 0 0 Z N"/>
        </draw:custom-shape>
        <draw:g>
          <draw:polygon draw:style-name="gr3" draw:text-style-name="P3" draw:layer="layout" svg:width="0.325cm" svg:height="0.43cm" svg:x="1cm" svg:y="2.54cm" svg:viewBox="0 0 326 431" draw:points="0,0 78,0 269,360 269,0 326,0 326,431 248,431 57,70 57,431 0,431">
            <text:p/>
          </draw:polygon>
          <draw:path draw:style-name="gr3" draw:text-style-name="P3" draw:layer="layout" svg:width="0.296cm" svg:height="0.338cm" svg:x="1.416cm" svg:y="2.641cm" svg:viewBox="0 0 297 339" svg:d="M148 45h-5l-5 1h-5l-5 1-4 1-6 2-4 1-4 3-4 2-4 2-4 2-4 4-4 3-3 3-3 5-4 3-2 5-3 4-5 10-4 10-4 11-3 11-1 14-2 12v15 14l2 14 1 12 3 12 4 11 4 10 5 9 3 5 2 4 4 5 3 3 3 3 4 4 4 3 4 2 4 2 3 3 5 2 4 2 5 1 5 1 5 2h4l6 1h5 6l4-1h6l5-2 4-1 4-1 5-2 4-2 5-3 3-2 5-2 3-3 3-4 4-3 3-3 3-5 4-4 2-5 6-9 4-11 3-11 3-11 2-12 1-14v-14-14l-1-13-2-12-3-13-3-11-4-10-6-10-6-8-3-4-3-5-4-3-3-3-3-3-5-3-3-2-5-2-4-3-5-1-4-2-4-1-5-1h-6l-4-1zM148 0l17 1 16 2 8 1 7 3 7 2 7 2 6 4 7 3 7 3 5 5 6 4 6 5 5 4 5 6 5 6 5 6 3 7 5 5 3 8 3 7 6 14 4 17 4 17 1 19 1 19-1 19-1 19-4 16-4 17-6 15-3 6-3 8-5 7-3 5-5 7-5 6-5 5-5 5-6 5-6 4-5 4-7 3-7 4-6 3-7 3-7 3-7 1-8 2-16 2h-17-16l-17-2-7-2-8-1-6-3-8-3-7-3-5-4-7-3-6-4-6-4-5-5-5-5-6-5-4-6-5-7-4-5-4-7-3-8-3-6-6-15-4-17-4-16-1-19-1-19 1-19 1-19 4-17 4-17 6-14 3-7 3-8 4-5 4-7 5-6 4-6 6-6 5-4 5-5 6-4 6-5 7-3 5-3 7-4 8-2 6-2 8-3 7-1 17-2z">
            <text:p/>
          </draw:path>
          <draw:polygon draw:style-name="gr3" draw:text-style-name="P3" draw:layer="layout" svg:width="0.189cm" svg:height="0.33cm" svg:x="1.8cm" svg:y="2.641cm" svg:viewBox="0 0 190 331" draw:points="190,57 187,56 184,55 182,54 180,52 177,52 175,51 172,50 170,50 167,49 164,49 158,48 153,48 146,47 136,48 125,49 121,50 116,51 112,52 107,55 103,57 98,59 95,61 90,64 87,67 84,70 80,74 77,77 75,80 71,85 69,88 67,93 62,103 59,113 57,123 55,135 54,147 54,161 54,331 0,331 0,8 54,8 54,58 58,51 62,45 67,38 73,32 78,27 84,22 90,18 97,15 104,11 112,8 118,6 126,3 135,2 144,1 153,0 162,0 165,0 167,0 171,0 174,1 189,3">
            <text:p/>
          </draw:polygon>
          <draw:path draw:style-name="gr3" draw:text-style-name="P3" draw:layer="layout" svg:width="0.288cm" svg:height="0.457cm" svg:x="2.043cm" svg:y="2.522cm" svg:viewBox="0 0 289 458" svg:d="M234 288l-1-15-1-13-1-12-3-13-4-11-4-10-5-10-2-4-3-4-4-4-3-3-3-5-4-2-3-3-3-4-5-2-4-2-4-2-4-2-4-1-5-1-6-1-4-1h-6-4-6-4l-6 1-4 1-5 1-4 1-5 2-4 2-4 2-4 2-4 4-4 3-3 2-3 5-4 3-3 4-2 4-4 4-4 10-5 10-3 11-2 13-2 12-1 13v15 14l1 14 2 12 2 12 3 12 5 10 4 10 4 4 2 3 3 5 4 3 3 5 3 2 4 3 4 4 4 2 4 2 4 2 5 1 4 2 5 1 4 1 6 1h4 6 4 6l4-1 6-1 5-1 4-2 4-1 4-2 4-2 5-2 3-4 3-3 4-2 3-5 3-3 4-5 3-3 2-4 5-10 4-10 4-12 3-12 1-12 1-14zM54 175l4-6 4-7 5-7 6-5 5-5 6-4 5-5 7-4 7-4 6-2 7-2 8-2 8-1 7-2 9-1h8 8l7 1h6l7 2 7 2 7 2 6 2 6 2 5 4 7 3 6 5 4 3 6 6 4 4 6 6 4 5 9 12 7 13 7 14 5 15 3 15 4 18 1 17 1 19-1 19-1 18-4 16-3 16-5 15-7 14-7 12-9 13-4 5-6 6-4 4-6 6-4 3-6 5-7 3-5 3-6 3-6 2-7 2-7 2-7 1h-6l-7 2h-8-8l-9-2-7-1-8-1-8-2-7-2-6-2-7-4-7-4-5-5-6-4-5-5-6-5-5-7-4-7-4-6v49h-54v-450h54z">
            <text:p/>
          </draw:path>
          <draw:path draw:style-name="gr3" draw:text-style-name="P3" draw:layer="layout" svg:width="0.298cm" svg:height="0.338cm" svg:x="2.396cm" svg:y="2.641cm" svg:viewBox="0 0 299 339" svg:d="M299 156v26h-243l1 13 2 13 2 12 5 11 4 10 3 5 2 4 3 4 3 4 4 4 3 4 5 3 3 3 4 4 5 2 4 3 5 2 4 3 6 1 10 3 12 2 12 3h13l15-1h7l8-2 8-1 6-1 8-1 7-2 14-5 15-4 13-7 15-7v51l-15 5-14 6-15 3-14 5-16 2-14 2-16 1h-16-19l-17-2-17-3-16-6-8-3-6-2-7-5-8-3-5-5-7-5-6-5-6-5-5-6-5-7-5-5-4-7-5-7-3-6-3-8-4-8-4-16-4-16-2-18-1-18 1-20 1-18 4-18 5-15 6-16 3-7 5-6 3-8 4-6 6-7 4-5 6-6 6-5 6-5 6-4 7-5 6-4 7-3 7-4 7-2 8-2 16-4 17-2 17-1 16 1 16 1 6 2 7 2 7 2 6 2 7 3 6 4 6 3 6 3 6 5 4 4 6 5 4 5 5 5 4 7 5 5 3 6 3 6 4 7 5 14 5 14 2 16 2 16zM247 141l-1-10-2-10-2-11-2-8-3-8-3-5-2-4-2-4-2-3-4-3-2-4-3-3-4-3-3-3-3-2-4-3-3-1-3-2-5-3-3-1-5-1-4-1-5-1-8-1-11-1-10 1-10 1-10 2-9 2-4 1-5 3-4 2-3 2-5 2-3 4-3 2-4 3-3 4-4 3-3 3-2 4-2 4-3 4-4 8-3 9-4 10-2 10-1 12z">
            <text:p/>
          </draw:path>
          <draw:polygon draw:style-name="gr3" draw:text-style-name="P3" draw:layer="layout" svg:width="0.189cm" svg:height="0.33cm" svg:x="2.78cm" svg:y="2.641cm" svg:viewBox="0 0 190 331" draw:points="190,57 187,56 184,55 182,54 180,52 177,52 175,51 172,50 170,50 167,49 164,49 158,48 153,48 146,47 136,48 125,49 121,50 116,51 112,52 107,55 103,57 98,59 95,61 90,64 87,67 84,70 80,74 77,77 75,80 71,85 69,88 67,93 62,103 59,113 57,123 55,135 54,147 54,161 54,331 0,331 0,8 54,8 54,58 58,51 62,45 67,38 73,32 78,27 84,22 90,18 97,15 104,11 112,8 118,6 126,3 135,2 144,1 153,0 162,0 165,0 167,0 171,0 174,1 189,3">
            <text:p/>
          </draw:polygon>
          <draw:polygon draw:style-name="gr3" draw:text-style-name="P3" draw:layer="layout" svg:width="0.201cm" svg:height="0.414cm" svg:x="2.986cm" svg:y="2.556cm" svg:viewBox="0 0 202 415" draw:points="93,0 93,93 202,93 202,134 93,134 93,309 93,318 93,327 94,335 95,341 96,347 97,350 98,353 99,355 100,356 102,358 103,359 105,362 106,363 108,364 110,365 112,366 114,366 117,367 119,368 125,369 132,371 139,371 147,371 202,371 202,415 147,415 133,415 118,414 106,412 95,410 85,406 80,404 76,403 73,401 69,397 66,395 62,393 59,389 57,386 55,383 52,378 50,375 48,371 47,365 45,360 42,349 40,337 39,324 39,309 39,134 0,134 0,93 39,93 39,0">
            <text:p/>
          </draw:polygon>
          <draw:path draw:style-name="gr3" draw:text-style-name="P3" draw:layer="layout" svg:width="0.335cm" svg:height="0.43cm" svg:x="3.45cm" svg:y="2.54cm" svg:viewBox="0 0 336 431" svg:d="M204 229l5 2 4 2 5 2 5 4 5 3 4 5 5 4 4 6 5 4 4 7 4 5 5 8 9 15 9 18 59 117h-63l-55-111-6-10-4-10-6-8-6-7-4-7-6-6-4-5-3-3-3-1-5-3-6-3-5-3-7-2-8-1-7-1-7-1h-9-64v182h-58v-431h132 18l16 2 16 2 14 4 13 4 6 3 6 3 6 2 5 3 5 4 5 4 5 4 3 4 4 5 4 4 3 6 2 4 4 6 2 5 2 7 2 5 3 14 2 14v15 10l-1 10-1 9-3 9-2 8-3 7-5 8-4 7-5 7-5 5-7 6-7 4-6 5-8 4-8 4zM58 48v153h74 10l10-1 9-1 8-3 7-3 4-1 3-2 3-1 4-3 2-2 3-2 3-3 2-3 2-3 2-2 2-4 3-3 1-3 1-4 1-3 1-4 2-8 1-9v-9-9l-1-9-2-8-1-3-1-3-1-5-1-3-3-3-2-3-2-3-2-2-2-4-3-2-3-2-2-3-4-2-3-1-3-2-4-1-7-4-8-2-9-1-10-1h-10z">
            <text:p/>
          </draw:path>
          <draw:path draw:style-name="gr3" draw:text-style-name="P3" draw:layer="layout" svg:width="0.298cm" svg:height="0.338cm" svg:x="3.807cm" svg:y="2.641cm" svg:viewBox="0 0 299 339" svg:d="M299 156v26h-243l1 13 2 13 2 12 5 11 4 10 3 5 2 4 3 4 3 4 4 4 3 4 5 3 3 3 4 4 5 2 4 3 5 2 4 3 6 1 10 3 12 2 12 3h13l15-1h7l8-2 8-1 6-1 8-1 7-2 14-5 15-4 13-7 15-7v51l-15 5-14 6-15 3-14 5-16 2-14 2-16 1h-16-19l-17-2-17-3-16-6-8-3-6-2-7-5-8-3-5-5-7-5-6-5-6-5-5-6-5-7-5-5-4-7-5-7-3-6-3-8-4-8-4-16-4-16-2-18-1-18 1-20 1-18 4-18 5-15 6-16 3-7 5-6 3-8 4-6 6-7 4-5 6-6 6-5 6-5 6-4 7-5 6-4 7-3 7-4 7-2 8-2 16-4 17-2 17-1 16 1 16 1 6 2 7 2 7 2 6 2 7 3 6 4 6 3 6 3 6 5 4 4 6 5 4 5 5 5 4 7 5 5 3 6 3 6 4 7 5 14 5 14 2 16 2 16zM247 141l-1-10-2-10-2-11-2-8-3-8-3-5-2-4-2-4-2-3-4-3-2-4-3-3-4-3-3-3-3-2-4-3-3-1-3-2-5-3-3-1-5-1-4-1-5-1-8-1-11-1-10 1-10 1-10 2-9 2-4 1-5 3-4 2-3 2-5 2-3 4-3 2-4 3-3 4-4 3-3 3-2 4-2 4-3 4-4 8-3 9-4 10-2 10-1 12z">
            <text:p/>
          </draw:path>
          <draw:polygon draw:style-name="gr3" draw:text-style-name="P3" draw:layer="layout" svg:width="0.246cm" svg:height="0.338cm" svg:x="4.168cm" svg:y="2.641cm" svg:viewBox="0 0 247 339" draw:points="230,18 230,68 219,62 206,57 195,54 183,50 171,48 158,46 145,45 133,45 123,45 114,46 106,46 98,48 92,49 85,51 78,54 76,55 74,57 71,58 69,60 67,61 65,64 62,66 61,67 60,69 59,71 57,74 57,77 56,79 55,81 55,85 54,87 54,90 54,93 54,95 54,97 55,99 55,102 55,104 56,106 57,107 57,109 58,112 59,113 60,115 61,116 62,118 65,119 66,121 68,122 69,123 71,125 77,127 83,129 89,133 97,135 105,137 125,142 143,146 156,150 169,153 181,156 191,161 201,165 209,170 216,175 220,177 223,181 227,183 229,186 231,190 233,192 235,195 238,200 240,203 241,206 242,211 243,214 246,223 247,232 247,242 247,248 247,253 246,258 244,263 243,268 242,273 240,278 238,282 235,287 233,291 230,295 227,299 223,302 220,307 215,310 211,314 206,317 202,319 192,325 181,329 169,333 156,336 143,338 128,339 114,339 100,339 87,338 74,337 59,335 45,331 30,328 16,324 0,319 0,264 15,271 29,278 44,283 58,288 73,291 79,292 86,294 94,294 100,295 107,295 115,295 124,295 132,295 141,294 147,292 155,290 161,288 167,286 170,283 172,282 174,280 177,279 179,277 181,276 183,273 184,271 186,269 187,267 189,264 190,262 191,260 191,257 192,254 192,252 192,249 192,246 192,241 192,235 191,233 191,231 190,229 189,227 187,224 186,223 185,221 184,219 183,218 181,215 180,214 177,213 176,211 174,210 169,208 162,204 155,202 146,199 136,196 114,191 96,186 84,183 73,181 62,176 52,173 45,169 37,164 30,160 27,157 25,154 21,152 19,148 17,146 15,143 12,139 11,136 9,133 8,128 6,122 3,113 2,105 2,95 3,84 3,79 4,74 6,69 7,64 9,59 10,55 12,50 15,47 18,42 20,39 23,35 27,31 30,28 35,25 39,22 44,19 48,17 52,15 62,10 74,7 86,3 98,1 112,0 126,0 141,0 155,1 169,2 182,4 194,7 206,10 219,13">
            <text:p/>
          </draw:polygon>
          <draw:polygon draw:style-name="gr3" draw:text-style-name="P3" draw:layer="layout" svg:width="0.255cm" svg:height="0.338cm" svg:x="4.475cm" svg:y="2.641cm" svg:viewBox="0 0 256 339" draw:points="256,20 256,70 244,64 233,59 222,55 216,52 211,51 204,50 199,48 193,48 187,47 182,46 176,46 171,45 165,45 152,46 141,47 135,48 129,49 124,51 118,54 114,56 109,58 105,60 100,64 96,67 92,70 88,74 85,78 81,83 78,86 75,92 73,96 69,100 67,106 64,117 60,129 58,142 57,155 56,170 57,184 58,198 60,211 64,222 67,233 69,239 73,243 75,249 78,253 81,258 85,262 88,266 92,269 96,273 100,276 105,279 109,281 114,285 118,287 124,288 129,290 135,291 141,292 152,294 165,295 171,295 176,295 182,294 187,294 193,292 199,291 204,290 211,288 216,287 222,285 233,280 244,276 256,270 256,319 244,324 233,328 221,331 210,335 198,337 185,338 172,339 158,339 141,339 124,337 108,333 100,330 94,328 86,325 79,321 73,318 66,314 60,309 55,305 48,299 44,294 38,288 32,281 28,276 25,269 20,262 17,254 11,240 6,223 2,206 1,189 0,170 1,151 2,133 6,115 11,99 13,92 17,84 20,77 25,70 29,64 33,57 38,51 44,46 49,40 55,35 60,30 67,26 74,21 80,18 87,15 95,11 103,9 110,7 126,3 144,1 163,0 174,0 186,1 199,3 210,6 222,8 233,11 244,16">
            <text:p/>
          </draw:polygon>
          <draw:polygon draw:style-name="gr3" draw:text-style-name="P3" draw:layer="layout" svg:width="0.269cm" svg:height="0.449cm" svg:x="4.82cm" svg:y="2.522cm" svg:viewBox="0 0 270 450" draw:points="270,254 270,450 218,450 218,256 218,244 216,234 215,224 213,215 211,208 208,200 205,196 204,193 202,190 200,187 198,184 195,182 192,180 190,177 186,175 184,173 181,172 177,170 174,169 171,167 166,166 163,166 155,165 146,164 135,165 126,166 116,169 112,170 107,171 104,173 99,175 96,177 92,180 88,182 85,185 81,189 78,192 75,195 73,199 69,203 67,206 65,211 62,215 59,224 57,234 55,244 54,256 54,267 54,450 0,450 0,0 54,0 54,176 58,170 64,163 68,156 74,151 80,145 86,141 92,136 98,133 105,129 112,126 118,124 126,122 134,121 142,119 150,118 157,118 171,118 184,121 190,122 195,123 201,125 206,127 212,129 216,132 221,134 227,137 230,141 234,145 239,148 242,153 246,157 249,162 252,166 254,172 259,183 263,195 267,209 269,223 270,238">
            <text:p/>
          </draw:polygon>
          <draw:polygon draw:style-name="gr3" draw:text-style-name="P3" draw:layer="layout" svg:width="0.286cm" svg:height="0.449cm" svg:x="5.195cm" svg:y="2.522cm" svg:viewBox="0 0 287 450" draw:points="0,0 54,0 54,266 212,126 279,126 108,277 287,450 218,450 54,291 54,450 0,450">
            <text:p/>
          </draw:polygon>
          <draw:path draw:style-name="gr3" draw:text-style-name="P3" draw:layer="layout" svg:width="0.298cm" svg:height="0.338cm" svg:x="5.493cm" svg:y="2.641cm" svg:viewBox="0 0 299 339" svg:d="M299 156v26h-243l1 13 2 13 2 12 5 11 4 10 3 5 2 4 3 4 3 4 4 4 3 4 5 3 3 3 4 4 5 2 4 3 5 2 4 3 6 1 10 3 12 2 12 3h13l15-1h7l8-2 8-1 6-1 8-1 7-2 14-5 15-4 13-7 15-7v51l-15 5-14 6-15 3-14 5-16 2-14 2-16 1h-16-19l-17-2-17-3-16-6-8-3-6-2-7-5-8-3-5-5-7-5-6-5-6-5-5-6-5-7-5-5-4-7-5-7-3-6-3-8-4-8-4-16-4-16-2-18-1-18 1-20 1-18 4-18 5-15 6-16 3-7 5-6 3-8 4-6 6-7 4-5 6-6 6-5 6-5 6-4 7-5 6-4 7-3 7-4 7-2 8-2 16-4 17-2 17-1 16 1 16 1 6 2 7 2 7 2 6 2 7 3 6 4 6 3 6 3 6 5 4 4 6 5 4 5 5 5 4 7 5 5 3 6 3 6 4 7 5 14 5 14 2 16 2 16zM247 141l-1-10-2-10-2-11-2-8-3-8-3-5-2-4-2-4-2-3-4-3-2-4-3-3-4-3-3-3-3-2-4-3-3-1-3-2-5-3-3-1-5-1-4-1-5-1-8-1-11-1-10 1-10 1-10 2-9 2-4 1-5 3-4 2-3 2-5 2-3 4-3 2-4 3-3 4-4 3-3 3-2 4-2 4-3 4-4 8-3 9-4 10-2 10-1 12z">
            <text:p/>
          </draw:path>
        </draw:g>
        <draw:polygon draw:style-name="gr4" draw:text-style-name="P4" draw:layer="layout" svg:width="4.593cm" svg:height="1.574cm" svg:x="1.068cm" svg:y="1.761cm" svg:viewBox="0 0 4594 1575" draw:points="2297,1575 0,1575 0,0 4594,0 4594,1575">
          <text:p/>
        </draw:polygon>
        <draw:polygon draw:style-name="gr4" draw:text-style-name="P4" draw:layer="layout" svg:width="4.593cm" svg:height="1.574cm" svg:x="1.071cm" svg:y="1.763cm" svg:viewBox="0 0 4594 1575" draw:points="2297,1575 0,1575 0,0 4594,0 4594,1575">
          <text:p/>
        </draw:polygon>
        <draw:polygon draw:style-name="gr4" draw:text-style-name="P4" draw:layer="layout" svg:width="4.686cm" svg:height="1.539cm" svg:x="1.077cm" svg:y="0.87cm" svg:viewBox="0 0 4687 1540" draw:points="2343,1540 0,1540 0,0 4687,0 4687,1540">
          <text:p/>
        </draw:polygon>
        <draw:path draw:style-name="gr5" draw:text-style-name="P5" draw:layer="layout" svg:width="4.784cm" svg:height="1.65cm" svg:x="1.001cm" svg:y="0.838cm" svg:viewBox="0 0 4785 1651" svg:d="M4695 0h-4607-9l-8 2-9 2-8 3-7 4-7 4-7 5-7 6-5 7-6 7-4 7-4 8-3 8-2 9-2 9v9 1543 2 1l1 2 1 1 1 2 1 1 1 2 1 1 1 1 2 1 1 1 2 1 1 1 2 1h1 2 4749 2 1l2-1 1-1 2-1 1-1 2-1 1-1 1-1 1-2 1-1 1-2 1-1 1-2v-1-2-1543-9l-2-9-2-9-3-8-3-8-5-7-4-7-6-7-6-6-7-5-8-4-8-4-8-3-9-2-9-2zM88 40h4607 5l5 1 5 1 5 2 5 2 4 2 4 3 4 3 3 4 4 3 2 5 3 4 2 5 1 5 1 5v5 1069h-3296l-24 39-27 38-29 36-31 34-34 32-35 29-37 28-39 25-41 22-43 20-43 17-46 14-46 11-48 8-48 5-50 2-49-2-49-5-47-8-47-11-45-14-44-17-42-20-41-22-39-25-37-28-36-29-33-32-31-34-29-36-26-38-24-39h-171v-1069-5l1-5 1-5 1-5 2-4 2-5 3-3 3-4 3-3 3-3 4-2 4-2 5-2 5-1 5-1z">
          <text:p/>
        </draw:path>
        <draw:polygon draw:style-name="gr4" draw:text-style-name="P4" draw:layer="layout" svg:width="0.222cm" svg:height="0.265cm" svg:x="2.834cm" svg:y="2.137cm" svg:viewBox="0 0 223 266" draw:points="111,266 0,266 0,0 223,0 223,266">
          <text:p/>
        </draw:polygon>
        <draw:g>
          <draw:path draw:style-name="gr6" draw:text-style-name="P6" draw:layer="layout" svg:width="0.219cm" svg:height="0.259cm" svg:x="2.848cm" svg:y="2.137cm" svg:viewBox="0 0 220 260" svg:d="M124 0c9 0 25 0 33 3 10 0 19 7 26 10 9 6 15 11 18 18 3 12 6 22 6 31 0 15-3 25-9 34s-15 15-28 21c19 3 28 13 37 26 10 11 13 24 13 43 0 12-3 21-10 34-3 9-12 14-18 21-9 6-19 9-31 13-10 6-22 6-34 6h-127v-260zM117 105c10 0 16-3 22-9 10-3 12-9 12-22 0-6 0-12-2-15-3-3-6-6-10-9-6-4-9-4-12-4-7-3-10-3-16-3h-55v62zM120 217c4 0 10-4 13-4 6 0 13-3 16-6 5-3 5-6 12-9 0-4 0-9 0-15 0-16-4-26-10-32-8-5-18-5-31-5h-64v71z">
            <text:p/>
          </draw:path>
          <draw:polygon draw:style-name="gr6" draw:text-style-name="P6" draw:layer="layout" svg:width="0.249cm" svg:height="0.259cm" svg:x="3.076cm" svg:y="2.137cm" svg:viewBox="0 0 250 260" draw:points="0,0 64,0 127,102 189,0 250,0 154,161 154,260 99,260 99,157">
            <text:p/>
          </draw:polygon>
        </draw:g>
        <draw:polygon draw:style-name="gr4" draw:text-style-name="P4" draw:layer="layout" svg:width="0.256cm" svg:height="0.265cm" svg:x="3.062cm" svg:y="2.137cm" svg:viewBox="0 0 257 266" draw:points="128,266 0,266 0,0 257,0 257,266">
          <text:p/>
        </draw:polygon>
        <draw:polygon draw:style-name="gr4" draw:text-style-name="P4" draw:layer="layout" svg:width="0.225cm" svg:height="0.28cm" svg:x="4.86cm" svg:y="2.129cm" svg:viewBox="0 0 226 281" draw:points="113,281 0,281 0,0 226,0 226,281">
          <text:p/>
        </draw:polygon>
        <draw:g>
          <draw:path draw:style-name="gr6" draw:text-style-name="P6" draw:layer="layout" svg:width="0.222cm" svg:height="0.274cm" svg:x="4.903cm" svg:y="2.131cm" svg:viewBox="0 0 223 275" svg:d="M62 204c2 3 9 9 12 13 6 3 13 9 19 9 9 3 15 3 21 3s13 0 16 0c9-3 13-3 19-6 2-3 8-6 12-13 3-3 6-6 6-16 0-6-3-11-6-14-7-7-12-10-18-13-10-3-16-6-26-6-9-4-18-7-27-10-13 0-22-3-31-8-6-4-19-7-25-13-7-6-13-13-15-22-3-9-6-18-6-31s3-24 8-34c3-9 10-19 19-24 13-6 22-13 34-16 9-3 25-3 34-3 12 0 25 0 41 3 12 3 21 10 34 16 9 5 15 15 21 24 6 13 9 25 9 40h-56c0-9-3-15-6-19-2-5-5-8-8-11-7-3-13-3-19-7-7-3-10-3-18-3-4 0-7 0-13 0-6 3-10 7-16 10-3 0-6 3-6 6-3 5-3 9-3 15 0 3 0 9 0 13 3 0 6 6 12 9 7 3 16 3 26 6 8 3 21 6 40 12 3 0 11 0 18 3 9 3 19 7 28 13 6 6 15 13 18 24 10 7 13 19 13 34 0 13-3 25-10 35-3 8-9 18-19 24-8 10-21 16-33 19-15 5-31 9-47 9-15 0-31-4-43-6-12-3-28-12-37-19-10-9-18-19-21-27-10-13-13-29-13-40h59c0 5 0 11 3 21z">
            <text:p/>
          </draw:path>
          <draw:path draw:style-name="gr6" draw:text-style-name="P6" draw:layer="layout" svg:width="0.253cm" svg:height="0.259cm" svg:x="5.13cm" svg:y="2.137cm" svg:viewBox="0 0 254 260" svg:d="M157 0l97 260h-60l-18-59h-99l-21 59h-56l99-260zM161 157l-31-95h-3l-34 95z">
            <text:p/>
          </draw:path>
        </draw:g>
        <draw:polygon draw:style-name="gr4" draw:text-style-name="P4" draw:layer="layout" svg:width="0.259cm" svg:height="0.265cm" svg:x="5.087cm" svg:y="2.137cm" svg:viewBox="0 0 260 266" draw:points="130,266 0,266 0,0 260,0 260,266">
          <text:p/>
        </draw:polygon>
        <draw:polygon draw:style-name="gr4" draw:text-style-name="P4" draw:layer="layout" svg:width="0.225cm" svg:height="0.265cm" svg:x="3.847cm" svg:y="2.137cm" svg:viewBox="0 0 226 266" draw:points="113,266 0,266 0,0 226,0 226,266">
          <text:p/>
        </draw:polygon>
        <draw:g>
          <draw:polygon draw:style-name="gr6" draw:text-style-name="P6" draw:layer="layout" svg:width="0.219cm" svg:height="0.259cm" svg:x="3.864cm" svg:y="2.137cm" svg:viewBox="0 0 220 260" draw:points="59,0 167,176 167,0 220,0 220,260 164,260 56,87 53,87 53,260 0,260 0,0">
            <text:p/>
          </draw:polygon>
          <draw:path draw:style-name="gr6" draw:text-style-name="P6" draw:layer="layout" svg:width="0.243cm" svg:height="0.274cm" svg:x="4.123cm" svg:y="2.131cm" svg:viewBox="0 0 244 275" svg:d="M180 74c-4-6-7-10-13-12-3-6-13-9-18-9-6-3-13-3-19-3-16 0-24 0-34 6-9 3-16 8-22 18-6 9-10 19-12 31-3 9-3 19-3 31s0 21 3 34c2 10 6 18 12 28 6 6 13 12 22 19 10 6 18 9 34 9 19 0 31-6 40-19 10-9 16-21 19-40h55c-3 16-6 31-12 43-6 16-12 24-22 34-12 10-21 16-37 22-12 3-27 9-43 9-22 0-37-6-53-12-18-9-31-19-40-29-13-11-21-27-27-43-7-18-10-37-10-55 0-19 3-37 10-53 6-15 14-30 27-43 9-13 22-21 40-30 16-7 31-10 53-10 16 0 27 0 40 6 13 4 24 10 34 18 13 7 19 16 25 29 5 11 9 24 12 40h-55c0-6-3-13-6-19z">
            <text:p/>
          </draw:path>
        </draw:g>
        <draw:polygon draw:style-name="gr4" draw:text-style-name="P4" draw:layer="layout" svg:width="0.246cm" svg:height="0.28cm" svg:x="4.106cm" svg:y="2.129cm" svg:viewBox="0 0 247 281" draw:points="124,281 0,281 0,0 247,0 247,281">
          <text:p/>
        </draw:polygon>
        <draw:g>
          <draw:path draw:style-name="gr7" draw:text-style-name="P7" draw:layer="layout" svg:width="0.915cm" svg:height="0.908cm" svg:x="4.684cm" svg:y="0.986cm" svg:viewBox="0 0 916 909" svg:d="M780 132c-86-89-195-132-321-132-129 0-237 43-324 132-89 90-135 198-135 321 0 127 46 235 135 323 90 90 198 133 324 133 123 0 232-43 324-136 86-85 133-191 133-320 0-127-47-234-136-321z">
            <text:p/>
          </draw:path>
          <draw:polygon draw:style-name="gr4" draw:text-style-name="P4" draw:layer="layout" svg:width="0.918cm" svg:height="0.915cm" svg:x="4.684cm" svg:y="0.983cm" svg:viewBox="0 0 919 916" draw:points="459,916 0,916 0,0 919,0 919,916">
            <text:p/>
          </draw:polygon>
          <draw:path draw:style-name="gr6" draw:text-style-name="P6" draw:layer="layout" svg:width="0.809cm" svg:height="0.809cm" svg:x="4.737cm" svg:y="1.035cm" svg:viewBox="0 0 810 810" svg:d="M810 404c0 225-181 406-403 406-225 0-407-181-407-406 0-222 182-404 404-404 225 0 406 182 406 404z">
            <text:p/>
          </draw:path>
          <draw:polygon draw:style-name="gr4" draw:text-style-name="P4" draw:layer="layout" svg:width="0.812cm" svg:height="0.812cm" svg:x="4.737cm" svg:y="1.035cm" svg:viewBox="0 0 813 813" draw:points="407,813 0,813 0,0 813,0 813,813">
            <text:p/>
          </draw:polygon>
          <draw:path draw:style-name="gr8" draw:text-style-name="P8" draw:layer="layout" svg:width="0.468cm" svg:height="0.489cm" svg:x="4.899cm" svg:y="1.198cm" svg:viewBox="0 0 469 490" svg:d="M34 175c22-114 99-175 200-175 145 0 235 105 235 247 0 139-96 243-235 243-98 0-188-58-203-178h114c6 61 46 83 102 83 65 0 105-59 105-151 0-96-34-148-102-148-49 0-96 18-105 79h34l-89 93-90-93z">
            <text:p/>
          </draw:path>
          <draw:polygon draw:style-name="gr4" draw:text-style-name="P4" draw:layer="layout" svg:width="0.474cm" svg:height="0.492cm" svg:x="4.897cm" svg:y="1.198cm" svg:viewBox="0 0 475 493" draw:points="238,493 0,493 0,0 475,0 475,493">
            <text:p/>
          </draw:polygon>
        </draw:g>
        <draw:path draw:style-name="gr7" draw:text-style-name="P7" draw:layer="layout" svg:width="0.915cm" svg:height="0.908cm" svg:x="3.656cm" svg:y="0.986cm" svg:viewBox="0 0 916 909" svg:d="M780 132c-86-89-195-132-321-132-129 0-237 43-324 132-89 90-135 198-135 321 0 127 46 235 135 323 90 90 198 133 324 133 123 0 232-43 324-136 90-85 133-191 133-320 0-127-43-234-136-321z">
          <text:p/>
        </draw:path>
        <draw:polygon draw:style-name="gr4" draw:text-style-name="P4" draw:layer="layout" svg:width="0.918cm" svg:height="0.915cm" svg:x="3.656cm" svg:y="0.983cm" svg:viewBox="0 0 919 916" draw:points="459,916 0,916 0,0 919,0 919,916">
          <text:p/>
        </draw:polygon>
        <draw:path draw:style-name="gr6" draw:text-style-name="P6" draw:layer="layout" svg:width="0.809cm" svg:height="0.809cm" svg:x="3.709cm" svg:y="1.035cm" svg:viewBox="0 0 810 810" svg:d="M810 404c0 225-181 406-403 406-225 0-407-181-407-406 0-222 182-404 404-404 225 0 406 182 406 404z">
          <text:p/>
        </draw:path>
        <draw:path draw:style-name="gr8" draw:text-style-name="P8" draw:layer="layout" svg:width="0.474cm" svg:height="0.668cm" svg:x="3.827cm" svg:y="1.094cm" svg:viewBox="0 0 475 669" svg:d="M293 601c31 0 52-9 71-21 15-16 25-37 31-66l80 7c-3 19-12 40-19 59-8 18-21 34-37 46-11 15-33 25-51 31-26 10-47 12-75 12-37 0-65-6-92-18-26-10-47-28-65-50-19-21-31-46-40-77-13-31-16-61-22-95h-74l19-62h52c0-4 0-6-3-12 0-6 0-13 0-25 0-6 0-15 0-22 3-9 3-12 3-19h-71l19-55h55c6-40 9-70 22-101 12-28 24-53 42-75 19-18 37-34 66-42 24-10 52-16 86-16 28 0 52 3 74 10 22 9 41 17 55 33 13 13 29 28 34 47 10 18 16 37 19 58l-80 6c-3-27-13-49-31-64-19-16-40-22-71-22-22 0-40 0-52 6-19 9-31 19-40 31-13 12-23 30-31 49-6 25-10 50-13 80h191l-18 55h-176c-3 10-3 13-3 23 0 6 0 14 0 18 0 9 0 15 0 22 0 6 3 9 3 15h194l-18 62h-173c3 24 7 48 13 67 6 22 15 41 24 56 13 15 24 28 43 37 16 9 37 12 59 12z">
          <text:p/>
        </draw:path>
        <draw:polygon draw:style-name="gr4" draw:text-style-name="P4" draw:layer="layout" svg:width="0.478cm" svg:height="0.671cm" svg:x="3.825cm" svg:y="1.112cm" svg:viewBox="0 0 479 672" draw:points="239,672 0,672 0,0 479,0 479,672">
          <text:p/>
        </draw:polygon>
        <draw:polygon draw:style-name="gr7" draw:text-style-name="P7" draw:layer="layout" svg:width="0.003cm" svg:height="0.003cm" svg:x="4.081cm" svg:y="1.46cm" svg:viewBox="0 0 4 4" draw:points="4,4 0,0">
          <text:p/>
        </draw:polygon>
        <draw:polygon draw:style-name="gr4" draw:text-style-name="P4" draw:layer="layout" svg:width="0.006cm" svg:height="0.006cm" svg:x="4.081cm" svg:y="1.46cm" svg:viewBox="0 0 7 7" draw:points="3,7 0,7 0,0 7,0 7,7">
          <text:p/>
        </draw:polygon>
        <draw:path draw:style-name="gr9" draw:text-style-name="P4" draw:layer="layout" svg:width="0.876cm" svg:height="-0.001cm" draw:transform="rotate (-0.746651854003175) translate (3.786cm 1.136cm)" svg:viewBox="0 0 877 0" svg:d="M0 0c292 0 585 0 877 0">
          <text:p/>
        </draw:path>
        <draw:g>
          <draw:path draw:style-name="gr7" draw:text-style-name="P7" draw:layer="layout" svg:width="0.915cm" svg:height="0.908cm" svg:x="2.628cm" svg:y="0.986cm" svg:viewBox="0 0 916 909" svg:d="M783 132c-89-89-198-132-327-132-126 0-231 43-318 132-92 90-138 198-138 321 0 127 46 235 138 323 87 90 195 133 318 133 126 0 235-43 327-136 90-85 133-191 133-320 0-127-43-234-133-321z">
            <text:p/>
          </draw:path>
          <draw:polygon draw:style-name="gr4" draw:text-style-name="P4" draw:layer="layout" svg:width="0.918cm" svg:height="0.915cm" svg:x="2.628cm" svg:y="0.983cm" svg:viewBox="0 0 919 916" draw:points="459,916 0,916 0,0 919,0 919,916">
            <text:p/>
          </draw:polygon>
          <draw:path draw:style-name="gr6" draw:text-style-name="P6" draw:layer="layout" svg:width="0.809cm" svg:height="0.809cm" svg:x="2.68cm" svg:y="1.035cm" svg:viewBox="0 0 810 810" svg:d="M810 404c0 225-181 406-403 406-225 0-407-181-407-406 0-222 182-404 404-404 225 0 406 182 406 404z">
            <text:p/>
          </draw:path>
          <draw:polygon draw:style-name="gr4" draw:text-style-name="P4" draw:layer="layout" svg:width="0.812cm" svg:height="0.812cm" svg:x="2.68cm" svg:y="1.035cm" svg:viewBox="0 0 813 813" draw:points="407,813 0,813 0,0 813,0 813,813">
            <text:p/>
          </draw:polygon>
          <draw:path draw:style-name="gr8" draw:text-style-name="P8" draw:layer="layout" svg:width="0.126cm" svg:height="0.126cm" svg:x="3.025cm" svg:y="1.146cm" svg:viewBox="0 0 127 127" svg:d="M127 65c0 10-2 18-9 31-3 10-12 19-22 22-9 7-21 9-31 9-12 0-22-2-34-9-9-3-15-12-21-22-7-13-10-21-10-31 0-12 3-25 10-34 6-9 12-15 21-21 12-7 22-10 34-10 10 0 22 3 31 10 10 6 19 12 22 21 7 9 9 22 9 34z">
            <text:p/>
          </draw:path>
          <draw:polygon draw:style-name="gr4" draw:text-style-name="P4" draw:layer="layout" svg:width="0.132cm" svg:height="0.132cm" svg:x="3.025cm" svg:y="1.143cm" svg:viewBox="0 0 133 133" draw:points="67,133 0,133 0,0 133,0 133,133">
            <text:p/>
          </draw:polygon>
          <draw:path draw:style-name="gr8" draw:text-style-name="P8" draw:layer="layout" svg:width="0.243cm" svg:height="0.437cm" svg:x="2.966cm" svg:y="1.297cm" svg:viewBox="0 0 244 438" svg:d="M244 31c0-18-12-31-27-31h-190c-14 0-27 13-27 31v186h53v221h141v-221h50z">
            <text:p/>
          </draw:path>
          <draw:polygon draw:style-name="gr4" draw:text-style-name="P4" draw:layer="layout" svg:width="0.249cm" svg:height="0.441cm" svg:x="2.966cm" svg:y="1.297cm" svg:viewBox="0 0 250 442" draw:points="126,442 0,442 0,0 250,0 250,442">
            <text:p/>
          </draw:polygon>
        </draw:g>
        <draw:g>
          <draw:path draw:style-name="gr7" draw:text-style-name="P7" draw:layer="layout" svg:width="1.225cm" svg:height="1.22cm" svg:x="1.222cm" svg:y="0.97cm" svg:viewBox="0 0 1226 1221" svg:d="M1048 177c-119-119-265-177-437-177-170 0-310 58-426 177-123 121-185 265-185 431 0 170 62 315 185 434 116 121 260 179 426 179 168 0 314-58 437-183 120-115 178-257 178-430 0-170-58-314-178-431z">
            <text:p/>
          </draw:path>
          <draw:polygon draw:style-name="gr4" draw:text-style-name="P4" draw:layer="layout" svg:width="1.229cm" svg:height="1.228cm" svg:x="1.222cm" svg:y="0.966cm" svg:viewBox="0 0 1230 1229" draw:points="615,1229 0,1229 0,0 1230,0 1230,1229">
            <text:p/>
          </draw:polygon>
          <draw:path draw:style-name="gr6" draw:text-style-name="P6" draw:layer="layout" svg:width="1.083cm" svg:height="1.087cm" svg:x="1.292cm" svg:y="1.036cm" svg:viewBox="0 0 1084 1088" svg:d="M1084 542c0 302-243 546-540 546-301 0-544-244-544-546 0-298 243-542 540-542 301 0 544 244 544 542z">
            <text:p/>
          </draw:path>
          <draw:polygon draw:style-name="gr4" draw:text-style-name="P4" draw:layer="layout" svg:width="1.088cm" svg:height="1.091cm" svg:x="1.292cm" svg:y="1.034cm" svg:viewBox="0 0 1089 1092" draw:points="544,1092 0,1092 0,0 1089,0 1089,1092">
            <text:p/>
          </draw:polygon>
          <draw:polygon draw:style-name="gr4" draw:text-style-name="P4" draw:layer="layout" svg:width="0.177cm" svg:height="0.178cm" svg:x="1.754cm" svg:y="1.491cm" svg:viewBox="0 0 178 179" draw:points="89,179 0,179 0,0 178,0 178,179">
            <text:p/>
          </draw:polygon>
          <draw:polygon draw:style-name="gr4" draw:text-style-name="P4" draw:layer="layout" svg:width="0.334cm" svg:height="0.592cm" svg:x="1.675cm" svg:y="1.284cm" svg:viewBox="0 0 335 593" draw:points="168,593 0,593 0,0 335,0 335,593">
            <text:p/>
          </draw:polygon>
          <draw:path draw:style-name="gr10" draw:text-style-name="P9" draw:layer="layout" svg:width="0.459cm" svg:height="0.661cm" svg:x="1.382cm" svg:y="1.249cm" svg:viewBox="0 0 460 662" svg:d="M350 230c-26-59-54-87-95-87-75 0-107 64-107 187 0 129 32 193 107 193 49 0 81-32 103-91l102 65c-49 112-118 165-217 165-75 0-132-25-176-84-47-59-67-140-67-248 0-100 20-177 69-241 47-58 103-89 170-89 103 0 172 53 217 160z">
            <text:p/>
          </draw:path>
          <draw:path draw:style-name="gr10" draw:text-style-name="P9" draw:layer="layout" svg:width="0.455cm" svg:height="0.661cm" svg:x="1.854cm" svg:y="1.249cm" svg:viewBox="0 0 456 662" svg:d="M346 230c-20-59-50-87-91-87-73 0-107 64-107 187 0 129 34 193 107 193 49 0 81-32 99-91l102 65c-45 112-114 165-213 165-73 0-132-25-176-84-42-59-67-140-67-248 0-100 25-177 67-241 44-58 103-89 172-89 103 0 172 53 217 160z">
            <text:p/>
          </draw:path>
        </draw:g>
      </draw:page>
      <draw:page draw:name="page2" draw:style-name="dp1" draw:master-page-name="Default">
        <draw:polygon draw:style-name="gr11" draw:text-style-name="P10" draw:layer="layout" svg:width="12.569cm" svg:height="2.616cm" svg:x="0.389cm" svg:y="6.917cm" svg:viewBox="0 0 12570 2617" draw:points="6114,2617 0,0 9425,92 12570,1606">
          <text:p/>
        </draw:polygon>
        <draw:polyline draw:style-name="gr12" draw:text-style-name="P4" draw:layer="layout" svg:width="0cm" svg:height="0cm" svg:x="8.13cm" svg:y="8.095cm" svg:viewBox="0 0 0 0" draw:points="0,0">
          <text:p/>
        </draw:polyline>
        <draw:polyline draw:style-name="gr13" draw:text-style-name="P4" draw:layer="layout" svg:width="0cm" svg:height="0cm" svg:x="8.13cm" svg:y="11.071cm" svg:viewBox="0 0 0 0" draw:points="0,0">
          <text:p/>
        </draw:polyline>
        <draw:polyline draw:style-name="gr14" draw:text-style-name="P4" draw:layer="layout" svg:width="0cm" svg:height="0cm" svg:x="11.896cm" svg:y="7.008cm" svg:viewBox="0 0 0 0" draw:points="0,0">
          <text:p/>
        </draw:polyline>
        <draw:polygon draw:style-name="gr15" draw:text-style-name="P4" draw:layer="layout" svg:width="0cm" svg:height="0cm" svg:x="9.583cm" svg:y="6.903cm" svg:viewBox="0 0 0 0" draw:points="0,0">
          <text:p/>
        </draw:polygon>
        <draw:polygon draw:style-name="gr16" draw:text-style-name="P11" draw:layer="layout" svg:width="5.314cm" svg:height="5.543cm" svg:x="4.514cm" svg:y="2.07cm" svg:viewBox="0 0 5315 5544" draw:points="5315,4940 0,5544 3957,0">
          <text:p/>
        </draw:polygon>
        <draw:polygon draw:style-name="gr17" draw:text-style-name="P12" draw:layer="layout" svg:width="8.444cm" svg:height="2.524cm" svg:x="4.514cm" svg:y="7.009cm" svg:viewBox="0 0 8445 2525" draw:points="0,604 1987,2525 8445,1507 5315,0">
          <text:p/>
        </draw:polygon>
        <draw:line draw:style-name="gr18" draw:text-style-name="P13" draw:layer="layout" svg:x1="4.514cm" svg:y1="7.614cm" svg:x2="12.959cm" svg:y2="8.523cm">
          <text:p/>
        </draw:line>
        <draw:polygon draw:style-name="gr19" draw:text-style-name="P14" draw:layer="layout" svg:width="3.956cm" svg:height="7.463cm" svg:x="4.514cm" svg:y="2.07cm" svg:viewBox="0 0 3957 7464" draw:points="1989,7464 0,5544 3957,0">
          <text:p/>
        </draw:polygon>
        <draw:polygon draw:style-name="gr20" draw:text-style-name="P15" draw:layer="layout" svg:width="4.487cm" svg:height="6.451cm" svg:x="8.47cm" svg:y="2.07cm" svg:viewBox="0 0 4488 6452" draw:points="4488,6452 1343,4940 0,0">
          <text:p/>
        </draw:polygon>
        <draw:polygon draw:style-name="gr21" draw:text-style-name="P16" draw:layer="layout" svg:width="6.455cm" svg:height="7.463cm" svg:x="6.503cm" svg:y="2.07cm" svg:viewBox="0 0 6456 7464" draw:points="6456,6452 0,7464 1968,0">
          <text:p/>
        </draw:polygon>
        <draw:line draw:style-name="gr18" draw:text-style-name="P13" draw:layer="layout" svg:x1="8.47cm" svg:y1="8.036cm" svg:x2="8.47cm" svg:y2="2.07cm">
          <text:p/>
        </draw:line>
        <draw:line draw:style-name="gr18" draw:text-style-name="P13" draw:layer="layout" svg:x1="6.503cm" svg:y1="9.534cm" svg:x2="9.814cm" svg:y2="7.009cm">
          <text:p/>
        </draw:line>
        <draw:frame draw:style-name="gr22" draw:text-style-name="P17" draw:layer="layout" svg:width="4.088cm" svg:height="2.332cm" svg:x="13.062cm" svg:y="6.919cm">
          <draw:text-box>
            <text:p><text:span text:style-name="T2">Gezeichnet mit:</text:span></text:p>
            <text:p><text:span text:style-name="T2">QCAD 3.9.1.0 (3.9.1)</text:span></text:p>
            <text:p><text:span text:style-name="T2">Inkscape 0.91 r13725</text:span></text:p>
            <text:p><text:span text:style-name="T3">Libreoffice 4.4.3 Draw</text:span></text:p>
          </draw:text-box>
        </draw:frame>
      </draw:page>
      <draw:page draw:name="page3" draw:style-name="dp1" draw:master-page-name="Default">
        <draw:rect draw:style-name="gr23" draw:text-style-name="P18" xml:id="id1" draw:id="id1" draw:layer="layout" svg:width="2.859cm" svg:height="0.859cm" svg:x="10.37cm" svg:y="1.295cm">
          <text:p/>
        </draw:rect>
        <draw:connector draw:style-name="gr24" draw:text-style-name="P13" draw:layer="layout" draw:type="curve" svg:x1="11.799cm" svg:y1="2.154cm" svg:x2="6.819cm" svg:y2="4.379cm" draw:start-shape="id1" draw:start-glue-point="2" draw:end-shape="id2" draw:end-glue-point="1" svg:d="M11799 2154c0 1484-1660 2225-4980 2225" svg:viewBox="0 0 4981 2226">
          <text:p/>
        </draw:connector>
        <draw:ellipse draw:style-name="gr25" draw:text-style-name="P19" xml:id="id2" draw:id="id2" draw:layer="layout" svg:width="0.657cm" svg:height="0.431cm" svg:x="6.162cm" svg:y="4.164cm">
          <text:p/>
        </draw:ellipse>
        <draw:rect draw:style-name="gr23" draw:text-style-name="P18" draw:layer="layout" svg:width="2.506cm" svg:height="0.985cm" svg:x="16.999cm" svg:y="6.755cm">
          <text:p/>
        </draw:rect>
        <draw:rect draw:style-name="gr23" draw:text-style-name="P18" draw:layer="layout" svg:width="4.841cm" svg:height="1.294cm" svg:x="8.077cm" svg:y="7.768cm">
          <text:p/>
        </draw:rect>
        <draw:frame draw:style-name="gr26" draw:text-style-name="P20" draw:layer="layout" svg:width="17.801cm" svg:height="2.537cm" svg:x="1.211cm" svg:y="0.992cm">
          <draw:text-box>
            <text:p><text:span text:style-name="T4">Gesucht wir der Winkel Omega an den Seiten der Pyramide!</text:span><text:span text:style-name="T5"> </text:span></text:p>
          </draw:text-box>
        </draw:frame>
        <draw:line draw:style-name="gr27" draw:text-style-name="P21" draw:layer="layout" svg:x1="17.672cm" svg:y1="6.19cm" svg:x2="16.099cm" svg:y2="4.493cm">
          <text:p/>
        </draw:line>
        <draw:line draw:style-name="gr27" draw:text-style-name="P21" draw:layer="layout" svg:x1="10.554cm" svg:y1="9.062cm" svg:x2="13.982cm" svg:y2="10.047cm">
          <text:p/>
        </draw:line>
        <draw:frame draw:style-name="gr28" draw:text-style-name="P22" draw:layer="layout" svg:width="20.584cm" svg:height="3.714cm" svg:x="1.252cm" svg:y="6.513cm">
          <draw:text-box>
            <text:p><text:span text:style-name="T4">Zur zeichnerischen Ermittlung werden die Höhe der Pyramide und die Kantenlänge der Grundfläche benötigt.</text:span></text:p>
          </draw:text-box>
        </draw:frame>
        <draw:frame draw:style-name="gr29" draw:text-style-name="P23" draw:layer="layout" svg:width="1.624cm" svg:height="2.533cm" svg:x="13.982cm" svg:y="8.654cm">
          <draw:text-box>
            <text:p><text:span text:style-name="T6">a</text:span></text:p>
          </draw:text-box>
        </draw:frame>
        <draw:frame draw:style-name="gr30" draw:text-style-name="P24" draw:layer="layout" svg:width="2.697cm" svg:height="4.67cm" svg:x="4.478cm" svg:y="2.976cm">
          <draw:text-box>
            <text:p><text:span text:style-name="T7">w</text:span></text:p>
          </draw:text-box>
        </draw:frame>
        <draw:frame draw:style-name="gr31" draw:text-style-name="P25" draw:layer="layout" svg:width="2.405cm" svg:height="2.533cm" svg:x="14.852cm" svg:y="2.611cm">
          <draw:text-box>
            <text:p><text:span text:style-name="T6">h</text:span></text:p>
          </draw:text-box>
        </draw:frame>
      </draw:page>
      <draw:page draw:name="page4" draw:style-name="dp1" draw:master-page-name="Default">
        <draw:polygon draw:style-name="gr11" draw:text-style-name="P10" draw:layer="layout" svg:width="12.569cm" svg:height="2.616cm" svg:x="2.089cm" svg:y="6.817cm" svg:viewBox="0 0 12570 2617" draw:points="6114,2617 0,0 9425,92 12570,1606">
          <text:p/>
        </draw:polygon>
        <draw:polyline draw:style-name="gr12" draw:text-style-name="P4" draw:layer="layout" svg:width="0cm" svg:height="0cm" svg:x="8.13cm" svg:y="8.095cm" svg:viewBox="0 0 0 0" draw:points="0,0">
          <text:p/>
        </draw:polyline>
        <draw:polyline draw:style-name="gr13" draw:text-style-name="P4" draw:layer="layout" svg:width="0cm" svg:height="0cm" svg:x="8.13cm" svg:y="11.071cm" svg:viewBox="0 0 0 0" draw:points="0,0">
          <text:p/>
        </draw:polyline>
        <draw:polyline draw:style-name="gr14" draw:text-style-name="P4" draw:layer="layout" svg:width="0cm" svg:height="0cm" svg:x="11.896cm" svg:y="7.008cm" svg:viewBox="0 0 0 0" draw:points="0,0">
          <text:p/>
        </draw:polyline>
        <draw:frame draw:style-name="gr30" draw:text-style-name="P26" draw:layer="layout" svg:width="2.697cm" svg:height="4.67cm" svg:x="4.477cm" svg:y="2.976cm">
          <draw:text-box>
            <text:p><text:span text:style-name="T7">w</text:span></text:p>
          </draw:text-box>
        </draw:frame>
        <draw:polygon draw:style-name="gr15" draw:text-style-name="P4" draw:layer="layout" svg:width="0cm" svg:height="0cm" svg:x="11.283cm" svg:y="6.803cm" svg:viewBox="0 0 0 0" draw:points="0,0">
          <text:p/>
        </draw:polygon>
        <draw:polygon draw:style-name="gr16" draw:text-style-name="P11" draw:layer="layout" svg:width="5.314cm" svg:height="5.543cm" svg:x="6.214cm" svg:y="1.97cm" svg:viewBox="0 0 5315 5544" draw:points="5315,4940 0,5544 3957,0">
          <text:p/>
        </draw:polygon>
        <draw:polygon draw:style-name="gr17" draw:text-style-name="P12" draw:layer="layout" svg:width="8.444cm" svg:height="2.524cm" svg:x="6.214cm" svg:y="6.909cm" svg:viewBox="0 0 8445 2525" draw:points="0,604 1987,2525 8445,1507 5315,0">
          <text:p/>
        </draw:polygon>
        <draw:line draw:style-name="gr18" draw:text-style-name="P13" draw:layer="layout" svg:x1="6.214cm" svg:y1="7.514cm" svg:x2="14.659cm" svg:y2="8.423cm">
          <text:p/>
        </draw:line>
        <draw:polygon draw:style-name="gr32" draw:text-style-name="P27" draw:layer="layout" svg:width="2.769cm" svg:height="3.584cm" svg:x="7.4cm" svg:y="5.85cm" svg:viewBox="0 0 2770 3585" draw:points="802,3585 0,0 2770,2089">
          <text:p/>
        </draw:polygon>
        <draw:polygon draw:style-name="gr33" draw:text-style-name="P28" draw:layer="layout" svg:width="3.673cm" svg:height="3.799cm" draw:transform="skewX (0.00139626340159551) rotate (1.79262767472338) translate (8.20216113805357cm 9.43364559694343cm)" svg:viewBox="0 0 3674 3800" draw:points="3674,7 1737,3800 0,0">
          <text:p/>
        </draw:polygon>
        <draw:polygon draw:style-name="gr19" draw:text-style-name="P14" draw:layer="layout" svg:width="3.956cm" svg:height="7.463cm" svg:x="6.214cm" svg:y="1.97cm" svg:viewBox="0 0 3957 7464" draw:points="1989,7464 0,5544 3957,0">
          <text:p/>
        </draw:polygon>
        <draw:polygon draw:style-name="gr20" draw:text-style-name="P15" draw:layer="layout" svg:width="4.487cm" svg:height="6.451cm" svg:x="10.17cm" svg:y="1.97cm" svg:viewBox="0 0 4488 6452" draw:points="4488,6452 1343,4940 0,0">
          <text:p/>
        </draw:polygon>
        <draw:polygon draw:style-name="gr21" draw:text-style-name="P16" draw:layer="layout" svg:width="6.455cm" svg:height="7.463cm" svg:x="8.203cm" svg:y="1.97cm" svg:viewBox="0 0 6456 7464" draw:points="6456,6452 0,7464 1968,0">
          <text:p/>
        </draw:polygon>
        <draw:line draw:style-name="gr18" draw:text-style-name="P13" draw:layer="layout" svg:x1="10.17cm" svg:y1="7.936cm" svg:x2="10.17cm" svg:y2="1.97cm">
          <text:p/>
        </draw:line>
        <draw:path draw:style-name="gr33" draw:text-style-name="P28" draw:layer="layout" svg:width="0.482cm" svg:height="0.174cm" draw:transform="skewX (-0.00383972435438751) rotate (0.233175988066442) translate (7.52587398554726cm 6.40910036250673cm)" svg:viewBox="0 0 483 175" svg:d="M0 157c356 85 483-157 483-157">
          <text:p/>
        </draw:path>
        <draw:line draw:style-name="gr34" draw:text-style-name="P21" draw:layer="layout" svg:x1="14.081cm" svg:y1="9.883cm" svg:x2="12.411cm" svg:y2="8.774cm">
          <text:p/>
        </draw:line>
        <draw:line draw:style-name="gr34" draw:text-style-name="P21" draw:layer="layout" svg:x1="14.657cm" svg:y1="4.145cm" svg:x2="10.169cm" svg:y2="5.535cm">
          <text:p/>
        </draw:line>
        <draw:line draw:style-name="gr34" draw:text-style-name="P21" draw:layer="layout" svg:x1="6.24cm" svg:y1="5.101cm" svg:x2="7.726cm" svg:y2="6.297cm">
          <text:p/>
        </draw:line>
        <draw:frame draw:style-name="gr29" draw:text-style-name="P23" draw:layer="layout" svg:width="1.624cm" svg:height="2.533cm" svg:x="13.983cm" svg:y="8.654cm">
          <draw:text-box>
            <text:p><text:span text:style-name="T6">a</text:span></text:p>
          </draw:text-box>
        </draw:frame>
        <draw:frame draw:style-name="gr31" draw:text-style-name="P25" draw:layer="layout" svg:width="2.405cm" svg:height="2.533cm" svg:x="14.853cm" svg:y="2.611cm">
          <draw:text-box>
            <text:p><text:span text:style-name="T6">h</text:span></text:p>
          </draw:text-box>
        </draw:frame>
      </draw:page>
      <draw:page draw:name="page5" draw:style-name="dp1" draw:master-page-name="Default">
        <draw:frame draw:style-name="gr35" draw:text-style-name="P30" draw:layer="layout" svg:width="15.171cm" svg:height="2.153cm" svg:x="2.961cm" svg:y="3.499cm">
          <draw:text-box>
            <text:p text:style-name="P29"><text:span text:style-name="T1">Zeichnen der Draufsicht</text:span></text:p>
          </draw:text-box>
        </draw:frame>
      </draw:page>
      <draw:page draw:name="page6" draw:style-name="dp1" draw:master-page-name="Default_5f_">
        <draw:line draw:style-name="gr36" draw:text-style-name="P4" draw:layer="layout" svg:x1="3.654cm" svg:y1="7.012cm" svg:x2="14.747cm" svg:y2="7.012cm">
          <text:p/>
        </draw:line>
        <draw:frame draw:style-name="gr37" draw:text-style-name="P4" draw:layer="layout" svg:width="0.002cm" svg:height="0.987cm" svg:x="7.72cm" svg:y="7.547cm">
          <draw:text-box>
            <text:p/>
          </draw:text-box>
        </draw:frame>
        <draw:g>
          <draw:line draw:style-name="gr38" draw:text-style-name="P13" draw:layer="layout" svg:x1="9.818cm" svg:y1="7.016cm" svg:x2="10.033cm" svg:y2="6.783cm">
            <text:p/>
          </draw:line>
          <draw:line draw:style-name="gr38" draw:text-style-name="P13" draw:layer="layout" svg:x1="9.603cm" svg:y1="6.784cm" svg:x2="9.818cm" svg:y2="7.017cm">
            <text:p/>
          </draw:line>
          <draw:line draw:style-name="gr38" draw:text-style-name="P13" draw:layer="layout" svg:x1="9.818cm" svg:y1="7.016cm" svg:x2="10.033cm" svg:y2="7.249cm">
            <text:p/>
          </draw:line>
          <draw:line draw:style-name="gr38" draw:text-style-name="P13" draw:layer="layout" svg:x1="9.603cm" svg:y1="7.249cm" svg:x2="9.818cm" svg:y2="7.016cm">
            <text:p/>
          </draw:line>
        </draw:g>
      </draw:page>
      <draw:page draw:name="page7" draw:style-name="dp1" draw:master-page-name="Default_5f_">
        <draw:line draw:style-name="gr39" draw:text-style-name="P4" draw:layer="layout" svg:x1="9.813cm" svg:y1="11.944cm" svg:x2="9.813cm" svg:y2="0.237cm">
          <text:p/>
        </draw:line>
        <draw:line draw:style-name="gr39" draw:text-style-name="P4" draw:layer="layout" svg:x1="3.653cm" svg:y1="7.011cm" svg:x2="14.746cm" svg:y2="7.011cm">
          <text:p/>
        </draw:line>
        <draw:frame draw:style-name="gr40" draw:text-style-name="P4" draw:layer="layout" svg:width="0.002cm" svg:height="0.987cm" svg:x="7.719cm" svg:y="7.546cm">
          <draw:text-box>
            <text:p/>
          </draw:text-box>
        </draw:frame>
        <draw:g>
          <draw:line draw:style-name="gr41" draw:text-style-name="P13" draw:layer="layout" svg:x1="9.818cm" svg:y1="7.016cm" svg:x2="10.033cm" svg:y2="6.783cm">
            <text:p/>
          </draw:line>
          <draw:line draw:style-name="gr41" draw:text-style-name="P13" draw:layer="layout" svg:x1="9.603cm" svg:y1="6.784cm" svg:x2="9.818cm" svg:y2="7.017cm">
            <text:p/>
          </draw:line>
          <draw:line draw:style-name="gr41" draw:text-style-name="P13" draw:layer="layout" svg:x1="9.818cm" svg:y1="7.016cm" svg:x2="10.033cm" svg:y2="7.249cm">
            <text:p/>
          </draw:line>
          <draw:line draw:style-name="gr41" draw:text-style-name="P13" draw:layer="layout" svg:x1="9.603cm" svg:y1="7.249cm" svg:x2="9.818cm" svg:y2="7.016cm">
            <text:p/>
          </draw:line>
        </draw:g>
        <draw:frame draw:style-name="gr42" draw:text-style-name="P32" draw:layer="layout" svg:width="5.239cm" svg:height="2.398cm" svg:x="15.945cm" svg:y="4.581cm">
          <draw:text-box>
            <text:p text:style-name="P31"><text:span text:style-name="T8">r = a</text:span></text:p>
          </draw:text-box>
        </draw:frame>
        <draw:path draw:style-name="gr43" draw:text-style-name="P28" draw:layer="layout" svg:width="2.882cm" svg:height="1.175cm" draw:transform="rotate (0.613657765001206) translate (13.850665236729cm 3.20576202664703cm)" svg:viewBox="0 0 2883 1176" svg:d="M2296 588l-3 56-8 54-12 52-18 50-22 47-26 44-31 41-34 38-38 34-41 31-44 26-47 22-50 18-52 12-54 8-56 3-56-3-54-8-52-12-50-18-47-22-44-26-41-31-38-34-34-38-31-41-26-44-22-47-18-50-12-52-8-54-3-56 3-56 8-54 12-52 18-50 22-47 26-44 31-41 34-38 38-34 41-31 44-26 47-22 50-18 52-12 54-8 56-3 56 3 54 8 52 12 50 18 47 22 44 26 41 31 38 34 34 38 31 41 26 44 22 47 18 50 12 52 8 54zM2296 52zM1223 1124zM363 1056l1933-445 18 74-1877 432-437 59zM363 120l1933 445 18-74-1877-432-437-59zM2883 541h-645v94h645z">
          <text:p/>
        </draw:path>
      </draw:page>
      <draw:page draw:name="page8" draw:style-name="dp1" draw:master-page-name="Default_5f__5f__5f__5f_">
        <draw:line draw:style-name="gr44" draw:text-style-name="P4" draw:layer="layout" svg:x1="9.813cm" svg:y1="11.944cm" svg:x2="9.813cm" svg:y2="0.237cm">
          <text:p/>
        </draw:line>
        <draw:line draw:style-name="gr44" draw:text-style-name="P4" draw:layer="layout" svg:x1="3.653cm" svg:y1="7.011cm" svg:x2="14.746cm" svg:y2="7.011cm">
          <text:p/>
        </draw:line>
        <draw:path draw:style-name="gr44" draw:text-style-name="P4" draw:layer="layout" svg:width="8.68cm" svg:height="8.68cm" svg:x="5.473cm" svg:y="2.671cm" svg:viewBox="0 0 8681 8681" svg:d="M8681 4340c0-799-182-1478-582-2170-399-692-897-1189-1588-1589-692-399-1371-581-2171-581-799 0-1478 182-2170 581-692 400-1189 897-1589 1589-399 692-581 1371-581 2170 0 800 182 1479 581 2171 400 691 897 1189 1589 1588 692 400 1371 582 2170 582 800 0 1479-182 2171-582 691-399 1189-897 1588-1588 400-692 582-1371 582-2171z">
          <text:p/>
        </draw:path>
        <draw:frame draw:style-name="gr45" draw:text-style-name="P4" draw:layer="layout" svg:width="0.002cm" svg:height="0.987cm" svg:x="7.719cm" svg:y="7.546cm">
          <draw:text-box>
            <text:p/>
          </draw:text-box>
        </draw:frame>
        <draw:g>
          <draw:line draw:style-name="gr46" draw:text-style-name="P13" draw:layer="layout" svg:x1="9.818cm" svg:y1="7.016cm" svg:x2="10.033cm" svg:y2="6.783cm">
            <text:p/>
          </draw:line>
          <draw:line draw:style-name="gr46" draw:text-style-name="P13" draw:layer="layout" svg:x1="9.603cm" svg:y1="6.784cm" svg:x2="9.818cm" svg:y2="7.017cm">
            <text:p/>
          </draw:line>
          <draw:line draw:style-name="gr46" draw:text-style-name="P13" draw:layer="layout" svg:x1="9.818cm" svg:y1="7.016cm" svg:x2="10.033cm" svg:y2="7.249cm">
            <text:p/>
          </draw:line>
          <draw:line draw:style-name="gr46" draw:text-style-name="P13" draw:layer="layout" svg:x1="9.603cm" svg:y1="7.249cm" svg:x2="9.818cm" svg:y2="7.016cm">
            <text:p/>
          </draw:line>
        </draw:g>
      </draw:page>
      <draw:page draw:name="page9" draw:style-name="dp1" draw:master-page-name="Default">
        <draw:line draw:style-name="gr47" draw:text-style-name="P4" draw:layer="layout" svg:x1="9.812cm" svg:y1="11.943cm" svg:x2="9.812cm" svg:y2="0.236cm">
          <text:p/>
        </draw:line>
        <draw:line draw:style-name="gr47" draw:text-style-name="P4" draw:layer="layout" svg:x1="3.652cm" svg:y1="7.01cm" svg:x2="14.745cm" svg:y2="7.01cm">
          <text:p/>
        </draw:line>
        <draw:path draw:style-name="gr47" draw:text-style-name="P4" draw:layer="layout" svg:width="8.68cm" svg:height="8.68cm" svg:x="5.472cm" svg:y="2.67cm" svg:viewBox="0 0 8681 8681" svg:d="M8681 4340c0-799-182-1478-582-2170-399-692-897-1189-1588-1589-692-399-1371-581-2171-581-799 0-1478 182-2170 581-692 400-1189 897-1589 1589-399 692-581 1371-581 2170 0 800 182 1479 581 2171 400 691 897 1189 1589 1588 692 400 1371 582 2170 582 800 0 1479-182 2171-582 691-399 1189-897 1588-1588 400-692 582-1371 582-2171z">
          <text:p/>
        </draw:path>
        <draw:frame draw:style-name="gr48" draw:text-style-name="P4" draw:layer="layout" svg:width="0.002cm" svg:height="0.987cm" svg:x="7.718cm" svg:y="7.545cm">
          <draw:text-box>
            <text:p/>
          </draw:text-box>
        </draw:frame>
        <draw:g>
          <draw:line draw:style-name="gr49" draw:text-style-name="P13" draw:layer="layout" svg:x1="5.48cm" svg:y1="7.024cm" svg:x2="5.695cm" svg:y2="6.791cm">
            <text:p/>
          </draw:line>
          <draw:line draw:style-name="gr49" draw:text-style-name="P13" draw:layer="layout" svg:x1="5.265cm" svg:y1="6.792cm" svg:x2="5.48cm" svg:y2="7.025cm">
            <text:p/>
          </draw:line>
          <draw:line draw:style-name="gr49" draw:text-style-name="P13" draw:layer="layout" svg:x1="5.48cm" svg:y1="7.024cm" svg:x2="5.695cm" svg:y2="7.257cm">
            <text:p/>
          </draw:line>
          <draw:line draw:style-name="gr49" draw:text-style-name="P13" draw:layer="layout" svg:x1="5.265cm" svg:y1="7.257cm" svg:x2="5.48cm" svg:y2="7.024cm">
            <text:p/>
          </draw:line>
        </draw:g>
        <draw:g>
          <draw:line draw:style-name="gr49" draw:text-style-name="P13" draw:layer="Ebene4" svg:x1="14.157cm" svg:y1="7.024cm" svg:x2="14.372cm" svg:y2="6.791cm">
            <text:p/>
          </draw:line>
          <draw:line draw:style-name="gr49" draw:text-style-name="P13" draw:layer="Ebene4" svg:x1="13.942cm" svg:y1="6.792cm" svg:x2="14.157cm" svg:y2="7.025cm">
            <text:p/>
          </draw:line>
          <draw:line draw:style-name="gr49" draw:text-style-name="P13" draw:layer="Ebene4" svg:x1="14.157cm" svg:y1="7.024cm" svg:x2="14.372cm" svg:y2="7.257cm">
            <text:p/>
          </draw:line>
          <draw:line draw:style-name="gr49" draw:text-style-name="P13" draw:layer="Ebene4" svg:x1="13.942cm" svg:y1="7.257cm" svg:x2="14.157cm" svg:y2="7.024cm">
            <text:p/>
          </draw:line>
        </draw:g>
        <draw:g>
          <draw:line draw:style-name="gr49" draw:text-style-name="P13" draw:layer="Ebene4" svg:x1="9.817cm" svg:y1="2.677cm" svg:x2="10.032cm" svg:y2="2.444cm">
            <text:p/>
          </draw:line>
          <draw:line draw:style-name="gr49" draw:text-style-name="P13" draw:layer="Ebene4" svg:x1="9.602cm" svg:y1="2.445cm" svg:x2="9.817cm" svg:y2="2.678cm">
            <text:p/>
          </draw:line>
          <draw:line draw:style-name="gr49" draw:text-style-name="P13" draw:layer="Ebene4" svg:x1="9.817cm" svg:y1="2.677cm" svg:x2="10.032cm" svg:y2="2.91cm">
            <text:p/>
          </draw:line>
          <draw:line draw:style-name="gr49" draw:text-style-name="P13" draw:layer="Ebene4" svg:x1="9.602cm" svg:y1="2.91cm" svg:x2="9.817cm" svg:y2="2.677cm">
            <text:p/>
          </draw:line>
        </draw:g>
        <draw:g>
          <draw:line draw:style-name="gr49" draw:text-style-name="P13" draw:layer="Ebene4" svg:x1="9.808cm" svg:y1="11.347cm" svg:x2="10.023cm" svg:y2="11.114cm">
            <text:p/>
          </draw:line>
          <draw:line draw:style-name="gr49" draw:text-style-name="P13" draw:layer="Ebene4" svg:x1="9.593cm" svg:y1="11.115cm" svg:x2="9.808cm" svg:y2="11.348cm">
            <text:p/>
          </draw:line>
          <draw:line draw:style-name="gr49" draw:text-style-name="P13" draw:layer="Ebene4" svg:x1="9.808cm" svg:y1="11.347cm" svg:x2="10.023cm" svg:y2="11.58cm">
            <text:p/>
          </draw:line>
          <draw:line draw:style-name="gr49" draw:text-style-name="P13" draw:layer="Ebene4" svg:x1="9.593cm" svg:y1="11.58cm" svg:x2="9.808cm" svg:y2="11.347cm">
            <text:p/>
          </draw:line>
        </draw:g>
      </draw:page>
      <draw:page draw:name="page10" draw:style-name="dp1" draw:master-page-name="Default_5f_">
        <draw:line draw:style-name="gr50" draw:text-style-name="P4" draw:layer="layout" svg:x1="9.811cm" svg:y1="11.942cm" svg:x2="9.811cm" svg:y2="0.235cm">
          <text:p/>
        </draw:line>
        <draw:line draw:style-name="gr50" draw:text-style-name="P4" draw:layer="layout" svg:x1="3.651cm" svg:y1="7.009cm" svg:x2="14.744cm" svg:y2="7.009cm">
          <text:p/>
        </draw:line>
        <draw:line draw:style-name="gr50" draw:text-style-name="P4" draw:layer="layout" svg:x1="14.152cm" svg:y1="7.009cm" svg:x2="9.811cm" svg:y2="11.35cm">
          <text:p/>
        </draw:line>
        <draw:path draw:style-name="gr50" draw:text-style-name="P4" draw:layer="layout" svg:width="8.68cm" svg:height="8.68cm" svg:x="5.471cm" svg:y="2.669cm" svg:viewBox="0 0 8681 8681" svg:d="M8681 4340c0-799-182-1478-582-2170-399-692-897-1189-1588-1589-692-399-1371-581-2171-581-799 0-1478 182-2170 581-692 400-1189 897-1589 1589-399 692-581 1371-581 2170 0 800 182 1479 581 2171 400 691 897 1189 1589 1588 692 400 1371 582 2170 582 800 0 1479-182 2171-582 691-399 1189-897 1588-1588 400-692 582-1371 582-2171z">
          <text:p/>
        </draw:path>
        <draw:line draw:style-name="gr50" draw:text-style-name="P4" draw:layer="layout" svg:x1="9.811cm" svg:y1="2.669cm" svg:x2="14.152cm" svg:y2="7.01cm">
          <text:p/>
        </draw:line>
        <draw:line draw:style-name="gr50" draw:text-style-name="P4" draw:layer="layout" svg:x1="9.812cm" svg:y1="11.35cm" svg:x2="5.471cm" svg:y2="7.009cm">
          <text:p/>
        </draw:line>
        <draw:line draw:style-name="gr50" draw:text-style-name="P4" draw:layer="layout" svg:x1="5.471cm" svg:y1="7.01cm" svg:x2="9.812cm" svg:y2="2.669cm">
          <text:p/>
        </draw:line>
        <draw:frame draw:style-name="gr51" draw:text-style-name="P4" draw:layer="layout" svg:width="0.002cm" svg:height="0.987cm" svg:x="7.717cm" svg:y="7.544cm">
          <draw:text-box>
            <text:p/>
          </draw:text-box>
        </draw:frame>
        <draw:line draw:style-name="gr52" draw:text-style-name="P4" draw:layer="Ebene4" svg:x1="5.471cm" svg:y1="7.01cm" svg:x2="14.152cm" svg:y2="7.009cm">
          <text:p/>
        </draw:line>
        <draw:line draw:style-name="gr52" draw:text-style-name="P4" draw:layer="Ebene4" svg:x1="9.812cm" svg:y1="2.669cm" svg:x2="14.153cm" svg:y2="7.01cm">
          <text:p/>
        </draw:line>
        <draw:line draw:style-name="gr52" draw:text-style-name="P4" draw:layer="Ebene4" svg:x1="9.813cm" svg:y1="2.67cm" svg:x2="5.471cm" svg:y2="7.01cm">
          <text:p/>
        </draw:line>
        <draw:line draw:style-name="gr52" draw:text-style-name="P4" draw:layer="Ebene4" svg:x1="9.813cm" svg:y1="2.67cm" svg:x2="9.813cm" svg:y2="11.35cm">
          <text:p/>
        </draw:line>
        <draw:line draw:style-name="gr52" draw:text-style-name="P4" draw:layer="Ebene4" svg:x1="5.471cm" svg:y1="7.01cm" svg:x2="9.813cm" svg:y2="11.35cm">
          <text:p/>
        </draw:line>
        <draw:line draw:style-name="gr52" draw:text-style-name="P4" draw:layer="Ebene4" svg:x1="14.152cm" svg:y1="7.01cm" svg:x2="9.813cm" svg:y2="11.35cm">
          <text:p/>
        </draw:line>
        <draw:frame draw:style-name="gr53" draw:text-style-name="P34" draw:layer="Ebene4" svg:width="13.031cm" svg:height="2.152cm" svg:x="1.013cm" svg:y="0.593cm">
          <draw:text-box>
            <text:p text:style-name="P33"><text:span text:style-name="T1">Draufsicht</text:span></text:p>
          </draw:text-box>
        </draw:frame>
        <draw:frame draw:style-name="gr54" draw:text-style-name="P36" draw:layer="layout" svg:width="0.87cm" svg:height="1.039cm" svg:x="6.86cm" svg:y="8.954cm">
          <draw:text-box>
            <text:p text:style-name="P35"><text:span text:style-name="T9">a</text:span></text:p>
          </draw:text-box>
        </draw:frame>
      </draw:page>
      <draw:page draw:name="page11" draw:style-name="dp1" draw:master-page-name="Default_5f_">
        <draw:line draw:style-name="gr55" draw:text-style-name="P4" draw:layer="Ebene4" svg:x1="9.812cm" svg:y1="11.943cm" svg:x2="9.812cm" svg:y2="0.236cm">
          <text:p/>
        </draw:line>
        <draw:line draw:style-name="gr55" draw:text-style-name="P4" draw:layer="Ebene4" svg:x1="3.652cm" svg:y1="7.01cm" svg:x2="14.745cm" svg:y2="7.01cm">
          <text:p/>
        </draw:line>
        <draw:line draw:style-name="gr55" draw:text-style-name="P4" draw:layer="Ebene4" svg:x1="14.153cm" svg:y1="7.01cm" svg:x2="9.812cm" svg:y2="11.351cm">
          <text:p/>
        </draw:line>
        <draw:path draw:style-name="gr55" draw:text-style-name="P4" draw:layer="Ebene4" svg:width="8.68cm" svg:height="8.68cm" svg:x="5.472cm" svg:y="2.67cm" svg:viewBox="0 0 8681 8681" svg:d="M8681 4340c0-799-182-1478-582-2170-399-692-897-1189-1588-1589-692-399-1371-581-2171-581-799 0-1478 182-2170 581-692 400-1189 897-1589 1589-399 692-581 1371-581 2170 0 800 182 1479 581 2171 400 691 897 1189 1589 1588 692 400 1371 582 2170 582 800 0 1479-182 2171-582 691-399 1189-897 1588-1588 400-692 582-1371 582-2171z">
          <text:p/>
        </draw:path>
        <draw:line draw:style-name="gr55" draw:text-style-name="P4" draw:layer="Ebene4" svg:x1="9.812cm" svg:y1="2.67cm" svg:x2="14.153cm" svg:y2="7.011cm">
          <text:p/>
        </draw:line>
        <draw:line draw:style-name="gr55" draw:text-style-name="P4" draw:layer="Ebene4" svg:x1="9.813cm" svg:y1="11.351cm" svg:x2="5.472cm" svg:y2="7.01cm">
          <text:p/>
        </draw:line>
        <draw:line draw:style-name="gr55" draw:text-style-name="P4" draw:layer="Ebene4" svg:x1="5.472cm" svg:y1="7.011cm" svg:x2="9.813cm" svg:y2="2.67cm">
          <text:p/>
        </draw:line>
        <draw:frame draw:style-name="gr56" draw:text-style-name="P4" draw:layer="Ebene4" svg:width="0.002cm" svg:height="0.987cm" svg:x="7.718cm" svg:y="7.545cm">
          <draw:text-box>
            <text:p/>
          </draw:text-box>
        </draw:frame>
      </draw:page>
      <draw:page draw:name="page12" draw:style-name="dp1" draw:master-page-name="Default">
        <draw:line draw:style-name="gr47" draw:text-style-name="P4" draw:layer="layout" svg:x1="9.811cm" svg:y1="11.941cm" svg:x2="9.811cm" svg:y2="0.234cm">
          <text:p/>
        </draw:line>
        <draw:line draw:style-name="gr47" draw:text-style-name="P4" draw:layer="layout" svg:x1="3.651cm" svg:y1="7.008cm" svg:x2="14.744cm" svg:y2="7.008cm">
          <text:p/>
        </draw:line>
        <draw:line draw:style-name="gr47" draw:text-style-name="P4" draw:layer="layout" svg:x1="14.152cm" svg:y1="7.008cm" svg:x2="9.811cm" svg:y2="11.349cm">
          <text:p/>
        </draw:line>
        <draw:path draw:style-name="gr47" draw:text-style-name="P4" draw:layer="layout" svg:width="8.68cm" svg:height="8.68cm" svg:x="5.471cm" svg:y="2.668cm" svg:viewBox="0 0 8681 8681" svg:d="M8681 4340c0-799-182-1478-582-2170-399-692-897-1189-1588-1589-692-399-1371-581-2171-581-799 0-1478 182-2170 581-692 400-1189 897-1589 1589-399 692-581 1371-581 2170 0 800 182 1479 581 2171 400 691 897 1189 1589 1588 692 400 1371 582 2170 582 800 0 1479-182 2171-582 691-399 1189-897 1588-1588 400-692 582-1371 582-2171z">
          <text:p/>
        </draw:path>
        <draw:line draw:style-name="gr47" draw:text-style-name="P4" draw:layer="layout" svg:x1="9.811cm" svg:y1="2.668cm" svg:x2="14.152cm" svg:y2="7.009cm">
          <text:p/>
        </draw:line>
        <draw:line draw:style-name="gr47" draw:text-style-name="P4" draw:layer="layout" svg:x1="9.812cm" svg:y1="11.349cm" svg:x2="5.471cm" svg:y2="7.008cm">
          <text:p/>
        </draw:line>
        <draw:line draw:style-name="gr47" draw:text-style-name="P4" draw:layer="layout" svg:x1="5.471cm" svg:y1="7.009cm" svg:x2="9.812cm" svg:y2="2.668cm">
          <text:p/>
        </draw:line>
        <draw:frame draw:style-name="gr48" draw:text-style-name="P4" draw:layer="layout" svg:width="0.002cm" svg:height="0.987cm" svg:x="7.717cm" svg:y="7.543cm">
          <draw:text-box>
            <text:p/>
          </draw:text-box>
        </draw:frame>
        <draw:frame draw:style-name="gr57" draw:text-style-name="P38" draw:layer="layout" svg:width="1.546cm" svg:height="2.854cm" svg:x="2.084cm" svg:y="2.337cm">
          <draw:text-box>
            <text:p text:style-name="P37"><text:span text:style-name="T10">h</text:span></text:p>
          </draw:text-box>
        </draw:frame>
        <draw:custom-shape draw:style-name="gr58" draw:text-style-name="P28" draw:layer="layout" svg:width="1.157cm" svg:height="6.152cm" svg:x="3.767cm" svg:y="0.856cm">
          <text:p/>
          <draw:enhanced-geometry svg:viewBox="0 0 21600 21600" draw:glue-points="0 0 0 21600 21600 10800" draw:text-areas="0 ?f9 7800 ?f10" draw:mirror-horizontal="true" draw:type="right-brace" draw:modifiers="2345.0024378352 10699.95124329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9" draw:text-style-name="P40" draw:layer="layout" svg:width="5.79cm" svg:height="4.823cm" svg:x="15.419cm" svg:y="4.686cm">
          <draw:text-box>
            <text:p text:style-name="P39"><text:span text:style-name="T4">Zeichnen des Schnittes durch die Mitte</text:span></text:p>
          </draw:text-box>
        </draw:frame>
        <draw:path draw:style-name="gr60" draw:text-style-name="P28" draw:layer="layout" svg:width="2.882cm" svg:height="1.175cm" draw:transform="rotate (0.613657765001206) translate (13.850665236729cm 3.20476202664703cm)" svg:viewBox="0 0 2883 1176" svg:d="M2296 588l-3 56-8 54-12 52-18 50-22 47-26 44-31 41-34 38-38 34-41 31-44 26-47 22-50 18-52 12-54 8-56 3-56-3-54-8-52-12-50-18-47-22-44-26-41-31-38-34-34-38-31-41-26-44-22-47-18-50-12-52-8-54-3-56 3-56 8-54 12-52 18-50 22-47 26-44 31-41 34-38 38-34 41-31 44-26 47-22 50-18 52-12 54-8 56-3 56 3 54 8 52 12 50 18 47 22 44 26 41 31 38 34 34 38 31 41 26 44 22 47 18 50 12 52 8 54zM2296 52zM1223 1124zM363 1056l1933-445 18 74-1877 432-437 59zM363 120l1933 445 18-74-1877-432-437-59zM2883 541h-645v94h645z">
          <text:p/>
        </draw:path>
        <draw:line draw:style-name="gr61" draw:text-style-name="P28" draw:layer="layout" svg:x1="4.925cm" svg:y1="0.856cm" svg:x2="9.518cm" svg:y2="0.829cm">
          <text:p/>
        </draw:line>
        <draw:g>
          <draw:line draw:style-name="gr49" draw:text-style-name="P13" draw:layer="layout" svg:x1="9.817cm" svg:y1="0.824cm" svg:x2="10.032cm" svg:y2="0.591cm">
            <text:p/>
          </draw:line>
          <draw:line draw:style-name="gr49" draw:text-style-name="P13" draw:layer="layout" svg:x1="9.602cm" svg:y1="0.592cm" svg:x2="9.817cm" svg:y2="0.825cm">
            <text:p/>
          </draw:line>
          <draw:line draw:style-name="gr49" draw:text-style-name="P13" draw:layer="layout" svg:x1="9.817cm" svg:y1="0.824cm" svg:x2="10.032cm" svg:y2="1.057cm">
            <text:p/>
          </draw:line>
          <draw:line draw:style-name="gr49" draw:text-style-name="P13" draw:layer="layout" svg:x1="9.602cm" svg:y1="1.057cm" svg:x2="9.817cm" svg:y2="0.824cm">
            <text:p/>
          </draw:line>
        </draw:g>
        <draw:g>
          <draw:line draw:style-name="gr49" draw:text-style-name="P13" draw:layer="layout" svg:x1="9.817cm" svg:y1="7.024cm" svg:x2="10.032cm" svg:y2="6.791cm">
            <text:p/>
          </draw:line>
          <draw:line draw:style-name="gr49" draw:text-style-name="P13" draw:layer="layout" svg:x1="9.602cm" svg:y1="6.792cm" svg:x2="9.817cm" svg:y2="7.025cm">
            <text:p/>
          </draw:line>
          <draw:line draw:style-name="gr49" draw:text-style-name="P13" draw:layer="layout" svg:x1="9.817cm" svg:y1="7.024cm" svg:x2="10.032cm" svg:y2="7.257cm">
            <text:p/>
          </draw:line>
          <draw:line draw:style-name="gr49" draw:text-style-name="P13" draw:layer="layout" svg:x1="9.602cm" svg:y1="7.257cm" svg:x2="9.817cm" svg:y2="7.024cm">
            <text:p/>
          </draw:line>
        </draw:g>
      </draw:page>
      <draw:page draw:name="page13" draw:style-name="dp1" draw:master-page-name="Default">
        <draw:line draw:style-name="gr47" draw:text-style-name="P4" draw:layer="layout" svg:x1="9.811cm" svg:y1="11.941cm" svg:x2="9.811cm" svg:y2="0.234cm">
          <text:p/>
        </draw:line>
        <draw:line draw:style-name="gr47" draw:text-style-name="P4" draw:layer="layout" svg:x1="3.651cm" svg:y1="7.008cm" svg:x2="14.744cm" svg:y2="7.008cm">
          <text:p/>
        </draw:line>
        <draw:line draw:style-name="gr47" draw:text-style-name="P4" draw:layer="layout" svg:x1="14.152cm" svg:y1="7.008cm" svg:x2="9.811cm" svg:y2="11.349cm">
          <text:p/>
        </draw:line>
        <draw:path draw:style-name="gr47" draw:text-style-name="P4" draw:layer="layout" svg:width="8.68cm" svg:height="8.68cm" svg:x="5.471cm" svg:y="2.668cm" svg:viewBox="0 0 8681 8681" svg:d="M8681 4340c0-799-182-1478-582-2170-399-692-897-1189-1588-1589-692-399-1371-581-2171-581-799 0-1478 182-2170 581-692 400-1189 897-1589 1589-399 692-581 1371-581 2170 0 800 182 1479 581 2171 400 691 897 1189 1589 1588 692 400 1371 582 2170 582 800 0 1479-182 2171-582 691-399 1189-897 1588-1588 400-692 582-1371 582-2171z">
          <text:p/>
        </draw:path>
        <draw:line draw:style-name="gr47" draw:text-style-name="P4" draw:layer="layout" svg:x1="9.811cm" svg:y1="2.668cm" svg:x2="14.152cm" svg:y2="7.009cm">
          <text:p/>
        </draw:line>
        <draw:line draw:style-name="gr47" draw:text-style-name="P4" draw:layer="layout" svg:x1="9.812cm" svg:y1="11.349cm" svg:x2="5.471cm" svg:y2="7.008cm">
          <text:p/>
        </draw:line>
        <draw:line draw:style-name="gr47" draw:text-style-name="P4" draw:layer="layout" svg:x1="5.471cm" svg:y1="7.009cm" svg:x2="9.812cm" svg:y2="2.668cm">
          <text:p/>
        </draw:line>
        <draw:line draw:style-name="gr62" draw:text-style-name="P4" draw:layer="layout" svg:x1="9.811cm" svg:y1="7.008cm" svg:x2="9.811cm" svg:y2="0.87cm">
          <text:p/>
        </draw:line>
        <draw:frame draw:style-name="gr48" draw:text-style-name="P4" draw:layer="layout" svg:width="0.002cm" svg:height="0.987cm" svg:x="7.717cm" svg:y="7.543cm">
          <draw:text-box>
            <text:p/>
          </draw:text-box>
        </draw:frame>
        <draw:g>
          <draw:line draw:style-name="gr49" draw:text-style-name="P13" draw:layer="layout" svg:x1="9.817cm" svg:y1="0.824cm" svg:x2="10.032cm" svg:y2="0.591cm">
            <text:p/>
          </draw:line>
          <draw:line draw:style-name="gr49" draw:text-style-name="P13" draw:layer="layout" svg:x1="9.602cm" svg:y1="0.592cm" svg:x2="9.817cm" svg:y2="0.825cm">
            <text:p/>
          </draw:line>
          <draw:line draw:style-name="gr49" draw:text-style-name="P13" draw:layer="layout" svg:x1="9.817cm" svg:y1="0.824cm" svg:x2="10.032cm" svg:y2="1.057cm">
            <text:p/>
          </draw:line>
          <draw:line draw:style-name="gr49" draw:text-style-name="P13" draw:layer="layout" svg:x1="9.602cm" svg:y1="1.057cm" svg:x2="9.817cm" svg:y2="0.824cm">
            <text:p/>
          </draw:line>
        </draw:g>
        <draw:g>
          <draw:line draw:style-name="gr49" draw:text-style-name="P13" draw:layer="layout" svg:x1="9.817cm" svg:y1="7.024cm" svg:x2="10.032cm" svg:y2="6.791cm">
            <text:p/>
          </draw:line>
          <draw:line draw:style-name="gr49" draw:text-style-name="P13" draw:layer="layout" svg:x1="9.602cm" svg:y1="6.792cm" svg:x2="9.817cm" svg:y2="7.025cm">
            <text:p/>
          </draw:line>
          <draw:line draw:style-name="gr49" draw:text-style-name="P13" draw:layer="layout" svg:x1="9.817cm" svg:y1="7.024cm" svg:x2="10.032cm" svg:y2="7.257cm">
            <text:p/>
          </draw:line>
          <draw:line draw:style-name="gr49" draw:text-style-name="P13" draw:layer="layout" svg:x1="9.602cm" svg:y1="7.257cm" svg:x2="9.817cm" svg:y2="7.024cm">
            <text:p/>
          </draw:line>
        </draw:g>
      </draw:page>
      <draw:page draw:name="page14" draw:style-name="dp1" draw:master-page-name="Default_5f_">
        <draw:line draw:style-name="gr63" draw:text-style-name="P4" draw:layer="layout" svg:x1="9.812cm" svg:y1="11.94cm" svg:x2="9.812cm" svg:y2="0.233cm">
          <text:p/>
        </draw:line>
        <draw:line draw:style-name="gr63" draw:text-style-name="P4" draw:layer="layout" svg:x1="3.652cm" svg:y1="7.007cm" svg:x2="14.745cm" svg:y2="7.007cm">
          <text:p/>
        </draw:line>
        <draw:line draw:style-name="gr63" draw:text-style-name="P4" draw:layer="layout" svg:x1="14.153cm" svg:y1="7.007cm" svg:x2="9.812cm" svg:y2="11.348cm">
          <text:p/>
        </draw:line>
        <draw:path draw:style-name="gr63" draw:text-style-name="P4" draw:layer="layout" svg:width="8.68cm" svg:height="8.68cm" svg:x="5.472cm" svg:y="2.667cm" svg:viewBox="0 0 8681 8681" svg:d="M8681 4340c0-799-182-1478-582-2170-399-692-897-1189-1588-1589-692-399-1371-581-2171-581-799 0-1478 182-2170 581-692 400-1189 897-1589 1589-399 692-581 1371-581 2170 0 800 182 1479 581 2171 400 691 897 1189 1589 1588 692 400 1371 582 2170 582 800 0 1479-182 2171-582 691-399 1189-897 1588-1588 400-692 582-1371 582-2171z">
          <text:p/>
        </draw:path>
        <draw:line draw:style-name="gr63" draw:text-style-name="P4" draw:layer="layout" svg:x1="9.812cm" svg:y1="2.667cm" svg:x2="14.153cm" svg:y2="7.008cm">
          <text:p/>
        </draw:line>
        <draw:line draw:style-name="gr63" draw:text-style-name="P4" draw:layer="layout" svg:x1="9.813cm" svg:y1="11.348cm" svg:x2="5.472cm" svg:y2="7.007cm">
          <text:p/>
        </draw:line>
        <draw:line draw:style-name="gr63" draw:text-style-name="P4" draw:layer="layout" svg:x1="5.472cm" svg:y1="7.008cm" svg:x2="9.813cm" svg:y2="2.667cm">
          <text:p/>
        </draw:line>
        <draw:frame draw:style-name="gr64" draw:text-style-name="P4" draw:layer="layout" svg:width="0.002cm" svg:height="0.987cm" svg:x="7.718cm" svg:y="7.542cm">
          <draw:text-box>
            <text:p/>
          </draw:text-box>
        </draw:frame>
        <draw:line draw:style-name="gr65" draw:text-style-name="P4" draw:layer="Ebene4" svg:x1="9.811cm" svg:y1="7.008cm" svg:x2="9.811cm" svg:y2="0.87cm">
          <text:p/>
        </draw:line>
        <draw:line draw:style-name="gr65" draw:text-style-name="P4" draw:layer="Ebene4" svg:x1="5.472cm" svg:y1="7.008cm" svg:x2="9.811cm" svg:y2="0.87cm">
          <text:p/>
        </draw:line>
        <draw:line draw:style-name="gr65" draw:text-style-name="P4" draw:layer="Ebene4" svg:x1="5.472cm" svg:y1="7.008cm" svg:x2="9.811cm" svg:y2="7.008cm">
          <text:p/>
        </draw:line>
        <draw:frame draw:style-name="gr54" draw:text-style-name="P42" draw:layer="layout" svg:width="0.934cm" svg:height="1.039cm" svg:x="9.86cm" svg:y="3.854cm">
          <draw:text-box>
            <text:p text:style-name="P41"><text:span text:style-name="T11">h</text:span></text:p>
          </draw:text-box>
        </draw:frame>
      </draw:page>
      <draw:page draw:name="page15" draw:style-name="dp1" draw:master-page-name="Default_5f_">
        <draw:line draw:style-name="gr66" draw:text-style-name="P4" draw:layer="layout" svg:x1="9.812cm" svg:y1="11.94cm" svg:x2="9.812cm" svg:y2="0.233cm">
          <text:p/>
        </draw:line>
        <draw:path draw:style-name="gr15" draw:text-style-name="P4" draw:layer="layout" svg:width="1.644cm" svg:height="0.498cm" svg:x="6.269cm" svg:y="5.641cm" svg:viewBox="0 0 1645 499" svg:d="M0 283c31 22 58 39 91 58 188 109 373 158 590 158s402-49 590-158c156-89 271-195 374-341">
          <text:p/>
        </draw:path>
        <draw:line draw:style-name="gr67" draw:text-style-name="P4" draw:layer="Ebene4" svg:x1="5.472cm" svg:y1="7.008cm" svg:x2="9.813cm" svg:y2="2.667cm">
          <text:p/>
        </draw:line>
        <draw:line draw:style-name="gr66" draw:text-style-name="P4" draw:layer="layout" svg:x1="3.652cm" svg:y1="7.007cm" svg:x2="14.745cm" svg:y2="7.007cm">
          <text:p/>
        </draw:line>
        <draw:line draw:style-name="gr66" draw:text-style-name="P4" draw:layer="layout" svg:x1="14.153cm" svg:y1="7.007cm" svg:x2="9.812cm" svg:y2="11.348cm">
          <text:p/>
        </draw:line>
        <draw:path draw:style-name="gr66" draw:text-style-name="P4" draw:layer="layout" svg:width="8.68cm" svg:height="8.68cm" svg:x="5.472cm" svg:y="2.667cm" svg:viewBox="0 0 8681 8681" svg:d="M8681 4340c0-799-182-1478-582-2170-399-692-897-1189-1588-1589-692-399-1371-581-2171-581-799 0-1478 182-2170 581-692 400-1189 897-1589 1589-399 692-581 1371-581 2170 0 800 182 1479 581 2171 400 691 897 1189 1589 1588 692 400 1371 582 2170 582 800 0 1479-182 2171-582 691-399 1189-897 1588-1588 400-692 582-1371 582-2171z">
          <text:p/>
        </draw:path>
        <draw:line draw:style-name="gr66" draw:text-style-name="P4" draw:layer="layout" svg:x1="9.812cm" svg:y1="2.667cm" svg:x2="14.153cm" svg:y2="7.008cm">
          <text:p/>
        </draw:line>
        <draw:line draw:style-name="gr66" draw:text-style-name="P4" draw:layer="layout" svg:x1="9.813cm" svg:y1="11.348cm" svg:x2="5.472cm" svg:y2="7.007cm">
          <text:p/>
        </draw:line>
        <draw:line draw:style-name="gr68" draw:text-style-name="P4" draw:layer="layout" svg:x1="9.813cm" svg:y1="7.008cm" svg:x2="6.919cm" svg:y2="4.961cm">
          <text:p/>
        </draw:line>
        <draw:frame draw:style-name="gr69" draw:text-style-name="P4" draw:layer="layout" svg:width="0.002cm" svg:height="0.987cm" svg:x="10.222cm" svg:y="6.166cm">
          <draw:text-box>
            <text:p/>
          </draw:text-box>
        </draw:frame>
        <draw:frame draw:style-name="gr69" draw:text-style-name="P4" draw:layer="layout" svg:width="0.002cm" svg:height="0.987cm" svg:x="7.718cm" svg:y="7.542cm">
          <draw:text-box>
            <text:p/>
          </draw:text-box>
        </draw:frame>
        <draw:line draw:style-name="gr70" draw:text-style-name="P4" draw:layer="Ebene4" svg:x1="9.811cm" svg:y1="7.008cm" svg:x2="9.811cm" svg:y2="0.87cm">
          <text:p/>
        </draw:line>
        <draw:line draw:style-name="gr70" draw:text-style-name="P4" draw:layer="Ebene4" svg:x1="5.472cm" svg:y1="7.008cm" svg:x2="9.811cm" svg:y2="0.87cm">
          <text:p/>
        </draw:line>
        <draw:line draw:style-name="gr70" draw:text-style-name="P4" draw:layer="Ebene4" svg:x1="5.472cm" svg:y1="7.008cm" svg:x2="9.811cm" svg:y2="7.008cm">
          <text:p/>
        </draw:line>
        <draw:g>
          <draw:line draw:style-name="gr49" draw:text-style-name="P13" draw:layer="layout" svg:x1="6.923cm" svg:y1="4.969cm" svg:x2="7.197cm" svg:y2="4.809cm">
            <text:p/>
          </draw:line>
          <draw:line draw:style-name="gr49" draw:text-style-name="P13" draw:layer="layout" svg:x1="6.785cm" svg:y1="4.684cm" svg:x2="6.922cm" svg:y2="4.97cm">
            <text:p/>
          </draw:line>
          <draw:line draw:style-name="gr49" draw:text-style-name="P13" draw:layer="layout" svg:x1="6.923cm" svg:y1="4.969cm" svg:x2="7.06cm" svg:y2="5.255cm">
            <text:p/>
          </draw:line>
          <draw:line draw:style-name="gr49" draw:text-style-name="P13" draw:layer="layout" svg:x1="6.649cm" svg:y1="5.129cm" svg:x2="6.923cm" svg:y2="4.969cm">
            <text:p/>
          </draw:line>
        </draw:g>
        <draw:frame draw:style-name="gr59" draw:text-style-name="P40" draw:layer="layout" svg:width="5.79cm" svg:height="5.966cm" svg:x="15.419cm" svg:y="4.687cm">
          <draw:text-box>
            <text:p text:style-name="P39"><text:span text:style-name="T4">Zeichnen der Senkrechten auf dem Grat durch die Mitte</text:span></text:p>
          </draw:text-box>
        </draw:frame>
        <draw:g>
          <draw:line draw:style-name="gr49" draw:text-style-name="P13" draw:layer="layout" svg:x1="9.804cm" svg:y1="7.007cm" svg:x2="10.078cm" svg:y2="6.847cm">
            <text:p/>
          </draw:line>
          <draw:line draw:style-name="gr49" draw:text-style-name="P13" draw:layer="layout" svg:x1="9.666cm" svg:y1="6.722cm" svg:x2="9.803cm" svg:y2="7.008cm">
            <text:p/>
          </draw:line>
          <draw:line draw:style-name="gr49" draw:text-style-name="P13" draw:layer="layout" svg:x1="9.804cm" svg:y1="7.007cm" svg:x2="9.941cm" svg:y2="7.293cm">
            <text:p/>
          </draw:line>
          <draw:line draw:style-name="gr49" draw:text-style-name="P13" draw:layer="layout" svg:x1="9.53cm" svg:y1="7.167cm" svg:x2="9.804cm" svg:y2="7.007cm">
            <text:p/>
          </draw:line>
        </draw:g>
        <draw:frame draw:style-name="gr54" draw:text-style-name="P42" draw:layer="layout" svg:width="0.87cm" svg:height="1.039cm" svg:x="6.76cm" svg:y="3.353cm">
          <draw:text-box>
            <text:p text:style-name="P41"><text:span text:style-name="T11">g</text:span></text:p>
          </draw:text-box>
        </draw:frame>
        <draw:frame draw:style-name="gr71" draw:text-style-name="P36" draw:layer="layout" svg:width="1.367cm" svg:height="1.099cm" svg:x="9.941cm" svg:y="6.847cm">
          <draw:text-box>
            <text:p text:style-name="P35"><text:span text:style-name="T9">M</text:span></text:p>
          </draw:text-box>
        </draw:frame>
        <draw:custom-shape draw:style-name="gr72" draw:text-style-name="P2" draw:layer="layout" svg:width="0.822cm" svg:height="0.822cm" svg:x="6.577cm" svg:y="5.2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3" draw:text-style-name="P28" draw:layer="layout" svg:width="0.297cm" svg:height="0.297cm" svg:x="6.85cm" svg:y="5.478cm" svg:viewBox="0 0 298 298" svg:d="M149 0c83 0 148 65 148 149 0 83-65 148-148 148-84 0-149-65-149-148 0-84 65-149 149-149zM0 0zM298 298z">
          <text:p/>
        </draw:path>
      </draw:page>
      <draw:page draw:name="page16" draw:style-name="dp1" draw:master-page-name="Default_5f__5f_">
        <draw:line draw:style-name="gr74" draw:text-style-name="P4" draw:layer="layout" svg:x1="9.812cm" svg:y1="11.94cm" svg:x2="9.812cm" svg:y2="0.233cm">
          <text:p/>
        </draw:line>
        <draw:line draw:style-name="gr74" draw:text-style-name="P4" draw:layer="layout" svg:x1="3.652cm" svg:y1="7.007cm" svg:x2="14.745cm" svg:y2="7.007cm">
          <text:p/>
        </draw:line>
        <draw:line draw:style-name="gr74" draw:text-style-name="P4" draw:layer="layout" svg:x1="14.153cm" svg:y1="7.007cm" svg:x2="9.812cm" svg:y2="11.348cm">
          <text:p/>
        </draw:line>
        <draw:path draw:style-name="gr74" draw:text-style-name="P4" draw:layer="layout" svg:width="8.68cm" svg:height="8.68cm" svg:x="5.472cm" svg:y="2.667cm" svg:viewBox="0 0 8681 8681" svg:d="M8681 4340c0-799-182-1478-582-2170-399-692-897-1189-1588-1589-692-399-1371-581-2171-581-799 0-1478 182-2170 581-692 400-1189 897-1589 1589-399 692-581 1371-581 2170 0 800 182 1479 581 2171 400 691 897 1189 1589 1588 692 400 1371 582 2170 582 800 0 1479-182 2171-582 691-399 1189-897 1588-1588 400-692 582-1371 582-2171z">
          <text:p/>
        </draw:path>
        <draw:line draw:style-name="gr74" draw:text-style-name="P4" draw:layer="layout" svg:x1="9.812cm" svg:y1="2.667cm" svg:x2="14.153cm" svg:y2="7.008cm">
          <text:p/>
        </draw:line>
        <draw:line draw:style-name="gr74" draw:text-style-name="P4" draw:layer="layout" svg:x1="9.813cm" svg:y1="11.348cm" svg:x2="5.472cm" svg:y2="7.007cm">
          <text:p/>
        </draw:line>
        <draw:line draw:style-name="gr74" draw:text-style-name="P4" draw:layer="layout" svg:x1="5.472cm" svg:y1="7.008cm" svg:x2="9.813cm" svg:y2="2.667cm">
          <text:p/>
        </draw:line>
        <draw:frame draw:style-name="gr75" draw:text-style-name="P4" draw:layer="layout" svg:width="0.002cm" svg:height="0.987cm" svg:x="10.222cm" svg:y="6.166cm">
          <draw:text-box>
            <text:p/>
          </draw:text-box>
        </draw:frame>
        <draw:frame draw:style-name="gr75" draw:text-style-name="P4" draw:layer="layout" svg:width="0.002cm" svg:height="0.987cm" svg:x="7.718cm" svg:y="7.542cm">
          <draw:text-box>
            <text:p/>
          </draw:text-box>
        </draw:frame>
        <draw:line draw:style-name="gr76" draw:text-style-name="P4" draw:layer="Ebene4" svg:x1="9.813cm" svg:y1="7.008cm" svg:x2="6.919cm" svg:y2="4.961cm">
          <text:p/>
        </draw:line>
        <draw:line draw:style-name="gr77" draw:text-style-name="P4" draw:layer="Ebene4" svg:x1="9.811cm" svg:y1="7.008cm" svg:x2="9.811cm" svg:y2="0.87cm">
          <text:p/>
        </draw:line>
        <draw:line draw:style-name="gr77" draw:text-style-name="P4" draw:layer="Ebene4" svg:x1="5.472cm" svg:y1="7.008cm" svg:x2="9.811cm" svg:y2="0.87cm">
          <text:p/>
        </draw:line>
        <draw:line draw:style-name="gr77" draw:text-style-name="P4" draw:layer="Ebene4" svg:x1="5.472cm" svg:y1="7.008cm" svg:x2="9.811cm" svg:y2="7.008cm">
          <text:p/>
        </draw:line>
        <draw:path draw:style-name="gr78" draw:text-style-name="P4" draw:layer="layout" svg:width="0.65cm" svg:height="2.046cm" svg:x="6.269cm" svg:y="4.961cm" svg:viewBox="0 0 651 2047" svg:d="M651 0c-66 93-119 175-176 274-326 565-475 1120-475 1773">
          <text:p/>
        </draw:path>
      </draw:page>
      <draw:page draw:name="page17" draw:style-name="dp1" draw:master-page-name="Default_5f_">
        <draw:line draw:style-name="gr79" draw:text-style-name="P4" draw:layer="Ebene4" svg:x1="9.812cm" svg:y1="11.94cm" svg:x2="9.812cm" svg:y2="0.233cm">
          <text:p/>
        </draw:line>
        <draw:line draw:style-name="gr79" draw:text-style-name="P4" draw:layer="Ebene4" svg:x1="3.652cm" svg:y1="7.007cm" svg:x2="14.745cm" svg:y2="7.007cm">
          <text:p/>
        </draw:line>
        <draw:line draw:style-name="gr79" draw:text-style-name="P4" draw:layer="Ebene4" svg:x1="14.153cm" svg:y1="7.007cm" svg:x2="9.812cm" svg:y2="11.348cm">
          <text:p/>
        </draw:line>
        <draw:path draw:style-name="gr79" draw:text-style-name="P4" draw:layer="Ebene4" svg:width="8.68cm" svg:height="8.68cm" svg:x="5.472cm" svg:y="2.667cm" svg:viewBox="0 0 8681 8681" svg:d="M8681 4340c0-799-182-1478-582-2170-399-692-897-1189-1588-1589-692-399-1371-581-2171-581-799 0-1478 182-2170 581-692 400-1189 897-1589 1589-399 692-581 1371-581 2170 0 800 182 1479 581 2171 400 691 897 1189 1589 1588 692 400 1371 582 2170 582 800 0 1479-182 2171-582 691-399 1189-897 1588-1588 400-692 582-1371 582-2171z">
          <text:p/>
        </draw:path>
        <draw:line draw:style-name="gr79" draw:text-style-name="P4" draw:layer="Ebene4" svg:x1="9.812cm" svg:y1="2.667cm" svg:x2="14.153cm" svg:y2="7.008cm">
          <text:p/>
        </draw:line>
        <draw:line draw:style-name="gr79" draw:text-style-name="P4" draw:layer="Ebene4" svg:x1="9.813cm" svg:y1="11.348cm" svg:x2="5.472cm" svg:y2="7.007cm">
          <text:p/>
        </draw:line>
        <draw:line draw:style-name="gr79" draw:text-style-name="P4" draw:layer="Ebene4" svg:x1="5.472cm" svg:y1="7.008cm" svg:x2="9.813cm" svg:y2="2.667cm">
          <text:p/>
        </draw:line>
        <draw:frame draw:style-name="gr80" draw:text-style-name="P4" draw:layer="Ebene4" svg:width="0.002cm" svg:height="0.987cm" svg:x="7.718cm" svg:y="7.542cm">
          <draw:text-box>
            <text:p/>
          </draw:text-box>
        </draw:frame>
        <draw:line draw:style-name="gr79" draw:text-style-name="P4" draw:layer="Ebene4" svg:x1="5.473cm" svg:y1="7.009cm" svg:x2="9.812cm" svg:y2="0.871cm">
          <text:p/>
        </draw:line>
        <draw:line draw:style-name="gr79" draw:text-style-name="P4" draw:layer="Ebene4" svg:x1="9.812cm" svg:y1="7.009cm" svg:x2="6.919cm" svg:y2="4.954cm">
          <text:p/>
        </draw:line>
        <draw:path draw:style-name="gr81" draw:text-style-name="P4" draw:layer="Ebene4" svg:width="0.65cm" svg:height="2.046cm" svg:x="6.268cm" svg:y="4.954cm" svg:viewBox="0 0 651 2047" svg:d="M651 0c-66 93-119 175-176 274-326 565-475 1120-475 1773">
          <text:p/>
        </draw:path>
      </draw:page>
      <draw:page draw:name="page18" draw:style-name="dp1" draw:master-page-name="Default">
        <draw:line draw:style-name="gr15" draw:text-style-name="P4" draw:layer="layout" svg:x1="9.811cm" svg:y1="11.939cm" svg:x2="9.811cm" svg:y2="0.232cm">
          <text:p/>
        </draw:line>
        <draw:line draw:style-name="gr15" draw:text-style-name="P4" draw:layer="layout" svg:x1="3.651cm" svg:y1="7.006cm" svg:x2="14.744cm" svg:y2="7.006cm">
          <text:p/>
        </draw:line>
        <draw:line draw:style-name="gr15" draw:text-style-name="P4" draw:layer="layout" svg:x1="14.152cm" svg:y1="7.006cm" svg:x2="9.811cm" svg:y2="11.347cm">
          <text:p/>
        </draw:line>
        <draw:path draw:style-name="gr15" draw:text-style-name="P4" draw:layer="layout" svg:width="8.68cm" svg:height="8.68cm" svg:x="5.471cm" svg:y="2.666cm" svg:viewBox="0 0 8681 8681" svg:d="M8681 4340c0-799-182-1478-582-2170-399-692-897-1189-1588-1589-692-399-1371-581-2171-581-799 0-1478 182-2170 581-692 400-1189 897-1589 1589-399 692-581 1371-581 2170 0 800 182 1479 581 2171 400 691 897 1189 1589 1588 692 400 1371 582 2170 582 800 0 1479-182 2171-582 691-399 1189-897 1588-1588 400-692 582-1371 582-2171z">
          <text:p/>
        </draw:path>
        <draw:line draw:style-name="gr15" draw:text-style-name="P4" draw:layer="layout" svg:x1="9.811cm" svg:y1="2.666cm" svg:x2="14.152cm" svg:y2="7.007cm">
          <text:p/>
        </draw:line>
        <draw:line draw:style-name="gr15" draw:text-style-name="P4" draw:layer="layout" svg:x1="9.812cm" svg:y1="11.347cm" svg:x2="5.471cm" svg:y2="7.006cm">
          <text:p/>
        </draw:line>
        <draw:line draw:style-name="gr15" draw:text-style-name="P4" draw:layer="layout" svg:x1="5.471cm" svg:y1="7.007cm" svg:x2="9.812cm" svg:y2="2.666cm">
          <text:p/>
        </draw:line>
        <draw:line draw:style-name="gr82" draw:text-style-name="P4" draw:layer="layout" svg:x1="9.811cm" svg:y1="7.006cm" svg:x2="9.811cm" svg:y2="11.346cm">
          <text:p/>
        </draw:line>
        <draw:line draw:style-name="gr82" draw:text-style-name="P4" draw:layer="layout" svg:x1="6.268cm" svg:y1="7.006cm" svg:x2="9.812cm" svg:y2="11.347cm">
          <text:p/>
        </draw:line>
        <draw:line draw:style-name="gr82" draw:text-style-name="P4" draw:layer="layout" svg:x1="9.812cm" svg:y1="7.006cm" svg:x2="6.268cm" svg:y2="7.006cm">
          <text:p/>
        </draw:line>
        <draw:path draw:style-name="gr14" draw:text-style-name="P4" draw:layer="layout" svg:width="0.767cm" svg:height="1.617cm" svg:x="7.582cm" svg:y="7.006cm" svg:viewBox="0 0 768 1618" svg:d="M0 1618c206-169 355-343 488-574 192-333 280-659 280-1044">
          <text:p/>
        </draw:path>
        <draw:frame draw:style-name="gr83" draw:text-style-name="P4" draw:layer="layout" svg:width="0.002cm" svg:height="0.987cm" svg:x="7.717cm" svg:y="7.541cm">
          <draw:text-box>
            <text:p/>
          </draw:text-box>
        </draw:frame>
        <draw:frame draw:style-name="gr84" draw:text-style-name="P44" draw:layer="layout" svg:width="5.049cm" svg:height="10.976cm" svg:x="0.422cm" svg:y="0.545cm">
          <draw:text-box>
            <text:p text:style-name="P43"><text:span text:style-name="T12">Der Winkel Omega zwischen zwei Seiten einer geraden Pyramide mit quadratischer Grundfläche.</text:span></text:p>
          </draw:text-box>
        </draw:frame>
        <draw:frame draw:style-name="gr85" draw:text-style-name="P45" draw:layer="layout" svg:width="5.372cm" svg:height="5.256cm" svg:x="15.839cm" svg:y="4.982cm">
          <draw:text-box>
            <text:p text:style-name="P29"><text:span text:style-name="T12">Zeichnerisch ermittelt mit den bekannten Größen</text:span></text:p>
            <text:p text:style-name="P29"><text:span text:style-name="T12">Höhe (h) der Pyramide und Kantenlänge (a) der Grundfläche.</text:span></text:p>
          </draw:text-box>
        </draw:frame>
        <draw:frame draw:style-name="gr86" draw:text-style-name="P47" draw:layer="layout" svg:width="1.167cm" svg:height="1.728cm" svg:x="6.821cm" svg:y="6.607cm">
          <draw:text-box>
            <text:p text:style-name="P46"><text:span text:style-name="T13">w</text:span></text:p>
          </draw:text-box>
        </draw:frame>
        <draw:line draw:style-name="gr15" draw:text-style-name="P4" draw:layer="Ebene4" svg:x1="5.472cm" svg:y1="7.008cm" svg:x2="9.811cm" svg:y2="0.87cm">
          <text:p/>
        </draw:line>
        <draw:line draw:style-name="gr15" draw:text-style-name="P4" draw:layer="Ebene4" svg:x1="9.811cm" svg:y1="7.008cm" svg:x2="6.918cm" svg:y2="4.953cm">
          <text:p/>
        </draw:line>
        <draw:path draw:style-name="gr87" draw:text-style-name="P4" draw:layer="Ebene4" svg:width="0.65cm" svg:height="2.046cm" svg:x="6.267cm" svg:y="4.953cm" svg:viewBox="0 0 651 2047" svg:d="M651 0c-66 93-119 175-176 274-326 565-475 1120-475 1773">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ndard Symbols L1" svg:font-family="'Standard Symbols L'" style:font-charset="x-symbol"/>
    <style:font-face style:name="Standard Symbols L2" svg:font-family="'Standard Symbols L'" style:font-adornments="Regular" style:font-charset="x-symbol"/>
    <style:font-face style:name="Liberation Sans4" svg:font-family="'Liberation Sans'" style:font-pitch="variable" style:font-charset="x-symbol"/>
    <style:font-face style:name="Lohit Devanagari3" svg:font-family="'Lohit Devanagari'" style:font-pitch="variable" style:font-charset="x-symbol"/>
    <style:font-face style:name="OpenSymbol" svg:font-family="OpenSymbol" style:font-pitch="variable" style:font-charset="x-symbol"/>
    <style:font-face style:name="Standard Symbols L" svg:font-family="'Standard Symbols L'" style:font-pitch="variable" style:font-charset="x-symbol"/>
    <style:font-face style:name="WenQuanYi Zen Hei3" svg:font-family="'WenQuanYi Zen Hei'" style:font-pitch="variable" style:font-charset="x-symbol"/>
    <style:font-face style:name="Liberation Sans3" svg:font-family="'Liberation Sans'" style:font-family-generic="roman" style:font-pitch="variable" style:font-charset="x-symbol"/>
    <style:font-face style:name="Lohit Devanagari2" svg:font-family="'Lohit Devanagari'" style:font-family-generic="system" style:font-pitch="variable" style:font-charset="x-symbol"/>
    <style:font-face style:name="WenQuanYi Zen Hei2" svg:font-family="'WenQuanYi Zen Hei'" style:font-family-generic="system" style:font-pitch="variable" style:font-charset="x-symbol"/>
    <style:font-face style:name="Bitstream Vera Sans2" svg:font-family="'Bitstream Vera Sans', Arial" style:font-family-generic="swiss"/>
    <style:font-face style:name="Bookman URW" svg:font-family="'Bookman URW'" style:font-pitch="variable"/>
    <style:font-face style:name="Cantarell" svg:font-family="Cantarell" style:font-pitch="variable"/>
    <style:font-face style:name="HG Mincho Light J1" svg:font-family="'HG Mincho Light J', msmincho" style:font-pitch="variable"/>
    <style:font-face style:name="Liberation Sans1" svg:font-family="'Liberation Sans'" style:font-pitch="variable"/>
    <style:font-face style:name="PakType Naqsh" svg:font-family="'PakType Naqsh'" style:font-pitch="variable"/>
    <style:font-face style:name="TeXGyreAdventor" svg:font-family="TeXGyreAdventor" style:font-pitch="variable"/>
    <style:font-face style:name="Albany" svg:font-family="Albany, Arial" style:font-family-generic="roman" style:font-pitch="variable"/>
    <style:font-face style:name="Bitstream Vera Sans" svg:font-family="'Bitstream Vera Sans', Arial"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lbany1" svg:font-family="Albany, Arial" style:font-family-generic="swiss" style:font-pitch="variable"/>
    <style:font-face style:name="Bitstream Vera Sans1" svg:font-family="'Bitstream Vera Sans', Arial"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WenQuanYi Zen Hei1" svg:font-family="'WenQuanYi Zen Hei'" style:font-family-generic="swiss" style:font-pitch="variable"/>
    <style:font-face style:name="Albany2" svg:font-family="Albany, Arial" style:font-family-generic="system" style:font-pitch="variable"/>
    <style:font-face style:name="Bitstream Vera Sans3" svg:font-family="'Bitstream Vera Sans', Arial"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HG Mincho Light J" svg:font-family="'HG Mincho Light J', msmincho"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Ultrafine_20_Dashed" draw:display-name="Ultrafine Dashed" draw:style="rect" draw:dots1="1" draw:dots1-length="0.05cm" draw:dots2="1" draw:dots2-length="0.05cm" draw:distance="0.05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Heading" style:family="graphic">
      <style:paragraph-properties fo:margin-top="0.746cm" fo:margin-bottom="0.88cm" style:text-autospace="none"/>
      <style:text-properties style:font-name="Albany1" fo:font-family="Albany, Arial" style:font-family-generic="swiss" style:font-pitch="variable" fo:font-size="14pt" fo:language="en" fo:country="US" style:font-name-asian="HG Mincho Light J1" style:font-family-asian="'HG Mincho Light J', msmincho" style:font-pitch-asian="variable" style:language-asian="en" style:country-asian="US" style:font-name-complex="Albany1" style:font-family-complex="Albany, Arial" style:font-family-generic-complex="swiss" style:font-pitch-complex="variable" style:font-size-complex="14pt"/>
    </style:style>
    <style:style style:name="Body_20_Text" style:display-name="Body Text" style:family="graphic">
      <style:paragraph-properties fo:margin-top="0.093cm" fo:margin-bottom="0.093cm" style:text-autospace="none"/>
      <style:text-properties style:font-name="Bitstream Vera Sans2" fo:font-family="'Bitstream Vera Sans', Arial" style:font-family-generic="swiss" fo:font-size="10pt" fo:language="en" fo:country="US" style:font-name-asian="Bitstream Vera Sans2" style:font-family-asian="'Bitstream Vera Sans', Arial" style:font-family-generic-asian="swiss" style:language-asian="en" style:country-asian="US" style:font-name-complex="Bitstream Vera Sans2" style:font-family-complex="'Bitstream Vera Sans', Arial" style:font-family-generic-complex="swiss" style:font-size-complex="10pt"/>
    </style:style>
    <style:style style:name="heading_20_1" style:display-name="heading 1" style:family="graphic">
      <style:paragraph-properties fo:margin-top="0.746cm" fo:margin-bottom="0.28cm" style:text-autospace="none"/>
      <style:text-properties style:font-name="Bitstream Vera Sans2" fo:font-family="'Bitstream Vera Sans', Arial" style:font-family-generic="swiss" fo:font-size="18pt" fo:language="en" fo:country="US" fo:font-weight="bold" style:font-name-asian="Bitstream Vera Sans2" style:font-family-asian="'Bitstream Vera Sans', Arial" style:font-family-generic-asian="swiss" style:language-asian="en" style:country-asian="US" style:font-name-complex="Bitstream Vera Sans2" style:font-family-complex="'Bitstream Vera Sans', Arial" style:font-family-generic-complex="swiss" style:font-size-complex="18pt" style:font-weight-complex="bold"/>
    </style:style>
    <style:style style:name="Standard_5f_1" style:display-name="Standard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2" style:display-name="Standard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 style:display-name="Standard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_5f_1" style:display-name="Standard_3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_5f_1" style:display-name="Standard_3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_5f_1_5f_1" style:display-name="Standard_3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_5f_1_5f_1" style:display-name="Standard_3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_5f_1_5f_1_5f_1" style:display-name="Standard_3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_5f_1_5f_1_5f_1" style:display-name="Standard_3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_5f_1_5f_1_5f_1_5f_1" style:display-name="Standard_3_1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_5f_1_5f_1_5f_1_5f_1" style:display-name="Standard_3_1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4" style:display-name="Standard_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_5f_1_5f_1_5f_1_5f_1_5f_1" style:display-name="Standard_3_1_1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_5f_1_5f_1_5f_1_5f_1_5f_1" style:display-name="Standard_3_1_1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5" style:display-name="Standard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_5f_2" style:display-name="Standard_3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_5f_2" style:display-name="Standard_3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6" style:display-name="Standard_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_5f_1_5f_1_5f_1_5f_1_5f_2" style:display-name="Standard_3_1_1_1_1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_5f_1_5f_1_5f_1_5f_1_5f_2" style:display-name="Standard_3_1_1_1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_5f_3" style:display-name="Standard_3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_5f_3" style:display-name="Standard_3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_5f_1_5f_2" style:display-name="Standard_3_1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_5f_1_5f_2" style:display-name="Standard_3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_5f_1_5f_1_5f_1_5f_1_5f_3" style:display-name="Standard_3_1_1_1_1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_5f_1_5f_1_5f_1_5f_1_5f_3" style:display-name="Standard_3_1_1_1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_5f_3_5f_1" style:display-name="Standard_3_3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_5f_3_5f_1" style:display-name="Standard_3_3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_5f_1_5f_2_5f_1" style:display-name="Standard_3_1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_5f_1_5f_2_5f_1" style:display-name="Standard_3_1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_5f_1_5f_1_5f_1_5f_1_5f_3_5f_1" style:display-name="Standard_3_1_1_1_1_3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_5f_1_5f_1_5f_1_5f_1_5f_3_5f_1" style:display-name="Standard_3_1_1_1_1_3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7" style:display-name="Standard_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_5f_1_5f_1_5f_1_5f_1_5f_4" style:display-name="Standard_3_1_1_1_1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_5f_1_5f_1_5f_1_5f_1_5f_4" style:display-name="Standard_3_1_1_1_1_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_5f_1" style:display-name="Standard_7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7_5f_1" style:display-name="Standard_7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_5f_1_5f_1_5f_1_5f_1_5f_4_5f_1" style:display-name="Standard_3_1_1_1_1_4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_5f_1_5f_1_5f_1_5f_1_5f_4_5f_1" style:display-name="Standard_3_1_1_1_1_4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_5f_1_5f_3" style:display-name="Standard_3_1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_5f_1_5f_3" style:display-name="Standard_3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_5f_1_5f_1_5f_2" style:display-name="Standard_3_1_1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_5f_1_5f_1_5f_2" style:display-name="Standard_3_1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_5f_1_5f_1_5f_1_5f_1_5f_5" style:display-name="Standard_3_1_1_1_1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_5f_1_5f_1_5f_1_5f_1_5f_5" style:display-name="Standard_3_1_1_1_1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_5f_1_5f_1_5f_3" style:display-name="Standard_3_1_1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_5f_1_5f_1_5f_3" style:display-name="Standard_3_1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_5f_1_5f_1_5f_1_5f_1_5f_6" style:display-name="Standard_3_1_1_1_1_6"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_5f_1_5f_1_5f_1_5f_1_5f_6" style:display-name="Standard_3_1_1_1_1_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_5f_1_5f_1_5f_1_5f_1_5f_7" style:display-name="Standard_3_1_1_1_1_7"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_5f_1_5f_1_5f_1_5f_1_5f_7" style:display-name="Standard_3_1_1_1_1_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8" style:display-name="Standard_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_5f_1_5f_1_5f_1_5f_1_5f_8" style:display-name="Standard_3_1_1_1_1_8"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_5f_1_5f_1_5f_1_5f_1_5f_8" style:display-name="Standard_3_1_1_1_1_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_5f_1_5f_1" style:display-name="Standard_7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7_5f_1_5f_1" style:display-name="Standard_7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_5f_1_5f_1_5f_1_5f_1_5f_4_5f_1_5f_1" style:display-name="Standard_3_1_1_1_1_4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_5f_1_5f_1_5f_1_5f_1_5f_4_5f_1_5f_1" style:display-name="Standard_3_1_1_1_1_4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_5f_1_5f_1_5f_1" style:display-name="Standard_7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7_5f_1_5f_1_5f_1" style:display-name="Standard_7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_5f_1_5f_1_5f_1_5f_1_5f_4_5f_1_5f_1_5f_1" style:display-name="Standard_3_1_1_1_1_4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_5f_1_5f_1_5f_1_5f_1_5f_4_5f_1_5f_1_5f_1" style:display-name="Standard_3_1_1_1_1_4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0cm" fo:margin-bottom="0cm" fo:margin-left="0cm" fo:margin-right="0cm" fo:page-width="22.3cm" fo:page-height="12.5cm" style:print-orientation="landscape"/>
    </style:page-layout>
    <style:style style:name="Mdp1" style:family="drawing-page">
      <style:drawing-page-properties draw:background-size="border" draw:fill="non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color="#ff420e" draw:textarea-horizontal-align="justify" draw:textarea-vertical-align="middle" draw:auto-grow-height="false" fo:min-height="0.966cm" fo:min-width="1.62cm"/>
    </style:style>
    <style:style style:name="Mgr2" style:family="graphic" style:parent-style-name="standard">
      <style:graphic-properties draw:stroke="none" draw:fill="solid" draw:fill-color="#333333" draw:textarea-horizontal-align="center" draw:textarea-vertical-align="middle"/>
    </style:style>
    <style:style style:name="Mgr3" style:family="graphic" style:parent-style-name="standard">
      <style:graphic-properties draw:stroke="solid" svg:stroke-width="0.035cm" svg:stroke-color="#000000" draw:stroke-linejoin="miter" draw:fill="none" fo:padding-top="0.142cm" fo:padding-bottom="0.142cm" fo:padding-left="0.267cm" fo:padding-right="0.267cm"/>
    </style:style>
    <style:style style:name="Mgr4" style:family="graphic" style:parent-style-name="standard">
      <style:graphic-properties draw:stroke="none" draw:fill="solid" draw:fill-color="#996633" draw:opacity="75%" draw:textarea-horizontal-align="center" draw:textarea-vertical-align="middle" draw:shadow-opacity="75%"/>
    </style:style>
    <style:style style:name="Mgr5" style:family="graphic" style:parent-style-name="standard">
      <style:graphic-properties draw:fill="solid" draw:fill-color="#ffcc99" draw:textarea-horizontal-align="center" draw:textarea-vertical-align="middle"/>
    </style:style>
    <style:style style:name="Mgr6" style:family="graphic" style:parent-style-name="standard">
      <style:graphic-properties draw:textarea-horizontal-align="center" draw:textarea-vertical-align="middle"/>
    </style:style>
    <style:style style:name="Mgr7" style:family="graphic" style:parent-style-name="standard">
      <style:graphic-properties draw:stroke="none" draw:fill="solid" draw:fill-color="#ff6633" draw:textarea-horizontal-align="center" draw:textarea-vertical-align="middle"/>
    </style:style>
    <style:style style:name="Mgr8" style:family="graphic" style:parent-style-name="objectwithoutfill">
      <style:graphic-properties draw:fill="none" draw:textarea-horizontal-align="center" draw:textarea-vertical-align="middle"/>
    </style:style>
    <style:style style:name="Mgr9" style:family="graphic" style:parent-style-name="standard">
      <style:graphic-properties svg:stroke-color="#000000" draw:fill="solid" draw:fill-color="#cc6633" draw:opacity="50%" draw:textarea-horizontal-align="center" draw:textarea-vertical-align="middle" draw:shadow-opacity="50%"/>
    </style:style>
    <style:style style:name="Mgr10" style:family="graphic" style:parent-style-name="standard">
      <style:graphic-properties draw:fill="solid" draw:fill-color="#996633" draw:opacity="80%" draw:textarea-horizontal-align="center" draw:textarea-vertical-align="middle" draw:shadow-opacity="80%"/>
    </style:style>
    <style:style style:name="Mgr11" style:family="graphic" style:parent-style-name="standard">
      <style:graphic-properties draw:fill="solid" draw:fill-color="#ffcc99" draw:opacity="50%" draw:textarea-horizontal-align="center" draw:textarea-vertical-align="middle" draw:shadow-opacity="50%"/>
    </style:style>
    <style:style style:name="Mgr12" style:family="graphic" style:parent-style-name="standard">
      <style:graphic-properties draw:stroke="none" svg:stroke-color="#000000" draw:fill="none" draw:fill-color="#ffffff" draw:textarea-horizontal-align="left" draw:auto-grow-height="true" draw:auto-grow-width="true" fo:min-height="0.387cm" fo:min-width="0.557cm"/>
    </style:style>
    <style:style style:name="Mgr13" style:family="graphic" style:parent-style-name="standard">
      <style:graphic-properties draw:stroke="none" svg:stroke-color="#000000" draw:fill="none" draw:fill-color="#ffffff" draw:textarea-horizontal-align="left" draw:auto-grow-height="true" draw:auto-grow-width="false" fo:min-height="0.476cm" fo:min-width="6.981cm"/>
    </style:style>
    <style:style style:name="Mgr14" style:family="graphic" style:parent-style-name="standard">
      <style:graphic-properties draw:stroke="none" draw:fill-color="#ffffff" draw:textarea-horizontal-align="justify" draw:textarea-vertical-align="middle" draw:auto-grow-height="false" fo:min-height="0.62cm" fo:min-width="1.175cm"/>
    </style:style>
    <style:style style:name="Mgr15"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style:style>
    <style:style style:name="Mgr16" style:family="graphic" style:parent-style-name="standard">
      <style:graphic-properties draw:stroke="none" svg:stroke-width="0.082cm" draw:stroke-linejoin="round" draw:fill="none"/>
    </style:style>
    <style:style style:name="Mgr17" style:family="graphic" style:parent-style-name="standard">
      <style:graphic-properties draw:stroke="none" svg:stroke-width="0.082cm" draw:stroke-linejoin="round" draw:fill="solid" draw:fill-color="#b2b2b2"/>
    </style:style>
    <style:style style:name="Mgr18" style:family="graphic" style:parent-style-name="standard">
      <style:graphic-properties draw:stroke="none" svg:stroke-width="0.082cm" draw:stroke-linejoin="round" draw:fill="solid" draw:fill-color="#ffffff"/>
    </style:style>
    <style:style style:name="Mgr19" style:family="graphic" style:parent-style-name="standard">
      <style:graphic-properties draw:stroke="none" svg:stroke-width="0.082cm" draw:stroke-linejoin="round" draw:fill="solid" draw:fill-color="#000000"/>
    </style:style>
    <style:style style:name="Mgr20" style:family="graphic" style:parent-style-name="standard">
      <style:graphic-properties draw:stroke="none" svg:stroke-width="0.082cm" draw:stroke-linejoin="round" draw:fill="solid" draw:fill-color="#808080"/>
    </style:style>
    <style:style style:name="Mgr21" style:family="graphic" style:parent-style-name="standard">
      <style:graphic-properties draw:stroke="solid" svg:stroke-width="0.01cm" svg:stroke-color="#000000" draw:marker-start-width="0.035cm" draw:marker-end-width="0.035cm" draw:stroke-linejoin="round" draw:fill="none" fo:padding-top="0.13cm" fo:padding-bottom="0.13cm" fo:padding-left="0.255cm" fo:padding-right="0.255cm"/>
    </style:style>
    <style:style style:name="Mgr22" style:family="graphic" style:parent-style-name="standard">
      <style:graphic-properties draw:stroke="none" svg:stroke-width="0.082cm" draw:stroke-linejoin="round" draw:fill="solid" draw:fill-color="#000000" draw:textarea-horizontal-align="center" draw:textarea-vertical-align="middle"/>
    </style:style>
    <style:style style:name="MP1" style:family="paragraph">
      <loext:graphic-properties draw:fill-color="#ff420e"/>
      <style:paragraph-properties fo:text-align="center"/>
    </style:style>
    <style:style style:name="MP2" style:family="paragraph">
      <loext:graphic-properties draw:fill="solid" draw:fill-color="#333333"/>
      <style:paragraph-properties fo:text-align="center"/>
    </style:style>
    <style:style style:name="MP3" style:family="paragraph">
      <loext:graphic-properties draw:fill="none"/>
    </style:style>
    <style:style style:name="MP4" style:family="paragraph">
      <loext:graphic-properties draw:fill="solid" draw:fill-color="#996633" draw:opacity="75%"/>
      <style:paragraph-properties fo:text-align="center"/>
    </style:style>
    <style:style style:name="MP5" style:family="paragraph">
      <loext:graphic-properties draw:fill="solid" draw:fill-color="#ffcc99"/>
      <style:paragraph-properties fo:text-align="center"/>
    </style:style>
    <style:style style:name="MP6" style:family="paragraph">
      <style:paragraph-properties fo:text-align="center"/>
    </style:style>
    <style:style style:name="MP7" style:family="paragraph">
      <loext:graphic-properties draw:fill="solid" draw:fill-color="#ff6633"/>
      <style:paragraph-properties fo:text-align="center"/>
    </style:style>
    <style:style style:name="MP8" style:family="paragraph">
      <loext:graphic-properties draw:fill="none"/>
      <style:paragraph-properties fo:text-align="center"/>
    </style:style>
    <style:style style:name="MP9" style:family="paragraph">
      <loext:graphic-properties draw:fill="solid" draw:fill-color="#cc6633" draw:opacity="50%"/>
      <style:paragraph-properties fo:text-align="center"/>
    </style:style>
    <style:style style:name="MP10" style:family="paragraph">
      <loext:graphic-properties draw:fill="solid" draw:fill-color="#996633" draw:opacity="80%"/>
      <style:paragraph-properties fo:text-align="center"/>
    </style:style>
    <style:style style:name="MP11" style:family="paragraph">
      <loext:graphic-properties draw:fill="solid" draw:fill-color="#ffcc99" draw:opacity="50%"/>
      <style:paragraph-properties fo:text-align="center"/>
    </style:style>
    <style:style style:name="MP12" style:family="paragraph">
      <loext:graphic-properties draw:fill="none" draw:fill-color="#ffffff"/>
      <style:text-properties style:font-name="Cantarell" fo:font-size="8pt" fo:font-weight="normal" style:letter-kerning="false" style:font-size-asian="8pt" style:font-weight-asian="normal" style:font-size-complex="8pt" style:font-weight-complex="normal"/>
    </style:style>
    <style:style style:name="MP13" style:family="paragraph">
      <loext:graphic-properties draw:fill="none" draw:fill-color="#ffffff"/>
      <style:text-properties fo:font-size="9pt" style:font-size-asian="9pt" style:font-size-complex="9pt"/>
    </style:style>
    <style:style style:name="MP14" style:family="paragraph">
      <loext:graphic-properties draw:fill-color="#ffffff"/>
      <style:paragraph-properties fo:text-align="center"/>
    </style:style>
    <style:style style:name="MP15" style:family="paragraph">
      <loext:graphic-properties draw:fill="solid" draw:fill-color="#000000"/>
      <style:paragraph-properties fo:text-align="center"/>
      <style:text-properties style:font-name="DejaVu Sans1"/>
    </style:style>
    <style:style style:name="MP16" style:family="paragraph">
      <loext:graphic-properties draw:fill="solid" draw:fill-color="#b2b2b2"/>
    </style:style>
    <style:style style:name="MP17" style:family="paragraph">
      <loext:graphic-properties draw:fill="solid" draw:fill-color="#ffffff"/>
    </style:style>
    <style:style style:name="MP18" style:family="paragraph">
      <loext:graphic-properties draw:fill="solid" draw:fill-color="#000000"/>
    </style:style>
    <style:style style:name="MP19" style:family="paragraph">
      <loext:graphic-properties draw:fill="solid" draw:fill-color="#808080"/>
    </style:style>
    <style:style style:name="MP20" style:family="paragraph">
      <loext:graphic-properties draw:fill="solid" draw:fill-color="#000000"/>
      <style:paragraph-properties fo:text-align="center"/>
    </style:style>
    <style:style style:name="MP21" style:family="paragraph">
      <style:text-properties fo:font-size="8pt"/>
    </style:style>
    <style:style style:name="MP22" style:family="paragraph">
      <style:text-properties fo:font-size="9pt"/>
    </style:style>
    <style:style style:name="MT1" style:family="text">
      <style:text-properties style:font-name="Cantarell" fo:font-size="8pt" fo:font-weight="normal" style:letter-kerning="false" style:font-size-asian="8pt" style:font-weight-asian="normal" style:font-size-complex="8pt" style:font-weight-complex="normal"/>
    </style:style>
    <style:style style:name="MT2" style:family="text">
      <style:text-properties style:font-name="Cantarell" fo:font-size="10pt" style:font-size-asian="10pt" style:font-size-complex="10pt"/>
    </style:style>
    <style:style style:name="MT3" style:family="text">
      <style:text-properties style:font-name="Cantarell" fo:font-size="9pt" style:font-size-asian="9pt" style:font-size-complex="9pt"/>
    </style:style>
    <style:style style:name="MT4" style:family="text">
      <style:text-properties style:font-name="Cantarell" fo:font-size="6pt" style:font-size-asian="6pt" style:font-size-complex="6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Ebene4"/>
    </draw:layer-set>
    <style:master-page style:name="Default" style:page-layout-name="PM0" draw:style-name="Mdp1">
      <draw:custom-shape draw:style-name="Mgr1" draw:text-style-name="MP1" draw:layer="backgroundobjects" svg:width="2.12cm" svg:height="1.216cm" svg:x="19.209cm" svg:y="11.29cm">
        <text:p/>
        <draw:enhanced-geometry svg:viewBox="0 0 21600 21600" draw:type="rectangle" draw:enhanced-path="M 0 0 L 21600 0 21600 21600 0 21600 0 0 Z N"/>
      </draw:custom-shape>
      <draw:polygon draw:style-name="Mgr2" draw:text-style-name="MP2" draw:layer="backgroundobjects" svg:width="4.298cm" svg:height="4.313cm" svg:x="18.092cm" svg:y="-0.028cm" svg:viewBox="0 0 4299 4314" draw:points="0,0 4299,0 4299,4314">
        <text:p/>
      </draw:polygon>
      <draw:polygon draw:style-name="Mgr3" draw:text-style-name="MP3" draw:layer="backgroundobjects" svg:width="0cm" svg:height="0cm" svg:x="21.324cm" svg:y="1.521cm" svg:viewBox="0 0 0 0" draw:points="0,0">
        <text:p/>
      </draw:polygon>
      <draw:polygon draw:style-name="Mgr4" draw:text-style-name="MP4" draw:layer="backgroundobjects" svg:width="1.536cm" svg:height="1.602cm" svg:x="19.858cm" svg:y="0.124cm" svg:viewBox="0 0 1537 1603" draw:points="1537,1429 0,1603 1144,0">
        <text:p/>
      </draw:polygon>
      <draw:polygon draw:style-name="Mgr5" draw:text-style-name="MP5" draw:layer="backgroundobjects" svg:width="2.441cm" svg:height="0.729cm" svg:x="19.858cm" svg:y="1.552cm" svg:viewBox="0 0 2442 730" draw:points="0,175 575,730 2442,436 1537,0">
        <text:p/>
      </draw:polygon>
      <draw:line draw:style-name="Mgr6" draw:text-style-name="MP6" draw:layer="backgroundobjects" svg:x1="19.858cm" svg:y1="1.728cm" svg:x2="22.3cm" svg:y2="1.991cm">
        <text:p/>
      </draw:line>
      <draw:polygon draw:style-name="Mgr7" draw:text-style-name="MP7" draw:layer="backgroundobjects" svg:width="0.8cm" svg:height="1.036cm" svg:x="20.201cm" svg:y="1.247cm" svg:viewBox="0 0 801 1037" draw:points="232,1037 0,0 801,604">
        <text:p/>
      </draw:polygon>
      <draw:polygon draw:style-name="Mgr8" draw:text-style-name="MP8" draw:layer="backgroundobjects" svg:width="1.061cm" svg:height="1.098cm" draw:transform="skewX (0.00104719755119655) rotate (1.79245314179818) translate (20.432252956428cm 2.28243979892574cm)" svg:viewBox="0 0 1062 1099" draw:points="1062,2 502,1099 0,0">
        <text:p/>
      </draw:polygon>
      <draw:polygon draw:style-name="Mgr9" draw:text-style-name="MP9" draw:layer="backgroundobjects" svg:width="1.143cm" svg:height="2.158cm" svg:x="19.858cm" svg:y="0.124cm" svg:viewBox="0 0 1144 2159" draw:points="575,2159 0,1603 1144,0">
        <text:p/>
      </draw:polygon>
      <draw:polygon draw:style-name="Mgr10" draw:text-style-name="MP10" draw:layer="backgroundobjects" svg:width="1.297cm" svg:height="1.865cm" svg:x="21.002cm" svg:y="0.124cm" svg:viewBox="0 0 1298 1866" draw:points="1298,1866 389,1429 0,0">
        <text:p/>
      </draw:polygon>
      <draw:polygon draw:style-name="Mgr11" draw:text-style-name="MP11" draw:layer="backgroundobjects" svg:width="1.866cm" svg:height="2.158cm" svg:x="20.433cm" svg:y="0.124cm" svg:viewBox="0 0 1867 2159" draw:points="1867,1866 0,2159 569,0">
        <text:p/>
      </draw:polygon>
      <draw:line draw:style-name="Mgr6" draw:text-style-name="MP6" draw:layer="backgroundobjects" svg:x1="21.002cm" svg:y1="1.85cm" svg:x2="21.002cm" svg:y2="0.124cm">
        <text:p/>
      </draw:line>
      <draw:path draw:style-name="Mgr8" draw:text-style-name="MP8" draw:layer="backgroundobjects" svg:width="0.139cm" svg:height="0.05cm" draw:transform="skewX (-0.0130899693899575) rotate (0.233350520991642) translate (20.2365471209972cm 1.40793954605109cm)" svg:viewBox="0 0 140 51" svg:d="M0 46c103 24 140-46 140-46">
        <text:p/>
      </draw:path>
      <draw:frame draw:style-name="Mgr12" draw:text-style-name="MP12" draw:layer="backgroundobjects" svg:width="1.057cm" svg:height="0.637cm" svg:x="21.42cm" svg:y="11.979cm">
        <draw:text-box>
          <text:p><text:span text:style-name="MT1">V. 2</text:span></text:p>
        </draw:text-box>
      </draw:frame>
      <draw:frame draw:style-name="Mgr13" draw:text-style-name="MP13" draw:layer="backgroundobjects" svg:width="20.228cm" svg:height="0.726cm" svg:x="0.025cm" svg:y="11.888cm">
        <draw:text-box>
          <text:p><text:span text:style-name="MT2">Winkel am Grat einer</text:span><text:span text:style-name="MT3"> </text:span><text:span text:style-name="MT4">geraden</text:span><text:span text:style-name="MT3"> </text:span><text:span text:style-name="MT2">Pyramide</text:span><text:span text:style-name="MT3"> </text:span><text:span text:style-name="MT4">mit quadratischem Grundriss,</text:span><text:span text:style-name="MT3"> </text:span><text:span text:style-name="MT4">zeichnerisch ermittelt Norbert Reschke,</text:span><text:span text:style-name="MT2"> </text:span><text:span text:style-name="MT4">Dez. 97; Aug. 10; Jan. 11; Aug. 15</text:span><text:span text:style-name="MT3">, </text:span><text:span text:style-name="MT4">zuletzt geändert am </text:span><text:span text:style-name="MT4"><text:date style:data-style-name="D1" text:date-value="2015-07-16">16.07.15</text:date></text:span></text:p>
        </draw:text-box>
      </draw:frame>
      <draw:custom-shape draw:style-name="Mgr14" draw:text-style-name="MP14" draw:layer="backgroundobjects" svg:width="1.675cm" svg:height="0.87cm" svg:x="19.425cm" svg:y="11.506cm">
        <text:p/>
        <draw:enhanced-geometry svg:viewBox="0 0 21600 21600" draw:mirror-horizontal="false" draw:mirror-vertical="false" draw:type="rectangle" draw:enhanced-path="M 0 0 L 21600 0 21600 21600 0 21600 0 0 Z N"/>
      </draw:custom-shape>
      <draw:g>
        <draw:polygon draw:style-name="Mgr15" draw:text-style-name="MP15" draw:layer="backgroundobjects" svg:width="0.104cm" svg:height="0.138cm" svg:x="19.501cm" svg:y="12.119cm" svg:viewBox="0 0 105 139" draw:points="0,0 25,0 87,116 87,0 105,0 105,139 80,139 18,23 18,139 0,139">
          <text:p/>
        </draw:polygon>
        <draw:path draw:style-name="Mgr15" draw:text-style-name="MP15" draw:layer="backgroundobjects" svg:width="0.095cm" svg:height="0.108cm" svg:x="19.635cm" svg:y="12.151cm" svg:viewBox="0 0 96 109" svg:d="M48 14h-2l-2 1h-1-2-1l-2 1h-1l-2 1-1 1-1 1h-1l-2 2-1 1-1 1-1 1-1 1-1 2-1 1-1 3-2 3-1 4-1 4v4l-1 4v5 4l1 5v4l1 4 1 3 2 3 1 3 1 2 1 1 1 2 1 1 1 1 1 1 2 1 1 1h1l1 1 2 1h1l2 1h1l2 1h1 2 2 2 1 2l1-1h2l1-1h2l1-1 2-1 2-1 1-1 1-1 1-1 1-1 1-2 2-1v-2l2-3 1-3 1-4 1-3 1-4v-5-4-5-4l-1-4-1-4-1-4-1-3-2-3-2-3-1-1-1-1-1-1-1-1-1-1-2-1v-1l-2-1-1-1h-2l-1-1h-2-1-2l-1-1zM48 0h5l5 1h3l2 1 2 1 3 1 2 1 2 1 2 1 2 1 2 2 2 1 1 2 2 1 1 2 2 2 1 3 2 1 1 3 1 2 1 5 2 5 1 6v6l1 6-1 6v6l-1 5-2 6-1 4-1 2-1 3-2 2-1 2-2 2-1 2-2 2-1 1-2 2-2 1-2 1-2 1-2 2-2 1-3 1-2 1h-2l-3 1h-5-5-5-6l-2-1h-3l-2-1-2-1-3-1-1-2-2-1-2-1-2-1-2-2-2-1-1-2-2-2-1-2-2-2-1-2-1-3-1-2-2-4-1-6-1-5-1-6v-6-6l1-6 1-6 1-5 2-5 1-2 1-3 1-1 2-3 1-2 2-2 1-1 2-2 2-1 2-2 2-1 2-1 1-1 3-1 2-1 2-1 3-1h2l6-1z">
          <text:p/>
        </draw:path>
        <draw:polygon draw:style-name="Mgr15" draw:text-style-name="MP15" draw:layer="backgroundobjects" svg:width="0.06cm" svg:height="0.106cm" svg:x="19.758cm" svg:y="12.151cm" svg:viewBox="0 0 61 107" draw:points="61,18 60,18 59,18 59,17 58,17 57,17 56,16 55,16 55,16 54,16 53,16 51,15 49,15 47,15 44,15 40,16 39,16 37,16 36,17 34,18 33,18 32,19 31,20 29,21 28,22 27,23 26,24 25,25 24,26 23,27 22,28 22,30 20,33 19,36 18,40 18,43 17,47 17,52 17,107 0,107 0,3 17,3 17,19 19,16 20,14 22,12 24,10 25,9 27,7 29,6 31,5 33,4 36,3 38,2 41,1 43,1 46,0 49,0 52,0 53,0 54,0 55,0 56,0 61,1">
          <text:p/>
        </draw:polygon>
        <draw:path draw:style-name="Mgr15" draw:text-style-name="MP15" draw:layer="backgroundobjects" svg:width="0.092cm" svg:height="0.147cm" svg:x="19.837cm" svg:y="12.113cm" svg:viewBox="0 0 93 148" svg:d="M75 93v-5-4l-1-4-1-4-1-4-1-3-2-3v-2l-1-1-2-1-1-1-1-2h-1l-1-1-1-2h-1l-2-1-1-1h-1l-2-1h-1-2l-1-1h-2-2-2-1l-2 1h-1-2l-1 1h-2l-1 1-1 1h-1l-2 2-1 1h-1l-1 2-1 1-1 1-1 1-1 2-1 3-2 3-1 4-1 4v4l-1 4v5 4l1 5v4l1 4 1 3 2 4 1 3 1 1 1 1 1 2 1 1 1 1 1 1 1 1 2 1 1 1h1l1 1h2l1 1h2l1 1h2 1 2 2 2 1l2-1h1l2-1h1l1-1h2l1-1 1-1 1-1 1-1 1-1 1-1 2-2 1-1v-1l2-3 1-4 1-3 1-4 1-4v-5zM17 56l2-2 1-2 2-2 2-2 1-1 2-2 2-1 2-1 2-2h2l2-1 3-1h3l2-1h3 2 3 2 2l2 1 3 1h2l2 1 2 1 1 1 3 1 1 1 2 1 2 2 1 2 2 2 1 1 3 4 2 4 3 5 1 5 1 4 1 6 1 6v6 6l-1 6-1 5-1 5-1 5-3 4-2 4-3 4-1 2-2 2-1 1-2 2-2 1-1 2-3 1-1 1-2 1h-2l-2 1-3 1h-2-2l-2 1h-3-2l-3-1h-2l-3-1h-3l-2-1-2-1-2-1-2-1-2-2-2-1-1-2-2-1-2-3-1-2-2-2v16h-17v-145h17z">
          <text:p/>
        </draw:path>
        <draw:path draw:style-name="Mgr15" draw:text-style-name="MP15" draw:layer="backgroundobjects" svg:width="0.095cm" svg:height="0.108cm" svg:x="19.95cm" svg:y="12.151cm" svg:viewBox="0 0 96 109" svg:d="M96 50v9h-78v4l1 4 1 4 1 3 2 4 1 1v2l1 1 1 1 1 1 1 2 2 1 1 1 1 1 2 1 1 1h2l1 1h2l3 1 4 1 4 1h4 5 2l3-1h2l2-1h3l2-1 5-1 4-1 5-3 4-2v16l-4 2-5 2-5 1-4 2h-5l-5 1h-5-5-6-6l-5-1-5-2-3-1-2-1-2-2-3-1-1-1-3-2-2-1-2-2-1-2-2-2-1-2-2-2-1-2-1-2-1-3-1-2-2-6-1-5-1-5v-6-7l1-6 1-5 2-5 1-5 1-3 2-1 1-3 1-2 2-2 2-2 1-2 2-1 2-2 2-1 3-2 1-1 3-1 2-1 2-1 3-1 5-1 5-1h6 5l5 1h2l2 1 3 1h2l2 1 2 1 2 1 2 1 2 2 1 1 2 2 1 2 2 1 1 2 2 2 1 2 1 2 1 2 1 5 2 4 1 5v5zM80 45l-1-3v-3l-1-4-1-2-1-3-1-1v-2l-1-1-1-1-1-1v-1l-1-1-2-1-1-1-1-1-1-1h-1l-1-1-2-1h-2l-1-1h-2-3l-3-1-3 1h-4l-3 1h-3l-1 1-2 1h-1l-1 1-1 1-1 1-1 1-2 1-1 1-1 1-1 1-1 1v1l-1 2-1 2-1 3-2 3v4l-1 3z">
          <text:p/>
        </draw:path>
        <draw:polygon draw:style-name="Mgr15" draw:text-style-name="MP15" draw:layer="backgroundobjects" svg:width="0.06cm" svg:height="0.106cm" svg:x="20.074cm" svg:y="12.151cm" svg:viewBox="0 0 61 107" draw:points="61,18 60,18 59,18 59,17 58,17 57,17 56,16 55,16 55,16 54,16 53,16 51,15 49,15 47,15 44,15 40,16 39,16 37,16 36,17 34,18 33,18 32,19 31,20 29,21 28,22 27,23 26,24 25,25 24,26 23,27 22,28 22,30 20,33 19,36 18,40 18,43 17,47 17,52 17,107 0,107 0,3 17,3 17,19 19,16 20,14 22,12 24,10 25,9 27,7 29,6 31,5 33,4 36,3 38,2 41,1 43,1 46,0 49,0 52,0 53,0 54,0 55,0 56,0 61,1">
          <text:p/>
        </draw:polygon>
        <draw:polygon draw:style-name="Mgr15" draw:text-style-name="MP15" draw:layer="backgroundobjects" svg:width="0.064cm" svg:height="0.133cm" svg:x="20.14cm" svg:y="12.124cm" svg:viewBox="0 0 65 134" draw:points="30,0 30,30 65,30 65,43 30,43 30,100 30,102 30,105 30,108 31,110 31,112 31,113 32,114 32,114 32,115 33,115 33,116 34,117 34,117 35,117 35,118 36,118 37,118 38,118 38,119 40,119 43,119 45,119 47,119 65,119 65,134 47,134 43,134 38,133 34,133 31,132 27,131 26,130 24,130 24,129 22,128 21,127 20,127 19,125 18,124 18,123 17,122 16,121 15,119 15,118 14,116 14,112 13,109 13,104 13,100 13,43 0,43 0,30 13,30 13,0">
          <text:p/>
        </draw:polygon>
        <draw:path draw:style-name="Mgr15" draw:text-style-name="MP15" draw:layer="backgroundobjects" svg:width="0.107cm" svg:height="0.138cm" svg:x="20.29cm" svg:y="12.119cm" svg:viewBox="0 0 108 139" svg:d="M66 74h1l2 1 1 1 2 1 1 1 2 2 1 1 2 2 1 1 2 2 1 2 1 3 3 4 3 6 19 38h-20l-18-36-2-3-1-3-2-3-2-2-1-2-2-2-1-2-1-1h-1l-2-1-2-1-1-1-3-1h-2-3l-2-1h-3-20v59h-19v-139h43 5l5 1h6l4 2 4 1 2 1 2 1h2l2 1 1 2 2 1 2 1 1 2 1 1 1 1 1 2 1 2 1 2 1 1v2l1 2 1 5 1 4v5 3l-1 3v3l-1 3-1 3-1 2-1 3-2 2-1 2-2 2-2 2-2 1-2 2-3 1-2 1zM19 15v50h24 3l3-1h3l2-1 3-1h1l1-1h1l1-1 1-1h1l1-1v-1l1-1 1-1v-1l1-1 1-1v-1-1l1-2v-2l1-3v-3-3l-1-3v-2l-1-1v-1-2l-1-1-1-1v-1l-1-1h-1v-2h-1l-1-1-1-1-1-1h-1l-1-1h-1l-3-1-2-1h-3l-3-1h-3z">
          <text:p/>
        </draw:path>
        <draw:path draw:style-name="Mgr15" draw:text-style-name="MP15" draw:layer="backgroundobjects" svg:width="0.095cm" svg:height="0.108cm" svg:x="20.405cm" svg:y="12.151cm" svg:viewBox="0 0 96 109" svg:d="M96 50v9h-78v4l1 4 1 4 1 3 2 4 1 1v2l1 1 1 1 1 1 1 2 2 1 1 1 1 1 2 1 1 1h2l1 1h2l3 1 4 1 4 1h4 5 2l3-1h2l2-1h3l2-1 5-1 4-1 5-3 4-2v16l-4 2-5 2-5 1-4 2h-5l-5 1h-5-5-6-6l-5-1-5-2-3-1-2-1-2-2-3-1-1-1-3-2-2-1-2-2-1-2-2-2-1-2-2-2-1-2-1-2-1-3-1-2-2-6-1-5-1-5v-6-7l1-6 1-5 2-5 1-5 1-3 2-1 1-3 1-2 2-2 2-2 1-2 2-1 2-2 2-1 3-2 1-1 3-1 2-1 2-1 3-1 5-1 5-1h6 5l5 1h2l2 1 3 1h2l2 1 2 1 2 1 2 1 2 2 1 1 2 2 1 2 2 1 1 2 2 2 1 2 1 2 1 2 1 5 2 4 1 5v5zM80 45l-1-3v-3l-1-4-1-2-1-3-1-1v-2l-1-1-1-1-1-1v-1l-1-1-2-1-1-1-1-1-1-1h-1l-1-1-2-1h-2l-1-1h-2-3l-3-1-3 1h-4l-3 1h-3l-1 1-2 1h-1l-1 1-1 1-1 1-1 1-2 1-1 1-1 1-1 1-1 1v1l-1 2-1 2-1 3-2 3v4l-1 3z">
          <text:p/>
        </draw:path>
        <draw:polygon draw:style-name="Mgr15" draw:text-style-name="MP15" draw:layer="backgroundobjects" svg:width="0.079cm" svg:height="0.108cm" svg:x="20.521cm" svg:y="12.151cm" svg:viewBox="0 0 80 109" draw:points="74,6 74,22 71,20 66,18 63,17 59,16 55,15 51,15 47,14 43,14 40,14 37,15 34,15 32,15 30,16 27,16 25,17 24,18 24,18 23,19 22,19 22,20 21,21 20,21 20,22 19,22 19,23 18,24 18,25 18,25 18,26 18,27 17,28 17,29 17,30 17,31 17,31 18,32 18,33 18,33 18,34 18,34 18,35 19,36 19,36 19,37 20,37 20,38 21,38 21,39 22,39 22,40 23,40 25,41 27,42 29,43 31,43 34,44 40,46 46,47 50,48 54,49 58,50 62,52 65,53 67,55 70,56 71,57 72,58 73,59 74,60 74,61 75,62 76,63 77,64 77,65 78,66 78,68 78,69 79,72 80,75 80,78 80,80 80,81 79,83 79,85 78,86 78,88 77,90 77,91 76,92 75,94 74,95 73,96 72,97 71,99 69,100 68,101 66,102 65,103 62,105 58,106 54,107 50,108 46,109 41,109 37,109 32,109 28,109 24,109 19,108 14,107 10,106 5,104 0,103 0,85 5,87 9,90 14,91 19,93 24,94 25,94 28,95 30,95 32,95 34,95 37,95 40,95 43,95 45,95 47,94 50,93 52,93 54,92 55,91 55,91 56,90 57,90 58,89 58,89 59,88 59,87 60,87 60,86 61,85 61,84 62,84 62,83 62,82 62,81 62,80 62,79 62,78 62,76 62,75 62,74 61,74 61,73 60,72 60,72 60,71 59,71 59,70 58,69 58,69 57,69 57,68 56,68 54,67 52,66 50,65 47,64 44,63 37,62 31,60 27,59 24,58 20,57 17,56 14,54 12,53 10,52 9,51 8,50 7,49 6,48 5,47 5,46 4,45 4,44 3,43 3,41 2,39 1,36 1,34 1,31 1,27 1,25 1,24 2,22 2,21 3,19 3,18 4,16 5,15 6,14 6,13 7,11 9,10 10,9 11,8 13,7 14,6 15,5 17,5 20,3 24,2 28,1 32,0 36,0 41,0 45,0 50,0 54,1 59,1 62,2 66,3 71,4">
          <text:p/>
        </draw:polygon>
        <draw:polygon draw:style-name="Mgr15" draw:text-style-name="MP15" draw:layer="backgroundobjects" svg:width="0.081cm" svg:height="0.108cm" svg:x="20.62cm" svg:y="12.151cm" svg:viewBox="0 0 82 109" draw:points="82,6 82,23 79,21 75,19 72,18 70,17 68,16 66,16 64,15 62,15 60,15 59,15 57,15 55,14 53,14 49,15 45,15 43,15 42,16 40,16 38,17 37,18 35,19 34,19 32,21 31,22 30,23 28,24 27,25 26,27 25,28 24,30 24,31 22,32 22,34 21,38 19,42 19,46 18,50 18,55 18,59 19,64 19,68 21,72 22,75 22,77 24,78 24,80 25,81 26,83 27,84 28,86 30,87 31,88 32,89 34,90 35,91 37,92 38,92 40,93 42,93 43,94 45,94 49,95 53,95 55,95 57,95 59,95 60,95 62,94 64,94 66,93 68,93 70,92 72,92 75,90 79,89 82,87 82,103 79,104 75,106 71,107 68,108 64,109 60,109 55,109 51,109 45,109 40,109 35,107 32,106 30,106 28,105 25,103 24,102 21,101 19,100 18,98 15,96 14,95 12,93 10,91 9,89 8,87 6,84 5,82 4,77 2,72 1,66 0,61 0,55 0,49 1,43 2,37 4,32 4,30 5,27 6,25 8,23 9,21 11,18 12,16 14,15 16,13 18,11 19,10 22,8 24,7 26,6 28,5 31,4 33,3 35,2 41,1 46,0 52,0 56,0 60,0 64,1 68,2 72,3 75,4 79,5">
          <text:p/>
        </draw:polygon>
        <draw:polygon draw:style-name="Mgr15" draw:text-style-name="MP15" draw:layer="backgroundobjects" svg:width="0.086cm" svg:height="0.144cm" svg:x="20.731cm" svg:y="12.113cm" svg:viewBox="0 0 87 145" draw:points="87,82 87,145 70,145 70,82 70,79 70,75 69,72 69,69 68,67 67,64 66,63 66,62 65,61 64,60 64,59 63,59 62,58 61,57 60,56 59,56 58,55 57,55 56,54 55,54 53,53 52,53 50,53 47,53 43,53 41,53 37,54 36,55 34,55 33,56 32,56 31,57 30,58 28,59 27,60 26,61 25,62 24,63 24,64 22,65 22,66 21,68 20,69 19,72 18,75 18,79 17,82 17,86 17,145 0,145 0,0 17,0 17,57 19,55 21,52 22,50 24,49 26,47 28,45 30,44 32,43 34,42 36,41 38,40 41,39 43,39 46,38 48,38 51,38 55,38 59,39 61,39 63,40 65,40 66,41 68,42 70,43 71,43 73,44 74,45 75,47 77,48 78,49 79,51 80,52 81,53 82,55 83,59 85,63 86,67 87,72 87,77">
          <text:p/>
        </draw:polygon>
        <draw:polygon draw:style-name="Mgr15" draw:text-style-name="MP15" draw:layer="backgroundobjects" svg:width="0.091cm" svg:height="0.144cm" svg:x="20.852cm" svg:y="12.113cm" svg:viewBox="0 0 92 145" draw:points="0,0 17,0 17,86 68,41 90,41 35,89 92,145 70,145 17,94 17,145 0,145">
          <text:p/>
        </draw:polygon>
        <draw:path draw:style-name="Mgr15" draw:text-style-name="MP15" draw:layer="backgroundobjects" svg:width="0.095cm" svg:height="0.108cm" svg:x="20.948cm" svg:y="12.151cm" svg:viewBox="0 0 96 109" svg:d="M96 50v9h-78v4l1 4 1 4 1 3 2 4 1 1v2l1 1 1 1 1 1 1 2 2 1 1 1 1 1 2 1 1 1h2l1 1h2l3 1 4 1 4 1h4 5 2l3-1h2l2-1h3l2-1 5-1 4-1 5-3 4-2v16l-4 2-5 2-5 1-4 2h-5l-5 1h-5-5-6-6l-5-1-5-2-3-1-2-1-2-2-3-1-1-1-3-2-2-1-2-2-1-2-2-2-1-2-2-2-1-2-1-2-1-3-1-2-2-6-1-5-1-5v-6-7l1-6 1-5 2-5 1-5 1-3 2-1 1-3 1-2 2-2 2-2 1-2 2-1 2-2 2-1 3-2 1-1 3-1 2-1 2-1 3-1 5-1 5-1h6 5l5 1h2l2 1 3 1h2l2 1 2 1 2 1 2 1 2 2 1 1 2 2 1 2 2 1 1 2 2 2 1 2 1 2 1 2 1 5 2 4 1 5v5zM80 45l-1-3v-3l-1-4-1-2-1-3-1-1v-2l-1-1-1-1-1-1v-1l-1-1-2-1-1-1-1-1-1-1h-1l-1-1-2-1h-2l-1-1h-2-3l-3-1-3 1h-4l-3 1h-3l-1 1-2 1h-1l-1 1-1 1-1 1-1 1-2 1-1 1-1 1-1 1-1 1v1l-1 2-1 2-1 3-2 3v4l-1 3z">
          <text:p/>
        </draw:path>
      </draw:g>
      <draw:polygon draw:style-name="Mgr16" draw:text-style-name="MP3" draw:layer="backgroundobjects" svg:width="1.479cm" svg:height="0.506cm" svg:x="19.523cm" svg:y="11.868cm" svg:viewBox="0 0 1480 507" draw:points="740,507 0,507 0,0 1480,0 1480,507">
        <text:p/>
      </draw:polygon>
      <draw:polygon draw:style-name="Mgr16" draw:text-style-name="MP3" draw:layer="backgroundobjects" svg:width="1.479cm" svg:height="0.506cm" svg:x="19.524cm" svg:y="11.868cm" svg:viewBox="0 0 1480 507" draw:points="740,507 0,507 0,0 1480,0 1480,507">
        <text:p/>
      </draw:polygon>
      <draw:polygon draw:style-name="Mgr16" draw:text-style-name="MP3" draw:layer="backgroundobjects" svg:width="1.509cm" svg:height="0.495cm" svg:x="19.525cm" svg:y="11.581cm" svg:viewBox="0 0 1510 496" draw:points="755,496 0,496 0,0 1510,0 1510,496">
        <text:p/>
      </draw:polygon>
      <draw:path draw:style-name="Mgr17" draw:text-style-name="MP16" draw:layer="backgroundobjects" svg:width="1.54cm" svg:height="0.531cm" svg:x="19.501cm" svg:y="11.57cm" svg:viewBox="0 0 1541 532" svg:d="M1512 0h-1484-3l-2 1h-3l-3 1-2 2-2 1-2 1-3 2-1 3-2 2-1 2-2 3-1 2v3l-1 3v3 497 1 1h1v1l1 1h1v1h1l1 1h1 1529 1l1-1h1v-1h1 1v-1l1-1v-1-1-497-3-3l-1-3-1-2-1-3-2-2-1-2-2-3-2-2-2-1-3-1-2-2-3-1h-3l-3-1zM28 13h1484 2 1l2 1h2l1 1h2l1 1 1 1 1 2 1 1 1 1 1 2 1 1v2 1 2 344h-1061l-8 13-9 12-9 12-10 11-11 10-11 9-12 9-13 8-13 7-14 7-14 5-15 5-14 3-16 3-15 2h-16-16l-16-2-15-3-15-3-15-5-14-5-13-7-14-7-12-8-12-9-12-9-10-10-10-11-10-12-8-12-8-13h-55v-344-2l1-1v-2-1l1-2v-1l1-1 1-2 1-1 1-1h2l1-1h2l1-1h2z">
        <text:p/>
      </draw:path>
      <draw:polygon draw:style-name="Mgr16" draw:text-style-name="MP3" draw:layer="backgroundobjects" svg:width="0.071cm" svg:height="0.085cm" svg:x="20.091cm" svg:y="11.989cm" svg:viewBox="0 0 72 86" draw:points="36,86 0,86 0,0 72,0 72,86">
        <text:p/>
      </draw:polygon>
      <draw:g>
        <draw:path draw:style-name="Mgr18" draw:text-style-name="MP17" draw:layer="backgroundobjects" svg:width="0.07cm" svg:height="0.083cm" svg:x="20.096cm" svg:y="11.989cm" svg:viewBox="0 0 71 84" svg:d="M40 0c3 0 8 0 11 1 3 0 6 2 8 3 3 2 5 4 6 6 1 4 2 7 2 10 0 5-1 8-3 11s-5 5-9 7c6 1 9 4 12 8s4 8 4 14c0 4-1 7-3 11-1 3-4 4-6 7-3 2-6 3-10 4-3 2-7 2-11 2h-41v-84zM38 34c3 0 5-1 7-3 3-1 4-3 4-7 0-2 0-4-1-5s-2-2-3-3c-2-1-3-1-4-1-2-1-3-1-5-1h-18v20zM39 70c1 0 3-1 4-1 2 0 4-1 5-2 2-1 2-2 4-3 0-2 0-3 0-5 0-5-1-8-3-10-3-2-6-2-10-2h-21v23z">
          <text:p/>
        </draw:path>
        <draw:polygon draw:style-name="Mgr18" draw:text-style-name="MP17" draw:layer="backgroundobjects" svg:width="0.08cm" svg:height="0.083cm" svg:x="20.169cm" svg:y="11.989cm" svg:viewBox="0 0 81 84" draw:points="0,0 21,0 41,33 61,0 81,0 50,52 50,84 32,84 32,51">
          <text:p/>
        </draw:polygon>
      </draw:g>
      <draw:polygon draw:style-name="Mgr16" draw:text-style-name="MP3" draw:layer="backgroundobjects" svg:width="0.082cm" svg:height="0.085cm" svg:x="20.165cm" svg:y="11.989cm" svg:viewBox="0 0 83 86" draw:points="41,86 0,86 0,0 83,0 83,86">
        <text:p/>
      </draw:polygon>
      <draw:polygon draw:style-name="Mgr16" draw:text-style-name="MP3" draw:layer="backgroundobjects" svg:width="0.072cm" svg:height="0.09cm" svg:x="20.744cm" svg:y="11.986cm" svg:viewBox="0 0 73 91" draw:points="36,91 0,91 0,0 73,0 73,91">
        <text:p/>
      </draw:polygon>
      <draw:g>
        <draw:path draw:style-name="Mgr18" draw:text-style-name="MP17" draw:layer="backgroundobjects" svg:width="0.071cm" svg:height="0.088cm" svg:x="20.758cm" svg:y="11.987cm" svg:viewBox="0 0 72 89" svg:d="M20 66c1 1 3 3 4 4 2 1 4 3 6 3 3 1 5 1 7 1s4 0 5 0c3-1 4-1 6-2 1-1 3-2 4-4 1-1 2-2 2-6 0-1-1-3-2-4-2-2-4-3-6-4-3-1-5-2-8-2-3-1-6-2-9-3-4 0-7-1-10-3-2-1-6-2-8-4s-4-4-5-7-2-6-2-10 1-8 3-11c1-3 3-6 6-8 4-2 7-4 11-5 3-1 8-1 11-1 4 0 8 0 13 1 4 1 7 3 11 5 3 2 5 5 7 8 2 4 3 8 3 13h-18c0-3-1-5-2-6-1-2-2-3-3-4-2-1-4-1-6-2s-3-1-6-1c-1 0-2 0-4 0-2 1-3 2-5 3-1 0-2 1-2 2-1 2-1 3-1 5 0 1 0 3 0 4 1 0 2 2 4 3s5 1 8 2 7 2 13 4c1 0 4 0 6 1 3 1 6 2 9 4 2 2 5 4 6 8 3 2 4 6 4 11 0 4-1 8-3 11-1 2-3 6-7 8-2 3-6 5-10 6-5 1-10 3-15 3s-10-2-14-2c-4-1-9-4-12-6-3-3-6-7-7-9-3-4-4-10-4-13h19c0 2 0 3 1 7z">
          <text:p/>
        </draw:path>
        <draw:path draw:style-name="Mgr18" draw:text-style-name="MP17" draw:layer="backgroundobjects" svg:width="0.081cm" svg:height="0.083cm" svg:x="20.831cm" svg:y="11.989cm" svg:viewBox="0 0 82 84" svg:d="M51 0l31 84h-20l-5-19h-32l-7 19h-18l32-84zM52 51l-10-31h-1l-11 31z">
          <text:p/>
        </draw:path>
      </draw:g>
      <draw:polygon draw:style-name="Mgr16" draw:text-style-name="MP3" draw:layer="backgroundobjects" svg:width="0.083cm" svg:height="0.085cm" svg:x="20.817cm" svg:y="11.989cm" svg:viewBox="0 0 84 86" draw:points="42,86 0,86 0,0 84,0 84,86">
        <text:p/>
      </draw:polygon>
      <draw:polygon draw:style-name="Mgr16" draw:text-style-name="MP3" draw:layer="backgroundobjects" svg:width="0.072cm" svg:height="0.085cm" svg:x="20.418cm" svg:y="11.989cm" svg:viewBox="0 0 73 86" draw:points="36,86 0,86 0,0 73,0 73,86">
        <text:p/>
      </draw:polygon>
      <draw:g>
        <draw:polygon draw:style-name="Mgr18" draw:text-style-name="MP17" draw:layer="backgroundobjects" svg:width="0.07cm" svg:height="0.083cm" svg:x="20.423cm" svg:y="11.989cm" svg:viewBox="0 0 71 84" draw:points="19,0 54,57 54,0 71,0 71,84 53,84 18,28 17,28 17,84 0,84 0,0">
          <text:p/>
        </draw:polygon>
        <draw:path draw:style-name="Mgr18" draw:text-style-name="MP17" draw:layer="backgroundobjects" svg:width="0.078cm" svg:height="0.088cm" svg:x="20.507cm" svg:y="11.987cm" svg:viewBox="0 0 79 89" svg:d="M58 24c-1-2-2-3-4-4-1-2-4-3-6-3-2-1-4-1-6-1-5 0-8 0-11 2-3 1-5 3-7 6s-3 6-4 10c-1 3-1 6-1 10s0 7 1 11c1 3 2 6 4 9 2 2 4 4 7 6s6 3 11 3c6 0 10-2 13-6 3-3 5-7 6-13h18c-1 5-2 10-4 14-2 5-4 7-7 11-4 3-7 5-12 7-4 1-9 3-14 3-7 0-12-2-17-4-6-3-10-6-13-10-4-3-7-8-9-13-2-6-3-12-3-18s1-12 3-17 5-10 9-14c3-4 7-7 13-10 5-2 10-3 17-3 5 0 9 0 13 2 4 1 7 3 11 6 4 2 6 5 8 9 1 4 3 8 4 13h-18c0-2-1-4-2-6z">
          <text:p/>
        </draw:path>
      </draw:g>
      <draw:polygon draw:style-name="Mgr16" draw:text-style-name="MP3" draw:layer="backgroundobjects" svg:width="0.079cm" svg:height="0.09cm" svg:x="20.501cm" svg:y="11.986cm" svg:viewBox="0 0 80 91" draw:points="40,91 0,91 0,0 80,0 80,91">
        <text:p/>
      </draw:polygon>
      <draw:g>
        <draw:path draw:style-name="Mgr19" draw:text-style-name="MP18" draw:layer="backgroundobjects" svg:width="0.294cm" svg:height="0.292cm" svg:x="20.687cm" svg:y="11.618cm" svg:viewBox="0 0 295 293" svg:d="M251 43c-27-29-63-43-103-43-42 0-76 14-105 43-28 29-43 63-43 103 0 41 15 76 43 104 29 29 64 43 105 43 39 0 75-14 104-44 28-27 43-62 43-103s-15-75-44-103z">
          <text:p/>
        </draw:path>
        <draw:polygon draw:style-name="Mgr16" draw:text-style-name="MP3" draw:layer="backgroundobjects" svg:width="0.295cm" svg:height="0.294cm" svg:x="20.687cm" svg:y="11.617cm" svg:viewBox="0 0 296 295" draw:points="148,295 0,295 0,0 296,0 296,295">
          <text:p/>
        </draw:polygon>
        <draw:path draw:style-name="Mgr18" draw:text-style-name="MP17" draw:layer="backgroundobjects" svg:width="0.26cm" svg:height="0.26cm" svg:x="20.704cm" svg:y="11.634cm" svg:viewBox="0 0 261 261" svg:d="M261 130c0 73-58 131-130 131s-131-58-131-131c0-71 59-130 130-130 73 0 131 59 131 130z">
          <text:p/>
        </draw:path>
        <draw:polygon draw:style-name="Mgr16" draw:text-style-name="MP3" draw:layer="backgroundobjects" svg:width="0.261cm" svg:height="0.261cm" svg:x="20.704cm" svg:y="11.634cm" svg:viewBox="0 0 262 262" draw:points="131,262 0,262 0,0 262,0 262,262">
          <text:p/>
        </draw:polygon>
        <draw:path draw:style-name="Mgr20" draw:text-style-name="MP19" draw:layer="backgroundobjects" svg:width="0.15cm" svg:height="0.157cm" svg:x="20.756cm" svg:y="11.686cm" svg:viewBox="0 0 151 158" svg:d="M11 56c7-36 32-56 64-56 47 0 76 34 76 80 0 44-31 78-76 78-31 0-60-19-65-58h37c2 20 15 27 33 27 20 0 33-19 33-48 0-31-11-48-32-48-16 0-31 6-34 25h11l-29 30-29-30z">
          <text:p/>
        </draw:path>
        <draw:polygon draw:style-name="Mgr16" draw:text-style-name="MP3" draw:layer="backgroundobjects" svg:width="0.152cm" svg:height="0.158cm" svg:x="20.756cm" svg:y="11.686cm" svg:viewBox="0 0 153 159" draw:points="77,159 0,159 0,0 153,0 153,159">
          <text:p/>
        </draw:polygon>
      </draw:g>
      <draw:path draw:style-name="Mgr19" draw:text-style-name="MP18" draw:layer="backgroundobjects" svg:width="0.294cm" svg:height="0.292cm" svg:x="20.356cm" svg:y="11.618cm" svg:viewBox="0 0 295 293" svg:d="M251 43c-27-29-63-43-103-43-42 0-76 14-105 43-28 29-43 63-43 103 0 41 15 76 43 104 29 29 64 43 105 43 39 0 75-14 104-44 29-27 43-62 43-103s-14-75-44-103z">
        <text:p/>
      </draw:path>
      <draw:polygon draw:style-name="Mgr16" draw:text-style-name="MP3" draw:layer="backgroundobjects" svg:width="0.295cm" svg:height="0.294cm" svg:x="20.356cm" svg:y="11.617cm" svg:viewBox="0 0 296 295" draw:points="148,295 0,295 0,0 296,0 296,295">
        <text:p/>
      </draw:polygon>
      <draw:path draw:style-name="Mgr18" draw:text-style-name="MP17" draw:layer="backgroundobjects" svg:width="0.26cm" svg:height="0.26cm" svg:x="20.373cm" svg:y="11.634cm" svg:viewBox="0 0 261 261" svg:d="M261 130c0 73-58 131-130 131s-131-58-131-131c0-71 59-130 130-130 73 0 131 59 131 130z">
        <text:p/>
      </draw:path>
      <draw:path draw:style-name="Mgr20" draw:text-style-name="MP19" draw:layer="backgroundobjects" svg:width="0.152cm" svg:height="0.214cm" svg:x="20.411cm" svg:y="11.653cm" svg:viewBox="0 0 153 215" svg:d="M94 194c10 0 17-3 23-7 5-5 8-12 10-21l26 2c-1 6-4 13-6 19-3 6-7 11-12 15-4 4-11 8-16 10-9 3-16 3-25 3-12 0-21-1-29-5-9-4-15-9-21-16s-10-15-13-25c-4-10-5-20-7-31h-24l6-20h17c0-1 0-2-1-4 0-2 0-4 0-8 0-2 0-5 0-7 1-3 1-4 1-6h-23l6-18h18c2-13 3-22 7-32 4-9 8-17 13-24 7-6 12-11 22-14 7-3 16-5 27-5 9 0 17 1 24 3 7 3 13 6 18 11 4 4 9 9 11 15 3 6 5 12 6 19l-26 2c-1-9-4-16-10-21s-13-7-23-7c-7 0-12 0-16 2-6 3-10 6-13 10-4 4-8 9-10 16-2 8-3 16-4 25h61l-6 18h-56c-1 3-1 4-1 7 0 2 0 5 0 6 0 3 0 5 0 7s1 3 1 5h62l-6 20h-55c1 8 2 16 4 22 2 7 5 13 8 18 4 5 7 9 13 12s12 4 19 4z">
        <text:p/>
      </draw:path>
      <draw:polygon draw:style-name="Mgr16" draw:text-style-name="MP3" draw:layer="backgroundobjects" svg:width="0.153cm" svg:height="0.215cm" svg:x="20.411cm" svg:y="11.659cm" svg:viewBox="0 0 154 216" draw:points="77,216 0,216 0,0 154,0 154,216">
        <text:p/>
      </draw:polygon>
      <draw:polygon draw:style-name="Mgr19" draw:text-style-name="MP18" draw:layer="backgroundobjects" svg:width="0cm" svg:height="0cm" svg:x="20.493cm" svg:y="11.771cm" svg:viewBox="0 0 1 1" draw:points="1,1 0,0">
        <text:p/>
      </draw:polygon>
      <draw:polygon draw:style-name="Mgr16" draw:text-style-name="MP3" draw:layer="backgroundobjects" svg:width="0.001cm" svg:height="0.001cm" svg:x="20.493cm" svg:y="11.771cm" svg:viewBox="0 0 2 2" draw:points="1,2 0,2 0,0 2,0 2,2">
        <text:p/>
      </draw:polygon>
      <draw:path draw:style-name="Mgr21" draw:text-style-name="MP3" draw:layer="backgroundobjects" svg:width="0.281cm" svg:height="-0.001cm" draw:transform="rotate (-0.744906524751181) translate (20.3980158813569cm 11.6664213531085cm)" svg:viewBox="0 0 282 0" svg:d="M0 0c94 0 188 0 282 0">
        <text:p/>
      </draw:path>
      <draw:g>
        <draw:path draw:style-name="Mgr19" draw:text-style-name="MP18" draw:layer="backgroundobjects" svg:width="0.294cm" svg:height="0.292cm" svg:x="20.025cm" svg:y="11.618cm" svg:viewBox="0 0 295 293" svg:d="M252 43c-28-29-64-43-105-43s-75 14-103 43c-29 29-44 63-44 103 0 41 15 76 44 104 28 29 63 43 103 43s76-14 105-44c29-27 43-62 43-103s-14-75-43-103z">
          <text:p/>
        </draw:path>
        <draw:polygon draw:style-name="Mgr16" draw:text-style-name="MP3" draw:layer="backgroundobjects" svg:width="0.295cm" svg:height="0.294cm" svg:x="20.025cm" svg:y="11.617cm" svg:viewBox="0 0 296 295" draw:points="148,295 0,295 0,0 296,0 296,295">
          <text:p/>
        </draw:polygon>
        <draw:path draw:style-name="Mgr18" draw:text-style-name="MP17" draw:layer="backgroundobjects" svg:width="0.26cm" svg:height="0.26cm" svg:x="20.042cm" svg:y="11.634cm" svg:viewBox="0 0 261 261" svg:d="M261 130c0 73-58 131-130 131s-131-58-131-131c0-71 59-130 130-130 73 0 131 59 131 130z">
          <text:p/>
        </draw:path>
        <draw:polygon draw:style-name="Mgr16" draw:text-style-name="MP3" draw:layer="backgroundobjects" svg:width="0.261cm" svg:height="0.261cm" svg:x="20.042cm" svg:y="11.634cm" svg:viewBox="0 0 262 262" draw:points="131,262 0,262 0,0 262,0 262,262">
          <text:p/>
        </draw:polygon>
        <draw:path draw:style-name="Mgr20" draw:text-style-name="MP19" draw:layer="backgroundobjects" svg:width="0.04cm" svg:height="0.04cm" svg:x="20.153cm" svg:y="11.67cm" svg:viewBox="0 0 41 41" svg:d="M41 21c0 3-1 6-3 10-1 3-4 6-7 7-3 2-7 3-10 3-4 0-7-1-11-3-3-1-5-4-7-7-2-4-3-7-3-10 0-4 1-8 3-11s4-5 7-7c4-2 7-3 11-3 3 0 7 1 10 3s6 4 7 7c2 3 3 7 3 11z">
          <text:p/>
        </draw:path>
        <draw:polygon draw:style-name="Mgr16" draw:text-style-name="MP3" draw:layer="backgroundobjects" svg:width="0.042cm" svg:height="0.042cm" svg:x="20.153cm" svg:y="11.669cm" svg:viewBox="0 0 43 43" draw:points="22,43 0,43 0,0 43,0 43,43">
          <text:p/>
        </draw:polygon>
        <draw:path draw:style-name="Mgr20" draw:text-style-name="MP19" draw:layer="backgroundobjects" svg:width="0.078cm" svg:height="0.14cm" svg:x="20.134cm" svg:y="11.718cm" svg:viewBox="0 0 79 141" svg:d="M79 10c0-6-4-10-9-10h-61c-5 0-9 4-9 10v60h17v71h45v-71h17z">
          <text:p/>
        </draw:path>
        <draw:polygon draw:style-name="Mgr16" draw:text-style-name="MP3" draw:layer="backgroundobjects" svg:width="0.08cm" svg:height="0.141cm" svg:x="20.134cm" svg:y="11.718cm" svg:viewBox="0 0 81 142" draw:points="41,142 0,142 0,0 81,0 81,142">
          <text:p/>
        </draw:polygon>
      </draw:g>
      <draw:g>
        <draw:path draw:style-name="Mgr19" draw:text-style-name="MP18" draw:layer="backgroundobjects" svg:width="0.394cm" svg:height="0.392cm" svg:x="19.572cm" svg:y="11.613cm" svg:viewBox="0 0 395 393" svg:d="M338 57c-39-38-86-57-141-57s-100 19-137 57c-40 39-60 85-60 139 0 55 20 101 60 140 37 39 83 57 137 57s101-18 141-59c38-37 57-82 57-138 0-55-19-101-57-139z">
          <text:p/>
        </draw:path>
        <draw:polygon draw:style-name="Mgr16" draw:text-style-name="MP3" draw:layer="backgroundobjects" svg:width="0.395cm" svg:height="0.395cm" svg:x="19.572cm" svg:y="11.612cm" svg:viewBox="0 0 396 396" draw:points="198,396 0,396 0,0 396,0 396,396">
          <text:p/>
        </draw:polygon>
        <draw:path draw:style-name="Mgr18" draw:text-style-name="MP17" draw:layer="backgroundobjects" svg:width="0.348cm" svg:height="0.349cm" svg:x="19.595cm" svg:y="11.634cm" svg:viewBox="0 0 349 350" svg:d="M349 175c0 97-78 175-174 175-97 0-175-78-175-175 0-96 78-175 174-175 97 0 175 79 175 175z">
          <text:p/>
        </draw:path>
        <draw:polygon draw:style-name="Mgr16" draw:text-style-name="MP3" draw:layer="backgroundobjects" svg:width="0.35cm" svg:height="0.351cm" svg:x="19.595cm" svg:y="11.634cm" svg:viewBox="0 0 351 352" draw:points="175,352 0,352 0,0 351,0 351,352">
          <text:p/>
        </draw:polygon>
        <draw:polygon draw:style-name="Mgr16" draw:text-style-name="MP3" draw:layer="backgroundobjects" svg:width="0.056cm" svg:height="0.057cm" svg:x="19.744cm" svg:y="11.781cm" svg:viewBox="0 0 57 58" draw:points="29,58 0,58 0,0 57,0 57,58">
          <text:p/>
        </draw:polygon>
        <draw:polygon draw:style-name="Mgr16" draw:text-style-name="MP3" draw:layer="backgroundobjects" svg:width="0.107cm" svg:height="0.19cm" svg:x="19.718cm" svg:y="11.714cm" svg:viewBox="0 0 108 191" draw:points="54,191 0,191 0,0 108,0 108,191">
          <text:p/>
        </draw:polygon>
        <draw:path draw:style-name="Mgr22" draw:text-style-name="MP20" draw:layer="backgroundobjects" svg:width="0.147cm" svg:height="0.212cm" svg:x="19.624cm" svg:y="11.703cm" svg:viewBox="0 0 148 213" svg:d="M113 74c-9-19-18-28-31-28-24 0-34 21-34 60 0 42 10 62 34 62 16 0 26-10 33-29l33 21c-16 36-38 53-70 53-24 0-42-8-56-27-16-19-22-45-22-80 0-32 6-57 22-77 15-19 33-29 55-29 33 0 55 17 70 52z">
          <text:p/>
        </draw:path>
        <draw:path draw:style-name="Mgr22" draw:text-style-name="MP20" draw:layer="backgroundobjects" svg:width="0.146cm" svg:height="0.212cm" svg:x="19.776cm" svg:y="11.703cm" svg:viewBox="0 0 147 213" svg:d="M111 74c-6-19-16-28-29-28-23 0-34 21-34 60 0 42 11 62 34 62 16 0 26-10 32-29l33 21c-15 36-37 53-69 53-23 0-42-8-56-27s-22-45-22-80c0-32 8-57 22-77 14-19 33-29 55-29 33 0 55 17 70 52z">
          <text:p/>
        </draw:path>
      </draw:g>
    </style:master-page>
    <style:master-page style:name="Default_5f_" style:display-name="Default_" style:page-layout-name="PM0" draw:style-name="Mdp1">
      <draw:custom-shape draw:style-name="Mgr1" draw:text-style-name="MP1" draw:layer="backgroundobjects" svg:width="2.12cm" svg:height="1.216cm" svg:x="19.209cm" svg:y="11.29cm">
        <text:p/>
        <draw:enhanced-geometry svg:viewBox="0 0 21600 21600" draw:type="rectangle" draw:enhanced-path="M 0 0 L 21600 0 21600 21600 0 21600 0 0 Z N"/>
      </draw:custom-shape>
      <draw:polygon draw:style-name="Mgr2" draw:text-style-name="MP2" draw:layer="backgroundobjects" svg:width="4.298cm" svg:height="4.313cm" svg:x="18.092cm" svg:y="-0.028cm" svg:viewBox="0 0 4299 4314" draw:points="0,0 4299,0 4299,4314">
        <text:p/>
      </draw:polygon>
      <draw:polygon draw:style-name="Mgr3" draw:text-style-name="MP3" draw:layer="backgroundobjects" svg:width="0cm" svg:height="0cm" svg:x="21.324cm" svg:y="1.521cm" svg:viewBox="0 0 0 0" draw:points="0,0">
        <text:p/>
      </draw:polygon>
      <draw:polygon draw:style-name="Mgr4" draw:text-style-name="MP4" draw:layer="backgroundobjects" svg:width="1.536cm" svg:height="1.602cm" svg:x="19.858cm" svg:y="0.124cm" svg:viewBox="0 0 1537 1603" draw:points="1537,1429 0,1603 1144,0">
        <text:p/>
      </draw:polygon>
      <draw:polygon draw:style-name="Mgr5" draw:text-style-name="MP5" draw:layer="backgroundobjects" svg:width="2.441cm" svg:height="0.729cm" svg:x="19.858cm" svg:y="1.552cm" svg:viewBox="0 0 2442 730" draw:points="0,175 575,730 2442,436 1537,0">
        <text:p/>
      </draw:polygon>
      <draw:line draw:style-name="Mgr6" draw:text-style-name="MP6" draw:layer="backgroundobjects" svg:x1="19.858cm" svg:y1="1.728cm" svg:x2="22.3cm" svg:y2="1.991cm">
        <text:p/>
      </draw:line>
      <draw:polygon draw:style-name="Mgr7" draw:text-style-name="MP7" draw:layer="backgroundobjects" svg:width="0.8cm" svg:height="1.036cm" svg:x="20.201cm" svg:y="1.247cm" svg:viewBox="0 0 801 1037" draw:points="232,1037 0,0 801,604">
        <text:p/>
      </draw:polygon>
      <draw:polygon draw:style-name="Mgr8" draw:text-style-name="MP8" draw:layer="backgroundobjects" svg:width="1.061cm" svg:height="1.098cm" draw:transform="skewX (0.00104719755119655) rotate (1.79245314179818) translate (20.432252956428cm 2.28243979892574cm)" svg:viewBox="0 0 1062 1099" draw:points="1062,2 502,1099 0,0">
        <text:p/>
      </draw:polygon>
      <draw:polygon draw:style-name="Mgr9" draw:text-style-name="MP9" draw:layer="backgroundobjects" svg:width="1.143cm" svg:height="2.158cm" svg:x="19.858cm" svg:y="0.124cm" svg:viewBox="0 0 1144 2159" draw:points="575,2159 0,1603 1144,0">
        <text:p/>
      </draw:polygon>
      <draw:polygon draw:style-name="Mgr10" draw:text-style-name="MP10" draw:layer="backgroundobjects" svg:width="1.297cm" svg:height="1.865cm" svg:x="21.002cm" svg:y="0.124cm" svg:viewBox="0 0 1298 1866" draw:points="1298,1866 389,1429 0,0">
        <text:p/>
      </draw:polygon>
      <draw:polygon draw:style-name="Mgr11" draw:text-style-name="MP11" draw:layer="backgroundobjects" svg:width="1.866cm" svg:height="2.158cm" svg:x="20.433cm" svg:y="0.124cm" svg:viewBox="0 0 1867 2159" draw:points="1867,1866 0,2159 569,0">
        <text:p/>
      </draw:polygon>
      <draw:line draw:style-name="Mgr6" draw:text-style-name="MP6" draw:layer="backgroundobjects" svg:x1="21.002cm" svg:y1="1.85cm" svg:x2="21.002cm" svg:y2="0.124cm">
        <text:p/>
      </draw:line>
      <draw:path draw:style-name="Mgr8" draw:text-style-name="MP8" draw:layer="backgroundobjects" svg:width="0.139cm" svg:height="0.05cm" draw:transform="skewX (-0.0130899693899575) rotate (0.233350520991642) translate (20.2365471209972cm 1.40793954605109cm)" svg:viewBox="0 0 140 51" svg:d="M0 46c103 24 140-46 140-46">
        <text:p/>
      </draw:path>
      <draw:frame draw:style-name="Mgr12" draw:text-style-name="MP12" draw:layer="backgroundobjects" svg:width="1.057cm" svg:height="0.637cm" svg:x="21.42cm" svg:y="11.979cm">
        <draw:text-box>
          <text:p text:style-name="MP21"><text:span text:style-name="MT1">V. 2</text:span></text:p>
        </draw:text-box>
      </draw:frame>
      <draw:frame draw:style-name="Mgr13" draw:text-style-name="MP13" draw:layer="backgroundobjects" svg:width="20.228cm" svg:height="0.726cm" svg:x="0.025cm" svg:y="11.888cm">
        <draw:text-box>
          <text:p text:style-name="MP22"><text:span text:style-name="MT2">Winkel am Grat einer</text:span><text:span text:style-name="MT3"> </text:span><text:span text:style-name="MT4">geraden</text:span><text:span text:style-name="MT3"> </text:span><text:span text:style-name="MT2">Pyramide</text:span><text:span text:style-name="MT3"> </text:span><text:span text:style-name="MT4">mit quadratischem Grundriss,</text:span><text:span text:style-name="MT3"> </text:span><text:span text:style-name="MT4">zeichnerisch ermittelt Norbert Reschke,</text:span><text:span text:style-name="MT2"> </text:span><text:span text:style-name="MT4">Dez. 97; Aug. 10; Jan. 11; Aug. 15</text:span><text:span text:style-name="MT3">, </text:span><text:span text:style-name="MT4">zuletzt geändert am </text:span><text:span text:style-name="MT4"><text:date style:data-style-name="D1" text:date-value="2015-07-16">16.07.15</text:date></text:span></text:p>
        </draw:text-box>
      </draw:frame>
      <draw:custom-shape draw:style-name="Mgr14" draw:text-style-name="MP14" draw:layer="backgroundobjects" svg:width="1.675cm" svg:height="0.87cm" svg:x="19.425cm" svg:y="11.506cm">
        <text:p/>
        <draw:enhanced-geometry svg:viewBox="0 0 21600 21600" draw:mirror-horizontal="false" draw:mirror-vertical="false" draw:type="rectangle" draw:enhanced-path="M 0 0 L 21600 0 21600 21600 0 21600 0 0 Z N"/>
      </draw:custom-shape>
      <draw:g>
        <draw:polygon draw:style-name="Mgr15" draw:text-style-name="MP15" draw:layer="backgroundobjects" svg:width="0.104cm" svg:height="0.138cm" svg:x="19.501cm" svg:y="12.119cm" svg:viewBox="0 0 105 139" draw:points="0,0 25,0 87,116 87,0 105,0 105,139 80,139 18,23 18,139 0,139">
          <text:p/>
        </draw:polygon>
        <draw:path draw:style-name="Mgr15" draw:text-style-name="MP15" draw:layer="backgroundobjects" svg:width="0.095cm" svg:height="0.108cm" svg:x="19.635cm" svg:y="12.151cm" svg:viewBox="0 0 96 109" svg:d="M48 14h-2l-2 1h-1-2-1l-2 1h-1l-2 1-1 1-1 1h-1l-2 2-1 1-1 1-1 1-1 1-1 2-1 1-1 3-2 3-1 4-1 4v4l-1 4v5 4l1 5v4l1 4 1 3 2 3 1 3 1 2 1 1 1 2 1 1 1 1 1 1 2 1 1 1h1l1 1 2 1h1l2 1h1l2 1h1 2 2 2 1 2l1-1h2l1-1h2l1-1 2-1 2-1 1-1 1-1 1-1 1-1 1-2 2-1v-2l2-3 1-3 1-4 1-3 1-4v-5-4-5-4l-1-4-1-4-1-4-1-3-2-3-2-3-1-1-1-1-1-1-1-1-1-1-2-1v-1l-2-1-1-1h-2l-1-1h-2-1-2l-1-1zM48 0h5l5 1h3l2 1 2 1 3 1 2 1 2 1 2 1 2 1 2 2 2 1 1 2 2 1 1 2 2 2 1 3 2 1 1 3 1 2 1 5 2 5 1 6v6l1 6-1 6v6l-1 5-2 6-1 4-1 2-1 3-2 2-1 2-2 2-1 2-2 2-1 1-2 2-2 1-2 1-2 1-2 2-2 1-3 1-2 1h-2l-3 1h-5-5-5-6l-2-1h-3l-2-1-2-1-3-1-1-2-2-1-2-1-2-1-2-2-2-1-1-2-2-2-1-2-2-2-1-2-1-3-1-2-2-4-1-6-1-5-1-6v-6-6l1-6 1-6 1-5 2-5 1-2 1-3 1-1 2-3 1-2 2-2 1-1 2-2 2-1 2-2 2-1 2-1 1-1 3-1 2-1 2-1 3-1h2l6-1z">
          <text:p/>
        </draw:path>
        <draw:polygon draw:style-name="Mgr15" draw:text-style-name="MP15" draw:layer="backgroundobjects" svg:width="0.06cm" svg:height="0.106cm" svg:x="19.758cm" svg:y="12.151cm" svg:viewBox="0 0 61 107" draw:points="61,18 60,18 59,18 59,17 58,17 57,17 56,16 55,16 55,16 54,16 53,16 51,15 49,15 47,15 44,15 40,16 39,16 37,16 36,17 34,18 33,18 32,19 31,20 29,21 28,22 27,23 26,24 25,25 24,26 23,27 22,28 22,30 20,33 19,36 18,40 18,43 17,47 17,52 17,107 0,107 0,3 17,3 17,19 19,16 20,14 22,12 24,10 25,9 27,7 29,6 31,5 33,4 36,3 38,2 41,1 43,1 46,0 49,0 52,0 53,0 54,0 55,0 56,0 61,1">
          <text:p/>
        </draw:polygon>
        <draw:path draw:style-name="Mgr15" draw:text-style-name="MP15" draw:layer="backgroundobjects" svg:width="0.092cm" svg:height="0.147cm" svg:x="19.837cm" svg:y="12.113cm" svg:viewBox="0 0 93 148" svg:d="M75 93v-5-4l-1-4-1-4-1-4-1-3-2-3v-2l-1-1-2-1-1-1-1-2h-1l-1-1-1-2h-1l-2-1-1-1h-1l-2-1h-1-2l-1-1h-2-2-2-1l-2 1h-1-2l-1 1h-2l-1 1-1 1h-1l-2 2-1 1h-1l-1 2-1 1-1 1-1 1-1 2-1 3-2 3-1 4-1 4v4l-1 4v5 4l1 5v4l1 4 1 3 2 4 1 3 1 1 1 1 1 2 1 1 1 1 1 1 1 1 2 1 1 1h1l1 1h2l1 1h2l1 1h2 1 2 2 2 1l2-1h1l2-1h1l1-1h2l1-1 1-1 1-1 1-1 1-1 1-1 2-2 1-1v-1l2-3 1-4 1-3 1-4 1-4v-5zM17 56l2-2 1-2 2-2 2-2 1-1 2-2 2-1 2-1 2-2h2l2-1 3-1h3l2-1h3 2 3 2 2l2 1 3 1h2l2 1 2 1 1 1 3 1 1 1 2 1 2 2 1 2 2 2 1 1 3 4 2 4 3 5 1 5 1 4 1 6 1 6v6 6l-1 6-1 5-1 5-1 5-3 4-2 4-3 4-1 2-2 2-1 1-2 2-2 1-1 2-3 1-1 1-2 1h-2l-2 1-3 1h-2-2l-2 1h-3-2l-3-1h-2l-3-1h-3l-2-1-2-1-2-1-2-1-2-2-2-1-1-2-2-1-2-3-1-2-2-2v16h-17v-145h17z">
          <text:p/>
        </draw:path>
        <draw:path draw:style-name="Mgr15" draw:text-style-name="MP15" draw:layer="backgroundobjects" svg:width="0.095cm" svg:height="0.108cm" svg:x="19.95cm" svg:y="12.151cm" svg:viewBox="0 0 96 109" svg:d="M96 50v9h-78v4l1 4 1 4 1 3 2 4 1 1v2l1 1 1 1 1 1 1 2 2 1 1 1 1 1 2 1 1 1h2l1 1h2l3 1 4 1 4 1h4 5 2l3-1h2l2-1h3l2-1 5-1 4-1 5-3 4-2v16l-4 2-5 2-5 1-4 2h-5l-5 1h-5-5-6-6l-5-1-5-2-3-1-2-1-2-2-3-1-1-1-3-2-2-1-2-2-1-2-2-2-1-2-2-2-1-2-1-2-1-3-1-2-2-6-1-5-1-5v-6-7l1-6 1-5 2-5 1-5 1-3 2-1 1-3 1-2 2-2 2-2 1-2 2-1 2-2 2-1 3-2 1-1 3-1 2-1 2-1 3-1 5-1 5-1h6 5l5 1h2l2 1 3 1h2l2 1 2 1 2 1 2 1 2 2 1 1 2 2 1 2 2 1 1 2 2 2 1 2 1 2 1 2 1 5 2 4 1 5v5zM80 45l-1-3v-3l-1-4-1-2-1-3-1-1v-2l-1-1-1-1-1-1v-1l-1-1-2-1-1-1-1-1-1-1h-1l-1-1-2-1h-2l-1-1h-2-3l-3-1-3 1h-4l-3 1h-3l-1 1-2 1h-1l-1 1-1 1-1 1-1 1-2 1-1 1-1 1-1 1-1 1v1l-1 2-1 2-1 3-2 3v4l-1 3z">
          <text:p/>
        </draw:path>
        <draw:polygon draw:style-name="Mgr15" draw:text-style-name="MP15" draw:layer="backgroundobjects" svg:width="0.06cm" svg:height="0.106cm" svg:x="20.074cm" svg:y="12.151cm" svg:viewBox="0 0 61 107" draw:points="61,18 60,18 59,18 59,17 58,17 57,17 56,16 55,16 55,16 54,16 53,16 51,15 49,15 47,15 44,15 40,16 39,16 37,16 36,17 34,18 33,18 32,19 31,20 29,21 28,22 27,23 26,24 25,25 24,26 23,27 22,28 22,30 20,33 19,36 18,40 18,43 17,47 17,52 17,107 0,107 0,3 17,3 17,19 19,16 20,14 22,12 24,10 25,9 27,7 29,6 31,5 33,4 36,3 38,2 41,1 43,1 46,0 49,0 52,0 53,0 54,0 55,0 56,0 61,1">
          <text:p/>
        </draw:polygon>
        <draw:polygon draw:style-name="Mgr15" draw:text-style-name="MP15" draw:layer="backgroundobjects" svg:width="0.064cm" svg:height="0.133cm" svg:x="20.14cm" svg:y="12.124cm" svg:viewBox="0 0 65 134" draw:points="30,0 30,30 65,30 65,43 30,43 30,100 30,102 30,105 30,108 31,110 31,112 31,113 32,114 32,114 32,115 33,115 33,116 34,117 34,117 35,117 35,118 36,118 37,118 38,118 38,119 40,119 43,119 45,119 47,119 65,119 65,134 47,134 43,134 38,133 34,133 31,132 27,131 26,130 24,130 24,129 22,128 21,127 20,127 19,125 18,124 18,123 17,122 16,121 15,119 15,118 14,116 14,112 13,109 13,104 13,100 13,43 0,43 0,30 13,30 13,0">
          <text:p/>
        </draw:polygon>
        <draw:path draw:style-name="Mgr15" draw:text-style-name="MP15" draw:layer="backgroundobjects" svg:width="0.107cm" svg:height="0.138cm" svg:x="20.29cm" svg:y="12.119cm" svg:viewBox="0 0 108 139" svg:d="M66 74h1l2 1 1 1 2 1 1 1 2 2 1 1 2 2 1 1 2 2 1 2 1 3 3 4 3 6 19 38h-20l-18-36-2-3-1-3-2-3-2-2-1-2-2-2-1-2-1-1h-1l-2-1-2-1-1-1-3-1h-2-3l-2-1h-3-20v59h-19v-139h43 5l5 1h6l4 2 4 1 2 1 2 1h2l2 1 1 2 2 1 2 1 1 2 1 1 1 1 1 2 1 2 1 2 1 1v2l1 2 1 5 1 4v5 3l-1 3v3l-1 3-1 3-1 2-1 3-2 2-1 2-2 2-2 2-2 1-2 2-3 1-2 1zM19 15v50h24 3l3-1h3l2-1 3-1h1l1-1h1l1-1 1-1h1l1-1v-1l1-1 1-1v-1l1-1 1-1v-1-1l1-2v-2l1-3v-3-3l-1-3v-2l-1-1v-1-2l-1-1-1-1v-1l-1-1h-1v-2h-1l-1-1-1-1-1-1h-1l-1-1h-1l-3-1-2-1h-3l-3-1h-3z">
          <text:p/>
        </draw:path>
        <draw:path draw:style-name="Mgr15" draw:text-style-name="MP15" draw:layer="backgroundobjects" svg:width="0.095cm" svg:height="0.108cm" svg:x="20.405cm" svg:y="12.151cm" svg:viewBox="0 0 96 109" svg:d="M96 50v9h-78v4l1 4 1 4 1 3 2 4 1 1v2l1 1 1 1 1 1 1 2 2 1 1 1 1 1 2 1 1 1h2l1 1h2l3 1 4 1 4 1h4 5 2l3-1h2l2-1h3l2-1 5-1 4-1 5-3 4-2v16l-4 2-5 2-5 1-4 2h-5l-5 1h-5-5-6-6l-5-1-5-2-3-1-2-1-2-2-3-1-1-1-3-2-2-1-2-2-1-2-2-2-1-2-2-2-1-2-1-2-1-3-1-2-2-6-1-5-1-5v-6-7l1-6 1-5 2-5 1-5 1-3 2-1 1-3 1-2 2-2 2-2 1-2 2-1 2-2 2-1 3-2 1-1 3-1 2-1 2-1 3-1 5-1 5-1h6 5l5 1h2l2 1 3 1h2l2 1 2 1 2 1 2 1 2 2 1 1 2 2 1 2 2 1 1 2 2 2 1 2 1 2 1 2 1 5 2 4 1 5v5zM80 45l-1-3v-3l-1-4-1-2-1-3-1-1v-2l-1-1-1-1-1-1v-1l-1-1-2-1-1-1-1-1-1-1h-1l-1-1-2-1h-2l-1-1h-2-3l-3-1-3 1h-4l-3 1h-3l-1 1-2 1h-1l-1 1-1 1-1 1-1 1-2 1-1 1-1 1-1 1-1 1v1l-1 2-1 2-1 3-2 3v4l-1 3z">
          <text:p/>
        </draw:path>
        <draw:polygon draw:style-name="Mgr15" draw:text-style-name="MP15" draw:layer="backgroundobjects" svg:width="0.079cm" svg:height="0.108cm" svg:x="20.521cm" svg:y="12.151cm" svg:viewBox="0 0 80 109" draw:points="74,6 74,22 71,20 66,18 63,17 59,16 55,15 51,15 47,14 43,14 40,14 37,15 34,15 32,15 30,16 27,16 25,17 24,18 24,18 23,19 22,19 22,20 21,21 20,21 20,22 19,22 19,23 18,24 18,25 18,25 18,26 18,27 17,28 17,29 17,30 17,31 17,31 18,32 18,33 18,33 18,34 18,34 18,35 19,36 19,36 19,37 20,37 20,38 21,38 21,39 22,39 22,40 23,40 25,41 27,42 29,43 31,43 34,44 40,46 46,47 50,48 54,49 58,50 62,52 65,53 67,55 70,56 71,57 72,58 73,59 74,60 74,61 75,62 76,63 77,64 77,65 78,66 78,68 78,69 79,72 80,75 80,78 80,80 80,81 79,83 79,85 78,86 78,88 77,90 77,91 76,92 75,94 74,95 73,96 72,97 71,99 69,100 68,101 66,102 65,103 62,105 58,106 54,107 50,108 46,109 41,109 37,109 32,109 28,109 24,109 19,108 14,107 10,106 5,104 0,103 0,85 5,87 9,90 14,91 19,93 24,94 25,94 28,95 30,95 32,95 34,95 37,95 40,95 43,95 45,95 47,94 50,93 52,93 54,92 55,91 55,91 56,90 57,90 58,89 58,89 59,88 59,87 60,87 60,86 61,85 61,84 62,84 62,83 62,82 62,81 62,80 62,79 62,78 62,76 62,75 62,74 61,74 61,73 60,72 60,72 60,71 59,71 59,70 58,69 58,69 57,69 57,68 56,68 54,67 52,66 50,65 47,64 44,63 37,62 31,60 27,59 24,58 20,57 17,56 14,54 12,53 10,52 9,51 8,50 7,49 6,48 5,47 5,46 4,45 4,44 3,43 3,41 2,39 1,36 1,34 1,31 1,27 1,25 1,24 2,22 2,21 3,19 3,18 4,16 5,15 6,14 6,13 7,11 9,10 10,9 11,8 13,7 14,6 15,5 17,5 20,3 24,2 28,1 32,0 36,0 41,0 45,0 50,0 54,1 59,1 62,2 66,3 71,4">
          <text:p/>
        </draw:polygon>
        <draw:polygon draw:style-name="Mgr15" draw:text-style-name="MP15" draw:layer="backgroundobjects" svg:width="0.081cm" svg:height="0.108cm" svg:x="20.62cm" svg:y="12.151cm" svg:viewBox="0 0 82 109" draw:points="82,6 82,23 79,21 75,19 72,18 70,17 68,16 66,16 64,15 62,15 60,15 59,15 57,15 55,14 53,14 49,15 45,15 43,15 42,16 40,16 38,17 37,18 35,19 34,19 32,21 31,22 30,23 28,24 27,25 26,27 25,28 24,30 24,31 22,32 22,34 21,38 19,42 19,46 18,50 18,55 18,59 19,64 19,68 21,72 22,75 22,77 24,78 24,80 25,81 26,83 27,84 28,86 30,87 31,88 32,89 34,90 35,91 37,92 38,92 40,93 42,93 43,94 45,94 49,95 53,95 55,95 57,95 59,95 60,95 62,94 64,94 66,93 68,93 70,92 72,92 75,90 79,89 82,87 82,103 79,104 75,106 71,107 68,108 64,109 60,109 55,109 51,109 45,109 40,109 35,107 32,106 30,106 28,105 25,103 24,102 21,101 19,100 18,98 15,96 14,95 12,93 10,91 9,89 8,87 6,84 5,82 4,77 2,72 1,66 0,61 0,55 0,49 1,43 2,37 4,32 4,30 5,27 6,25 8,23 9,21 11,18 12,16 14,15 16,13 18,11 19,10 22,8 24,7 26,6 28,5 31,4 33,3 35,2 41,1 46,0 52,0 56,0 60,0 64,1 68,2 72,3 75,4 79,5">
          <text:p/>
        </draw:polygon>
        <draw:polygon draw:style-name="Mgr15" draw:text-style-name="MP15" draw:layer="backgroundobjects" svg:width="0.086cm" svg:height="0.144cm" svg:x="20.731cm" svg:y="12.113cm" svg:viewBox="0 0 87 145" draw:points="87,82 87,145 70,145 70,82 70,79 70,75 69,72 69,69 68,67 67,64 66,63 66,62 65,61 64,60 64,59 63,59 62,58 61,57 60,56 59,56 58,55 57,55 56,54 55,54 53,53 52,53 50,53 47,53 43,53 41,53 37,54 36,55 34,55 33,56 32,56 31,57 30,58 28,59 27,60 26,61 25,62 24,63 24,64 22,65 22,66 21,68 20,69 19,72 18,75 18,79 17,82 17,86 17,145 0,145 0,0 17,0 17,57 19,55 21,52 22,50 24,49 26,47 28,45 30,44 32,43 34,42 36,41 38,40 41,39 43,39 46,38 48,38 51,38 55,38 59,39 61,39 63,40 65,40 66,41 68,42 70,43 71,43 73,44 74,45 75,47 77,48 78,49 79,51 80,52 81,53 82,55 83,59 85,63 86,67 87,72 87,77">
          <text:p/>
        </draw:polygon>
        <draw:polygon draw:style-name="Mgr15" draw:text-style-name="MP15" draw:layer="backgroundobjects" svg:width="0.091cm" svg:height="0.144cm" svg:x="20.852cm" svg:y="12.113cm" svg:viewBox="0 0 92 145" draw:points="0,0 17,0 17,86 68,41 90,41 35,89 92,145 70,145 17,94 17,145 0,145">
          <text:p/>
        </draw:polygon>
        <draw:path draw:style-name="Mgr15" draw:text-style-name="MP15" draw:layer="backgroundobjects" svg:width="0.095cm" svg:height="0.108cm" svg:x="20.948cm" svg:y="12.151cm" svg:viewBox="0 0 96 109" svg:d="M96 50v9h-78v4l1 4 1 4 1 3 2 4 1 1v2l1 1 1 1 1 1 1 2 2 1 1 1 1 1 2 1 1 1h2l1 1h2l3 1 4 1 4 1h4 5 2l3-1h2l2-1h3l2-1 5-1 4-1 5-3 4-2v16l-4 2-5 2-5 1-4 2h-5l-5 1h-5-5-6-6l-5-1-5-2-3-1-2-1-2-2-3-1-1-1-3-2-2-1-2-2-1-2-2-2-1-2-2-2-1-2-1-2-1-3-1-2-2-6-1-5-1-5v-6-7l1-6 1-5 2-5 1-5 1-3 2-1 1-3 1-2 2-2 2-2 1-2 2-1 2-2 2-1 3-2 1-1 3-1 2-1 2-1 3-1 5-1 5-1h6 5l5 1h2l2 1 3 1h2l2 1 2 1 2 1 2 1 2 2 1 1 2 2 1 2 2 1 1 2 2 2 1 2 1 2 1 2 1 5 2 4 1 5v5zM80 45l-1-3v-3l-1-4-1-2-1-3-1-1v-2l-1-1-1-1-1-1v-1l-1-1-2-1-1-1-1-1-1-1h-1l-1-1-2-1h-2l-1-1h-2-3l-3-1-3 1h-4l-3 1h-3l-1 1-2 1h-1l-1 1-1 1-1 1-1 1-2 1-1 1-1 1-1 1-1 1v1l-1 2-1 2-1 3-2 3v4l-1 3z">
          <text:p/>
        </draw:path>
      </draw:g>
      <draw:polygon draw:style-name="Mgr16" draw:text-style-name="MP3" draw:layer="backgroundobjects" svg:width="1.479cm" svg:height="0.506cm" svg:x="19.523cm" svg:y="11.868cm" svg:viewBox="0 0 1480 507" draw:points="740,507 0,507 0,0 1480,0 1480,507">
        <text:p/>
      </draw:polygon>
      <draw:polygon draw:style-name="Mgr16" draw:text-style-name="MP3" draw:layer="backgroundobjects" svg:width="1.479cm" svg:height="0.506cm" svg:x="19.524cm" svg:y="11.868cm" svg:viewBox="0 0 1480 507" draw:points="740,507 0,507 0,0 1480,0 1480,507">
        <text:p/>
      </draw:polygon>
      <draw:polygon draw:style-name="Mgr16" draw:text-style-name="MP3" draw:layer="backgroundobjects" svg:width="1.509cm" svg:height="0.495cm" svg:x="19.525cm" svg:y="11.581cm" svg:viewBox="0 0 1510 496" draw:points="755,496 0,496 0,0 1510,0 1510,496">
        <text:p/>
      </draw:polygon>
      <draw:path draw:style-name="Mgr17" draw:text-style-name="MP16" draw:layer="backgroundobjects" svg:width="1.54cm" svg:height="0.531cm" svg:x="19.501cm" svg:y="11.57cm" svg:viewBox="0 0 1541 532" svg:d="M1512 0h-1484-3l-2 1h-3l-3 1-2 2-2 1-2 1-3 2-1 3-2 2-1 2-2 3-1 2v3l-1 3v3 497 1 1h1v1l1 1h1v1h1l1 1h1 1529 1l1-1h1v-1h1 1v-1l1-1v-1-1-497-3-3l-1-3-1-2-1-3-2-2-1-2-2-3-2-2-2-1-3-1-2-2-3-1h-3l-3-1zM28 13h1484 2 1l2 1h2l1 1h2l1 1 1 1 1 2 1 1 1 1 1 2 1 1v2 1 2 344h-1061l-8 13-9 12-9 12-10 11-11 10-11 9-12 9-13 8-13 7-14 7-14 5-15 5-14 3-16 3-15 2h-16-16l-16-2-15-3-15-3-15-5-14-5-13-7-14-7-12-8-12-9-12-9-10-10-10-11-10-12-8-12-8-13h-55v-344-2l1-1v-2-1l1-2v-1l1-1 1-2 1-1 1-1h2l1-1h2l1-1h2z">
        <text:p/>
      </draw:path>
      <draw:polygon draw:style-name="Mgr16" draw:text-style-name="MP3" draw:layer="backgroundobjects" svg:width="0.071cm" svg:height="0.085cm" svg:x="20.091cm" svg:y="11.989cm" svg:viewBox="0 0 72 86" draw:points="36,86 0,86 0,0 72,0 72,86">
        <text:p/>
      </draw:polygon>
      <draw:g>
        <draw:path draw:style-name="Mgr18" draw:text-style-name="MP17" draw:layer="backgroundobjects" svg:width="0.07cm" svg:height="0.083cm" svg:x="20.096cm" svg:y="11.989cm" svg:viewBox="0 0 71 84" svg:d="M40 0c3 0 8 0 11 1 3 0 6 2 8 3 3 2 5 4 6 6 1 4 2 7 2 10 0 5-1 8-3 11s-5 5-9 7c6 1 9 4 12 8s4 8 4 14c0 4-1 7-3 11-1 3-4 4-6 7-3 2-6 3-10 4-3 2-7 2-11 2h-41v-84zM38 34c3 0 5-1 7-3 3-1 4-3 4-7 0-2 0-4-1-5s-2-2-3-3c-2-1-3-1-4-1-2-1-3-1-5-1h-18v20zM39 70c1 0 3-1 4-1 2 0 4-1 5-2 2-1 2-2 4-3 0-2 0-3 0-5 0-5-1-8-3-10-3-2-6-2-10-2h-21v23z">
          <text:p/>
        </draw:path>
        <draw:polygon draw:style-name="Mgr18" draw:text-style-name="MP17" draw:layer="backgroundobjects" svg:width="0.08cm" svg:height="0.083cm" svg:x="20.169cm" svg:y="11.989cm" svg:viewBox="0 0 81 84" draw:points="0,0 21,0 41,33 61,0 81,0 50,52 50,84 32,84 32,51">
          <text:p/>
        </draw:polygon>
      </draw:g>
      <draw:polygon draw:style-name="Mgr16" draw:text-style-name="MP3" draw:layer="backgroundobjects" svg:width="0.082cm" svg:height="0.085cm" svg:x="20.165cm" svg:y="11.989cm" svg:viewBox="0 0 83 86" draw:points="41,86 0,86 0,0 83,0 83,86">
        <text:p/>
      </draw:polygon>
      <draw:polygon draw:style-name="Mgr16" draw:text-style-name="MP3" draw:layer="backgroundobjects" svg:width="0.072cm" svg:height="0.09cm" svg:x="20.744cm" svg:y="11.986cm" svg:viewBox="0 0 73 91" draw:points="36,91 0,91 0,0 73,0 73,91">
        <text:p/>
      </draw:polygon>
      <draw:g>
        <draw:path draw:style-name="Mgr18" draw:text-style-name="MP17" draw:layer="backgroundobjects" svg:width="0.071cm" svg:height="0.088cm" svg:x="20.758cm" svg:y="11.987cm" svg:viewBox="0 0 72 89" svg:d="M20 66c1 1 3 3 4 4 2 1 4 3 6 3 3 1 5 1 7 1s4 0 5 0c3-1 4-1 6-2 1-1 3-2 4-4 1-1 2-2 2-6 0-1-1-3-2-4-2-2-4-3-6-4-3-1-5-2-8-2-3-1-6-2-9-3-4 0-7-1-10-3-2-1-6-2-8-4s-4-4-5-7-2-6-2-10 1-8 3-11c1-3 3-6 6-8 4-2 7-4 11-5 3-1 8-1 11-1 4 0 8 0 13 1 4 1 7 3 11 5 3 2 5 5 7 8 2 4 3 8 3 13h-18c0-3-1-5-2-6-1-2-2-3-3-4-2-1-4-1-6-2s-3-1-6-1c-1 0-2 0-4 0-2 1-3 2-5 3-1 0-2 1-2 2-1 2-1 3-1 5 0 1 0 3 0 4 1 0 2 2 4 3s5 1 8 2 7 2 13 4c1 0 4 0 6 1 3 1 6 2 9 4 2 2 5 4 6 8 3 2 4 6 4 11 0 4-1 8-3 11-1 2-3 6-7 8-2 3-6 5-10 6-5 1-10 3-15 3s-10-2-14-2c-4-1-9-4-12-6-3-3-6-7-7-9-3-4-4-10-4-13h19c0 2 0 3 1 7z">
          <text:p/>
        </draw:path>
        <draw:path draw:style-name="Mgr18" draw:text-style-name="MP17" draw:layer="backgroundobjects" svg:width="0.081cm" svg:height="0.083cm" svg:x="20.831cm" svg:y="11.989cm" svg:viewBox="0 0 82 84" svg:d="M51 0l31 84h-20l-5-19h-32l-7 19h-18l32-84zM52 51l-10-31h-1l-11 31z">
          <text:p/>
        </draw:path>
      </draw:g>
      <draw:polygon draw:style-name="Mgr16" draw:text-style-name="MP3" draw:layer="backgroundobjects" svg:width="0.083cm" svg:height="0.085cm" svg:x="20.817cm" svg:y="11.989cm" svg:viewBox="0 0 84 86" draw:points="42,86 0,86 0,0 84,0 84,86">
        <text:p/>
      </draw:polygon>
      <draw:polygon draw:style-name="Mgr16" draw:text-style-name="MP3" draw:layer="backgroundobjects" svg:width="0.072cm" svg:height="0.085cm" svg:x="20.418cm" svg:y="11.989cm" svg:viewBox="0 0 73 86" draw:points="36,86 0,86 0,0 73,0 73,86">
        <text:p/>
      </draw:polygon>
      <draw:g>
        <draw:polygon draw:style-name="Mgr18" draw:text-style-name="MP17" draw:layer="backgroundobjects" svg:width="0.07cm" svg:height="0.083cm" svg:x="20.423cm" svg:y="11.989cm" svg:viewBox="0 0 71 84" draw:points="19,0 54,57 54,0 71,0 71,84 53,84 18,28 17,28 17,84 0,84 0,0">
          <text:p/>
        </draw:polygon>
        <draw:path draw:style-name="Mgr18" draw:text-style-name="MP17" draw:layer="backgroundobjects" svg:width="0.078cm" svg:height="0.088cm" svg:x="20.507cm" svg:y="11.987cm" svg:viewBox="0 0 79 89" svg:d="M58 24c-1-2-2-3-4-4-1-2-4-3-6-3-2-1-4-1-6-1-5 0-8 0-11 2-3 1-5 3-7 6s-3 6-4 10c-1 3-1 6-1 10s0 7 1 11c1 3 2 6 4 9 2 2 4 4 7 6s6 3 11 3c6 0 10-2 13-6 3-3 5-7 6-13h18c-1 5-2 10-4 14-2 5-4 7-7 11-4 3-7 5-12 7-4 1-9 3-14 3-7 0-12-2-17-4-6-3-10-6-13-10-4-3-7-8-9-13-2-6-3-12-3-18s1-12 3-17 5-10 9-14c3-4 7-7 13-10 5-2 10-3 17-3 5 0 9 0 13 2 4 1 7 3 11 6 4 2 6 5 8 9 1 4 3 8 4 13h-18c0-2-1-4-2-6z">
          <text:p/>
        </draw:path>
      </draw:g>
      <draw:polygon draw:style-name="Mgr16" draw:text-style-name="MP3" draw:layer="backgroundobjects" svg:width="0.079cm" svg:height="0.09cm" svg:x="20.501cm" svg:y="11.986cm" svg:viewBox="0 0 80 91" draw:points="40,91 0,91 0,0 80,0 80,91">
        <text:p/>
      </draw:polygon>
      <draw:g>
        <draw:path draw:style-name="Mgr19" draw:text-style-name="MP18" draw:layer="backgroundobjects" svg:width="0.294cm" svg:height="0.292cm" svg:x="20.687cm" svg:y="11.618cm" svg:viewBox="0 0 295 293" svg:d="M251 43c-27-29-63-43-103-43-42 0-76 14-105 43-28 29-43 63-43 103 0 41 15 76 43 104 29 29 64 43 105 43 39 0 75-14 104-44 28-27 43-62 43-103s-15-75-44-103z">
          <text:p/>
        </draw:path>
        <draw:polygon draw:style-name="Mgr16" draw:text-style-name="MP3" draw:layer="backgroundobjects" svg:width="0.295cm" svg:height="0.294cm" svg:x="20.687cm" svg:y="11.617cm" svg:viewBox="0 0 296 295" draw:points="148,295 0,295 0,0 296,0 296,295">
          <text:p/>
        </draw:polygon>
        <draw:path draw:style-name="Mgr18" draw:text-style-name="MP17" draw:layer="backgroundobjects" svg:width="0.26cm" svg:height="0.26cm" svg:x="20.704cm" svg:y="11.634cm" svg:viewBox="0 0 261 261" svg:d="M261 130c0 73-58 131-130 131s-131-58-131-131c0-71 59-130 130-130 73 0 131 59 131 130z">
          <text:p/>
        </draw:path>
        <draw:polygon draw:style-name="Mgr16" draw:text-style-name="MP3" draw:layer="backgroundobjects" svg:width="0.261cm" svg:height="0.261cm" svg:x="20.704cm" svg:y="11.634cm" svg:viewBox="0 0 262 262" draw:points="131,262 0,262 0,0 262,0 262,262">
          <text:p/>
        </draw:polygon>
        <draw:path draw:style-name="Mgr20" draw:text-style-name="MP19" draw:layer="backgroundobjects" svg:width="0.15cm" svg:height="0.157cm" svg:x="20.756cm" svg:y="11.686cm" svg:viewBox="0 0 151 158" svg:d="M11 56c7-36 32-56 64-56 47 0 76 34 76 80 0 44-31 78-76 78-31 0-60-19-65-58h37c2 20 15 27 33 27 20 0 33-19 33-48 0-31-11-48-32-48-16 0-31 6-34 25h11l-29 30-29-30z">
          <text:p/>
        </draw:path>
        <draw:polygon draw:style-name="Mgr16" draw:text-style-name="MP3" draw:layer="backgroundobjects" svg:width="0.152cm" svg:height="0.158cm" svg:x="20.756cm" svg:y="11.686cm" svg:viewBox="0 0 153 159" draw:points="77,159 0,159 0,0 153,0 153,159">
          <text:p/>
        </draw:polygon>
      </draw:g>
      <draw:path draw:style-name="Mgr19" draw:text-style-name="MP18" draw:layer="backgroundobjects" svg:width="0.294cm" svg:height="0.292cm" svg:x="20.356cm" svg:y="11.618cm" svg:viewBox="0 0 295 293" svg:d="M251 43c-27-29-63-43-103-43-42 0-76 14-105 43-28 29-43 63-43 103 0 41 15 76 43 104 29 29 64 43 105 43 39 0 75-14 104-44 29-27 43-62 43-103s-14-75-44-103z">
        <text:p/>
      </draw:path>
      <draw:polygon draw:style-name="Mgr16" draw:text-style-name="MP3" draw:layer="backgroundobjects" svg:width="0.295cm" svg:height="0.294cm" svg:x="20.356cm" svg:y="11.617cm" svg:viewBox="0 0 296 295" draw:points="148,295 0,295 0,0 296,0 296,295">
        <text:p/>
      </draw:polygon>
      <draw:path draw:style-name="Mgr18" draw:text-style-name="MP17" draw:layer="backgroundobjects" svg:width="0.26cm" svg:height="0.26cm" svg:x="20.373cm" svg:y="11.634cm" svg:viewBox="0 0 261 261" svg:d="M261 130c0 73-58 131-130 131s-131-58-131-131c0-71 59-130 130-130 73 0 131 59 131 130z">
        <text:p/>
      </draw:path>
      <draw:path draw:style-name="Mgr20" draw:text-style-name="MP19" draw:layer="backgroundobjects" svg:width="0.152cm" svg:height="0.214cm" svg:x="20.411cm" svg:y="11.653cm" svg:viewBox="0 0 153 215" svg:d="M94 194c10 0 17-3 23-7 5-5 8-12 10-21l26 2c-1 6-4 13-6 19-3 6-7 11-12 15-4 4-11 8-16 10-9 3-16 3-25 3-12 0-21-1-29-5-9-4-15-9-21-16s-10-15-13-25c-4-10-5-20-7-31h-24l6-20h17c0-1 0-2-1-4 0-2 0-4 0-8 0-2 0-5 0-7 1-3 1-4 1-6h-23l6-18h18c2-13 3-22 7-32 4-9 8-17 13-24 7-6 12-11 22-14 7-3 16-5 27-5 9 0 17 1 24 3 7 3 13 6 18 11 4 4 9 9 11 15 3 6 5 12 6 19l-26 2c-1-9-4-16-10-21s-13-7-23-7c-7 0-12 0-16 2-6 3-10 6-13 10-4 4-8 9-10 16-2 8-3 16-4 25h61l-6 18h-56c-1 3-1 4-1 7 0 2 0 5 0 6 0 3 0 5 0 7s1 3 1 5h62l-6 20h-55c1 8 2 16 4 22 2 7 5 13 8 18 4 5 7 9 13 12s12 4 19 4z">
        <text:p/>
      </draw:path>
      <draw:polygon draw:style-name="Mgr16" draw:text-style-name="MP3" draw:layer="backgroundobjects" svg:width="0.153cm" svg:height="0.215cm" svg:x="20.411cm" svg:y="11.659cm" svg:viewBox="0 0 154 216" draw:points="77,216 0,216 0,0 154,0 154,216">
        <text:p/>
      </draw:polygon>
      <draw:polygon draw:style-name="Mgr19" draw:text-style-name="MP18" draw:layer="backgroundobjects" svg:width="0cm" svg:height="0cm" svg:x="20.493cm" svg:y="11.771cm" svg:viewBox="0 0 1 1" draw:points="1,1 0,0">
        <text:p/>
      </draw:polygon>
      <draw:polygon draw:style-name="Mgr16" draw:text-style-name="MP3" draw:layer="backgroundobjects" svg:width="0.001cm" svg:height="0.001cm" svg:x="20.493cm" svg:y="11.771cm" svg:viewBox="0 0 2 2" draw:points="1,2 0,2 0,0 2,0 2,2">
        <text:p/>
      </draw:polygon>
      <draw:path draw:style-name="Mgr21" draw:text-style-name="MP3" draw:layer="backgroundobjects" svg:width="0.281cm" svg:height="-0.001cm" draw:transform="rotate (-0.744906524751181) translate (20.3980158813569cm 11.6664213531085cm)" svg:viewBox="0 0 282 0" svg:d="M0 0c94 0 188 0 282 0">
        <text:p/>
      </draw:path>
      <draw:g>
        <draw:path draw:style-name="Mgr19" draw:text-style-name="MP18" draw:layer="backgroundobjects" svg:width="0.294cm" svg:height="0.292cm" svg:x="20.025cm" svg:y="11.618cm" svg:viewBox="0 0 295 293" svg:d="M252 43c-28-29-64-43-105-43s-75 14-103 43c-29 29-44 63-44 103 0 41 15 76 44 104 28 29 63 43 103 43s76-14 105-44c29-27 43-62 43-103s-14-75-43-103z">
          <text:p/>
        </draw:path>
        <draw:polygon draw:style-name="Mgr16" draw:text-style-name="MP3" draw:layer="backgroundobjects" svg:width="0.295cm" svg:height="0.294cm" svg:x="20.025cm" svg:y="11.617cm" svg:viewBox="0 0 296 295" draw:points="148,295 0,295 0,0 296,0 296,295">
          <text:p/>
        </draw:polygon>
        <draw:path draw:style-name="Mgr18" draw:text-style-name="MP17" draw:layer="backgroundobjects" svg:width="0.26cm" svg:height="0.26cm" svg:x="20.042cm" svg:y="11.634cm" svg:viewBox="0 0 261 261" svg:d="M261 130c0 73-58 131-130 131s-131-58-131-131c0-71 59-130 130-130 73 0 131 59 131 130z">
          <text:p/>
        </draw:path>
        <draw:polygon draw:style-name="Mgr16" draw:text-style-name="MP3" draw:layer="backgroundobjects" svg:width="0.261cm" svg:height="0.261cm" svg:x="20.042cm" svg:y="11.634cm" svg:viewBox="0 0 262 262" draw:points="131,262 0,262 0,0 262,0 262,262">
          <text:p/>
        </draw:polygon>
        <draw:path draw:style-name="Mgr20" draw:text-style-name="MP19" draw:layer="backgroundobjects" svg:width="0.04cm" svg:height="0.04cm" svg:x="20.153cm" svg:y="11.67cm" svg:viewBox="0 0 41 41" svg:d="M41 21c0 3-1 6-3 10-1 3-4 6-7 7-3 2-7 3-10 3-4 0-7-1-11-3-3-1-5-4-7-7-2-4-3-7-3-10 0-4 1-8 3-11s4-5 7-7c4-2 7-3 11-3 3 0 7 1 10 3s6 4 7 7c2 3 3 7 3 11z">
          <text:p/>
        </draw:path>
        <draw:polygon draw:style-name="Mgr16" draw:text-style-name="MP3" draw:layer="backgroundobjects" svg:width="0.042cm" svg:height="0.042cm" svg:x="20.153cm" svg:y="11.669cm" svg:viewBox="0 0 43 43" draw:points="22,43 0,43 0,0 43,0 43,43">
          <text:p/>
        </draw:polygon>
        <draw:path draw:style-name="Mgr20" draw:text-style-name="MP19" draw:layer="backgroundobjects" svg:width="0.078cm" svg:height="0.14cm" svg:x="20.134cm" svg:y="11.718cm" svg:viewBox="0 0 79 141" svg:d="M79 10c0-6-4-10-9-10h-61c-5 0-9 4-9 10v60h17v71h45v-71h17z">
          <text:p/>
        </draw:path>
        <draw:polygon draw:style-name="Mgr16" draw:text-style-name="MP3" draw:layer="backgroundobjects" svg:width="0.08cm" svg:height="0.141cm" svg:x="20.134cm" svg:y="11.718cm" svg:viewBox="0 0 81 142" draw:points="41,142 0,142 0,0 81,0 81,142">
          <text:p/>
        </draw:polygon>
      </draw:g>
      <draw:g>
        <draw:path draw:style-name="Mgr19" draw:text-style-name="MP18" draw:layer="backgroundobjects" svg:width="0.394cm" svg:height="0.392cm" svg:x="19.572cm" svg:y="11.613cm" svg:viewBox="0 0 395 393" svg:d="M338 57c-39-38-86-57-141-57s-100 19-137 57c-40 39-60 85-60 139 0 55 20 101 60 140 37 39 83 57 137 57s101-18 141-59c38-37 57-82 57-138 0-55-19-101-57-139z">
          <text:p/>
        </draw:path>
        <draw:polygon draw:style-name="Mgr16" draw:text-style-name="MP3" draw:layer="backgroundobjects" svg:width="0.395cm" svg:height="0.395cm" svg:x="19.572cm" svg:y="11.612cm" svg:viewBox="0 0 396 396" draw:points="198,396 0,396 0,0 396,0 396,396">
          <text:p/>
        </draw:polygon>
        <draw:path draw:style-name="Mgr18" draw:text-style-name="MP17" draw:layer="backgroundobjects" svg:width="0.348cm" svg:height="0.349cm" svg:x="19.595cm" svg:y="11.634cm" svg:viewBox="0 0 349 350" svg:d="M349 175c0 97-78 175-174 175-97 0-175-78-175-175 0-96 78-175 174-175 97 0 175 79 175 175z">
          <text:p/>
        </draw:path>
        <draw:polygon draw:style-name="Mgr16" draw:text-style-name="MP3" draw:layer="backgroundobjects" svg:width="0.35cm" svg:height="0.351cm" svg:x="19.595cm" svg:y="11.634cm" svg:viewBox="0 0 351 352" draw:points="175,352 0,352 0,0 351,0 351,352">
          <text:p/>
        </draw:polygon>
        <draw:polygon draw:style-name="Mgr16" draw:text-style-name="MP3" draw:layer="backgroundobjects" svg:width="0.056cm" svg:height="0.057cm" svg:x="19.744cm" svg:y="11.781cm" svg:viewBox="0 0 57 58" draw:points="29,58 0,58 0,0 57,0 57,58">
          <text:p/>
        </draw:polygon>
        <draw:polygon draw:style-name="Mgr16" draw:text-style-name="MP3" draw:layer="backgroundobjects" svg:width="0.107cm" svg:height="0.19cm" svg:x="19.718cm" svg:y="11.714cm" svg:viewBox="0 0 108 191" draw:points="54,191 0,191 0,0 108,0 108,191">
          <text:p/>
        </draw:polygon>
        <draw:path draw:style-name="Mgr22" draw:text-style-name="MP20" draw:layer="backgroundobjects" svg:width="0.147cm" svg:height="0.212cm" svg:x="19.624cm" svg:y="11.703cm" svg:viewBox="0 0 148 213" svg:d="M113 74c-9-19-18-28-31-28-24 0-34 21-34 60 0 42 10 62 34 62 16 0 26-10 33-29l33 21c-16 36-38 53-70 53-24 0-42-8-56-27-16-19-22-45-22-80 0-32 6-57 22-77 15-19 33-29 55-29 33 0 55 17 70 52z">
          <text:p/>
        </draw:path>
        <draw:path draw:style-name="Mgr22" draw:text-style-name="MP20" draw:layer="backgroundobjects" svg:width="0.146cm" svg:height="0.212cm" svg:x="19.776cm" svg:y="11.703cm" svg:viewBox="0 0 147 213" svg:d="M111 74c-6-19-16-28-29-28-23 0-34 21-34 60 0 42 11 62 34 62 16 0 26-10 32-29l33 21c-15 36-37 53-69 53-23 0-42-8-56-27s-22-45-22-80c0-32 8-57 22-77 14-19 33-29 55-29 33 0 55 17 70 52z">
          <text:p/>
        </draw:path>
      </draw:g>
    </style:master-page>
    <style:master-page style:name="Default_5f__5f_" style:display-name="Default__" style:page-layout-name="PM0" draw:style-name="Mdp1">
      <draw:custom-shape draw:style-name="Mgr1" draw:text-style-name="MP1" draw:layer="backgroundobjects" svg:width="2.12cm" svg:height="1.216cm" svg:x="19.209cm" svg:y="11.29cm">
        <text:p/>
        <draw:enhanced-geometry svg:viewBox="0 0 21600 21600" draw:type="rectangle" draw:enhanced-path="M 0 0 L 21600 0 21600 21600 0 21600 0 0 Z N"/>
      </draw:custom-shape>
      <draw:polygon draw:style-name="Mgr2" draw:text-style-name="MP2" draw:layer="backgroundobjects" svg:width="4.298cm" svg:height="4.313cm" svg:x="18.092cm" svg:y="-0.028cm" svg:viewBox="0 0 4299 4314" draw:points="0,0 4299,0 4299,4314">
        <text:p/>
      </draw:polygon>
      <draw:polygon draw:style-name="Mgr3" draw:text-style-name="MP3" draw:layer="backgroundobjects" svg:width="0cm" svg:height="0cm" svg:x="21.324cm" svg:y="1.521cm" svg:viewBox="0 0 0 0" draw:points="0,0">
        <text:p/>
      </draw:polygon>
      <draw:polygon draw:style-name="Mgr4" draw:text-style-name="MP4" draw:layer="backgroundobjects" svg:width="1.536cm" svg:height="1.602cm" svg:x="19.858cm" svg:y="0.124cm" svg:viewBox="0 0 1537 1603" draw:points="1537,1429 0,1603 1144,0">
        <text:p/>
      </draw:polygon>
      <draw:polygon draw:style-name="Mgr5" draw:text-style-name="MP5" draw:layer="backgroundobjects" svg:width="2.441cm" svg:height="0.729cm" svg:x="19.858cm" svg:y="1.552cm" svg:viewBox="0 0 2442 730" draw:points="0,175 575,730 2442,436 1537,0">
        <text:p/>
      </draw:polygon>
      <draw:line draw:style-name="Mgr6" draw:text-style-name="MP6" draw:layer="backgroundobjects" svg:x1="19.858cm" svg:y1="1.728cm" svg:x2="22.3cm" svg:y2="1.991cm">
        <text:p/>
      </draw:line>
      <draw:polygon draw:style-name="Mgr7" draw:text-style-name="MP7" draw:layer="backgroundobjects" svg:width="0.8cm" svg:height="1.036cm" svg:x="20.201cm" svg:y="1.247cm" svg:viewBox="0 0 801 1037" draw:points="232,1037 0,0 801,604">
        <text:p/>
      </draw:polygon>
      <draw:polygon draw:style-name="Mgr8" draw:text-style-name="MP8" draw:layer="backgroundobjects" svg:width="1.061cm" svg:height="1.098cm" draw:transform="skewX (0.00104719755119655) rotate (1.79245314179818) translate (20.432252956428cm 2.28243979892574cm)" svg:viewBox="0 0 1062 1099" draw:points="1062,2 502,1099 0,0">
        <text:p/>
      </draw:polygon>
      <draw:polygon draw:style-name="Mgr9" draw:text-style-name="MP9" draw:layer="backgroundobjects" svg:width="1.143cm" svg:height="2.158cm" svg:x="19.858cm" svg:y="0.124cm" svg:viewBox="0 0 1144 2159" draw:points="575,2159 0,1603 1144,0">
        <text:p/>
      </draw:polygon>
      <draw:polygon draw:style-name="Mgr10" draw:text-style-name="MP10" draw:layer="backgroundobjects" svg:width="1.297cm" svg:height="1.865cm" svg:x="21.002cm" svg:y="0.124cm" svg:viewBox="0 0 1298 1866" draw:points="1298,1866 389,1429 0,0">
        <text:p/>
      </draw:polygon>
      <draw:polygon draw:style-name="Mgr11" draw:text-style-name="MP11" draw:layer="backgroundobjects" svg:width="1.866cm" svg:height="2.158cm" svg:x="20.433cm" svg:y="0.124cm" svg:viewBox="0 0 1867 2159" draw:points="1867,1866 0,2159 569,0">
        <text:p/>
      </draw:polygon>
      <draw:line draw:style-name="Mgr6" draw:text-style-name="MP6" draw:layer="backgroundobjects" svg:x1="21.002cm" svg:y1="1.85cm" svg:x2="21.002cm" svg:y2="0.124cm">
        <text:p/>
      </draw:line>
      <draw:path draw:style-name="Mgr8" draw:text-style-name="MP8" draw:layer="backgroundobjects" svg:width="0.139cm" svg:height="0.05cm" draw:transform="skewX (-0.0130899693899575) rotate (0.233350520991642) translate (20.2365471209972cm 1.40793954605109cm)" svg:viewBox="0 0 140 51" svg:d="M0 46c103 24 140-46 140-46">
        <text:p/>
      </draw:path>
      <draw:frame draw:style-name="Mgr12" draw:text-style-name="MP12" draw:layer="backgroundobjects" svg:width="1.057cm" svg:height="0.637cm" svg:x="21.42cm" svg:y="11.979cm">
        <draw:text-box>
          <text:p text:style-name="MP21"><text:span text:style-name="MT1">V. 2</text:span></text:p>
        </draw:text-box>
      </draw:frame>
      <draw:frame draw:style-name="Mgr13" draw:text-style-name="MP13" draw:layer="backgroundobjects" svg:width="20.228cm" svg:height="0.726cm" svg:x="0.025cm" svg:y="11.888cm">
        <draw:text-box>
          <text:p text:style-name="MP22"><text:span text:style-name="MT2">Winkel am Grat einer</text:span><text:span text:style-name="MT3"> </text:span><text:span text:style-name="MT4">geraden</text:span><text:span text:style-name="MT3"> </text:span><text:span text:style-name="MT2">Pyramide</text:span><text:span text:style-name="MT3"> </text:span><text:span text:style-name="MT4">mit quadratischem Grundriss,</text:span><text:span text:style-name="MT3"> </text:span><text:span text:style-name="MT4">zeichnerisch ermittelt Norbert Reschke,</text:span><text:span text:style-name="MT2"> </text:span><text:span text:style-name="MT4">Dez. 97; Aug. 10; Jan. 11; Aug. 15</text:span><text:span text:style-name="MT3">, </text:span><text:span text:style-name="MT4">zuletzt geändert am </text:span><text:span text:style-name="MT4"><text:date style:data-style-name="D1" text:date-value="2015-07-16">16.07.15</text:date></text:span></text:p>
        </draw:text-box>
      </draw:frame>
      <draw:custom-shape draw:style-name="Mgr14" draw:text-style-name="MP14" draw:layer="backgroundobjects" svg:width="1.675cm" svg:height="0.87cm" svg:x="19.425cm" svg:y="11.506cm">
        <text:p/>
        <draw:enhanced-geometry svg:viewBox="0 0 21600 21600" draw:mirror-horizontal="false" draw:mirror-vertical="false" draw:type="rectangle" draw:enhanced-path="M 0 0 L 21600 0 21600 21600 0 21600 0 0 Z N"/>
      </draw:custom-shape>
      <draw:g>
        <draw:polygon draw:style-name="Mgr15" draw:text-style-name="MP15" draw:layer="backgroundobjects" svg:width="0.104cm" svg:height="0.138cm" svg:x="19.501cm" svg:y="12.119cm" svg:viewBox="0 0 105 139" draw:points="0,0 25,0 87,116 87,0 105,0 105,139 80,139 18,23 18,139 0,139">
          <text:p/>
        </draw:polygon>
        <draw:path draw:style-name="Mgr15" draw:text-style-name="MP15" draw:layer="backgroundobjects" svg:width="0.095cm" svg:height="0.108cm" svg:x="19.635cm" svg:y="12.151cm" svg:viewBox="0 0 96 109" svg:d="M48 14h-2l-2 1h-1-2-1l-2 1h-1l-2 1-1 1-1 1h-1l-2 2-1 1-1 1-1 1-1 1-1 2-1 1-1 3-2 3-1 4-1 4v4l-1 4v5 4l1 5v4l1 4 1 3 2 3 1 3 1 2 1 1 1 2 1 1 1 1 1 1 2 1 1 1h1l1 1 2 1h1l2 1h1l2 1h1 2 2 2 1 2l1-1h2l1-1h2l1-1 2-1 2-1 1-1 1-1 1-1 1-1 1-2 2-1v-2l2-3 1-3 1-4 1-3 1-4v-5-4-5-4l-1-4-1-4-1-4-1-3-2-3-2-3-1-1-1-1-1-1-1-1-1-1-2-1v-1l-2-1-1-1h-2l-1-1h-2-1-2l-1-1zM48 0h5l5 1h3l2 1 2 1 3 1 2 1 2 1 2 1 2 1 2 2 2 1 1 2 2 1 1 2 2 2 1 3 2 1 1 3 1 2 1 5 2 5 1 6v6l1 6-1 6v6l-1 5-2 6-1 4-1 2-1 3-2 2-1 2-2 2-1 2-2 2-1 1-2 2-2 1-2 1-2 1-2 2-2 1-3 1-2 1h-2l-3 1h-5-5-5-6l-2-1h-3l-2-1-2-1-3-1-1-2-2-1-2-1-2-1-2-2-2-1-1-2-2-2-1-2-2-2-1-2-1-3-1-2-2-4-1-6-1-5-1-6v-6-6l1-6 1-6 1-5 2-5 1-2 1-3 1-1 2-3 1-2 2-2 1-1 2-2 2-1 2-2 2-1 2-1 1-1 3-1 2-1 2-1 3-1h2l6-1z">
          <text:p/>
        </draw:path>
        <draw:polygon draw:style-name="Mgr15" draw:text-style-name="MP15" draw:layer="backgroundobjects" svg:width="0.06cm" svg:height="0.106cm" svg:x="19.758cm" svg:y="12.151cm" svg:viewBox="0 0 61 107" draw:points="61,18 60,18 59,18 59,17 58,17 57,17 56,16 55,16 55,16 54,16 53,16 51,15 49,15 47,15 44,15 40,16 39,16 37,16 36,17 34,18 33,18 32,19 31,20 29,21 28,22 27,23 26,24 25,25 24,26 23,27 22,28 22,30 20,33 19,36 18,40 18,43 17,47 17,52 17,107 0,107 0,3 17,3 17,19 19,16 20,14 22,12 24,10 25,9 27,7 29,6 31,5 33,4 36,3 38,2 41,1 43,1 46,0 49,0 52,0 53,0 54,0 55,0 56,0 61,1">
          <text:p/>
        </draw:polygon>
        <draw:path draw:style-name="Mgr15" draw:text-style-name="MP15" draw:layer="backgroundobjects" svg:width="0.092cm" svg:height="0.147cm" svg:x="19.837cm" svg:y="12.113cm" svg:viewBox="0 0 93 148" svg:d="M75 93v-5-4l-1-4-1-4-1-4-1-3-2-3v-2l-1-1-2-1-1-1-1-2h-1l-1-1-1-2h-1l-2-1-1-1h-1l-2-1h-1-2l-1-1h-2-2-2-1l-2 1h-1-2l-1 1h-2l-1 1-1 1h-1l-2 2-1 1h-1l-1 2-1 1-1 1-1 1-1 2-1 3-2 3-1 4-1 4v4l-1 4v5 4l1 5v4l1 4 1 3 2 4 1 3 1 1 1 1 1 2 1 1 1 1 1 1 1 1 2 1 1 1h1l1 1h2l1 1h2l1 1h2 1 2 2 2 1l2-1h1l2-1h1l1-1h2l1-1 1-1 1-1 1-1 1-1 1-1 2-2 1-1v-1l2-3 1-4 1-3 1-4 1-4v-5zM17 56l2-2 1-2 2-2 2-2 1-1 2-2 2-1 2-1 2-2h2l2-1 3-1h3l2-1h3 2 3 2 2l2 1 3 1h2l2 1 2 1 1 1 3 1 1 1 2 1 2 2 1 2 2 2 1 1 3 4 2 4 3 5 1 5 1 4 1 6 1 6v6 6l-1 6-1 5-1 5-1 5-3 4-2 4-3 4-1 2-2 2-1 1-2 2-2 1-1 2-3 1-1 1-2 1h-2l-2 1-3 1h-2-2l-2 1h-3-2l-3-1h-2l-3-1h-3l-2-1-2-1-2-1-2-1-2-2-2-1-1-2-2-1-2-3-1-2-2-2v16h-17v-145h17z">
          <text:p/>
        </draw:path>
        <draw:path draw:style-name="Mgr15" draw:text-style-name="MP15" draw:layer="backgroundobjects" svg:width="0.095cm" svg:height="0.108cm" svg:x="19.95cm" svg:y="12.151cm" svg:viewBox="0 0 96 109" svg:d="M96 50v9h-78v4l1 4 1 4 1 3 2 4 1 1v2l1 1 1 1 1 1 1 2 2 1 1 1 1 1 2 1 1 1h2l1 1h2l3 1 4 1 4 1h4 5 2l3-1h2l2-1h3l2-1 5-1 4-1 5-3 4-2v16l-4 2-5 2-5 1-4 2h-5l-5 1h-5-5-6-6l-5-1-5-2-3-1-2-1-2-2-3-1-1-1-3-2-2-1-2-2-1-2-2-2-1-2-2-2-1-2-1-2-1-3-1-2-2-6-1-5-1-5v-6-7l1-6 1-5 2-5 1-5 1-3 2-1 1-3 1-2 2-2 2-2 1-2 2-1 2-2 2-1 3-2 1-1 3-1 2-1 2-1 3-1 5-1 5-1h6 5l5 1h2l2 1 3 1h2l2 1 2 1 2 1 2 1 2 2 1 1 2 2 1 2 2 1 1 2 2 2 1 2 1 2 1 2 1 5 2 4 1 5v5zM80 45l-1-3v-3l-1-4-1-2-1-3-1-1v-2l-1-1-1-1-1-1v-1l-1-1-2-1-1-1-1-1-1-1h-1l-1-1-2-1h-2l-1-1h-2-3l-3-1-3 1h-4l-3 1h-3l-1 1-2 1h-1l-1 1-1 1-1 1-1 1-2 1-1 1-1 1-1 1-1 1v1l-1 2-1 2-1 3-2 3v4l-1 3z">
          <text:p/>
        </draw:path>
        <draw:polygon draw:style-name="Mgr15" draw:text-style-name="MP15" draw:layer="backgroundobjects" svg:width="0.06cm" svg:height="0.106cm" svg:x="20.074cm" svg:y="12.151cm" svg:viewBox="0 0 61 107" draw:points="61,18 60,18 59,18 59,17 58,17 57,17 56,16 55,16 55,16 54,16 53,16 51,15 49,15 47,15 44,15 40,16 39,16 37,16 36,17 34,18 33,18 32,19 31,20 29,21 28,22 27,23 26,24 25,25 24,26 23,27 22,28 22,30 20,33 19,36 18,40 18,43 17,47 17,52 17,107 0,107 0,3 17,3 17,19 19,16 20,14 22,12 24,10 25,9 27,7 29,6 31,5 33,4 36,3 38,2 41,1 43,1 46,0 49,0 52,0 53,0 54,0 55,0 56,0 61,1">
          <text:p/>
        </draw:polygon>
        <draw:polygon draw:style-name="Mgr15" draw:text-style-name="MP15" draw:layer="backgroundobjects" svg:width="0.064cm" svg:height="0.133cm" svg:x="20.14cm" svg:y="12.124cm" svg:viewBox="0 0 65 134" draw:points="30,0 30,30 65,30 65,43 30,43 30,100 30,102 30,105 30,108 31,110 31,112 31,113 32,114 32,114 32,115 33,115 33,116 34,117 34,117 35,117 35,118 36,118 37,118 38,118 38,119 40,119 43,119 45,119 47,119 65,119 65,134 47,134 43,134 38,133 34,133 31,132 27,131 26,130 24,130 24,129 22,128 21,127 20,127 19,125 18,124 18,123 17,122 16,121 15,119 15,118 14,116 14,112 13,109 13,104 13,100 13,43 0,43 0,30 13,30 13,0">
          <text:p/>
        </draw:polygon>
        <draw:path draw:style-name="Mgr15" draw:text-style-name="MP15" draw:layer="backgroundobjects" svg:width="0.107cm" svg:height="0.138cm" svg:x="20.29cm" svg:y="12.119cm" svg:viewBox="0 0 108 139" svg:d="M66 74h1l2 1 1 1 2 1 1 1 2 2 1 1 2 2 1 1 2 2 1 2 1 3 3 4 3 6 19 38h-20l-18-36-2-3-1-3-2-3-2-2-1-2-2-2-1-2-1-1h-1l-2-1-2-1-1-1-3-1h-2-3l-2-1h-3-20v59h-19v-139h43 5l5 1h6l4 2 4 1 2 1 2 1h2l2 1 1 2 2 1 2 1 1 2 1 1 1 1 1 2 1 2 1 2 1 1v2l1 2 1 5 1 4v5 3l-1 3v3l-1 3-1 3-1 2-1 3-2 2-1 2-2 2-2 2-2 1-2 2-3 1-2 1zM19 15v50h24 3l3-1h3l2-1 3-1h1l1-1h1l1-1 1-1h1l1-1v-1l1-1 1-1v-1l1-1 1-1v-1-1l1-2v-2l1-3v-3-3l-1-3v-2l-1-1v-1-2l-1-1-1-1v-1l-1-1h-1v-2h-1l-1-1-1-1-1-1h-1l-1-1h-1l-3-1-2-1h-3l-3-1h-3z">
          <text:p/>
        </draw:path>
        <draw:path draw:style-name="Mgr15" draw:text-style-name="MP15" draw:layer="backgroundobjects" svg:width="0.095cm" svg:height="0.108cm" svg:x="20.405cm" svg:y="12.151cm" svg:viewBox="0 0 96 109" svg:d="M96 50v9h-78v4l1 4 1 4 1 3 2 4 1 1v2l1 1 1 1 1 1 1 2 2 1 1 1 1 1 2 1 1 1h2l1 1h2l3 1 4 1 4 1h4 5 2l3-1h2l2-1h3l2-1 5-1 4-1 5-3 4-2v16l-4 2-5 2-5 1-4 2h-5l-5 1h-5-5-6-6l-5-1-5-2-3-1-2-1-2-2-3-1-1-1-3-2-2-1-2-2-1-2-2-2-1-2-2-2-1-2-1-2-1-3-1-2-2-6-1-5-1-5v-6-7l1-6 1-5 2-5 1-5 1-3 2-1 1-3 1-2 2-2 2-2 1-2 2-1 2-2 2-1 3-2 1-1 3-1 2-1 2-1 3-1 5-1 5-1h6 5l5 1h2l2 1 3 1h2l2 1 2 1 2 1 2 1 2 2 1 1 2 2 1 2 2 1 1 2 2 2 1 2 1 2 1 2 1 5 2 4 1 5v5zM80 45l-1-3v-3l-1-4-1-2-1-3-1-1v-2l-1-1-1-1-1-1v-1l-1-1-2-1-1-1-1-1-1-1h-1l-1-1-2-1h-2l-1-1h-2-3l-3-1-3 1h-4l-3 1h-3l-1 1-2 1h-1l-1 1-1 1-1 1-1 1-2 1-1 1-1 1-1 1-1 1v1l-1 2-1 2-1 3-2 3v4l-1 3z">
          <text:p/>
        </draw:path>
        <draw:polygon draw:style-name="Mgr15" draw:text-style-name="MP15" draw:layer="backgroundobjects" svg:width="0.079cm" svg:height="0.108cm" svg:x="20.521cm" svg:y="12.151cm" svg:viewBox="0 0 80 109" draw:points="74,6 74,22 71,20 66,18 63,17 59,16 55,15 51,15 47,14 43,14 40,14 37,15 34,15 32,15 30,16 27,16 25,17 24,18 24,18 23,19 22,19 22,20 21,21 20,21 20,22 19,22 19,23 18,24 18,25 18,25 18,26 18,27 17,28 17,29 17,30 17,31 17,31 18,32 18,33 18,33 18,34 18,34 18,35 19,36 19,36 19,37 20,37 20,38 21,38 21,39 22,39 22,40 23,40 25,41 27,42 29,43 31,43 34,44 40,46 46,47 50,48 54,49 58,50 62,52 65,53 67,55 70,56 71,57 72,58 73,59 74,60 74,61 75,62 76,63 77,64 77,65 78,66 78,68 78,69 79,72 80,75 80,78 80,80 80,81 79,83 79,85 78,86 78,88 77,90 77,91 76,92 75,94 74,95 73,96 72,97 71,99 69,100 68,101 66,102 65,103 62,105 58,106 54,107 50,108 46,109 41,109 37,109 32,109 28,109 24,109 19,108 14,107 10,106 5,104 0,103 0,85 5,87 9,90 14,91 19,93 24,94 25,94 28,95 30,95 32,95 34,95 37,95 40,95 43,95 45,95 47,94 50,93 52,93 54,92 55,91 55,91 56,90 57,90 58,89 58,89 59,88 59,87 60,87 60,86 61,85 61,84 62,84 62,83 62,82 62,81 62,80 62,79 62,78 62,76 62,75 62,74 61,74 61,73 60,72 60,72 60,71 59,71 59,70 58,69 58,69 57,69 57,68 56,68 54,67 52,66 50,65 47,64 44,63 37,62 31,60 27,59 24,58 20,57 17,56 14,54 12,53 10,52 9,51 8,50 7,49 6,48 5,47 5,46 4,45 4,44 3,43 3,41 2,39 1,36 1,34 1,31 1,27 1,25 1,24 2,22 2,21 3,19 3,18 4,16 5,15 6,14 6,13 7,11 9,10 10,9 11,8 13,7 14,6 15,5 17,5 20,3 24,2 28,1 32,0 36,0 41,0 45,0 50,0 54,1 59,1 62,2 66,3 71,4">
          <text:p/>
        </draw:polygon>
        <draw:polygon draw:style-name="Mgr15" draw:text-style-name="MP15" draw:layer="backgroundobjects" svg:width="0.081cm" svg:height="0.108cm" svg:x="20.62cm" svg:y="12.151cm" svg:viewBox="0 0 82 109" draw:points="82,6 82,23 79,21 75,19 72,18 70,17 68,16 66,16 64,15 62,15 60,15 59,15 57,15 55,14 53,14 49,15 45,15 43,15 42,16 40,16 38,17 37,18 35,19 34,19 32,21 31,22 30,23 28,24 27,25 26,27 25,28 24,30 24,31 22,32 22,34 21,38 19,42 19,46 18,50 18,55 18,59 19,64 19,68 21,72 22,75 22,77 24,78 24,80 25,81 26,83 27,84 28,86 30,87 31,88 32,89 34,90 35,91 37,92 38,92 40,93 42,93 43,94 45,94 49,95 53,95 55,95 57,95 59,95 60,95 62,94 64,94 66,93 68,93 70,92 72,92 75,90 79,89 82,87 82,103 79,104 75,106 71,107 68,108 64,109 60,109 55,109 51,109 45,109 40,109 35,107 32,106 30,106 28,105 25,103 24,102 21,101 19,100 18,98 15,96 14,95 12,93 10,91 9,89 8,87 6,84 5,82 4,77 2,72 1,66 0,61 0,55 0,49 1,43 2,37 4,32 4,30 5,27 6,25 8,23 9,21 11,18 12,16 14,15 16,13 18,11 19,10 22,8 24,7 26,6 28,5 31,4 33,3 35,2 41,1 46,0 52,0 56,0 60,0 64,1 68,2 72,3 75,4 79,5">
          <text:p/>
        </draw:polygon>
        <draw:polygon draw:style-name="Mgr15" draw:text-style-name="MP15" draw:layer="backgroundobjects" svg:width="0.086cm" svg:height="0.144cm" svg:x="20.731cm" svg:y="12.113cm" svg:viewBox="0 0 87 145" draw:points="87,82 87,145 70,145 70,82 70,79 70,75 69,72 69,69 68,67 67,64 66,63 66,62 65,61 64,60 64,59 63,59 62,58 61,57 60,56 59,56 58,55 57,55 56,54 55,54 53,53 52,53 50,53 47,53 43,53 41,53 37,54 36,55 34,55 33,56 32,56 31,57 30,58 28,59 27,60 26,61 25,62 24,63 24,64 22,65 22,66 21,68 20,69 19,72 18,75 18,79 17,82 17,86 17,145 0,145 0,0 17,0 17,57 19,55 21,52 22,50 24,49 26,47 28,45 30,44 32,43 34,42 36,41 38,40 41,39 43,39 46,38 48,38 51,38 55,38 59,39 61,39 63,40 65,40 66,41 68,42 70,43 71,43 73,44 74,45 75,47 77,48 78,49 79,51 80,52 81,53 82,55 83,59 85,63 86,67 87,72 87,77">
          <text:p/>
        </draw:polygon>
        <draw:polygon draw:style-name="Mgr15" draw:text-style-name="MP15" draw:layer="backgroundobjects" svg:width="0.091cm" svg:height="0.144cm" svg:x="20.852cm" svg:y="12.113cm" svg:viewBox="0 0 92 145" draw:points="0,0 17,0 17,86 68,41 90,41 35,89 92,145 70,145 17,94 17,145 0,145">
          <text:p/>
        </draw:polygon>
        <draw:path draw:style-name="Mgr15" draw:text-style-name="MP15" draw:layer="backgroundobjects" svg:width="0.095cm" svg:height="0.108cm" svg:x="20.948cm" svg:y="12.151cm" svg:viewBox="0 0 96 109" svg:d="M96 50v9h-78v4l1 4 1 4 1 3 2 4 1 1v2l1 1 1 1 1 1 1 2 2 1 1 1 1 1 2 1 1 1h2l1 1h2l3 1 4 1 4 1h4 5 2l3-1h2l2-1h3l2-1 5-1 4-1 5-3 4-2v16l-4 2-5 2-5 1-4 2h-5l-5 1h-5-5-6-6l-5-1-5-2-3-1-2-1-2-2-3-1-1-1-3-2-2-1-2-2-1-2-2-2-1-2-2-2-1-2-1-2-1-3-1-2-2-6-1-5-1-5v-6-7l1-6 1-5 2-5 1-5 1-3 2-1 1-3 1-2 2-2 2-2 1-2 2-1 2-2 2-1 3-2 1-1 3-1 2-1 2-1 3-1 5-1 5-1h6 5l5 1h2l2 1 3 1h2l2 1 2 1 2 1 2 1 2 2 1 1 2 2 1 2 2 1 1 2 2 2 1 2 1 2 1 2 1 5 2 4 1 5v5zM80 45l-1-3v-3l-1-4-1-2-1-3-1-1v-2l-1-1-1-1-1-1v-1l-1-1-2-1-1-1-1-1-1-1h-1l-1-1-2-1h-2l-1-1h-2-3l-3-1-3 1h-4l-3 1h-3l-1 1-2 1h-1l-1 1-1 1-1 1-1 1-2 1-1 1-1 1-1 1-1 1v1l-1 2-1 2-1 3-2 3v4l-1 3z">
          <text:p/>
        </draw:path>
      </draw:g>
      <draw:polygon draw:style-name="Mgr16" draw:text-style-name="MP3" draw:layer="backgroundobjects" svg:width="1.479cm" svg:height="0.506cm" svg:x="19.523cm" svg:y="11.868cm" svg:viewBox="0 0 1480 507" draw:points="740,507 0,507 0,0 1480,0 1480,507">
        <text:p/>
      </draw:polygon>
      <draw:polygon draw:style-name="Mgr16" draw:text-style-name="MP3" draw:layer="backgroundobjects" svg:width="1.479cm" svg:height="0.506cm" svg:x="19.524cm" svg:y="11.868cm" svg:viewBox="0 0 1480 507" draw:points="740,507 0,507 0,0 1480,0 1480,507">
        <text:p/>
      </draw:polygon>
      <draw:polygon draw:style-name="Mgr16" draw:text-style-name="MP3" draw:layer="backgroundobjects" svg:width="1.509cm" svg:height="0.495cm" svg:x="19.525cm" svg:y="11.581cm" svg:viewBox="0 0 1510 496" draw:points="755,496 0,496 0,0 1510,0 1510,496">
        <text:p/>
      </draw:polygon>
      <draw:path draw:style-name="Mgr17" draw:text-style-name="MP16" draw:layer="backgroundobjects" svg:width="1.54cm" svg:height="0.531cm" svg:x="19.501cm" svg:y="11.57cm" svg:viewBox="0 0 1541 532" svg:d="M1512 0h-1484-3l-2 1h-3l-3 1-2 2-2 1-2 1-3 2-1 3-2 2-1 2-2 3-1 2v3l-1 3v3 497 1 1h1v1l1 1h1v1h1l1 1h1 1529 1l1-1h1v-1h1 1v-1l1-1v-1-1-497-3-3l-1-3-1-2-1-3-2-2-1-2-2-3-2-2-2-1-3-1-2-2-3-1h-3l-3-1zM28 13h1484 2 1l2 1h2l1 1h2l1 1 1 1 1 2 1 1 1 1 1 2 1 1v2 1 2 344h-1061l-8 13-9 12-9 12-10 11-11 10-11 9-12 9-13 8-13 7-14 7-14 5-15 5-14 3-16 3-15 2h-16-16l-16-2-15-3-15-3-15-5-14-5-13-7-14-7-12-8-12-9-12-9-10-10-10-11-10-12-8-12-8-13h-55v-344-2l1-1v-2-1l1-2v-1l1-1 1-2 1-1 1-1h2l1-1h2l1-1h2z">
        <text:p/>
      </draw:path>
      <draw:polygon draw:style-name="Mgr16" draw:text-style-name="MP3" draw:layer="backgroundobjects" svg:width="0.071cm" svg:height="0.085cm" svg:x="20.091cm" svg:y="11.989cm" svg:viewBox="0 0 72 86" draw:points="36,86 0,86 0,0 72,0 72,86">
        <text:p/>
      </draw:polygon>
      <draw:g>
        <draw:path draw:style-name="Mgr18" draw:text-style-name="MP17" draw:layer="backgroundobjects" svg:width="0.07cm" svg:height="0.083cm" svg:x="20.096cm" svg:y="11.989cm" svg:viewBox="0 0 71 84" svg:d="M40 0c3 0 8 0 11 1 3 0 6 2 8 3 3 2 5 4 6 6 1 4 2 7 2 10 0 5-1 8-3 11s-5 5-9 7c6 1 9 4 12 8s4 8 4 14c0 4-1 7-3 11-1 3-4 4-6 7-3 2-6 3-10 4-3 2-7 2-11 2h-41v-84zM38 34c3 0 5-1 7-3 3-1 4-3 4-7 0-2 0-4-1-5s-2-2-3-3c-2-1-3-1-4-1-2-1-3-1-5-1h-18v20zM39 70c1 0 3-1 4-1 2 0 4-1 5-2 2-1 2-2 4-3 0-2 0-3 0-5 0-5-1-8-3-10-3-2-6-2-10-2h-21v23z">
          <text:p/>
        </draw:path>
        <draw:polygon draw:style-name="Mgr18" draw:text-style-name="MP17" draw:layer="backgroundobjects" svg:width="0.08cm" svg:height="0.083cm" svg:x="20.169cm" svg:y="11.989cm" svg:viewBox="0 0 81 84" draw:points="0,0 21,0 41,33 61,0 81,0 50,52 50,84 32,84 32,51">
          <text:p/>
        </draw:polygon>
      </draw:g>
      <draw:polygon draw:style-name="Mgr16" draw:text-style-name="MP3" draw:layer="backgroundobjects" svg:width="0.082cm" svg:height="0.085cm" svg:x="20.165cm" svg:y="11.989cm" svg:viewBox="0 0 83 86" draw:points="41,86 0,86 0,0 83,0 83,86">
        <text:p/>
      </draw:polygon>
      <draw:polygon draw:style-name="Mgr16" draw:text-style-name="MP3" draw:layer="backgroundobjects" svg:width="0.072cm" svg:height="0.09cm" svg:x="20.744cm" svg:y="11.986cm" svg:viewBox="0 0 73 91" draw:points="36,91 0,91 0,0 73,0 73,91">
        <text:p/>
      </draw:polygon>
      <draw:g>
        <draw:path draw:style-name="Mgr18" draw:text-style-name="MP17" draw:layer="backgroundobjects" svg:width="0.071cm" svg:height="0.088cm" svg:x="20.758cm" svg:y="11.987cm" svg:viewBox="0 0 72 89" svg:d="M20 66c1 1 3 3 4 4 2 1 4 3 6 3 3 1 5 1 7 1s4 0 5 0c3-1 4-1 6-2 1-1 3-2 4-4 1-1 2-2 2-6 0-1-1-3-2-4-2-2-4-3-6-4-3-1-5-2-8-2-3-1-6-2-9-3-4 0-7-1-10-3-2-1-6-2-8-4s-4-4-5-7-2-6-2-10 1-8 3-11c1-3 3-6 6-8 4-2 7-4 11-5 3-1 8-1 11-1 4 0 8 0 13 1 4 1 7 3 11 5 3 2 5 5 7 8 2 4 3 8 3 13h-18c0-3-1-5-2-6-1-2-2-3-3-4-2-1-4-1-6-2s-3-1-6-1c-1 0-2 0-4 0-2 1-3 2-5 3-1 0-2 1-2 2-1 2-1 3-1 5 0 1 0 3 0 4 1 0 2 2 4 3s5 1 8 2 7 2 13 4c1 0 4 0 6 1 3 1 6 2 9 4 2 2 5 4 6 8 3 2 4 6 4 11 0 4-1 8-3 11-1 2-3 6-7 8-2 3-6 5-10 6-5 1-10 3-15 3s-10-2-14-2c-4-1-9-4-12-6-3-3-6-7-7-9-3-4-4-10-4-13h19c0 2 0 3 1 7z">
          <text:p/>
        </draw:path>
        <draw:path draw:style-name="Mgr18" draw:text-style-name="MP17" draw:layer="backgroundobjects" svg:width="0.081cm" svg:height="0.083cm" svg:x="20.831cm" svg:y="11.989cm" svg:viewBox="0 0 82 84" svg:d="M51 0l31 84h-20l-5-19h-32l-7 19h-18l32-84zM52 51l-10-31h-1l-11 31z">
          <text:p/>
        </draw:path>
      </draw:g>
      <draw:polygon draw:style-name="Mgr16" draw:text-style-name="MP3" draw:layer="backgroundobjects" svg:width="0.083cm" svg:height="0.085cm" svg:x="20.817cm" svg:y="11.989cm" svg:viewBox="0 0 84 86" draw:points="42,86 0,86 0,0 84,0 84,86">
        <text:p/>
      </draw:polygon>
      <draw:polygon draw:style-name="Mgr16" draw:text-style-name="MP3" draw:layer="backgroundobjects" svg:width="0.072cm" svg:height="0.085cm" svg:x="20.418cm" svg:y="11.989cm" svg:viewBox="0 0 73 86" draw:points="36,86 0,86 0,0 73,0 73,86">
        <text:p/>
      </draw:polygon>
      <draw:g>
        <draw:polygon draw:style-name="Mgr18" draw:text-style-name="MP17" draw:layer="backgroundobjects" svg:width="0.07cm" svg:height="0.083cm" svg:x="20.423cm" svg:y="11.989cm" svg:viewBox="0 0 71 84" draw:points="19,0 54,57 54,0 71,0 71,84 53,84 18,28 17,28 17,84 0,84 0,0">
          <text:p/>
        </draw:polygon>
        <draw:path draw:style-name="Mgr18" draw:text-style-name="MP17" draw:layer="backgroundobjects" svg:width="0.078cm" svg:height="0.088cm" svg:x="20.507cm" svg:y="11.987cm" svg:viewBox="0 0 79 89" svg:d="M58 24c-1-2-2-3-4-4-1-2-4-3-6-3-2-1-4-1-6-1-5 0-8 0-11 2-3 1-5 3-7 6s-3 6-4 10c-1 3-1 6-1 10s0 7 1 11c1 3 2 6 4 9 2 2 4 4 7 6s6 3 11 3c6 0 10-2 13-6 3-3 5-7 6-13h18c-1 5-2 10-4 14-2 5-4 7-7 11-4 3-7 5-12 7-4 1-9 3-14 3-7 0-12-2-17-4-6-3-10-6-13-10-4-3-7-8-9-13-2-6-3-12-3-18s1-12 3-17 5-10 9-14c3-4 7-7 13-10 5-2 10-3 17-3 5 0 9 0 13 2 4 1 7 3 11 6 4 2 6 5 8 9 1 4 3 8 4 13h-18c0-2-1-4-2-6z">
          <text:p/>
        </draw:path>
      </draw:g>
      <draw:polygon draw:style-name="Mgr16" draw:text-style-name="MP3" draw:layer="backgroundobjects" svg:width="0.079cm" svg:height="0.09cm" svg:x="20.501cm" svg:y="11.986cm" svg:viewBox="0 0 80 91" draw:points="40,91 0,91 0,0 80,0 80,91">
        <text:p/>
      </draw:polygon>
      <draw:g>
        <draw:path draw:style-name="Mgr19" draw:text-style-name="MP18" draw:layer="backgroundobjects" svg:width="0.294cm" svg:height="0.292cm" svg:x="20.687cm" svg:y="11.618cm" svg:viewBox="0 0 295 293" svg:d="M251 43c-27-29-63-43-103-43-42 0-76 14-105 43-28 29-43 63-43 103 0 41 15 76 43 104 29 29 64 43 105 43 39 0 75-14 104-44 28-27 43-62 43-103s-15-75-44-103z">
          <text:p/>
        </draw:path>
        <draw:polygon draw:style-name="Mgr16" draw:text-style-name="MP3" draw:layer="backgroundobjects" svg:width="0.295cm" svg:height="0.294cm" svg:x="20.687cm" svg:y="11.617cm" svg:viewBox="0 0 296 295" draw:points="148,295 0,295 0,0 296,0 296,295">
          <text:p/>
        </draw:polygon>
        <draw:path draw:style-name="Mgr18" draw:text-style-name="MP17" draw:layer="backgroundobjects" svg:width="0.26cm" svg:height="0.26cm" svg:x="20.704cm" svg:y="11.634cm" svg:viewBox="0 0 261 261" svg:d="M261 130c0 73-58 131-130 131s-131-58-131-131c0-71 59-130 130-130 73 0 131 59 131 130z">
          <text:p/>
        </draw:path>
        <draw:polygon draw:style-name="Mgr16" draw:text-style-name="MP3" draw:layer="backgroundobjects" svg:width="0.261cm" svg:height="0.261cm" svg:x="20.704cm" svg:y="11.634cm" svg:viewBox="0 0 262 262" draw:points="131,262 0,262 0,0 262,0 262,262">
          <text:p/>
        </draw:polygon>
        <draw:path draw:style-name="Mgr20" draw:text-style-name="MP19" draw:layer="backgroundobjects" svg:width="0.15cm" svg:height="0.157cm" svg:x="20.756cm" svg:y="11.686cm" svg:viewBox="0 0 151 158" svg:d="M11 56c7-36 32-56 64-56 47 0 76 34 76 80 0 44-31 78-76 78-31 0-60-19-65-58h37c2 20 15 27 33 27 20 0 33-19 33-48 0-31-11-48-32-48-16 0-31 6-34 25h11l-29 30-29-30z">
          <text:p/>
        </draw:path>
        <draw:polygon draw:style-name="Mgr16" draw:text-style-name="MP3" draw:layer="backgroundobjects" svg:width="0.152cm" svg:height="0.158cm" svg:x="20.756cm" svg:y="11.686cm" svg:viewBox="0 0 153 159" draw:points="77,159 0,159 0,0 153,0 153,159">
          <text:p/>
        </draw:polygon>
      </draw:g>
      <draw:path draw:style-name="Mgr19" draw:text-style-name="MP18" draw:layer="backgroundobjects" svg:width="0.294cm" svg:height="0.292cm" svg:x="20.356cm" svg:y="11.618cm" svg:viewBox="0 0 295 293" svg:d="M251 43c-27-29-63-43-103-43-42 0-76 14-105 43-28 29-43 63-43 103 0 41 15 76 43 104 29 29 64 43 105 43 39 0 75-14 104-44 29-27 43-62 43-103s-14-75-44-103z">
        <text:p/>
      </draw:path>
      <draw:polygon draw:style-name="Mgr16" draw:text-style-name="MP3" draw:layer="backgroundobjects" svg:width="0.295cm" svg:height="0.294cm" svg:x="20.356cm" svg:y="11.617cm" svg:viewBox="0 0 296 295" draw:points="148,295 0,295 0,0 296,0 296,295">
        <text:p/>
      </draw:polygon>
      <draw:path draw:style-name="Mgr18" draw:text-style-name="MP17" draw:layer="backgroundobjects" svg:width="0.26cm" svg:height="0.26cm" svg:x="20.373cm" svg:y="11.634cm" svg:viewBox="0 0 261 261" svg:d="M261 130c0 73-58 131-130 131s-131-58-131-131c0-71 59-130 130-130 73 0 131 59 131 130z">
        <text:p/>
      </draw:path>
      <draw:path draw:style-name="Mgr20" draw:text-style-name="MP19" draw:layer="backgroundobjects" svg:width="0.152cm" svg:height="0.214cm" svg:x="20.411cm" svg:y="11.653cm" svg:viewBox="0 0 153 215" svg:d="M94 194c10 0 17-3 23-7 5-5 8-12 10-21l26 2c-1 6-4 13-6 19-3 6-7 11-12 15-4 4-11 8-16 10-9 3-16 3-25 3-12 0-21-1-29-5-9-4-15-9-21-16s-10-15-13-25c-4-10-5-20-7-31h-24l6-20h17c0-1 0-2-1-4 0-2 0-4 0-8 0-2 0-5 0-7 1-3 1-4 1-6h-23l6-18h18c2-13 3-22 7-32 4-9 8-17 13-24 7-6 12-11 22-14 7-3 16-5 27-5 9 0 17 1 24 3 7 3 13 6 18 11 4 4 9 9 11 15 3 6 5 12 6 19l-26 2c-1-9-4-16-10-21s-13-7-23-7c-7 0-12 0-16 2-6 3-10 6-13 10-4 4-8 9-10 16-2 8-3 16-4 25h61l-6 18h-56c-1 3-1 4-1 7 0 2 0 5 0 6 0 3 0 5 0 7s1 3 1 5h62l-6 20h-55c1 8 2 16 4 22 2 7 5 13 8 18 4 5 7 9 13 12s12 4 19 4z">
        <text:p/>
      </draw:path>
      <draw:polygon draw:style-name="Mgr16" draw:text-style-name="MP3" draw:layer="backgroundobjects" svg:width="0.153cm" svg:height="0.215cm" svg:x="20.411cm" svg:y="11.659cm" svg:viewBox="0 0 154 216" draw:points="77,216 0,216 0,0 154,0 154,216">
        <text:p/>
      </draw:polygon>
      <draw:polygon draw:style-name="Mgr19" draw:text-style-name="MP18" draw:layer="backgroundobjects" svg:width="0cm" svg:height="0cm" svg:x="20.493cm" svg:y="11.771cm" svg:viewBox="0 0 1 1" draw:points="1,1 0,0">
        <text:p/>
      </draw:polygon>
      <draw:polygon draw:style-name="Mgr16" draw:text-style-name="MP3" draw:layer="backgroundobjects" svg:width="0.001cm" svg:height="0.001cm" svg:x="20.493cm" svg:y="11.771cm" svg:viewBox="0 0 2 2" draw:points="1,2 0,2 0,0 2,0 2,2">
        <text:p/>
      </draw:polygon>
      <draw:path draw:style-name="Mgr21" draw:text-style-name="MP3" draw:layer="backgroundobjects" svg:width="0.281cm" svg:height="-0.001cm" draw:transform="rotate (-0.744906524751181) translate (20.3980158813569cm 11.6664213531085cm)" svg:viewBox="0 0 282 0" svg:d="M0 0c94 0 188 0 282 0">
        <text:p/>
      </draw:path>
      <draw:g>
        <draw:path draw:style-name="Mgr19" draw:text-style-name="MP18" draw:layer="backgroundobjects" svg:width="0.294cm" svg:height="0.292cm" svg:x="20.025cm" svg:y="11.618cm" svg:viewBox="0 0 295 293" svg:d="M252 43c-28-29-64-43-105-43s-75 14-103 43c-29 29-44 63-44 103 0 41 15 76 44 104 28 29 63 43 103 43s76-14 105-44c29-27 43-62 43-103s-14-75-43-103z">
          <text:p/>
        </draw:path>
        <draw:polygon draw:style-name="Mgr16" draw:text-style-name="MP3" draw:layer="backgroundobjects" svg:width="0.295cm" svg:height="0.294cm" svg:x="20.025cm" svg:y="11.617cm" svg:viewBox="0 0 296 295" draw:points="148,295 0,295 0,0 296,0 296,295">
          <text:p/>
        </draw:polygon>
        <draw:path draw:style-name="Mgr18" draw:text-style-name="MP17" draw:layer="backgroundobjects" svg:width="0.26cm" svg:height="0.26cm" svg:x="20.042cm" svg:y="11.634cm" svg:viewBox="0 0 261 261" svg:d="M261 130c0 73-58 131-130 131s-131-58-131-131c0-71 59-130 130-130 73 0 131 59 131 130z">
          <text:p/>
        </draw:path>
        <draw:polygon draw:style-name="Mgr16" draw:text-style-name="MP3" draw:layer="backgroundobjects" svg:width="0.261cm" svg:height="0.261cm" svg:x="20.042cm" svg:y="11.634cm" svg:viewBox="0 0 262 262" draw:points="131,262 0,262 0,0 262,0 262,262">
          <text:p/>
        </draw:polygon>
        <draw:path draw:style-name="Mgr20" draw:text-style-name="MP19" draw:layer="backgroundobjects" svg:width="0.04cm" svg:height="0.04cm" svg:x="20.153cm" svg:y="11.67cm" svg:viewBox="0 0 41 41" svg:d="M41 21c0 3-1 6-3 10-1 3-4 6-7 7-3 2-7 3-10 3-4 0-7-1-11-3-3-1-5-4-7-7-2-4-3-7-3-10 0-4 1-8 3-11s4-5 7-7c4-2 7-3 11-3 3 0 7 1 10 3s6 4 7 7c2 3 3 7 3 11z">
          <text:p/>
        </draw:path>
        <draw:polygon draw:style-name="Mgr16" draw:text-style-name="MP3" draw:layer="backgroundobjects" svg:width="0.042cm" svg:height="0.042cm" svg:x="20.153cm" svg:y="11.669cm" svg:viewBox="0 0 43 43" draw:points="22,43 0,43 0,0 43,0 43,43">
          <text:p/>
        </draw:polygon>
        <draw:path draw:style-name="Mgr20" draw:text-style-name="MP19" draw:layer="backgroundobjects" svg:width="0.078cm" svg:height="0.14cm" svg:x="20.134cm" svg:y="11.718cm" svg:viewBox="0 0 79 141" svg:d="M79 10c0-6-4-10-9-10h-61c-5 0-9 4-9 10v60h17v71h45v-71h17z">
          <text:p/>
        </draw:path>
        <draw:polygon draw:style-name="Mgr16" draw:text-style-name="MP3" draw:layer="backgroundobjects" svg:width="0.08cm" svg:height="0.141cm" svg:x="20.134cm" svg:y="11.718cm" svg:viewBox="0 0 81 142" draw:points="41,142 0,142 0,0 81,0 81,142">
          <text:p/>
        </draw:polygon>
      </draw:g>
      <draw:g>
        <draw:path draw:style-name="Mgr19" draw:text-style-name="MP18" draw:layer="backgroundobjects" svg:width="0.394cm" svg:height="0.392cm" svg:x="19.572cm" svg:y="11.613cm" svg:viewBox="0 0 395 393" svg:d="M338 57c-39-38-86-57-141-57s-100 19-137 57c-40 39-60 85-60 139 0 55 20 101 60 140 37 39 83 57 137 57s101-18 141-59c38-37 57-82 57-138 0-55-19-101-57-139z">
          <text:p/>
        </draw:path>
        <draw:polygon draw:style-name="Mgr16" draw:text-style-name="MP3" draw:layer="backgroundobjects" svg:width="0.395cm" svg:height="0.395cm" svg:x="19.572cm" svg:y="11.612cm" svg:viewBox="0 0 396 396" draw:points="198,396 0,396 0,0 396,0 396,396">
          <text:p/>
        </draw:polygon>
        <draw:path draw:style-name="Mgr18" draw:text-style-name="MP17" draw:layer="backgroundobjects" svg:width="0.348cm" svg:height="0.349cm" svg:x="19.595cm" svg:y="11.634cm" svg:viewBox="0 0 349 350" svg:d="M349 175c0 97-78 175-174 175-97 0-175-78-175-175 0-96 78-175 174-175 97 0 175 79 175 175z">
          <text:p/>
        </draw:path>
        <draw:polygon draw:style-name="Mgr16" draw:text-style-name="MP3" draw:layer="backgroundobjects" svg:width="0.35cm" svg:height="0.351cm" svg:x="19.595cm" svg:y="11.634cm" svg:viewBox="0 0 351 352" draw:points="175,352 0,352 0,0 351,0 351,352">
          <text:p/>
        </draw:polygon>
        <draw:polygon draw:style-name="Mgr16" draw:text-style-name="MP3" draw:layer="backgroundobjects" svg:width="0.056cm" svg:height="0.057cm" svg:x="19.744cm" svg:y="11.781cm" svg:viewBox="0 0 57 58" draw:points="29,58 0,58 0,0 57,0 57,58">
          <text:p/>
        </draw:polygon>
        <draw:polygon draw:style-name="Mgr16" draw:text-style-name="MP3" draw:layer="backgroundobjects" svg:width="0.107cm" svg:height="0.19cm" svg:x="19.718cm" svg:y="11.714cm" svg:viewBox="0 0 108 191" draw:points="54,191 0,191 0,0 108,0 108,191">
          <text:p/>
        </draw:polygon>
        <draw:path draw:style-name="Mgr22" draw:text-style-name="MP20" draw:layer="backgroundobjects" svg:width="0.147cm" svg:height="0.212cm" svg:x="19.624cm" svg:y="11.703cm" svg:viewBox="0 0 148 213" svg:d="M113 74c-9-19-18-28-31-28-24 0-34 21-34 60 0 42 10 62 34 62 16 0 26-10 33-29l33 21c-16 36-38 53-70 53-24 0-42-8-56-27-16-19-22-45-22-80 0-32 6-57 22-77 15-19 33-29 55-29 33 0 55 17 70 52z">
          <text:p/>
        </draw:path>
        <draw:path draw:style-name="Mgr22" draw:text-style-name="MP20" draw:layer="backgroundobjects" svg:width="0.146cm" svg:height="0.212cm" svg:x="19.776cm" svg:y="11.703cm" svg:viewBox="0 0 147 213" svg:d="M111 74c-6-19-16-28-29-28-23 0-34 21-34 60 0 42 11 62 34 62 16 0 26-10 32-29l33 21c-15 36-37 53-69 53-23 0-42-8-56-27s-22-45-22-80c0-32 8-57 22-77 14-19 33-29 55-29 33 0 55 17 70 52z">
          <text:p/>
        </draw:path>
      </draw:g>
    </style:master-page>
    <style:master-page style:name="Default_5f__5f__5f_" style:display-name="Default___" style:page-layout-name="PM0" draw:style-name="Mdp1">
      <draw:custom-shape draw:style-name="Mgr1" draw:text-style-name="MP1" draw:layer="backgroundobjects" svg:width="2.12cm" svg:height="1.216cm" svg:x="19.209cm" svg:y="11.29cm">
        <text:p/>
        <draw:enhanced-geometry svg:viewBox="0 0 21600 21600" draw:type="rectangle" draw:enhanced-path="M 0 0 L 21600 0 21600 21600 0 21600 0 0 Z N"/>
      </draw:custom-shape>
      <draw:polygon draw:style-name="Mgr2" draw:text-style-name="MP2" draw:layer="backgroundobjects" svg:width="4.298cm" svg:height="4.313cm" svg:x="18.092cm" svg:y="-0.028cm" svg:viewBox="0 0 4299 4314" draw:points="0,0 4299,0 4299,4314">
        <text:p/>
      </draw:polygon>
      <draw:polygon draw:style-name="Mgr3" draw:text-style-name="MP3" draw:layer="backgroundobjects" svg:width="0cm" svg:height="0cm" svg:x="21.324cm" svg:y="1.521cm" svg:viewBox="0 0 0 0" draw:points="0,0">
        <text:p/>
      </draw:polygon>
      <draw:polygon draw:style-name="Mgr4" draw:text-style-name="MP4" draw:layer="backgroundobjects" svg:width="1.536cm" svg:height="1.602cm" svg:x="19.858cm" svg:y="0.124cm" svg:viewBox="0 0 1537 1603" draw:points="1537,1429 0,1603 1144,0">
        <text:p/>
      </draw:polygon>
      <draw:polygon draw:style-name="Mgr5" draw:text-style-name="MP5" draw:layer="backgroundobjects" svg:width="2.441cm" svg:height="0.729cm" svg:x="19.858cm" svg:y="1.552cm" svg:viewBox="0 0 2442 730" draw:points="0,175 575,730 2442,436 1537,0">
        <text:p/>
      </draw:polygon>
      <draw:line draw:style-name="Mgr6" draw:text-style-name="MP6" draw:layer="backgroundobjects" svg:x1="19.858cm" svg:y1="1.728cm" svg:x2="22.3cm" svg:y2="1.991cm">
        <text:p/>
      </draw:line>
      <draw:polygon draw:style-name="Mgr7" draw:text-style-name="MP7" draw:layer="backgroundobjects" svg:width="0.8cm" svg:height="1.036cm" svg:x="20.201cm" svg:y="1.247cm" svg:viewBox="0 0 801 1037" draw:points="232,1037 0,0 801,604">
        <text:p/>
      </draw:polygon>
      <draw:polygon draw:style-name="Mgr8" draw:text-style-name="MP8" draw:layer="backgroundobjects" svg:width="1.061cm" svg:height="1.098cm" draw:transform="skewX (0.00104719755119655) rotate (1.79245314179818) translate (20.432252956428cm 2.28243979892574cm)" svg:viewBox="0 0 1062 1099" draw:points="1062,2 502,1099 0,0">
        <text:p/>
      </draw:polygon>
      <draw:polygon draw:style-name="Mgr9" draw:text-style-name="MP9" draw:layer="backgroundobjects" svg:width="1.143cm" svg:height="2.158cm" svg:x="19.858cm" svg:y="0.124cm" svg:viewBox="0 0 1144 2159" draw:points="575,2159 0,1603 1144,0">
        <text:p/>
      </draw:polygon>
      <draw:polygon draw:style-name="Mgr10" draw:text-style-name="MP10" draw:layer="backgroundobjects" svg:width="1.297cm" svg:height="1.865cm" svg:x="21.002cm" svg:y="0.124cm" svg:viewBox="0 0 1298 1866" draw:points="1298,1866 389,1429 0,0">
        <text:p/>
      </draw:polygon>
      <draw:polygon draw:style-name="Mgr11" draw:text-style-name="MP11" draw:layer="backgroundobjects" svg:width="1.866cm" svg:height="2.158cm" svg:x="20.433cm" svg:y="0.124cm" svg:viewBox="0 0 1867 2159" draw:points="1867,1866 0,2159 569,0">
        <text:p/>
      </draw:polygon>
      <draw:line draw:style-name="Mgr6" draw:text-style-name="MP6" draw:layer="backgroundobjects" svg:x1="21.002cm" svg:y1="1.85cm" svg:x2="21.002cm" svg:y2="0.124cm">
        <text:p/>
      </draw:line>
      <draw:path draw:style-name="Mgr8" draw:text-style-name="MP8" draw:layer="backgroundobjects" svg:width="0.139cm" svg:height="0.05cm" draw:transform="skewX (-0.0130899693899575) rotate (0.233350520991642) translate (20.2365471209972cm 1.40793954605109cm)" svg:viewBox="0 0 140 51" svg:d="M0 46c103 24 140-46 140-46">
        <text:p/>
      </draw:path>
      <draw:frame draw:style-name="Mgr12" draw:text-style-name="MP12" draw:layer="backgroundobjects" svg:width="1.057cm" svg:height="0.637cm" svg:x="21.42cm" svg:y="11.979cm">
        <draw:text-box>
          <text:p text:style-name="MP21"><text:span text:style-name="MT1">V. 2</text:span></text:p>
        </draw:text-box>
      </draw:frame>
      <draw:frame draw:style-name="Mgr13" draw:text-style-name="MP13" draw:layer="backgroundobjects" svg:width="20.228cm" svg:height="0.726cm" svg:x="0.025cm" svg:y="11.888cm">
        <draw:text-box>
          <text:p text:style-name="MP22"><text:span text:style-name="MT2">Winkel am Grat einer</text:span><text:span text:style-name="MT3"> </text:span><text:span text:style-name="MT4">geraden</text:span><text:span text:style-name="MT3"> </text:span><text:span text:style-name="MT2">Pyramide</text:span><text:span text:style-name="MT3"> </text:span><text:span text:style-name="MT4">mit quadratischem Grundriss,</text:span><text:span text:style-name="MT3"> </text:span><text:span text:style-name="MT4">zeichnerisch ermittelt Norbert Reschke,</text:span><text:span text:style-name="MT2"> </text:span><text:span text:style-name="MT4">Dez. 97; Aug. 10; Jan. 11; Aug. 15</text:span><text:span text:style-name="MT3">, </text:span><text:span text:style-name="MT4">zuletzt geändert am </text:span><text:span text:style-name="MT4"><text:date style:data-style-name="D1" text:date-value="2015-07-16">16.07.15</text:date></text:span></text:p>
        </draw:text-box>
      </draw:frame>
      <draw:custom-shape draw:style-name="Mgr14" draw:text-style-name="MP14" draw:layer="backgroundobjects" svg:width="1.675cm" svg:height="0.87cm" svg:x="19.425cm" svg:y="11.506cm">
        <text:p/>
        <draw:enhanced-geometry svg:viewBox="0 0 21600 21600" draw:mirror-horizontal="false" draw:mirror-vertical="false" draw:type="rectangle" draw:enhanced-path="M 0 0 L 21600 0 21600 21600 0 21600 0 0 Z N"/>
      </draw:custom-shape>
      <draw:g>
        <draw:polygon draw:style-name="Mgr15" draw:text-style-name="MP15" draw:layer="backgroundobjects" svg:width="0.104cm" svg:height="0.138cm" svg:x="19.501cm" svg:y="12.119cm" svg:viewBox="0 0 105 139" draw:points="0,0 25,0 87,116 87,0 105,0 105,139 80,139 18,23 18,139 0,139">
          <text:p/>
        </draw:polygon>
        <draw:path draw:style-name="Mgr15" draw:text-style-name="MP15" draw:layer="backgroundobjects" svg:width="0.095cm" svg:height="0.108cm" svg:x="19.635cm" svg:y="12.151cm" svg:viewBox="0 0 96 109" svg:d="M48 14h-2l-2 1h-1-2-1l-2 1h-1l-2 1-1 1-1 1h-1l-2 2-1 1-1 1-1 1-1 1-1 2-1 1-1 3-2 3-1 4-1 4v4l-1 4v5 4l1 5v4l1 4 1 3 2 3 1 3 1 2 1 1 1 2 1 1 1 1 1 1 2 1 1 1h1l1 1 2 1h1l2 1h1l2 1h1 2 2 2 1 2l1-1h2l1-1h2l1-1 2-1 2-1 1-1 1-1 1-1 1-1 1-2 2-1v-2l2-3 1-3 1-4 1-3 1-4v-5-4-5-4l-1-4-1-4-1-4-1-3-2-3-2-3-1-1-1-1-1-1-1-1-1-1-2-1v-1l-2-1-1-1h-2l-1-1h-2-1-2l-1-1zM48 0h5l5 1h3l2 1 2 1 3 1 2 1 2 1 2 1 2 1 2 2 2 1 1 2 2 1 1 2 2 2 1 3 2 1 1 3 1 2 1 5 2 5 1 6v6l1 6-1 6v6l-1 5-2 6-1 4-1 2-1 3-2 2-1 2-2 2-1 2-2 2-1 1-2 2-2 1-2 1-2 1-2 2-2 1-3 1-2 1h-2l-3 1h-5-5-5-6l-2-1h-3l-2-1-2-1-3-1-1-2-2-1-2-1-2-1-2-2-2-1-1-2-2-2-1-2-2-2-1-2-1-3-1-2-2-4-1-6-1-5-1-6v-6-6l1-6 1-6 1-5 2-5 1-2 1-3 1-1 2-3 1-2 2-2 1-1 2-2 2-1 2-2 2-1 2-1 1-1 3-1 2-1 2-1 3-1h2l6-1z">
          <text:p/>
        </draw:path>
        <draw:polygon draw:style-name="Mgr15" draw:text-style-name="MP15" draw:layer="backgroundobjects" svg:width="0.06cm" svg:height="0.106cm" svg:x="19.758cm" svg:y="12.151cm" svg:viewBox="0 0 61 107" draw:points="61,18 60,18 59,18 59,17 58,17 57,17 56,16 55,16 55,16 54,16 53,16 51,15 49,15 47,15 44,15 40,16 39,16 37,16 36,17 34,18 33,18 32,19 31,20 29,21 28,22 27,23 26,24 25,25 24,26 23,27 22,28 22,30 20,33 19,36 18,40 18,43 17,47 17,52 17,107 0,107 0,3 17,3 17,19 19,16 20,14 22,12 24,10 25,9 27,7 29,6 31,5 33,4 36,3 38,2 41,1 43,1 46,0 49,0 52,0 53,0 54,0 55,0 56,0 61,1">
          <text:p/>
        </draw:polygon>
        <draw:path draw:style-name="Mgr15" draw:text-style-name="MP15" draw:layer="backgroundobjects" svg:width="0.092cm" svg:height="0.147cm" svg:x="19.837cm" svg:y="12.113cm" svg:viewBox="0 0 93 148" svg:d="M75 93v-5-4l-1-4-1-4-1-4-1-3-2-3v-2l-1-1-2-1-1-1-1-2h-1l-1-1-1-2h-1l-2-1-1-1h-1l-2-1h-1-2l-1-1h-2-2-2-1l-2 1h-1-2l-1 1h-2l-1 1-1 1h-1l-2 2-1 1h-1l-1 2-1 1-1 1-1 1-1 2-1 3-2 3-1 4-1 4v4l-1 4v5 4l1 5v4l1 4 1 3 2 4 1 3 1 1 1 1 1 2 1 1 1 1 1 1 1 1 2 1 1 1h1l1 1h2l1 1h2l1 1h2 1 2 2 2 1l2-1h1l2-1h1l1-1h2l1-1 1-1 1-1 1-1 1-1 1-1 2-2 1-1v-1l2-3 1-4 1-3 1-4 1-4v-5zM17 56l2-2 1-2 2-2 2-2 1-1 2-2 2-1 2-1 2-2h2l2-1 3-1h3l2-1h3 2 3 2 2l2 1 3 1h2l2 1 2 1 1 1 3 1 1 1 2 1 2 2 1 2 2 2 1 1 3 4 2 4 3 5 1 5 1 4 1 6 1 6v6 6l-1 6-1 5-1 5-1 5-3 4-2 4-3 4-1 2-2 2-1 1-2 2-2 1-1 2-3 1-1 1-2 1h-2l-2 1-3 1h-2-2l-2 1h-3-2l-3-1h-2l-3-1h-3l-2-1-2-1-2-1-2-1-2-2-2-1-1-2-2-1-2-3-1-2-2-2v16h-17v-145h17z">
          <text:p/>
        </draw:path>
        <draw:path draw:style-name="Mgr15" draw:text-style-name="MP15" draw:layer="backgroundobjects" svg:width="0.095cm" svg:height="0.108cm" svg:x="19.95cm" svg:y="12.151cm" svg:viewBox="0 0 96 109" svg:d="M96 50v9h-78v4l1 4 1 4 1 3 2 4 1 1v2l1 1 1 1 1 1 1 2 2 1 1 1 1 1 2 1 1 1h2l1 1h2l3 1 4 1 4 1h4 5 2l3-1h2l2-1h3l2-1 5-1 4-1 5-3 4-2v16l-4 2-5 2-5 1-4 2h-5l-5 1h-5-5-6-6l-5-1-5-2-3-1-2-1-2-2-3-1-1-1-3-2-2-1-2-2-1-2-2-2-1-2-2-2-1-2-1-2-1-3-1-2-2-6-1-5-1-5v-6-7l1-6 1-5 2-5 1-5 1-3 2-1 1-3 1-2 2-2 2-2 1-2 2-1 2-2 2-1 3-2 1-1 3-1 2-1 2-1 3-1 5-1 5-1h6 5l5 1h2l2 1 3 1h2l2 1 2 1 2 1 2 1 2 2 1 1 2 2 1 2 2 1 1 2 2 2 1 2 1 2 1 2 1 5 2 4 1 5v5zM80 45l-1-3v-3l-1-4-1-2-1-3-1-1v-2l-1-1-1-1-1-1v-1l-1-1-2-1-1-1-1-1-1-1h-1l-1-1-2-1h-2l-1-1h-2-3l-3-1-3 1h-4l-3 1h-3l-1 1-2 1h-1l-1 1-1 1-1 1-1 1-2 1-1 1-1 1-1 1-1 1v1l-1 2-1 2-1 3-2 3v4l-1 3z">
          <text:p/>
        </draw:path>
        <draw:polygon draw:style-name="Mgr15" draw:text-style-name="MP15" draw:layer="backgroundobjects" svg:width="0.06cm" svg:height="0.106cm" svg:x="20.074cm" svg:y="12.151cm" svg:viewBox="0 0 61 107" draw:points="61,18 60,18 59,18 59,17 58,17 57,17 56,16 55,16 55,16 54,16 53,16 51,15 49,15 47,15 44,15 40,16 39,16 37,16 36,17 34,18 33,18 32,19 31,20 29,21 28,22 27,23 26,24 25,25 24,26 23,27 22,28 22,30 20,33 19,36 18,40 18,43 17,47 17,52 17,107 0,107 0,3 17,3 17,19 19,16 20,14 22,12 24,10 25,9 27,7 29,6 31,5 33,4 36,3 38,2 41,1 43,1 46,0 49,0 52,0 53,0 54,0 55,0 56,0 61,1">
          <text:p/>
        </draw:polygon>
        <draw:polygon draw:style-name="Mgr15" draw:text-style-name="MP15" draw:layer="backgroundobjects" svg:width="0.064cm" svg:height="0.133cm" svg:x="20.14cm" svg:y="12.124cm" svg:viewBox="0 0 65 134" draw:points="30,0 30,30 65,30 65,43 30,43 30,100 30,102 30,105 30,108 31,110 31,112 31,113 32,114 32,114 32,115 33,115 33,116 34,117 34,117 35,117 35,118 36,118 37,118 38,118 38,119 40,119 43,119 45,119 47,119 65,119 65,134 47,134 43,134 38,133 34,133 31,132 27,131 26,130 24,130 24,129 22,128 21,127 20,127 19,125 18,124 18,123 17,122 16,121 15,119 15,118 14,116 14,112 13,109 13,104 13,100 13,43 0,43 0,30 13,30 13,0">
          <text:p/>
        </draw:polygon>
        <draw:path draw:style-name="Mgr15" draw:text-style-name="MP15" draw:layer="backgroundobjects" svg:width="0.107cm" svg:height="0.138cm" svg:x="20.29cm" svg:y="12.119cm" svg:viewBox="0 0 108 139" svg:d="M66 74h1l2 1 1 1 2 1 1 1 2 2 1 1 2 2 1 1 2 2 1 2 1 3 3 4 3 6 19 38h-20l-18-36-2-3-1-3-2-3-2-2-1-2-2-2-1-2-1-1h-1l-2-1-2-1-1-1-3-1h-2-3l-2-1h-3-20v59h-19v-139h43 5l5 1h6l4 2 4 1 2 1 2 1h2l2 1 1 2 2 1 2 1 1 2 1 1 1 1 1 2 1 2 1 2 1 1v2l1 2 1 5 1 4v5 3l-1 3v3l-1 3-1 3-1 2-1 3-2 2-1 2-2 2-2 2-2 1-2 2-3 1-2 1zM19 15v50h24 3l3-1h3l2-1 3-1h1l1-1h1l1-1 1-1h1l1-1v-1l1-1 1-1v-1l1-1 1-1v-1-1l1-2v-2l1-3v-3-3l-1-3v-2l-1-1v-1-2l-1-1-1-1v-1l-1-1h-1v-2h-1l-1-1-1-1-1-1h-1l-1-1h-1l-3-1-2-1h-3l-3-1h-3z">
          <text:p/>
        </draw:path>
        <draw:path draw:style-name="Mgr15" draw:text-style-name="MP15" draw:layer="backgroundobjects" svg:width="0.095cm" svg:height="0.108cm" svg:x="20.405cm" svg:y="12.151cm" svg:viewBox="0 0 96 109" svg:d="M96 50v9h-78v4l1 4 1 4 1 3 2 4 1 1v2l1 1 1 1 1 1 1 2 2 1 1 1 1 1 2 1 1 1h2l1 1h2l3 1 4 1 4 1h4 5 2l3-1h2l2-1h3l2-1 5-1 4-1 5-3 4-2v16l-4 2-5 2-5 1-4 2h-5l-5 1h-5-5-6-6l-5-1-5-2-3-1-2-1-2-2-3-1-1-1-3-2-2-1-2-2-1-2-2-2-1-2-2-2-1-2-1-2-1-3-1-2-2-6-1-5-1-5v-6-7l1-6 1-5 2-5 1-5 1-3 2-1 1-3 1-2 2-2 2-2 1-2 2-1 2-2 2-1 3-2 1-1 3-1 2-1 2-1 3-1 5-1 5-1h6 5l5 1h2l2 1 3 1h2l2 1 2 1 2 1 2 1 2 2 1 1 2 2 1 2 2 1 1 2 2 2 1 2 1 2 1 2 1 5 2 4 1 5v5zM80 45l-1-3v-3l-1-4-1-2-1-3-1-1v-2l-1-1-1-1-1-1v-1l-1-1-2-1-1-1-1-1-1-1h-1l-1-1-2-1h-2l-1-1h-2-3l-3-1-3 1h-4l-3 1h-3l-1 1-2 1h-1l-1 1-1 1-1 1-1 1-2 1-1 1-1 1-1 1-1 1v1l-1 2-1 2-1 3-2 3v4l-1 3z">
          <text:p/>
        </draw:path>
        <draw:polygon draw:style-name="Mgr15" draw:text-style-name="MP15" draw:layer="backgroundobjects" svg:width="0.079cm" svg:height="0.108cm" svg:x="20.521cm" svg:y="12.151cm" svg:viewBox="0 0 80 109" draw:points="74,6 74,22 71,20 66,18 63,17 59,16 55,15 51,15 47,14 43,14 40,14 37,15 34,15 32,15 30,16 27,16 25,17 24,18 24,18 23,19 22,19 22,20 21,21 20,21 20,22 19,22 19,23 18,24 18,25 18,25 18,26 18,27 17,28 17,29 17,30 17,31 17,31 18,32 18,33 18,33 18,34 18,34 18,35 19,36 19,36 19,37 20,37 20,38 21,38 21,39 22,39 22,40 23,40 25,41 27,42 29,43 31,43 34,44 40,46 46,47 50,48 54,49 58,50 62,52 65,53 67,55 70,56 71,57 72,58 73,59 74,60 74,61 75,62 76,63 77,64 77,65 78,66 78,68 78,69 79,72 80,75 80,78 80,80 80,81 79,83 79,85 78,86 78,88 77,90 77,91 76,92 75,94 74,95 73,96 72,97 71,99 69,100 68,101 66,102 65,103 62,105 58,106 54,107 50,108 46,109 41,109 37,109 32,109 28,109 24,109 19,108 14,107 10,106 5,104 0,103 0,85 5,87 9,90 14,91 19,93 24,94 25,94 28,95 30,95 32,95 34,95 37,95 40,95 43,95 45,95 47,94 50,93 52,93 54,92 55,91 55,91 56,90 57,90 58,89 58,89 59,88 59,87 60,87 60,86 61,85 61,84 62,84 62,83 62,82 62,81 62,80 62,79 62,78 62,76 62,75 62,74 61,74 61,73 60,72 60,72 60,71 59,71 59,70 58,69 58,69 57,69 57,68 56,68 54,67 52,66 50,65 47,64 44,63 37,62 31,60 27,59 24,58 20,57 17,56 14,54 12,53 10,52 9,51 8,50 7,49 6,48 5,47 5,46 4,45 4,44 3,43 3,41 2,39 1,36 1,34 1,31 1,27 1,25 1,24 2,22 2,21 3,19 3,18 4,16 5,15 6,14 6,13 7,11 9,10 10,9 11,8 13,7 14,6 15,5 17,5 20,3 24,2 28,1 32,0 36,0 41,0 45,0 50,0 54,1 59,1 62,2 66,3 71,4">
          <text:p/>
        </draw:polygon>
        <draw:polygon draw:style-name="Mgr15" draw:text-style-name="MP15" draw:layer="backgroundobjects" svg:width="0.081cm" svg:height="0.108cm" svg:x="20.62cm" svg:y="12.151cm" svg:viewBox="0 0 82 109" draw:points="82,6 82,23 79,21 75,19 72,18 70,17 68,16 66,16 64,15 62,15 60,15 59,15 57,15 55,14 53,14 49,15 45,15 43,15 42,16 40,16 38,17 37,18 35,19 34,19 32,21 31,22 30,23 28,24 27,25 26,27 25,28 24,30 24,31 22,32 22,34 21,38 19,42 19,46 18,50 18,55 18,59 19,64 19,68 21,72 22,75 22,77 24,78 24,80 25,81 26,83 27,84 28,86 30,87 31,88 32,89 34,90 35,91 37,92 38,92 40,93 42,93 43,94 45,94 49,95 53,95 55,95 57,95 59,95 60,95 62,94 64,94 66,93 68,93 70,92 72,92 75,90 79,89 82,87 82,103 79,104 75,106 71,107 68,108 64,109 60,109 55,109 51,109 45,109 40,109 35,107 32,106 30,106 28,105 25,103 24,102 21,101 19,100 18,98 15,96 14,95 12,93 10,91 9,89 8,87 6,84 5,82 4,77 2,72 1,66 0,61 0,55 0,49 1,43 2,37 4,32 4,30 5,27 6,25 8,23 9,21 11,18 12,16 14,15 16,13 18,11 19,10 22,8 24,7 26,6 28,5 31,4 33,3 35,2 41,1 46,0 52,0 56,0 60,0 64,1 68,2 72,3 75,4 79,5">
          <text:p/>
        </draw:polygon>
        <draw:polygon draw:style-name="Mgr15" draw:text-style-name="MP15" draw:layer="backgroundobjects" svg:width="0.086cm" svg:height="0.144cm" svg:x="20.731cm" svg:y="12.113cm" svg:viewBox="0 0 87 145" draw:points="87,82 87,145 70,145 70,82 70,79 70,75 69,72 69,69 68,67 67,64 66,63 66,62 65,61 64,60 64,59 63,59 62,58 61,57 60,56 59,56 58,55 57,55 56,54 55,54 53,53 52,53 50,53 47,53 43,53 41,53 37,54 36,55 34,55 33,56 32,56 31,57 30,58 28,59 27,60 26,61 25,62 24,63 24,64 22,65 22,66 21,68 20,69 19,72 18,75 18,79 17,82 17,86 17,145 0,145 0,0 17,0 17,57 19,55 21,52 22,50 24,49 26,47 28,45 30,44 32,43 34,42 36,41 38,40 41,39 43,39 46,38 48,38 51,38 55,38 59,39 61,39 63,40 65,40 66,41 68,42 70,43 71,43 73,44 74,45 75,47 77,48 78,49 79,51 80,52 81,53 82,55 83,59 85,63 86,67 87,72 87,77">
          <text:p/>
        </draw:polygon>
        <draw:polygon draw:style-name="Mgr15" draw:text-style-name="MP15" draw:layer="backgroundobjects" svg:width="0.091cm" svg:height="0.144cm" svg:x="20.852cm" svg:y="12.113cm" svg:viewBox="0 0 92 145" draw:points="0,0 17,0 17,86 68,41 90,41 35,89 92,145 70,145 17,94 17,145 0,145">
          <text:p/>
        </draw:polygon>
        <draw:path draw:style-name="Mgr15" draw:text-style-name="MP15" draw:layer="backgroundobjects" svg:width="0.095cm" svg:height="0.108cm" svg:x="20.948cm" svg:y="12.151cm" svg:viewBox="0 0 96 109" svg:d="M96 50v9h-78v4l1 4 1 4 1 3 2 4 1 1v2l1 1 1 1 1 1 1 2 2 1 1 1 1 1 2 1 1 1h2l1 1h2l3 1 4 1 4 1h4 5 2l3-1h2l2-1h3l2-1 5-1 4-1 5-3 4-2v16l-4 2-5 2-5 1-4 2h-5l-5 1h-5-5-6-6l-5-1-5-2-3-1-2-1-2-2-3-1-1-1-3-2-2-1-2-2-1-2-2-2-1-2-2-2-1-2-1-2-1-3-1-2-2-6-1-5-1-5v-6-7l1-6 1-5 2-5 1-5 1-3 2-1 1-3 1-2 2-2 2-2 1-2 2-1 2-2 2-1 3-2 1-1 3-1 2-1 2-1 3-1 5-1 5-1h6 5l5 1h2l2 1 3 1h2l2 1 2 1 2 1 2 1 2 2 1 1 2 2 1 2 2 1 1 2 2 2 1 2 1 2 1 2 1 5 2 4 1 5v5zM80 45l-1-3v-3l-1-4-1-2-1-3-1-1v-2l-1-1-1-1-1-1v-1l-1-1-2-1-1-1-1-1-1-1h-1l-1-1-2-1h-2l-1-1h-2-3l-3-1-3 1h-4l-3 1h-3l-1 1-2 1h-1l-1 1-1 1-1 1-1 1-2 1-1 1-1 1-1 1-1 1v1l-1 2-1 2-1 3-2 3v4l-1 3z">
          <text:p/>
        </draw:path>
      </draw:g>
      <draw:polygon draw:style-name="Mgr16" draw:text-style-name="MP3" draw:layer="backgroundobjects" svg:width="1.479cm" svg:height="0.506cm" svg:x="19.523cm" svg:y="11.868cm" svg:viewBox="0 0 1480 507" draw:points="740,507 0,507 0,0 1480,0 1480,507">
        <text:p/>
      </draw:polygon>
      <draw:polygon draw:style-name="Mgr16" draw:text-style-name="MP3" draw:layer="backgroundobjects" svg:width="1.479cm" svg:height="0.506cm" svg:x="19.524cm" svg:y="11.868cm" svg:viewBox="0 0 1480 507" draw:points="740,507 0,507 0,0 1480,0 1480,507">
        <text:p/>
      </draw:polygon>
      <draw:polygon draw:style-name="Mgr16" draw:text-style-name="MP3" draw:layer="backgroundobjects" svg:width="1.509cm" svg:height="0.495cm" svg:x="19.525cm" svg:y="11.581cm" svg:viewBox="0 0 1510 496" draw:points="755,496 0,496 0,0 1510,0 1510,496">
        <text:p/>
      </draw:polygon>
      <draw:path draw:style-name="Mgr17" draw:text-style-name="MP16" draw:layer="backgroundobjects" svg:width="1.54cm" svg:height="0.531cm" svg:x="19.501cm" svg:y="11.57cm" svg:viewBox="0 0 1541 532" svg:d="M1512 0h-1484-3l-2 1h-3l-3 1-2 2-2 1-2 1-3 2-1 3-2 2-1 2-2 3-1 2v3l-1 3v3 497 1 1h1v1l1 1h1v1h1l1 1h1 1529 1l1-1h1v-1h1 1v-1l1-1v-1-1-497-3-3l-1-3-1-2-1-3-2-2-1-2-2-3-2-2-2-1-3-1-2-2-3-1h-3l-3-1zM28 13h1484 2 1l2 1h2l1 1h2l1 1 1 1 1 2 1 1 1 1 1 2 1 1v2 1 2 344h-1061l-8 13-9 12-9 12-10 11-11 10-11 9-12 9-13 8-13 7-14 7-14 5-15 5-14 3-16 3-15 2h-16-16l-16-2-15-3-15-3-15-5-14-5-13-7-14-7-12-8-12-9-12-9-10-10-10-11-10-12-8-12-8-13h-55v-344-2l1-1v-2-1l1-2v-1l1-1 1-2 1-1 1-1h2l1-1h2l1-1h2z">
        <text:p/>
      </draw:path>
      <draw:polygon draw:style-name="Mgr16" draw:text-style-name="MP3" draw:layer="backgroundobjects" svg:width="0.071cm" svg:height="0.085cm" svg:x="20.091cm" svg:y="11.989cm" svg:viewBox="0 0 72 86" draw:points="36,86 0,86 0,0 72,0 72,86">
        <text:p/>
      </draw:polygon>
      <draw:g>
        <draw:path draw:style-name="Mgr18" draw:text-style-name="MP17" draw:layer="backgroundobjects" svg:width="0.07cm" svg:height="0.083cm" svg:x="20.096cm" svg:y="11.989cm" svg:viewBox="0 0 71 84" svg:d="M40 0c3 0 8 0 11 1 3 0 6 2 8 3 3 2 5 4 6 6 1 4 2 7 2 10 0 5-1 8-3 11s-5 5-9 7c6 1 9 4 12 8s4 8 4 14c0 4-1 7-3 11-1 3-4 4-6 7-3 2-6 3-10 4-3 2-7 2-11 2h-41v-84zM38 34c3 0 5-1 7-3 3-1 4-3 4-7 0-2 0-4-1-5s-2-2-3-3c-2-1-3-1-4-1-2-1-3-1-5-1h-18v20zM39 70c1 0 3-1 4-1 2 0 4-1 5-2 2-1 2-2 4-3 0-2 0-3 0-5 0-5-1-8-3-10-3-2-6-2-10-2h-21v23z">
          <text:p/>
        </draw:path>
        <draw:polygon draw:style-name="Mgr18" draw:text-style-name="MP17" draw:layer="backgroundobjects" svg:width="0.08cm" svg:height="0.083cm" svg:x="20.169cm" svg:y="11.989cm" svg:viewBox="0 0 81 84" draw:points="0,0 21,0 41,33 61,0 81,0 50,52 50,84 32,84 32,51">
          <text:p/>
        </draw:polygon>
      </draw:g>
      <draw:polygon draw:style-name="Mgr16" draw:text-style-name="MP3" draw:layer="backgroundobjects" svg:width="0.082cm" svg:height="0.085cm" svg:x="20.165cm" svg:y="11.989cm" svg:viewBox="0 0 83 86" draw:points="41,86 0,86 0,0 83,0 83,86">
        <text:p/>
      </draw:polygon>
      <draw:polygon draw:style-name="Mgr16" draw:text-style-name="MP3" draw:layer="backgroundobjects" svg:width="0.072cm" svg:height="0.09cm" svg:x="20.744cm" svg:y="11.986cm" svg:viewBox="0 0 73 91" draw:points="36,91 0,91 0,0 73,0 73,91">
        <text:p/>
      </draw:polygon>
      <draw:g>
        <draw:path draw:style-name="Mgr18" draw:text-style-name="MP17" draw:layer="backgroundobjects" svg:width="0.071cm" svg:height="0.088cm" svg:x="20.758cm" svg:y="11.987cm" svg:viewBox="0 0 72 89" svg:d="M20 66c1 1 3 3 4 4 2 1 4 3 6 3 3 1 5 1 7 1s4 0 5 0c3-1 4-1 6-2 1-1 3-2 4-4 1-1 2-2 2-6 0-1-1-3-2-4-2-2-4-3-6-4-3-1-5-2-8-2-3-1-6-2-9-3-4 0-7-1-10-3-2-1-6-2-8-4s-4-4-5-7-2-6-2-10 1-8 3-11c1-3 3-6 6-8 4-2 7-4 11-5 3-1 8-1 11-1 4 0 8 0 13 1 4 1 7 3 11 5 3 2 5 5 7 8 2 4 3 8 3 13h-18c0-3-1-5-2-6-1-2-2-3-3-4-2-1-4-1-6-2s-3-1-6-1c-1 0-2 0-4 0-2 1-3 2-5 3-1 0-2 1-2 2-1 2-1 3-1 5 0 1 0 3 0 4 1 0 2 2 4 3s5 1 8 2 7 2 13 4c1 0 4 0 6 1 3 1 6 2 9 4 2 2 5 4 6 8 3 2 4 6 4 11 0 4-1 8-3 11-1 2-3 6-7 8-2 3-6 5-10 6-5 1-10 3-15 3s-10-2-14-2c-4-1-9-4-12-6-3-3-6-7-7-9-3-4-4-10-4-13h19c0 2 0 3 1 7z">
          <text:p/>
        </draw:path>
        <draw:path draw:style-name="Mgr18" draw:text-style-name="MP17" draw:layer="backgroundobjects" svg:width="0.081cm" svg:height="0.083cm" svg:x="20.831cm" svg:y="11.989cm" svg:viewBox="0 0 82 84" svg:d="M51 0l31 84h-20l-5-19h-32l-7 19h-18l32-84zM52 51l-10-31h-1l-11 31z">
          <text:p/>
        </draw:path>
      </draw:g>
      <draw:polygon draw:style-name="Mgr16" draw:text-style-name="MP3" draw:layer="backgroundobjects" svg:width="0.083cm" svg:height="0.085cm" svg:x="20.817cm" svg:y="11.989cm" svg:viewBox="0 0 84 86" draw:points="42,86 0,86 0,0 84,0 84,86">
        <text:p/>
      </draw:polygon>
      <draw:polygon draw:style-name="Mgr16" draw:text-style-name="MP3" draw:layer="backgroundobjects" svg:width="0.072cm" svg:height="0.085cm" svg:x="20.418cm" svg:y="11.989cm" svg:viewBox="0 0 73 86" draw:points="36,86 0,86 0,0 73,0 73,86">
        <text:p/>
      </draw:polygon>
      <draw:g>
        <draw:polygon draw:style-name="Mgr18" draw:text-style-name="MP17" draw:layer="backgroundobjects" svg:width="0.07cm" svg:height="0.083cm" svg:x="20.423cm" svg:y="11.989cm" svg:viewBox="0 0 71 84" draw:points="19,0 54,57 54,0 71,0 71,84 53,84 18,28 17,28 17,84 0,84 0,0">
          <text:p/>
        </draw:polygon>
        <draw:path draw:style-name="Mgr18" draw:text-style-name="MP17" draw:layer="backgroundobjects" svg:width="0.078cm" svg:height="0.088cm" svg:x="20.507cm" svg:y="11.987cm" svg:viewBox="0 0 79 89" svg:d="M58 24c-1-2-2-3-4-4-1-2-4-3-6-3-2-1-4-1-6-1-5 0-8 0-11 2-3 1-5 3-7 6s-3 6-4 10c-1 3-1 6-1 10s0 7 1 11c1 3 2 6 4 9 2 2 4 4 7 6s6 3 11 3c6 0 10-2 13-6 3-3 5-7 6-13h18c-1 5-2 10-4 14-2 5-4 7-7 11-4 3-7 5-12 7-4 1-9 3-14 3-7 0-12-2-17-4-6-3-10-6-13-10-4-3-7-8-9-13-2-6-3-12-3-18s1-12 3-17 5-10 9-14c3-4 7-7 13-10 5-2 10-3 17-3 5 0 9 0 13 2 4 1 7 3 11 6 4 2 6 5 8 9 1 4 3 8 4 13h-18c0-2-1-4-2-6z">
          <text:p/>
        </draw:path>
      </draw:g>
      <draw:polygon draw:style-name="Mgr16" draw:text-style-name="MP3" draw:layer="backgroundobjects" svg:width="0.079cm" svg:height="0.09cm" svg:x="20.501cm" svg:y="11.986cm" svg:viewBox="0 0 80 91" draw:points="40,91 0,91 0,0 80,0 80,91">
        <text:p/>
      </draw:polygon>
      <draw:g>
        <draw:path draw:style-name="Mgr19" draw:text-style-name="MP18" draw:layer="backgroundobjects" svg:width="0.294cm" svg:height="0.292cm" svg:x="20.687cm" svg:y="11.618cm" svg:viewBox="0 0 295 293" svg:d="M251 43c-27-29-63-43-103-43-42 0-76 14-105 43-28 29-43 63-43 103 0 41 15 76 43 104 29 29 64 43 105 43 39 0 75-14 104-44 28-27 43-62 43-103s-15-75-44-103z">
          <text:p/>
        </draw:path>
        <draw:polygon draw:style-name="Mgr16" draw:text-style-name="MP3" draw:layer="backgroundobjects" svg:width="0.295cm" svg:height="0.294cm" svg:x="20.687cm" svg:y="11.617cm" svg:viewBox="0 0 296 295" draw:points="148,295 0,295 0,0 296,0 296,295">
          <text:p/>
        </draw:polygon>
        <draw:path draw:style-name="Mgr18" draw:text-style-name="MP17" draw:layer="backgroundobjects" svg:width="0.26cm" svg:height="0.26cm" svg:x="20.704cm" svg:y="11.634cm" svg:viewBox="0 0 261 261" svg:d="M261 130c0 73-58 131-130 131s-131-58-131-131c0-71 59-130 130-130 73 0 131 59 131 130z">
          <text:p/>
        </draw:path>
        <draw:polygon draw:style-name="Mgr16" draw:text-style-name="MP3" draw:layer="backgroundobjects" svg:width="0.261cm" svg:height="0.261cm" svg:x="20.704cm" svg:y="11.634cm" svg:viewBox="0 0 262 262" draw:points="131,262 0,262 0,0 262,0 262,262">
          <text:p/>
        </draw:polygon>
        <draw:path draw:style-name="Mgr20" draw:text-style-name="MP19" draw:layer="backgroundobjects" svg:width="0.15cm" svg:height="0.157cm" svg:x="20.756cm" svg:y="11.686cm" svg:viewBox="0 0 151 158" svg:d="M11 56c7-36 32-56 64-56 47 0 76 34 76 80 0 44-31 78-76 78-31 0-60-19-65-58h37c2 20 15 27 33 27 20 0 33-19 33-48 0-31-11-48-32-48-16 0-31 6-34 25h11l-29 30-29-30z">
          <text:p/>
        </draw:path>
        <draw:polygon draw:style-name="Mgr16" draw:text-style-name="MP3" draw:layer="backgroundobjects" svg:width="0.152cm" svg:height="0.158cm" svg:x="20.756cm" svg:y="11.686cm" svg:viewBox="0 0 153 159" draw:points="77,159 0,159 0,0 153,0 153,159">
          <text:p/>
        </draw:polygon>
      </draw:g>
      <draw:path draw:style-name="Mgr19" draw:text-style-name="MP18" draw:layer="backgroundobjects" svg:width="0.294cm" svg:height="0.292cm" svg:x="20.356cm" svg:y="11.618cm" svg:viewBox="0 0 295 293" svg:d="M251 43c-27-29-63-43-103-43-42 0-76 14-105 43-28 29-43 63-43 103 0 41 15 76 43 104 29 29 64 43 105 43 39 0 75-14 104-44 29-27 43-62 43-103s-14-75-44-103z">
        <text:p/>
      </draw:path>
      <draw:polygon draw:style-name="Mgr16" draw:text-style-name="MP3" draw:layer="backgroundobjects" svg:width="0.295cm" svg:height="0.294cm" svg:x="20.356cm" svg:y="11.617cm" svg:viewBox="0 0 296 295" draw:points="148,295 0,295 0,0 296,0 296,295">
        <text:p/>
      </draw:polygon>
      <draw:path draw:style-name="Mgr18" draw:text-style-name="MP17" draw:layer="backgroundobjects" svg:width="0.26cm" svg:height="0.26cm" svg:x="20.373cm" svg:y="11.634cm" svg:viewBox="0 0 261 261" svg:d="M261 130c0 73-58 131-130 131s-131-58-131-131c0-71 59-130 130-130 73 0 131 59 131 130z">
        <text:p/>
      </draw:path>
      <draw:path draw:style-name="Mgr20" draw:text-style-name="MP19" draw:layer="backgroundobjects" svg:width="0.152cm" svg:height="0.214cm" svg:x="20.411cm" svg:y="11.653cm" svg:viewBox="0 0 153 215" svg:d="M94 194c10 0 17-3 23-7 5-5 8-12 10-21l26 2c-1 6-4 13-6 19-3 6-7 11-12 15-4 4-11 8-16 10-9 3-16 3-25 3-12 0-21-1-29-5-9-4-15-9-21-16s-10-15-13-25c-4-10-5-20-7-31h-24l6-20h17c0-1 0-2-1-4 0-2 0-4 0-8 0-2 0-5 0-7 1-3 1-4 1-6h-23l6-18h18c2-13 3-22 7-32 4-9 8-17 13-24 7-6 12-11 22-14 7-3 16-5 27-5 9 0 17 1 24 3 7 3 13 6 18 11 4 4 9 9 11 15 3 6 5 12 6 19l-26 2c-1-9-4-16-10-21s-13-7-23-7c-7 0-12 0-16 2-6 3-10 6-13 10-4 4-8 9-10 16-2 8-3 16-4 25h61l-6 18h-56c-1 3-1 4-1 7 0 2 0 5 0 6 0 3 0 5 0 7s1 3 1 5h62l-6 20h-55c1 8 2 16 4 22 2 7 5 13 8 18 4 5 7 9 13 12s12 4 19 4z">
        <text:p/>
      </draw:path>
      <draw:polygon draw:style-name="Mgr16" draw:text-style-name="MP3" draw:layer="backgroundobjects" svg:width="0.153cm" svg:height="0.215cm" svg:x="20.411cm" svg:y="11.659cm" svg:viewBox="0 0 154 216" draw:points="77,216 0,216 0,0 154,0 154,216">
        <text:p/>
      </draw:polygon>
      <draw:polygon draw:style-name="Mgr19" draw:text-style-name="MP18" draw:layer="backgroundobjects" svg:width="0cm" svg:height="0cm" svg:x="20.493cm" svg:y="11.771cm" svg:viewBox="0 0 1 1" draw:points="1,1 0,0">
        <text:p/>
      </draw:polygon>
      <draw:polygon draw:style-name="Mgr16" draw:text-style-name="MP3" draw:layer="backgroundobjects" svg:width="0.001cm" svg:height="0.001cm" svg:x="20.493cm" svg:y="11.771cm" svg:viewBox="0 0 2 2" draw:points="1,2 0,2 0,0 2,0 2,2">
        <text:p/>
      </draw:polygon>
      <draw:path draw:style-name="Mgr21" draw:text-style-name="MP3" draw:layer="backgroundobjects" svg:width="0.281cm" svg:height="-0.001cm" draw:transform="rotate (-0.744906524751181) translate (20.3980158813569cm 11.6664213531085cm)" svg:viewBox="0 0 282 0" svg:d="M0 0c94 0 188 0 282 0">
        <text:p/>
      </draw:path>
      <draw:g>
        <draw:path draw:style-name="Mgr19" draw:text-style-name="MP18" draw:layer="backgroundobjects" svg:width="0.294cm" svg:height="0.292cm" svg:x="20.025cm" svg:y="11.618cm" svg:viewBox="0 0 295 293" svg:d="M252 43c-28-29-64-43-105-43s-75 14-103 43c-29 29-44 63-44 103 0 41 15 76 44 104 28 29 63 43 103 43s76-14 105-44c29-27 43-62 43-103s-14-75-43-103z">
          <text:p/>
        </draw:path>
        <draw:polygon draw:style-name="Mgr16" draw:text-style-name="MP3" draw:layer="backgroundobjects" svg:width="0.295cm" svg:height="0.294cm" svg:x="20.025cm" svg:y="11.617cm" svg:viewBox="0 0 296 295" draw:points="148,295 0,295 0,0 296,0 296,295">
          <text:p/>
        </draw:polygon>
        <draw:path draw:style-name="Mgr18" draw:text-style-name="MP17" draw:layer="backgroundobjects" svg:width="0.26cm" svg:height="0.26cm" svg:x="20.042cm" svg:y="11.634cm" svg:viewBox="0 0 261 261" svg:d="M261 130c0 73-58 131-130 131s-131-58-131-131c0-71 59-130 130-130 73 0 131 59 131 130z">
          <text:p/>
        </draw:path>
        <draw:polygon draw:style-name="Mgr16" draw:text-style-name="MP3" draw:layer="backgroundobjects" svg:width="0.261cm" svg:height="0.261cm" svg:x="20.042cm" svg:y="11.634cm" svg:viewBox="0 0 262 262" draw:points="131,262 0,262 0,0 262,0 262,262">
          <text:p/>
        </draw:polygon>
        <draw:path draw:style-name="Mgr20" draw:text-style-name="MP19" draw:layer="backgroundobjects" svg:width="0.04cm" svg:height="0.04cm" svg:x="20.153cm" svg:y="11.67cm" svg:viewBox="0 0 41 41" svg:d="M41 21c0 3-1 6-3 10-1 3-4 6-7 7-3 2-7 3-10 3-4 0-7-1-11-3-3-1-5-4-7-7-2-4-3-7-3-10 0-4 1-8 3-11s4-5 7-7c4-2 7-3 11-3 3 0 7 1 10 3s6 4 7 7c2 3 3 7 3 11z">
          <text:p/>
        </draw:path>
        <draw:polygon draw:style-name="Mgr16" draw:text-style-name="MP3" draw:layer="backgroundobjects" svg:width="0.042cm" svg:height="0.042cm" svg:x="20.153cm" svg:y="11.669cm" svg:viewBox="0 0 43 43" draw:points="22,43 0,43 0,0 43,0 43,43">
          <text:p/>
        </draw:polygon>
        <draw:path draw:style-name="Mgr20" draw:text-style-name="MP19" draw:layer="backgroundobjects" svg:width="0.078cm" svg:height="0.14cm" svg:x="20.134cm" svg:y="11.718cm" svg:viewBox="0 0 79 141" svg:d="M79 10c0-6-4-10-9-10h-61c-5 0-9 4-9 10v60h17v71h45v-71h17z">
          <text:p/>
        </draw:path>
        <draw:polygon draw:style-name="Mgr16" draw:text-style-name="MP3" draw:layer="backgroundobjects" svg:width="0.08cm" svg:height="0.141cm" svg:x="20.134cm" svg:y="11.718cm" svg:viewBox="0 0 81 142" draw:points="41,142 0,142 0,0 81,0 81,142">
          <text:p/>
        </draw:polygon>
      </draw:g>
      <draw:g>
        <draw:path draw:style-name="Mgr19" draw:text-style-name="MP18" draw:layer="backgroundobjects" svg:width="0.394cm" svg:height="0.392cm" svg:x="19.572cm" svg:y="11.613cm" svg:viewBox="0 0 395 393" svg:d="M338 57c-39-38-86-57-141-57s-100 19-137 57c-40 39-60 85-60 139 0 55 20 101 60 140 37 39 83 57 137 57s101-18 141-59c38-37 57-82 57-138 0-55-19-101-57-139z">
          <text:p/>
        </draw:path>
        <draw:polygon draw:style-name="Mgr16" draw:text-style-name="MP3" draw:layer="backgroundobjects" svg:width="0.395cm" svg:height="0.395cm" svg:x="19.572cm" svg:y="11.612cm" svg:viewBox="0 0 396 396" draw:points="198,396 0,396 0,0 396,0 396,396">
          <text:p/>
        </draw:polygon>
        <draw:path draw:style-name="Mgr18" draw:text-style-name="MP17" draw:layer="backgroundobjects" svg:width="0.348cm" svg:height="0.349cm" svg:x="19.595cm" svg:y="11.634cm" svg:viewBox="0 0 349 350" svg:d="M349 175c0 97-78 175-174 175-97 0-175-78-175-175 0-96 78-175 174-175 97 0 175 79 175 175z">
          <text:p/>
        </draw:path>
        <draw:polygon draw:style-name="Mgr16" draw:text-style-name="MP3" draw:layer="backgroundobjects" svg:width="0.35cm" svg:height="0.351cm" svg:x="19.595cm" svg:y="11.634cm" svg:viewBox="0 0 351 352" draw:points="175,352 0,352 0,0 351,0 351,352">
          <text:p/>
        </draw:polygon>
        <draw:polygon draw:style-name="Mgr16" draw:text-style-name="MP3" draw:layer="backgroundobjects" svg:width="0.056cm" svg:height="0.057cm" svg:x="19.744cm" svg:y="11.781cm" svg:viewBox="0 0 57 58" draw:points="29,58 0,58 0,0 57,0 57,58">
          <text:p/>
        </draw:polygon>
        <draw:polygon draw:style-name="Mgr16" draw:text-style-name="MP3" draw:layer="backgroundobjects" svg:width="0.107cm" svg:height="0.19cm" svg:x="19.718cm" svg:y="11.714cm" svg:viewBox="0 0 108 191" draw:points="54,191 0,191 0,0 108,0 108,191">
          <text:p/>
        </draw:polygon>
        <draw:path draw:style-name="Mgr22" draw:text-style-name="MP20" draw:layer="backgroundobjects" svg:width="0.147cm" svg:height="0.212cm" svg:x="19.624cm" svg:y="11.703cm" svg:viewBox="0 0 148 213" svg:d="M113 74c-9-19-18-28-31-28-24 0-34 21-34 60 0 42 10 62 34 62 16 0 26-10 33-29l33 21c-16 36-38 53-70 53-24 0-42-8-56-27-16-19-22-45-22-80 0-32 6-57 22-77 15-19 33-29 55-29 33 0 55 17 70 52z">
          <text:p/>
        </draw:path>
        <draw:path draw:style-name="Mgr22" draw:text-style-name="MP20" draw:layer="backgroundobjects" svg:width="0.146cm" svg:height="0.212cm" svg:x="19.776cm" svg:y="11.703cm" svg:viewBox="0 0 147 213" svg:d="M111 74c-6-19-16-28-29-28-23 0-34 21-34 60 0 42 11 62 34 62 16 0 26-10 32-29l33 21c-15 36-37 53-69 53-23 0-42-8-56-27s-22-45-22-80c0-32 8-57 22-77 14-19 33-29 55-29 33 0 55 17 70 52z">
          <text:p/>
        </draw:path>
      </draw:g>
    </style:master-page>
    <style:master-page style:name="Default_5f__5f__5f__5f_" style:display-name="Default____" style:page-layout-name="PM0" draw:style-name="Mdp1">
      <draw:custom-shape draw:style-name="Mgr1" draw:text-style-name="MP1" draw:layer="backgroundobjects" svg:width="2.12cm" svg:height="1.216cm" svg:x="19.209cm" svg:y="11.29cm">
        <text:p/>
        <draw:enhanced-geometry svg:viewBox="0 0 21600 21600" draw:type="rectangle" draw:enhanced-path="M 0 0 L 21600 0 21600 21600 0 21600 0 0 Z N"/>
      </draw:custom-shape>
      <draw:polygon draw:style-name="Mgr2" draw:text-style-name="MP2" draw:layer="backgroundobjects" svg:width="4.298cm" svg:height="4.313cm" svg:x="18.092cm" svg:y="-0.028cm" svg:viewBox="0 0 4299 4314" draw:points="0,0 4299,0 4299,4314">
        <text:p/>
      </draw:polygon>
      <draw:polygon draw:style-name="Mgr3" draw:text-style-name="MP3" draw:layer="backgroundobjects" svg:width="0cm" svg:height="0cm" svg:x="21.324cm" svg:y="1.521cm" svg:viewBox="0 0 0 0" draw:points="0,0">
        <text:p/>
      </draw:polygon>
      <draw:polygon draw:style-name="Mgr4" draw:text-style-name="MP4" draw:layer="backgroundobjects" svg:width="1.536cm" svg:height="1.602cm" svg:x="19.858cm" svg:y="0.124cm" svg:viewBox="0 0 1537 1603" draw:points="1537,1429 0,1603 1144,0">
        <text:p/>
      </draw:polygon>
      <draw:polygon draw:style-name="Mgr5" draw:text-style-name="MP5" draw:layer="backgroundobjects" svg:width="2.441cm" svg:height="0.729cm" svg:x="19.858cm" svg:y="1.552cm" svg:viewBox="0 0 2442 730" draw:points="0,175 575,730 2442,436 1537,0">
        <text:p/>
      </draw:polygon>
      <draw:line draw:style-name="Mgr6" draw:text-style-name="MP6" draw:layer="backgroundobjects" svg:x1="19.858cm" svg:y1="1.728cm" svg:x2="22.3cm" svg:y2="1.991cm">
        <text:p/>
      </draw:line>
      <draw:polygon draw:style-name="Mgr7" draw:text-style-name="MP7" draw:layer="backgroundobjects" svg:width="0.8cm" svg:height="1.036cm" svg:x="20.201cm" svg:y="1.247cm" svg:viewBox="0 0 801 1037" draw:points="232,1037 0,0 801,604">
        <text:p/>
      </draw:polygon>
      <draw:polygon draw:style-name="Mgr8" draw:text-style-name="MP8" draw:layer="backgroundobjects" svg:width="1.061cm" svg:height="1.098cm" draw:transform="skewX (0.00104719755119655) rotate (1.79245314179818) translate (20.432252956428cm 2.28243979892574cm)" svg:viewBox="0 0 1062 1099" draw:points="1062,2 502,1099 0,0">
        <text:p/>
      </draw:polygon>
      <draw:polygon draw:style-name="Mgr9" draw:text-style-name="MP9" draw:layer="backgroundobjects" svg:width="1.143cm" svg:height="2.158cm" svg:x="19.858cm" svg:y="0.124cm" svg:viewBox="0 0 1144 2159" draw:points="575,2159 0,1603 1144,0">
        <text:p/>
      </draw:polygon>
      <draw:polygon draw:style-name="Mgr10" draw:text-style-name="MP10" draw:layer="backgroundobjects" svg:width="1.297cm" svg:height="1.865cm" svg:x="21.002cm" svg:y="0.124cm" svg:viewBox="0 0 1298 1866" draw:points="1298,1866 389,1429 0,0">
        <text:p/>
      </draw:polygon>
      <draw:polygon draw:style-name="Mgr11" draw:text-style-name="MP11" draw:layer="backgroundobjects" svg:width="1.866cm" svg:height="2.158cm" svg:x="20.433cm" svg:y="0.124cm" svg:viewBox="0 0 1867 2159" draw:points="1867,1866 0,2159 569,0">
        <text:p/>
      </draw:polygon>
      <draw:line draw:style-name="Mgr6" draw:text-style-name="MP6" draw:layer="backgroundobjects" svg:x1="21.002cm" svg:y1="1.85cm" svg:x2="21.002cm" svg:y2="0.124cm">
        <text:p/>
      </draw:line>
      <draw:path draw:style-name="Mgr8" draw:text-style-name="MP8" draw:layer="backgroundobjects" svg:width="0.139cm" svg:height="0.05cm" draw:transform="skewX (-0.0130899693899575) rotate (0.233350520991642) translate (20.2365471209972cm 1.40793954605109cm)" svg:viewBox="0 0 140 51" svg:d="M0 46c103 24 140-46 140-46">
        <text:p/>
      </draw:path>
      <draw:frame draw:style-name="Mgr12" draw:text-style-name="MP12" draw:layer="backgroundobjects" svg:width="1.057cm" svg:height="0.637cm" svg:x="21.42cm" svg:y="11.979cm">
        <draw:text-box>
          <text:p text:style-name="MP21"><text:span text:style-name="MT1">V. 2</text:span></text:p>
        </draw:text-box>
      </draw:frame>
      <draw:frame draw:style-name="Mgr13" draw:text-style-name="MP13" draw:layer="backgroundobjects" svg:width="20.228cm" svg:height="0.726cm" svg:x="0.025cm" svg:y="11.888cm">
        <draw:text-box>
          <text:p text:style-name="MP22"><text:span text:style-name="MT2">Winkel am Grat einer</text:span><text:span text:style-name="MT3"> </text:span><text:span text:style-name="MT4">geraden</text:span><text:span text:style-name="MT3"> </text:span><text:span text:style-name="MT2">Pyramide</text:span><text:span text:style-name="MT3"> </text:span><text:span text:style-name="MT4">mit quadratischem Grundriss,</text:span><text:span text:style-name="MT3"> </text:span><text:span text:style-name="MT4">zeichnerisch ermittelt Norbert Reschke,</text:span><text:span text:style-name="MT2"> </text:span><text:span text:style-name="MT4">Dez. 97; Aug. 10; Jan. 11; Aug. 15</text:span><text:span text:style-name="MT3">, </text:span><text:span text:style-name="MT4">zuletzt geändert am </text:span><text:span text:style-name="MT4"><text:date style:data-style-name="D1" text:date-value="2015-07-16">16.07.15</text:date></text:span></text:p>
        </draw:text-box>
      </draw:frame>
      <draw:custom-shape draw:style-name="Mgr14" draw:text-style-name="MP14" draw:layer="backgroundobjects" svg:width="1.675cm" svg:height="0.87cm" svg:x="19.425cm" svg:y="11.506cm">
        <text:p/>
        <draw:enhanced-geometry svg:viewBox="0 0 21600 21600" draw:mirror-horizontal="false" draw:mirror-vertical="false" draw:type="rectangle" draw:enhanced-path="M 0 0 L 21600 0 21600 21600 0 21600 0 0 Z N"/>
      </draw:custom-shape>
      <draw:g>
        <draw:polygon draw:style-name="Mgr15" draw:text-style-name="MP15" draw:layer="backgroundobjects" svg:width="0.104cm" svg:height="0.138cm" svg:x="19.501cm" svg:y="12.119cm" svg:viewBox="0 0 105 139" draw:points="0,0 25,0 87,116 87,0 105,0 105,139 80,139 18,23 18,139 0,139">
          <text:p/>
        </draw:polygon>
        <draw:path draw:style-name="Mgr15" draw:text-style-name="MP15" draw:layer="backgroundobjects" svg:width="0.095cm" svg:height="0.108cm" svg:x="19.635cm" svg:y="12.151cm" svg:viewBox="0 0 96 109" svg:d="M48 14h-2l-2 1h-1-2-1l-2 1h-1l-2 1-1 1-1 1h-1l-2 2-1 1-1 1-1 1-1 1-1 2-1 1-1 3-2 3-1 4-1 4v4l-1 4v5 4l1 5v4l1 4 1 3 2 3 1 3 1 2 1 1 1 2 1 1 1 1 1 1 2 1 1 1h1l1 1 2 1h1l2 1h1l2 1h1 2 2 2 1 2l1-1h2l1-1h2l1-1 2-1 2-1 1-1 1-1 1-1 1-1 1-2 2-1v-2l2-3 1-3 1-4 1-3 1-4v-5-4-5-4l-1-4-1-4-1-4-1-3-2-3-2-3-1-1-1-1-1-1-1-1-1-1-2-1v-1l-2-1-1-1h-2l-1-1h-2-1-2l-1-1zM48 0h5l5 1h3l2 1 2 1 3 1 2 1 2 1 2 1 2 1 2 2 2 1 1 2 2 1 1 2 2 2 1 3 2 1 1 3 1 2 1 5 2 5 1 6v6l1 6-1 6v6l-1 5-2 6-1 4-1 2-1 3-2 2-1 2-2 2-1 2-2 2-1 1-2 2-2 1-2 1-2 1-2 2-2 1-3 1-2 1h-2l-3 1h-5-5-5-6l-2-1h-3l-2-1-2-1-3-1-1-2-2-1-2-1-2-1-2-2-2-1-1-2-2-2-1-2-2-2-1-2-1-3-1-2-2-4-1-6-1-5-1-6v-6-6l1-6 1-6 1-5 2-5 1-2 1-3 1-1 2-3 1-2 2-2 1-1 2-2 2-1 2-2 2-1 2-1 1-1 3-1 2-1 2-1 3-1h2l6-1z">
          <text:p/>
        </draw:path>
        <draw:polygon draw:style-name="Mgr15" draw:text-style-name="MP15" draw:layer="backgroundobjects" svg:width="0.06cm" svg:height="0.106cm" svg:x="19.758cm" svg:y="12.151cm" svg:viewBox="0 0 61 107" draw:points="61,18 60,18 59,18 59,17 58,17 57,17 56,16 55,16 55,16 54,16 53,16 51,15 49,15 47,15 44,15 40,16 39,16 37,16 36,17 34,18 33,18 32,19 31,20 29,21 28,22 27,23 26,24 25,25 24,26 23,27 22,28 22,30 20,33 19,36 18,40 18,43 17,47 17,52 17,107 0,107 0,3 17,3 17,19 19,16 20,14 22,12 24,10 25,9 27,7 29,6 31,5 33,4 36,3 38,2 41,1 43,1 46,0 49,0 52,0 53,0 54,0 55,0 56,0 61,1">
          <text:p/>
        </draw:polygon>
        <draw:path draw:style-name="Mgr15" draw:text-style-name="MP15" draw:layer="backgroundobjects" svg:width="0.092cm" svg:height="0.147cm" svg:x="19.837cm" svg:y="12.113cm" svg:viewBox="0 0 93 148" svg:d="M75 93v-5-4l-1-4-1-4-1-4-1-3-2-3v-2l-1-1-2-1-1-1-1-2h-1l-1-1-1-2h-1l-2-1-1-1h-1l-2-1h-1-2l-1-1h-2-2-2-1l-2 1h-1-2l-1 1h-2l-1 1-1 1h-1l-2 2-1 1h-1l-1 2-1 1-1 1-1 1-1 2-1 3-2 3-1 4-1 4v4l-1 4v5 4l1 5v4l1 4 1 3 2 4 1 3 1 1 1 1 1 2 1 1 1 1 1 1 1 1 2 1 1 1h1l1 1h2l1 1h2l1 1h2 1 2 2 2 1l2-1h1l2-1h1l1-1h2l1-1 1-1 1-1 1-1 1-1 1-1 2-2 1-1v-1l2-3 1-4 1-3 1-4 1-4v-5zM17 56l2-2 1-2 2-2 2-2 1-1 2-2 2-1 2-1 2-2h2l2-1 3-1h3l2-1h3 2 3 2 2l2 1 3 1h2l2 1 2 1 1 1 3 1 1 1 2 1 2 2 1 2 2 2 1 1 3 4 2 4 3 5 1 5 1 4 1 6 1 6v6 6l-1 6-1 5-1 5-1 5-3 4-2 4-3 4-1 2-2 2-1 1-2 2-2 1-1 2-3 1-1 1-2 1h-2l-2 1-3 1h-2-2l-2 1h-3-2l-3-1h-2l-3-1h-3l-2-1-2-1-2-1-2-1-2-2-2-1-1-2-2-1-2-3-1-2-2-2v16h-17v-145h17z">
          <text:p/>
        </draw:path>
        <draw:path draw:style-name="Mgr15" draw:text-style-name="MP15" draw:layer="backgroundobjects" svg:width="0.095cm" svg:height="0.108cm" svg:x="19.95cm" svg:y="12.151cm" svg:viewBox="0 0 96 109" svg:d="M96 50v9h-78v4l1 4 1 4 1 3 2 4 1 1v2l1 1 1 1 1 1 1 2 2 1 1 1 1 1 2 1 1 1h2l1 1h2l3 1 4 1 4 1h4 5 2l3-1h2l2-1h3l2-1 5-1 4-1 5-3 4-2v16l-4 2-5 2-5 1-4 2h-5l-5 1h-5-5-6-6l-5-1-5-2-3-1-2-1-2-2-3-1-1-1-3-2-2-1-2-2-1-2-2-2-1-2-2-2-1-2-1-2-1-3-1-2-2-6-1-5-1-5v-6-7l1-6 1-5 2-5 1-5 1-3 2-1 1-3 1-2 2-2 2-2 1-2 2-1 2-2 2-1 3-2 1-1 3-1 2-1 2-1 3-1 5-1 5-1h6 5l5 1h2l2 1 3 1h2l2 1 2 1 2 1 2 1 2 2 1 1 2 2 1 2 2 1 1 2 2 2 1 2 1 2 1 2 1 5 2 4 1 5v5zM80 45l-1-3v-3l-1-4-1-2-1-3-1-1v-2l-1-1-1-1-1-1v-1l-1-1-2-1-1-1-1-1-1-1h-1l-1-1-2-1h-2l-1-1h-2-3l-3-1-3 1h-4l-3 1h-3l-1 1-2 1h-1l-1 1-1 1-1 1-1 1-2 1-1 1-1 1-1 1-1 1v1l-1 2-1 2-1 3-2 3v4l-1 3z">
          <text:p/>
        </draw:path>
        <draw:polygon draw:style-name="Mgr15" draw:text-style-name="MP15" draw:layer="backgroundobjects" svg:width="0.06cm" svg:height="0.106cm" svg:x="20.074cm" svg:y="12.151cm" svg:viewBox="0 0 61 107" draw:points="61,18 60,18 59,18 59,17 58,17 57,17 56,16 55,16 55,16 54,16 53,16 51,15 49,15 47,15 44,15 40,16 39,16 37,16 36,17 34,18 33,18 32,19 31,20 29,21 28,22 27,23 26,24 25,25 24,26 23,27 22,28 22,30 20,33 19,36 18,40 18,43 17,47 17,52 17,107 0,107 0,3 17,3 17,19 19,16 20,14 22,12 24,10 25,9 27,7 29,6 31,5 33,4 36,3 38,2 41,1 43,1 46,0 49,0 52,0 53,0 54,0 55,0 56,0 61,1">
          <text:p/>
        </draw:polygon>
        <draw:polygon draw:style-name="Mgr15" draw:text-style-name="MP15" draw:layer="backgroundobjects" svg:width="0.064cm" svg:height="0.133cm" svg:x="20.14cm" svg:y="12.124cm" svg:viewBox="0 0 65 134" draw:points="30,0 30,30 65,30 65,43 30,43 30,100 30,102 30,105 30,108 31,110 31,112 31,113 32,114 32,114 32,115 33,115 33,116 34,117 34,117 35,117 35,118 36,118 37,118 38,118 38,119 40,119 43,119 45,119 47,119 65,119 65,134 47,134 43,134 38,133 34,133 31,132 27,131 26,130 24,130 24,129 22,128 21,127 20,127 19,125 18,124 18,123 17,122 16,121 15,119 15,118 14,116 14,112 13,109 13,104 13,100 13,43 0,43 0,30 13,30 13,0">
          <text:p/>
        </draw:polygon>
        <draw:path draw:style-name="Mgr15" draw:text-style-name="MP15" draw:layer="backgroundobjects" svg:width="0.107cm" svg:height="0.138cm" svg:x="20.29cm" svg:y="12.119cm" svg:viewBox="0 0 108 139" svg:d="M66 74h1l2 1 1 1 2 1 1 1 2 2 1 1 2 2 1 1 2 2 1 2 1 3 3 4 3 6 19 38h-20l-18-36-2-3-1-3-2-3-2-2-1-2-2-2-1-2-1-1h-1l-2-1-2-1-1-1-3-1h-2-3l-2-1h-3-20v59h-19v-139h43 5l5 1h6l4 2 4 1 2 1 2 1h2l2 1 1 2 2 1 2 1 1 2 1 1 1 1 1 2 1 2 1 2 1 1v2l1 2 1 5 1 4v5 3l-1 3v3l-1 3-1 3-1 2-1 3-2 2-1 2-2 2-2 2-2 1-2 2-3 1-2 1zM19 15v50h24 3l3-1h3l2-1 3-1h1l1-1h1l1-1 1-1h1l1-1v-1l1-1 1-1v-1l1-1 1-1v-1-1l1-2v-2l1-3v-3-3l-1-3v-2l-1-1v-1-2l-1-1-1-1v-1l-1-1h-1v-2h-1l-1-1-1-1-1-1h-1l-1-1h-1l-3-1-2-1h-3l-3-1h-3z">
          <text:p/>
        </draw:path>
        <draw:path draw:style-name="Mgr15" draw:text-style-name="MP15" draw:layer="backgroundobjects" svg:width="0.095cm" svg:height="0.108cm" svg:x="20.405cm" svg:y="12.151cm" svg:viewBox="0 0 96 109" svg:d="M96 50v9h-78v4l1 4 1 4 1 3 2 4 1 1v2l1 1 1 1 1 1 1 2 2 1 1 1 1 1 2 1 1 1h2l1 1h2l3 1 4 1 4 1h4 5 2l3-1h2l2-1h3l2-1 5-1 4-1 5-3 4-2v16l-4 2-5 2-5 1-4 2h-5l-5 1h-5-5-6-6l-5-1-5-2-3-1-2-1-2-2-3-1-1-1-3-2-2-1-2-2-1-2-2-2-1-2-2-2-1-2-1-2-1-3-1-2-2-6-1-5-1-5v-6-7l1-6 1-5 2-5 1-5 1-3 2-1 1-3 1-2 2-2 2-2 1-2 2-1 2-2 2-1 3-2 1-1 3-1 2-1 2-1 3-1 5-1 5-1h6 5l5 1h2l2 1 3 1h2l2 1 2 1 2 1 2 1 2 2 1 1 2 2 1 2 2 1 1 2 2 2 1 2 1 2 1 2 1 5 2 4 1 5v5zM80 45l-1-3v-3l-1-4-1-2-1-3-1-1v-2l-1-1-1-1-1-1v-1l-1-1-2-1-1-1-1-1-1-1h-1l-1-1-2-1h-2l-1-1h-2-3l-3-1-3 1h-4l-3 1h-3l-1 1-2 1h-1l-1 1-1 1-1 1-1 1-2 1-1 1-1 1-1 1-1 1v1l-1 2-1 2-1 3-2 3v4l-1 3z">
          <text:p/>
        </draw:path>
        <draw:polygon draw:style-name="Mgr15" draw:text-style-name="MP15" draw:layer="backgroundobjects" svg:width="0.079cm" svg:height="0.108cm" svg:x="20.521cm" svg:y="12.151cm" svg:viewBox="0 0 80 109" draw:points="74,6 74,22 71,20 66,18 63,17 59,16 55,15 51,15 47,14 43,14 40,14 37,15 34,15 32,15 30,16 27,16 25,17 24,18 24,18 23,19 22,19 22,20 21,21 20,21 20,22 19,22 19,23 18,24 18,25 18,25 18,26 18,27 17,28 17,29 17,30 17,31 17,31 18,32 18,33 18,33 18,34 18,34 18,35 19,36 19,36 19,37 20,37 20,38 21,38 21,39 22,39 22,40 23,40 25,41 27,42 29,43 31,43 34,44 40,46 46,47 50,48 54,49 58,50 62,52 65,53 67,55 70,56 71,57 72,58 73,59 74,60 74,61 75,62 76,63 77,64 77,65 78,66 78,68 78,69 79,72 80,75 80,78 80,80 80,81 79,83 79,85 78,86 78,88 77,90 77,91 76,92 75,94 74,95 73,96 72,97 71,99 69,100 68,101 66,102 65,103 62,105 58,106 54,107 50,108 46,109 41,109 37,109 32,109 28,109 24,109 19,108 14,107 10,106 5,104 0,103 0,85 5,87 9,90 14,91 19,93 24,94 25,94 28,95 30,95 32,95 34,95 37,95 40,95 43,95 45,95 47,94 50,93 52,93 54,92 55,91 55,91 56,90 57,90 58,89 58,89 59,88 59,87 60,87 60,86 61,85 61,84 62,84 62,83 62,82 62,81 62,80 62,79 62,78 62,76 62,75 62,74 61,74 61,73 60,72 60,72 60,71 59,71 59,70 58,69 58,69 57,69 57,68 56,68 54,67 52,66 50,65 47,64 44,63 37,62 31,60 27,59 24,58 20,57 17,56 14,54 12,53 10,52 9,51 8,50 7,49 6,48 5,47 5,46 4,45 4,44 3,43 3,41 2,39 1,36 1,34 1,31 1,27 1,25 1,24 2,22 2,21 3,19 3,18 4,16 5,15 6,14 6,13 7,11 9,10 10,9 11,8 13,7 14,6 15,5 17,5 20,3 24,2 28,1 32,0 36,0 41,0 45,0 50,0 54,1 59,1 62,2 66,3 71,4">
          <text:p/>
        </draw:polygon>
        <draw:polygon draw:style-name="Mgr15" draw:text-style-name="MP15" draw:layer="backgroundobjects" svg:width="0.081cm" svg:height="0.108cm" svg:x="20.62cm" svg:y="12.151cm" svg:viewBox="0 0 82 109" draw:points="82,6 82,23 79,21 75,19 72,18 70,17 68,16 66,16 64,15 62,15 60,15 59,15 57,15 55,14 53,14 49,15 45,15 43,15 42,16 40,16 38,17 37,18 35,19 34,19 32,21 31,22 30,23 28,24 27,25 26,27 25,28 24,30 24,31 22,32 22,34 21,38 19,42 19,46 18,50 18,55 18,59 19,64 19,68 21,72 22,75 22,77 24,78 24,80 25,81 26,83 27,84 28,86 30,87 31,88 32,89 34,90 35,91 37,92 38,92 40,93 42,93 43,94 45,94 49,95 53,95 55,95 57,95 59,95 60,95 62,94 64,94 66,93 68,93 70,92 72,92 75,90 79,89 82,87 82,103 79,104 75,106 71,107 68,108 64,109 60,109 55,109 51,109 45,109 40,109 35,107 32,106 30,106 28,105 25,103 24,102 21,101 19,100 18,98 15,96 14,95 12,93 10,91 9,89 8,87 6,84 5,82 4,77 2,72 1,66 0,61 0,55 0,49 1,43 2,37 4,32 4,30 5,27 6,25 8,23 9,21 11,18 12,16 14,15 16,13 18,11 19,10 22,8 24,7 26,6 28,5 31,4 33,3 35,2 41,1 46,0 52,0 56,0 60,0 64,1 68,2 72,3 75,4 79,5">
          <text:p/>
        </draw:polygon>
        <draw:polygon draw:style-name="Mgr15" draw:text-style-name="MP15" draw:layer="backgroundobjects" svg:width="0.086cm" svg:height="0.144cm" svg:x="20.731cm" svg:y="12.113cm" svg:viewBox="0 0 87 145" draw:points="87,82 87,145 70,145 70,82 70,79 70,75 69,72 69,69 68,67 67,64 66,63 66,62 65,61 64,60 64,59 63,59 62,58 61,57 60,56 59,56 58,55 57,55 56,54 55,54 53,53 52,53 50,53 47,53 43,53 41,53 37,54 36,55 34,55 33,56 32,56 31,57 30,58 28,59 27,60 26,61 25,62 24,63 24,64 22,65 22,66 21,68 20,69 19,72 18,75 18,79 17,82 17,86 17,145 0,145 0,0 17,0 17,57 19,55 21,52 22,50 24,49 26,47 28,45 30,44 32,43 34,42 36,41 38,40 41,39 43,39 46,38 48,38 51,38 55,38 59,39 61,39 63,40 65,40 66,41 68,42 70,43 71,43 73,44 74,45 75,47 77,48 78,49 79,51 80,52 81,53 82,55 83,59 85,63 86,67 87,72 87,77">
          <text:p/>
        </draw:polygon>
        <draw:polygon draw:style-name="Mgr15" draw:text-style-name="MP15" draw:layer="backgroundobjects" svg:width="0.091cm" svg:height="0.144cm" svg:x="20.852cm" svg:y="12.113cm" svg:viewBox="0 0 92 145" draw:points="0,0 17,0 17,86 68,41 90,41 35,89 92,145 70,145 17,94 17,145 0,145">
          <text:p/>
        </draw:polygon>
        <draw:path draw:style-name="Mgr15" draw:text-style-name="MP15" draw:layer="backgroundobjects" svg:width="0.095cm" svg:height="0.108cm" svg:x="20.948cm" svg:y="12.151cm" svg:viewBox="0 0 96 109" svg:d="M96 50v9h-78v4l1 4 1 4 1 3 2 4 1 1v2l1 1 1 1 1 1 1 2 2 1 1 1 1 1 2 1 1 1h2l1 1h2l3 1 4 1 4 1h4 5 2l3-1h2l2-1h3l2-1 5-1 4-1 5-3 4-2v16l-4 2-5 2-5 1-4 2h-5l-5 1h-5-5-6-6l-5-1-5-2-3-1-2-1-2-2-3-1-1-1-3-2-2-1-2-2-1-2-2-2-1-2-2-2-1-2-1-2-1-3-1-2-2-6-1-5-1-5v-6-7l1-6 1-5 2-5 1-5 1-3 2-1 1-3 1-2 2-2 2-2 1-2 2-1 2-2 2-1 3-2 1-1 3-1 2-1 2-1 3-1 5-1 5-1h6 5l5 1h2l2 1 3 1h2l2 1 2 1 2 1 2 1 2 2 1 1 2 2 1 2 2 1 1 2 2 2 1 2 1 2 1 2 1 5 2 4 1 5v5zM80 45l-1-3v-3l-1-4-1-2-1-3-1-1v-2l-1-1-1-1-1-1v-1l-1-1-2-1-1-1-1-1-1-1h-1l-1-1-2-1h-2l-1-1h-2-3l-3-1-3 1h-4l-3 1h-3l-1 1-2 1h-1l-1 1-1 1-1 1-1 1-2 1-1 1-1 1-1 1-1 1v1l-1 2-1 2-1 3-2 3v4l-1 3z">
          <text:p/>
        </draw:path>
      </draw:g>
      <draw:polygon draw:style-name="Mgr16" draw:text-style-name="MP3" draw:layer="backgroundobjects" svg:width="1.479cm" svg:height="0.506cm" svg:x="19.523cm" svg:y="11.868cm" svg:viewBox="0 0 1480 507" draw:points="740,507 0,507 0,0 1480,0 1480,507">
        <text:p/>
      </draw:polygon>
      <draw:polygon draw:style-name="Mgr16" draw:text-style-name="MP3" draw:layer="backgroundobjects" svg:width="1.479cm" svg:height="0.506cm" svg:x="19.524cm" svg:y="11.868cm" svg:viewBox="0 0 1480 507" draw:points="740,507 0,507 0,0 1480,0 1480,507">
        <text:p/>
      </draw:polygon>
      <draw:polygon draw:style-name="Mgr16" draw:text-style-name="MP3" draw:layer="backgroundobjects" svg:width="1.509cm" svg:height="0.495cm" svg:x="19.525cm" svg:y="11.581cm" svg:viewBox="0 0 1510 496" draw:points="755,496 0,496 0,0 1510,0 1510,496">
        <text:p/>
      </draw:polygon>
      <draw:path draw:style-name="Mgr17" draw:text-style-name="MP16" draw:layer="backgroundobjects" svg:width="1.54cm" svg:height="0.531cm" svg:x="19.501cm" svg:y="11.57cm" svg:viewBox="0 0 1541 532" svg:d="M1512 0h-1484-3l-2 1h-3l-3 1-2 2-2 1-2 1-3 2-1 3-2 2-1 2-2 3-1 2v3l-1 3v3 497 1 1h1v1l1 1h1v1h1l1 1h1 1529 1l1-1h1v-1h1 1v-1l1-1v-1-1-497-3-3l-1-3-1-2-1-3-2-2-1-2-2-3-2-2-2-1-3-1-2-2-3-1h-3l-3-1zM28 13h1484 2 1l2 1h2l1 1h2l1 1 1 1 1 2 1 1 1 1 1 2 1 1v2 1 2 344h-1061l-8 13-9 12-9 12-10 11-11 10-11 9-12 9-13 8-13 7-14 7-14 5-15 5-14 3-16 3-15 2h-16-16l-16-2-15-3-15-3-15-5-14-5-13-7-14-7-12-8-12-9-12-9-10-10-10-11-10-12-8-12-8-13h-55v-344-2l1-1v-2-1l1-2v-1l1-1 1-2 1-1 1-1h2l1-1h2l1-1h2z">
        <text:p/>
      </draw:path>
      <draw:polygon draw:style-name="Mgr16" draw:text-style-name="MP3" draw:layer="backgroundobjects" svg:width="0.071cm" svg:height="0.085cm" svg:x="20.091cm" svg:y="11.989cm" svg:viewBox="0 0 72 86" draw:points="36,86 0,86 0,0 72,0 72,86">
        <text:p/>
      </draw:polygon>
      <draw:g>
        <draw:path draw:style-name="Mgr18" draw:text-style-name="MP17" draw:layer="backgroundobjects" svg:width="0.07cm" svg:height="0.083cm" svg:x="20.096cm" svg:y="11.989cm" svg:viewBox="0 0 71 84" svg:d="M40 0c3 0 8 0 11 1 3 0 6 2 8 3 3 2 5 4 6 6 1 4 2 7 2 10 0 5-1 8-3 11s-5 5-9 7c6 1 9 4 12 8s4 8 4 14c0 4-1 7-3 11-1 3-4 4-6 7-3 2-6 3-10 4-3 2-7 2-11 2h-41v-84zM38 34c3 0 5-1 7-3 3-1 4-3 4-7 0-2 0-4-1-5s-2-2-3-3c-2-1-3-1-4-1-2-1-3-1-5-1h-18v20zM39 70c1 0 3-1 4-1 2 0 4-1 5-2 2-1 2-2 4-3 0-2 0-3 0-5 0-5-1-8-3-10-3-2-6-2-10-2h-21v23z">
          <text:p/>
        </draw:path>
        <draw:polygon draw:style-name="Mgr18" draw:text-style-name="MP17" draw:layer="backgroundobjects" svg:width="0.08cm" svg:height="0.083cm" svg:x="20.169cm" svg:y="11.989cm" svg:viewBox="0 0 81 84" draw:points="0,0 21,0 41,33 61,0 81,0 50,52 50,84 32,84 32,51">
          <text:p/>
        </draw:polygon>
      </draw:g>
      <draw:polygon draw:style-name="Mgr16" draw:text-style-name="MP3" draw:layer="backgroundobjects" svg:width="0.082cm" svg:height="0.085cm" svg:x="20.165cm" svg:y="11.989cm" svg:viewBox="0 0 83 86" draw:points="41,86 0,86 0,0 83,0 83,86">
        <text:p/>
      </draw:polygon>
      <draw:polygon draw:style-name="Mgr16" draw:text-style-name="MP3" draw:layer="backgroundobjects" svg:width="0.072cm" svg:height="0.09cm" svg:x="20.744cm" svg:y="11.986cm" svg:viewBox="0 0 73 91" draw:points="36,91 0,91 0,0 73,0 73,91">
        <text:p/>
      </draw:polygon>
      <draw:g>
        <draw:path draw:style-name="Mgr18" draw:text-style-name="MP17" draw:layer="backgroundobjects" svg:width="0.071cm" svg:height="0.088cm" svg:x="20.758cm" svg:y="11.987cm" svg:viewBox="0 0 72 89" svg:d="M20 66c1 1 3 3 4 4 2 1 4 3 6 3 3 1 5 1 7 1s4 0 5 0c3-1 4-1 6-2 1-1 3-2 4-4 1-1 2-2 2-6 0-1-1-3-2-4-2-2-4-3-6-4-3-1-5-2-8-2-3-1-6-2-9-3-4 0-7-1-10-3-2-1-6-2-8-4s-4-4-5-7-2-6-2-10 1-8 3-11c1-3 3-6 6-8 4-2 7-4 11-5 3-1 8-1 11-1 4 0 8 0 13 1 4 1 7 3 11 5 3 2 5 5 7 8 2 4 3 8 3 13h-18c0-3-1-5-2-6-1-2-2-3-3-4-2-1-4-1-6-2s-3-1-6-1c-1 0-2 0-4 0-2 1-3 2-5 3-1 0-2 1-2 2-1 2-1 3-1 5 0 1 0 3 0 4 1 0 2 2 4 3s5 1 8 2 7 2 13 4c1 0 4 0 6 1 3 1 6 2 9 4 2 2 5 4 6 8 3 2 4 6 4 11 0 4-1 8-3 11-1 2-3 6-7 8-2 3-6 5-10 6-5 1-10 3-15 3s-10-2-14-2c-4-1-9-4-12-6-3-3-6-7-7-9-3-4-4-10-4-13h19c0 2 0 3 1 7z">
          <text:p/>
        </draw:path>
        <draw:path draw:style-name="Mgr18" draw:text-style-name="MP17" draw:layer="backgroundobjects" svg:width="0.081cm" svg:height="0.083cm" svg:x="20.831cm" svg:y="11.989cm" svg:viewBox="0 0 82 84" svg:d="M51 0l31 84h-20l-5-19h-32l-7 19h-18l32-84zM52 51l-10-31h-1l-11 31z">
          <text:p/>
        </draw:path>
      </draw:g>
      <draw:polygon draw:style-name="Mgr16" draw:text-style-name="MP3" draw:layer="backgroundobjects" svg:width="0.083cm" svg:height="0.085cm" svg:x="20.817cm" svg:y="11.989cm" svg:viewBox="0 0 84 86" draw:points="42,86 0,86 0,0 84,0 84,86">
        <text:p/>
      </draw:polygon>
      <draw:polygon draw:style-name="Mgr16" draw:text-style-name="MP3" draw:layer="backgroundobjects" svg:width="0.072cm" svg:height="0.085cm" svg:x="20.418cm" svg:y="11.989cm" svg:viewBox="0 0 73 86" draw:points="36,86 0,86 0,0 73,0 73,86">
        <text:p/>
      </draw:polygon>
      <draw:g>
        <draw:polygon draw:style-name="Mgr18" draw:text-style-name="MP17" draw:layer="backgroundobjects" svg:width="0.07cm" svg:height="0.083cm" svg:x="20.423cm" svg:y="11.989cm" svg:viewBox="0 0 71 84" draw:points="19,0 54,57 54,0 71,0 71,84 53,84 18,28 17,28 17,84 0,84 0,0">
          <text:p/>
        </draw:polygon>
        <draw:path draw:style-name="Mgr18" draw:text-style-name="MP17" draw:layer="backgroundobjects" svg:width="0.078cm" svg:height="0.088cm" svg:x="20.507cm" svg:y="11.987cm" svg:viewBox="0 0 79 89" svg:d="M58 24c-1-2-2-3-4-4-1-2-4-3-6-3-2-1-4-1-6-1-5 0-8 0-11 2-3 1-5 3-7 6s-3 6-4 10c-1 3-1 6-1 10s0 7 1 11c1 3 2 6 4 9 2 2 4 4 7 6s6 3 11 3c6 0 10-2 13-6 3-3 5-7 6-13h18c-1 5-2 10-4 14-2 5-4 7-7 11-4 3-7 5-12 7-4 1-9 3-14 3-7 0-12-2-17-4-6-3-10-6-13-10-4-3-7-8-9-13-2-6-3-12-3-18s1-12 3-17 5-10 9-14c3-4 7-7 13-10 5-2 10-3 17-3 5 0 9 0 13 2 4 1 7 3 11 6 4 2 6 5 8 9 1 4 3 8 4 13h-18c0-2-1-4-2-6z">
          <text:p/>
        </draw:path>
      </draw:g>
      <draw:polygon draw:style-name="Mgr16" draw:text-style-name="MP3" draw:layer="backgroundobjects" svg:width="0.079cm" svg:height="0.09cm" svg:x="20.501cm" svg:y="11.986cm" svg:viewBox="0 0 80 91" draw:points="40,91 0,91 0,0 80,0 80,91">
        <text:p/>
      </draw:polygon>
      <draw:g>
        <draw:path draw:style-name="Mgr19" draw:text-style-name="MP18" draw:layer="backgroundobjects" svg:width="0.294cm" svg:height="0.292cm" svg:x="20.687cm" svg:y="11.618cm" svg:viewBox="0 0 295 293" svg:d="M251 43c-27-29-63-43-103-43-42 0-76 14-105 43-28 29-43 63-43 103 0 41 15 76 43 104 29 29 64 43 105 43 39 0 75-14 104-44 28-27 43-62 43-103s-15-75-44-103z">
          <text:p/>
        </draw:path>
        <draw:polygon draw:style-name="Mgr16" draw:text-style-name="MP3" draw:layer="backgroundobjects" svg:width="0.295cm" svg:height="0.294cm" svg:x="20.687cm" svg:y="11.617cm" svg:viewBox="0 0 296 295" draw:points="148,295 0,295 0,0 296,0 296,295">
          <text:p/>
        </draw:polygon>
        <draw:path draw:style-name="Mgr18" draw:text-style-name="MP17" draw:layer="backgroundobjects" svg:width="0.26cm" svg:height="0.26cm" svg:x="20.704cm" svg:y="11.634cm" svg:viewBox="0 0 261 261" svg:d="M261 130c0 73-58 131-130 131s-131-58-131-131c0-71 59-130 130-130 73 0 131 59 131 130z">
          <text:p/>
        </draw:path>
        <draw:polygon draw:style-name="Mgr16" draw:text-style-name="MP3" draw:layer="backgroundobjects" svg:width="0.261cm" svg:height="0.261cm" svg:x="20.704cm" svg:y="11.634cm" svg:viewBox="0 0 262 262" draw:points="131,262 0,262 0,0 262,0 262,262">
          <text:p/>
        </draw:polygon>
        <draw:path draw:style-name="Mgr20" draw:text-style-name="MP19" draw:layer="backgroundobjects" svg:width="0.15cm" svg:height="0.157cm" svg:x="20.756cm" svg:y="11.686cm" svg:viewBox="0 0 151 158" svg:d="M11 56c7-36 32-56 64-56 47 0 76 34 76 80 0 44-31 78-76 78-31 0-60-19-65-58h37c2 20 15 27 33 27 20 0 33-19 33-48 0-31-11-48-32-48-16 0-31 6-34 25h11l-29 30-29-30z">
          <text:p/>
        </draw:path>
        <draw:polygon draw:style-name="Mgr16" draw:text-style-name="MP3" draw:layer="backgroundobjects" svg:width="0.152cm" svg:height="0.158cm" svg:x="20.756cm" svg:y="11.686cm" svg:viewBox="0 0 153 159" draw:points="77,159 0,159 0,0 153,0 153,159">
          <text:p/>
        </draw:polygon>
      </draw:g>
      <draw:path draw:style-name="Mgr19" draw:text-style-name="MP18" draw:layer="backgroundobjects" svg:width="0.294cm" svg:height="0.292cm" svg:x="20.356cm" svg:y="11.618cm" svg:viewBox="0 0 295 293" svg:d="M251 43c-27-29-63-43-103-43-42 0-76 14-105 43-28 29-43 63-43 103 0 41 15 76 43 104 29 29 64 43 105 43 39 0 75-14 104-44 29-27 43-62 43-103s-14-75-44-103z">
        <text:p/>
      </draw:path>
      <draw:polygon draw:style-name="Mgr16" draw:text-style-name="MP3" draw:layer="backgroundobjects" svg:width="0.295cm" svg:height="0.294cm" svg:x="20.356cm" svg:y="11.617cm" svg:viewBox="0 0 296 295" draw:points="148,295 0,295 0,0 296,0 296,295">
        <text:p/>
      </draw:polygon>
      <draw:path draw:style-name="Mgr18" draw:text-style-name="MP17" draw:layer="backgroundobjects" svg:width="0.26cm" svg:height="0.26cm" svg:x="20.373cm" svg:y="11.634cm" svg:viewBox="0 0 261 261" svg:d="M261 130c0 73-58 131-130 131s-131-58-131-131c0-71 59-130 130-130 73 0 131 59 131 130z">
        <text:p/>
      </draw:path>
      <draw:path draw:style-name="Mgr20" draw:text-style-name="MP19" draw:layer="backgroundobjects" svg:width="0.152cm" svg:height="0.214cm" svg:x="20.411cm" svg:y="11.653cm" svg:viewBox="0 0 153 215" svg:d="M94 194c10 0 17-3 23-7 5-5 8-12 10-21l26 2c-1 6-4 13-6 19-3 6-7 11-12 15-4 4-11 8-16 10-9 3-16 3-25 3-12 0-21-1-29-5-9-4-15-9-21-16s-10-15-13-25c-4-10-5-20-7-31h-24l6-20h17c0-1 0-2-1-4 0-2 0-4 0-8 0-2 0-5 0-7 1-3 1-4 1-6h-23l6-18h18c2-13 3-22 7-32 4-9 8-17 13-24 7-6 12-11 22-14 7-3 16-5 27-5 9 0 17 1 24 3 7 3 13 6 18 11 4 4 9 9 11 15 3 6 5 12 6 19l-26 2c-1-9-4-16-10-21s-13-7-23-7c-7 0-12 0-16 2-6 3-10 6-13 10-4 4-8 9-10 16-2 8-3 16-4 25h61l-6 18h-56c-1 3-1 4-1 7 0 2 0 5 0 6 0 3 0 5 0 7s1 3 1 5h62l-6 20h-55c1 8 2 16 4 22 2 7 5 13 8 18 4 5 7 9 13 12s12 4 19 4z">
        <text:p/>
      </draw:path>
      <draw:polygon draw:style-name="Mgr16" draw:text-style-name="MP3" draw:layer="backgroundobjects" svg:width="0.153cm" svg:height="0.215cm" svg:x="20.411cm" svg:y="11.659cm" svg:viewBox="0 0 154 216" draw:points="77,216 0,216 0,0 154,0 154,216">
        <text:p/>
      </draw:polygon>
      <draw:polygon draw:style-name="Mgr19" draw:text-style-name="MP18" draw:layer="backgroundobjects" svg:width="0cm" svg:height="0cm" svg:x="20.493cm" svg:y="11.771cm" svg:viewBox="0 0 1 1" draw:points="1,1 0,0">
        <text:p/>
      </draw:polygon>
      <draw:polygon draw:style-name="Mgr16" draw:text-style-name="MP3" draw:layer="backgroundobjects" svg:width="0.001cm" svg:height="0.001cm" svg:x="20.493cm" svg:y="11.771cm" svg:viewBox="0 0 2 2" draw:points="1,2 0,2 0,0 2,0 2,2">
        <text:p/>
      </draw:polygon>
      <draw:path draw:style-name="Mgr21" draw:text-style-name="MP3" draw:layer="backgroundobjects" svg:width="0.281cm" svg:height="-0.001cm" draw:transform="rotate (-0.744906524751181) translate (20.3980158813569cm 11.6664213531085cm)" svg:viewBox="0 0 282 0" svg:d="M0 0c94 0 188 0 282 0">
        <text:p/>
      </draw:path>
      <draw:g>
        <draw:path draw:style-name="Mgr19" draw:text-style-name="MP18" draw:layer="backgroundobjects" svg:width="0.294cm" svg:height="0.292cm" svg:x="20.025cm" svg:y="11.618cm" svg:viewBox="0 0 295 293" svg:d="M252 43c-28-29-64-43-105-43s-75 14-103 43c-29 29-44 63-44 103 0 41 15 76 44 104 28 29 63 43 103 43s76-14 105-44c29-27 43-62 43-103s-14-75-43-103z">
          <text:p/>
        </draw:path>
        <draw:polygon draw:style-name="Mgr16" draw:text-style-name="MP3" draw:layer="backgroundobjects" svg:width="0.295cm" svg:height="0.294cm" svg:x="20.025cm" svg:y="11.617cm" svg:viewBox="0 0 296 295" draw:points="148,295 0,295 0,0 296,0 296,295">
          <text:p/>
        </draw:polygon>
        <draw:path draw:style-name="Mgr18" draw:text-style-name="MP17" draw:layer="backgroundobjects" svg:width="0.26cm" svg:height="0.26cm" svg:x="20.042cm" svg:y="11.634cm" svg:viewBox="0 0 261 261" svg:d="M261 130c0 73-58 131-130 131s-131-58-131-131c0-71 59-130 130-130 73 0 131 59 131 130z">
          <text:p/>
        </draw:path>
        <draw:polygon draw:style-name="Mgr16" draw:text-style-name="MP3" draw:layer="backgroundobjects" svg:width="0.261cm" svg:height="0.261cm" svg:x="20.042cm" svg:y="11.634cm" svg:viewBox="0 0 262 262" draw:points="131,262 0,262 0,0 262,0 262,262">
          <text:p/>
        </draw:polygon>
        <draw:path draw:style-name="Mgr20" draw:text-style-name="MP19" draw:layer="backgroundobjects" svg:width="0.04cm" svg:height="0.04cm" svg:x="20.153cm" svg:y="11.67cm" svg:viewBox="0 0 41 41" svg:d="M41 21c0 3-1 6-3 10-1 3-4 6-7 7-3 2-7 3-10 3-4 0-7-1-11-3-3-1-5-4-7-7-2-4-3-7-3-10 0-4 1-8 3-11s4-5 7-7c4-2 7-3 11-3 3 0 7 1 10 3s6 4 7 7c2 3 3 7 3 11z">
          <text:p/>
        </draw:path>
        <draw:polygon draw:style-name="Mgr16" draw:text-style-name="MP3" draw:layer="backgroundobjects" svg:width="0.042cm" svg:height="0.042cm" svg:x="20.153cm" svg:y="11.669cm" svg:viewBox="0 0 43 43" draw:points="22,43 0,43 0,0 43,0 43,43">
          <text:p/>
        </draw:polygon>
        <draw:path draw:style-name="Mgr20" draw:text-style-name="MP19" draw:layer="backgroundobjects" svg:width="0.078cm" svg:height="0.14cm" svg:x="20.134cm" svg:y="11.718cm" svg:viewBox="0 0 79 141" svg:d="M79 10c0-6-4-10-9-10h-61c-5 0-9 4-9 10v60h17v71h45v-71h17z">
          <text:p/>
        </draw:path>
        <draw:polygon draw:style-name="Mgr16" draw:text-style-name="MP3" draw:layer="backgroundobjects" svg:width="0.08cm" svg:height="0.141cm" svg:x="20.134cm" svg:y="11.718cm" svg:viewBox="0 0 81 142" draw:points="41,142 0,142 0,0 81,0 81,142">
          <text:p/>
        </draw:polygon>
      </draw:g>
      <draw:g>
        <draw:path draw:style-name="Mgr19" draw:text-style-name="MP18" draw:layer="backgroundobjects" svg:width="0.394cm" svg:height="0.392cm" svg:x="19.572cm" svg:y="11.613cm" svg:viewBox="0 0 395 393" svg:d="M338 57c-39-38-86-57-141-57s-100 19-137 57c-40 39-60 85-60 139 0 55 20 101 60 140 37 39 83 57 137 57s101-18 141-59c38-37 57-82 57-138 0-55-19-101-57-139z">
          <text:p/>
        </draw:path>
        <draw:polygon draw:style-name="Mgr16" draw:text-style-name="MP3" draw:layer="backgroundobjects" svg:width="0.395cm" svg:height="0.395cm" svg:x="19.572cm" svg:y="11.612cm" svg:viewBox="0 0 396 396" draw:points="198,396 0,396 0,0 396,0 396,396">
          <text:p/>
        </draw:polygon>
        <draw:path draw:style-name="Mgr18" draw:text-style-name="MP17" draw:layer="backgroundobjects" svg:width="0.348cm" svg:height="0.349cm" svg:x="19.595cm" svg:y="11.634cm" svg:viewBox="0 0 349 350" svg:d="M349 175c0 97-78 175-174 175-97 0-175-78-175-175 0-96 78-175 174-175 97 0 175 79 175 175z">
          <text:p/>
        </draw:path>
        <draw:polygon draw:style-name="Mgr16" draw:text-style-name="MP3" draw:layer="backgroundobjects" svg:width="0.35cm" svg:height="0.351cm" svg:x="19.595cm" svg:y="11.634cm" svg:viewBox="0 0 351 352" draw:points="175,352 0,352 0,0 351,0 351,352">
          <text:p/>
        </draw:polygon>
        <draw:polygon draw:style-name="Mgr16" draw:text-style-name="MP3" draw:layer="backgroundobjects" svg:width="0.056cm" svg:height="0.057cm" svg:x="19.744cm" svg:y="11.781cm" svg:viewBox="0 0 57 58" draw:points="29,58 0,58 0,0 57,0 57,58">
          <text:p/>
        </draw:polygon>
        <draw:polygon draw:style-name="Mgr16" draw:text-style-name="MP3" draw:layer="backgroundobjects" svg:width="0.107cm" svg:height="0.19cm" svg:x="19.718cm" svg:y="11.714cm" svg:viewBox="0 0 108 191" draw:points="54,191 0,191 0,0 108,0 108,191">
          <text:p/>
        </draw:polygon>
        <draw:path draw:style-name="Mgr22" draw:text-style-name="MP20" draw:layer="backgroundobjects" svg:width="0.147cm" svg:height="0.212cm" svg:x="19.624cm" svg:y="11.703cm" svg:viewBox="0 0 148 213" svg:d="M113 74c-9-19-18-28-31-28-24 0-34 21-34 60 0 42 10 62 34 62 16 0 26-10 33-29l33 21c-16 36-38 53-70 53-24 0-42-8-56-27-16-19-22-45-22-80 0-32 6-57 22-77 15-19 33-29 55-29 33 0 55 17 70 52z">
          <text:p/>
        </draw:path>
        <draw:path draw:style-name="Mgr22" draw:text-style-name="MP20" draw:layer="backgroundobjects" svg:width="0.146cm" svg:height="0.212cm" svg:x="19.776cm" svg:y="11.703cm" svg:viewBox="0 0 147 213" svg:d="M111 74c-6-19-16-28-29-28-23 0-34 21-34 60 0 42 11 62 34 62 16 0 26-10 32-29l33 21c-15 36-37 53-69 53-23 0-42-8-56-27s-22-45-22-80c0-32 8-57 22-77 14-19 33-29 55-29 33 0 55 17 70 52z">
          <text:p/>
        </draw:path>
      </draw:g>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7-16T12:41:13.132809398</dc:date>
    <meta:generator>LibreOffice/4.4.4.3$Linux_X86_64 LibreOffice_project/40m0$Build-3</meta:generator>
    <meta:editing-duration>PT13H33M40S</meta:editing-duration>
    <meta:editing-cycles>46</meta:editing-cycles>
    <dc:creator>Norbert Reschke</dc:creator>
    <meta:document-statistic meta:object-count="732"/>
  </office:meta>
</office:document-meta>
</file>